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Pictures/2000000A000000DF000000DF12960A1C.svm" manifest:media-type="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Pictures/2000000A000000DF000000DF12960A1C.svm" manifest:media-type="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Pictures/2000000A000000DF000000DF12960A1C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Pictures/2000000A000000DF000000DF12960A1C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Pictures/2000000A000000DF000000DF12960A1C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D4:Sheet1.D69 Sheet1.G2:Sheet1.G2 Sheet1.I4:Sheet1.I69 Sheet2.D4:Sheet2.D51 Sheet2.A1:Sheet2.G2 Sheet2.I4:Sheet2.I52 Sheet2.D4:Sheet2.D51 Sheet2.K2:Sheet2.K2 Sheet2.M4:Sheet2.M51 Sheet1.D4:Sheet1.D69 Sheet1.L2:Sheet1.L2 Sheet1.N4:Sheet1.N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 table:number-columns-repeated="16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style-name="ce4" table:formula="of:=HOUR([.A4])*60+MINUTE([.A4])" office:value-type="float" office:value="461" calcext:value-type="float">
            <text:p>461</text:p>
          </table:table-cell>
          <table:table-cell table:style-name="ce4"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style-name="ce4" table:formula="of:=HOUR([.A5])*60+MINUTE([.A5])" office:value-type="float" office:value="465" calcext:value-type="float">
            <text:p>465</text:p>
          </table:table-cell>
          <table:table-cell table:style-name="ce4"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style-name="ce4" table:formula="of:=HOUR([.A6])*60+MINUTE([.A6])" office:value-type="float" office:value="480" calcext:value-type="float">
            <text:p>480</text:p>
          </table:table-cell>
          <table:table-cell table:style-name="ce4"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7])*60+MINUTE([.A7])" office:value-type="float" office:value="484" calcext:value-type="float">
            <text:p>484</text:p>
          </table:table-cell>
          <table:table-cell table:style-name="ce4"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8])*60+MINUTE([.A8])" office:value-type="float" office:value="488" calcext:value-type="float">
            <text:p>488</text:p>
          </table:table-cell>
          <table:table-cell table:style-name="ce4"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style-name="ce4" table:formula="of:=HOUR([.A9])*60+MINUTE([.A9])" office:value-type="float" office:value="491" calcext:value-type="float">
            <text:p>491</text:p>
          </table:table-cell>
          <table:table-cell table:style-name="ce4"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style-name="ce4" table:formula="of:=HOUR([.A10])*60+MINUTE([.A10])" office:value-type="float" office:value="494" calcext:value-type="float">
            <text:p>494</text:p>
          </table:table-cell>
          <table:table-cell table:style-name="ce4"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style-name="ce4" table:formula="of:=HOUR([.A11])*60+MINUTE([.A11])" office:value-type="float" office:value="498" calcext:value-type="float">
            <text:p>498</text:p>
          </table:table-cell>
          <table:table-cell table:style-name="ce4"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style-name="ce4" table:formula="of:=HOUR([.A12])*60+MINUTE([.A12])" office:value-type="float" office:value="501" calcext:value-type="float">
            <text:p>501</text:p>
          </table:table-cell>
          <table:table-cell table:style-name="ce4"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style-name="ce4" table:formula="of:=HOUR([.A13])*60+MINUTE([.A13])" office:value-type="float" office:value="505" calcext:value-type="float">
            <text:p>505</text:p>
          </table:table-cell>
          <table:table-cell table:style-name="ce4"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style-name="ce4" table:formula="of:=HOUR([.A14])*60+MINUTE([.A14])" office:value-type="float" office:value="508" calcext:value-type="float">
            <text:p>508</text:p>
          </table:table-cell>
          <table:table-cell table:style-name="ce4"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style-name="ce4" table:formula="of:=HOUR([.A15])*60+MINUTE([.A15])" office:value-type="float" office:value="512" calcext:value-type="float">
            <text:p>512</text:p>
          </table:table-cell>
          <table:table-cell table:style-name="ce4"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style-name="ce4" table:formula="of:=HOUR([.A16])*60+MINUTE([.A16])" office:value-type="float" office:value="516" calcext:value-type="float">
            <text:p>516</text:p>
          </table:table-cell>
          <table:table-cell table:style-name="ce4"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style-name="ce4" table:formula="of:=HOUR([.A17])*60+MINUTE([.A17])" office:value-type="float" office:value="523" calcext:value-type="float">
            <text:p>523</text:p>
          </table:table-cell>
          <table:table-cell table:style-name="ce4"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style-name="ce4" table:formula="of:=HOUR([.A18])*60+MINUTE([.A18])" office:value-type="float" office:value="527" calcext:value-type="float">
            <text:p>527</text:p>
          </table:table-cell>
          <table:table-cell table:style-name="ce4"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style-name="ce4" table:formula="of:=HOUR([.A19])*60+MINUTE([.A19])" office:value-type="float" office:value="530" calcext:value-type="float">
            <text:p>530</text:p>
          </table:table-cell>
          <table:table-cell table:style-name="ce4"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style-name="ce4" table:formula="of:=HOUR([.A20])*60+MINUTE([.A20])" office:value-type="float" office:value="534" calcext:value-type="float">
            <text:p>534</text:p>
          </table:table-cell>
          <table:table-cell table:style-name="ce4"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style-name="ce4" table:formula="of:=HOUR([.A21])*60+MINUTE([.A21])" office:value-type="float" office:value="537" calcext:value-type="float">
            <text:p>537</text:p>
          </table:table-cell>
          <table:table-cell table:style-name="ce4"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style-name="ce4" table:formula="of:=HOUR([.A22])*60+MINUTE([.A22])" office:value-type="float" office:value="540" calcext:value-type="float">
            <text:p>540</text:p>
          </table:table-cell>
          <table:table-cell table:style-name="ce4"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style-name="ce4" table:formula="of:=HOUR([.A23])*60+MINUTE([.A23])" office:value-type="float" office:value="544" calcext:value-type="float">
            <text:p>544</text:p>
          </table:table-cell>
          <table:table-cell table:style-name="ce4"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style-name="ce4" table:formula="of:=HOUR([.A24])*60+MINUTE([.A24])" office:value-type="float" office:value="548" calcext:value-type="float">
            <text:p>548</text:p>
          </table:table-cell>
          <table:table-cell table:style-name="ce4"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style-name="ce4" table:formula="of:=HOUR([.A25])*60+MINUTE([.A25])" office:value-type="float" office:value="551" calcext:value-type="float">
            <text:p>551</text:p>
          </table:table-cell>
          <table:table-cell table:style-name="ce4"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style-name="ce4" table:formula="of:=HOUR([.A26])*60+MINUTE([.A26])" office:value-type="float" office:value="555" calcext:value-type="float">
            <text:p>555</text:p>
          </table:table-cell>
          <table:table-cell table:style-name="ce4"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style-name="ce4" table:formula="of:=HOUR([.A27])*60+MINUTE([.A27])" office:value-type="float" office:value="558" calcext:value-type="float">
            <text:p>558</text:p>
          </table:table-cell>
          <table:table-cell table:style-name="ce4"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style-name="ce4" table:formula="of:=HOUR([.A28])*60+MINUTE([.A28])" office:value-type="float" office:value="562" calcext:value-type="float">
            <text:p>562</text:p>
          </table:table-cell>
          <table:table-cell table:style-name="ce4"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style-name="ce4" table:formula="of:=HOUR([.A29])*60+MINUTE([.A29])" office:value-type="float" office:value="565" calcext:value-type="float">
            <text:p>565</text:p>
          </table:table-cell>
          <table:table-cell table:style-name="ce4"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style-name="ce4" table:formula="of:=HOUR([.A30])*60+MINUTE([.A30])" office:value-type="float" office:value="569" calcext:value-type="float">
            <text:p>569</text:p>
          </table:table-cell>
          <table:table-cell table:style-name="ce4"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style-name="ce4" table:formula="of:=HOUR([.A31])*60+MINUTE([.A31])" office:value-type="float" office:value="572" calcext:value-type="float">
            <text:p>572</text:p>
          </table:table-cell>
          <table:table-cell table:style-name="ce4"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style-name="ce4" table:formula="of:=HOUR([.A32])*60+MINUTE([.A32])" office:value-type="float" office:value="576" calcext:value-type="float">
            <text:p>576</text:p>
          </table:table-cell>
          <table:table-cell table:style-name="ce4"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style-name="ce4" table:formula="of:=HOUR([.A33])*60+MINUTE([.A33])" office:value-type="float" office:value="579" calcext:value-type="float">
            <text:p>579</text:p>
          </table:table-cell>
          <table:table-cell table:style-name="ce4"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style-name="ce4" table:formula="of:=HOUR([.A34])*60+MINUTE([.A34])" office:value-type="float" office:value="587" calcext:value-type="float">
            <text:p>587</text:p>
          </table:table-cell>
          <table:table-cell table:style-name="ce4"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style-name="ce4" table:formula="of:=HOUR([.A35])*60+MINUTE([.A35])" office:value-type="float" office:value="590" calcext:value-type="float">
            <text:p>590</text:p>
          </table:table-cell>
          <table:table-cell table:style-name="ce4"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style-name="ce4" table:formula="of:=HOUR([.A36])*60+MINUTE([.A36])" office:value-type="float" office:value="591" calcext:value-type="float">
            <text:p>591</text:p>
          </table:table-cell>
          <table:table-cell table:style-name="ce4"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style-name="ce4" table:formula="of:=HOUR([.A37])*60+MINUTE([.A37])" office:value-type="float" office:value="594" calcext:value-type="float">
            <text:p>594</text:p>
          </table:table-cell>
          <table:table-cell table:style-name="ce4"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style-name="ce4" table:formula="of:=HOUR([.A38])*60+MINUTE([.A38])" office:value-type="float" office:value="598" calcext:value-type="float">
            <text:p>598</text:p>
          </table:table-cell>
          <table:table-cell table:style-name="ce4"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style-name="ce4" table:formula="of:=HOUR([.A39])*60+MINUTE([.A39])" office:value-type="float" office:value="601" calcext:value-type="float">
            <text:p>601</text:p>
          </table:table-cell>
          <table:table-cell table:style-name="ce4"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style-name="ce4" table:formula="of:=HOUR([.A40])*60+MINUTE([.A40])" office:value-type="float" office:value="605" calcext:value-type="float">
            <text:p>605</text:p>
          </table:table-cell>
          <table:table-cell table:style-name="ce4"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style-name="ce4" table:formula="of:=HOUR([.A41])*60+MINUTE([.A41])" office:value-type="float" office:value="608" calcext:value-type="float">
            <text:p>608</text:p>
          </table:table-cell>
          <table:table-cell table:style-name="ce4"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style-name="ce4" table:formula="of:=HOUR([.A42])*60+MINUTE([.A42])" office:value-type="float" office:value="612" calcext:value-type="float">
            <text:p>612</text:p>
          </table:table-cell>
          <table:table-cell table:style-name="ce4"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style-name="ce4" table:formula="of:=HOUR([.A43])*60+MINUTE([.A43])" office:value-type="float" office:value="615" calcext:value-type="float">
            <text:p>615</text:p>
          </table:table-cell>
          <table:table-cell table:style-name="ce4"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style-name="ce4" table:formula="of:=HOUR([.A44])*60+MINUTE([.A44])" office:value-type="float" office:value="619" calcext:value-type="float">
            <text:p>619</text:p>
          </table:table-cell>
          <table:table-cell table:style-name="ce4"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style-name="ce4" table:formula="of:=HOUR([.A45])*60+MINUTE([.A45])" office:value-type="float" office:value="622" calcext:value-type="float">
            <text:p>622</text:p>
          </table:table-cell>
          <table:table-cell table:style-name="ce4"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style-name="ce4" table:formula="of:=HOUR([.A46])*60+MINUTE([.A46])" office:value-type="float" office:value="626" calcext:value-type="float">
            <text:p>626</text:p>
          </table:table-cell>
          <table:table-cell table:style-name="ce4"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style-name="ce4" table:formula="of:=HOUR([.A47])*60+MINUTE([.A47])" office:value-type="float" office:value="630" calcext:value-type="float">
            <text:p>630</text:p>
          </table:table-cell>
          <table:table-cell table:style-name="ce4"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style-name="ce4" table:formula="of:=HOUR([.A48])*60+MINUTE([.A48])" office:value-type="float" office:value="637" calcext:value-type="float">
            <text:p>637</text:p>
          </table:table-cell>
          <table:table-cell table:style-name="ce4"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style-name="ce4" table:formula="of:=HOUR([.A49])*60+MINUTE([.A49])" office:value-type="float" office:value="641" calcext:value-type="float">
            <text:p>641</text:p>
          </table:table-cell>
          <table:table-cell table:style-name="ce4"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style-name="ce4" table:formula="of:=HOUR([.A50])*60+MINUTE([.A50])" office:value-type="float" office:value="644" calcext:value-type="float">
            <text:p>644</text:p>
          </table:table-cell>
          <table:table-cell table:style-name="ce4"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style-name="ce4" table:formula="of:=HOUR([.A51])*60+MINUTE([.A51])" office:value-type="float" office:value="648" calcext:value-type="float">
            <text:p>648</text:p>
          </table:table-cell>
          <table:table-cell table:style-name="ce4"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style-name="ce4" table:formula="of:=HOUR([.A52])*60+MINUTE([.A52])" office:value-type="float" office:value="651" calcext:value-type="float">
            <text:p>651</text:p>
          </table:table-cell>
          <table:table-cell table:style-name="ce4"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style-name="ce4" table:formula="of:=HOUR([.A53])*60+MINUTE([.A53])" office:value-type="float" office:value="655" calcext:value-type="float">
            <text:p>655</text:p>
          </table:table-cell>
          <table:table-cell table:style-name="ce4"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style-name="ce4" table:formula="of:=HOUR([.A54])*60+MINUTE([.A54])" office:value-type="float" office:value="658" calcext:value-type="float">
            <text:p>658</text:p>
          </table:table-cell>
          <table:table-cell table:style-name="ce4"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style-name="ce4" table:formula="of:=HOUR([.A55])*60+MINUTE([.A55])" office:value-type="float" office:value="662" calcext:value-type="float">
            <text:p>662</text:p>
          </table:table-cell>
          <table:table-cell table:style-name="ce4"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style-name="ce4" table:formula="of:=HOUR([.A56])*60+MINUTE([.A56])" office:value-type="float" office:value="665" calcext:value-type="float">
            <text:p>665</text:p>
          </table:table-cell>
          <table:table-cell table:style-name="ce4"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style-name="ce4" table:formula="of:=HOUR([.A57])*60+MINUTE([.A57])" office:value-type="float" office:value="669" calcext:value-type="float">
            <text:p>669</text:p>
          </table:table-cell>
          <table:table-cell table:style-name="ce4"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style-name="ce4" table:formula="of:=HOUR([.A58])*60+MINUTE([.A58])" office:value-type="float" office:value="672" calcext:value-type="float">
            <text:p>672</text:p>
          </table:table-cell>
          <table:table-cell table:style-name="ce4"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style-name="ce4" table:formula="of:=HOUR([.A59])*60+MINUTE([.A59])" office:value-type="float" office:value="676" calcext:value-type="float">
            <text:p>676</text:p>
          </table:table-cell>
          <table:table-cell table:style-name="ce4"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style-name="ce4" table:formula="of:=HOUR([.A60])*60+MINUTE([.A60])" office:value-type="float" office:value="680" calcext:value-type="float">
            <text:p>680</text:p>
          </table:table-cell>
          <table:table-cell table:style-name="ce4"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style-name="ce4" table:formula="of:=HOUR([.A61])*60+MINUTE([.A61])" office:value-type="float" office:value="683" calcext:value-type="float">
            <text:p>683</text:p>
          </table:table-cell>
          <table:table-cell table:style-name="ce4"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style-name="ce4" table:formula="of:=HOUR([.A62])*60+MINUTE([.A62])" office:value-type="float" office:value="687" calcext:value-type="float">
            <text:p>687</text:p>
          </table:table-cell>
          <table:table-cell table:style-name="ce4"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style-name="ce4" table:formula="of:=HOUR([.A63])*60+MINUTE([.A63])" office:value-type="float" office:value="690" calcext:value-type="float">
            <text:p>690</text:p>
          </table:table-cell>
          <table:table-cell table:style-name="ce4"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style-name="ce4" table:formula="of:=HOUR([.A64])*60+MINUTE([.A64])" office:value-type="float" office:value="694" calcext:value-type="float">
            <text:p>694</text:p>
          </table:table-cell>
          <table:table-cell table:style-name="ce4"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style-name="ce4" table:formula="of:=HOUR([.A65])*60+MINUTE([.A65])" office:value-type="float" office:value="697" calcext:value-type="float">
            <text:p>697</text:p>
          </table:table-cell>
          <table:table-cell table:style-name="ce4"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style-name="ce4" table:formula="of:=HOUR([.A66])*60+MINUTE([.A66])" office:value-type="float" office:value="701" calcext:value-type="float">
            <text:p>701</text:p>
          </table:table-cell>
          <table:table-cell table:style-name="ce4"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style-name="ce4" table:formula="of:=HOUR([.A67])*60+MINUTE([.A67])" office:value-type="float" office:value="704" calcext:value-type="float">
            <text:p>704</text:p>
          </table:table-cell>
          <table:table-cell table:style-name="ce4"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style-name="ce4" table:formula="of:=HOUR([.A68])*60+MINUTE([.A68])" office:value-type="float" office:value="708" calcext:value-type="float">
            <text:p>708</text:p>
          </table:table-cell>
          <table:table-cell table:style-name="ce4"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style-name="ce4" table:formula="of:=HOUR([.A69])*60+MINUTE([.A69])" office:value-type="float" office:value="711" calcext:value-type="float">
            <text:p>711</text:p>
          </table:table-cell>
          <table:table-cell table:style-name="ce4"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73429826763502" calcext:value-type="float">
            <text:p>0.97342982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45148254025313" calcext:value-type="float">
            <text:p>0.9451482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2600158771046" calcext:value-type="float">
            <text:p>1.02600158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1036911272925" calcext:value-type="float">
            <text:p>1.103691127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1339420557135" calcext:value-type="float">
            <text:p>1.133942055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13512306899683" calcext:value-type="float">
            <text:p>1.1351230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07079538107419" calcext:value-type="float">
            <text:p>1.07079538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0324832923491" calcext:value-type="float">
            <text:p>1.03248329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07842995402454" calcext:value-type="float">
            <text:p>1.0784299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.15539265992684" calcext:value-type="float">
            <text:p>1.15539265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.16157651865593" calcext:value-type="float">
            <text:p>1.16157651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.18598083548852" calcext:value-type="float">
            <text:p>1.185980835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.21263230800394" calcext:value-type="float">
            <text:p>1.2126323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24157526665909" calcext:value-type="float">
            <text:p>1.241575266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.1972877133943" calcext:value-type="float">
            <text:p>1.197287713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10241540804196" calcext:value-type="float">
            <text:p>1.102415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2842312683684" calcext:value-type="float">
            <text:p>1.128423126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14376620606451" calcext:value-type="float">
            <text:p>1.143766206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.04487360229289" calcext:value-type="float">
            <text:p>1.044873602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967666017154737" calcext:value-type="float">
            <text:p>0.967666017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85707847822462" calcext:value-type="float">
            <text:p>0.857078478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.03114080981431" calcext:value-type="float">
            <text:p>1.031140809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04023738570255" calcext:value-type="float">
            <text:p>1.040237385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11241624077188" calcext:value-type="float">
            <text:p>1.1124162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.17523793589455" calcext:value-type="float">
            <text:p>1.17523793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.18581844522554" calcext:value-type="float">
            <text:p>1.185818445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.21652871160031" calcext:value-type="float">
            <text:p>1.216528711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.1644245341634" calcext:value-type="float">
            <text:p>1.16442453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.14656964275592" calcext:value-type="float">
            <text:p>1.146569642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.21523943935998" calcext:value-type="float">
            <text:p>1.215239439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.21602932623752" calcext:value-type="float">
            <text:p>1.21602932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.18245695591009" calcext:value-type="float">
            <text:p>1.18245695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.19043867386827" calcext:value-type="float">
            <text:p>1.190438673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.2081652046079" calcext:value-type="float">
            <text:p>1.208165204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.21895104780694" calcext:value-type="float">
            <text:p>1.21895104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.17874810437004" calcext:value-type="float">
            <text:p>1.178748104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.21031210960784" calcext:value-type="float">
            <text:p>1.210312109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.23893601303591" calcext:value-type="float">
            <text:p>1.2389360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.20213506671937" calcext:value-type="float">
            <text:p>1.202135066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.14236176812924" calcext:value-type="float">
            <text:p>1.142361768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.1449960350579" calcext:value-type="float">
            <text:p>1.144996035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.13955242867768" calcext:value-type="float">
            <text:p>1.1395524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.15242688073161" calcext:value-type="float">
            <text:p>1.152426880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.23090806482793" calcext:value-type="float">
            <text:p>1.230908064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.14218067302155" calcext:value-type="float">
            <text:p>1.1421806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985409828679958" calcext:value-type="float">
            <text:p>0.9854098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.17795662946032" calcext:value-type="float">
            <text:p>1.177956629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.16971037803886" calcext:value-type="float">
            <text:p>1.1697103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.16830510705476" calcext:value-type="float">
            <text:p>1.168305107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.0886071042453" calcext:value-type="float">
            <text:p>1.08860710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.11876968129566" calcext:value-type="float">
            <text:p>1.11876968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.20273176019322" calcext:value-type="float">
            <text:p>1.202731760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.16953655779505" calcext:value-type="float">
            <text:p>1.16953655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.18323084176811" calcext:value-type="float">
            <text:p>1.183230841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.19012817501752" calcext:value-type="float">
            <text:p>1.19012817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.1971623009819" calcext:value-type="float">
            <text:p>1.19716230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.2555565373233" calcext:value-type="float">
            <text:p>1.25555653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.23826948402787" calcext:value-type="float">
            <text:p>1.23826948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.19902445803262" calcext:value-type="float">
            <text:p>1.19902445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.12848293214016" calcext:value-type="float">
            <text:p>1.128482932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.21697741258036" calcext:value-type="float">
            <text:p>1.216977412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.18238320692892" calcext:value-type="float">
            <text:p>1.182383206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20420947329726" calcext:value-type="float">
            <text:p>1.204209473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, beam splitter on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5:Sheet3.C41 Sheet3.D2:Sheet3.D2 Sheet3.J5:Sheet3.J41 Sheet3.M5:Sheet3.M41 Sheet3.K2:Sheet3.K2 Sheet3.T5:Sheet3.T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 to knox if the use comes from detector. Eliminate variables like b. splitter, N2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covered-table-cell table:style-name="ce5"/>
          <table:covered-table-cell table:number-columns-repeated="3"/>
          <table:covered-table-cell table:style-name="ce8"/>
          <table:covered-table-cell table:number-columns-repeated="5"/>
          <table:covered-table-cell table:style-name="ce5"/>
          <table:covered-table-cell table:number-columns-repeated="3"/>
        </table:table-row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5])*60 + MINUTE([.A5])" office:value-type="float" office:value="652" calcext:value-type="float">
            <text:p>652</text:p>
          </table:table-cell>
          <table:table-cell table:formula="of:=[.B5] - [.B$5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5]/[Sheet3.G5])" office:value-type="float" office:value="0.500113331006819" calcext:value-type="float">
            <text:p>0.500113331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5])*60+MINUTE([.K5])" office:value-type="float" office:value="891" calcext:value-type="float">
            <text:p>891</text:p>
          </table:table-cell>
          <table:table-cell table:formula="of:=[.L5]-[.L$5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5]/[Sheet3.Q5])" office:value-type="float" office:value="0.504361773833102" calcext:value-type="float">
            <text:p>0.5043617738</text:p>
          </table:table-cell>
          <table:table-cell table:formula="of:=[.S5]/[.S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6])*60 + MINUTE([.A6])" office:value-type="float" office:value="656" calcext:value-type="float">
            <text:p>656</text:p>
          </table:table-cell>
          <table:table-cell table:formula="of:=[.B6] - [.B$5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6]/[Sheet3.G6])" office:value-type="float" office:value="0.517056173516627" calcext:value-type="float">
            <text:p>0.5170561735</text:p>
          </table:table-cell>
          <table:table-cell table:formula="of:=[.I6]/[.I$5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6])*60+MINUTE([.K6])" office:value-type="float" office:value="894" calcext:value-type="float">
            <text:p>894</text:p>
          </table:table-cell>
          <table:table-cell table:formula="of:=[.L6]-[.L$5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6]/[Sheet3.Q6])" office:value-type="float" office:value="0.510025760842697" calcext:value-type="float">
            <text:p>0.5100257608</text:p>
          </table:table-cell>
          <table:table-cell table:formula="of:=[.S6]/[.S$5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7])*60 + MINUTE([.A7])" office:value-type="float" office:value="659" calcext:value-type="float">
            <text:p>659</text:p>
          </table:table-cell>
          <table:table-cell table:formula="of:=[.B7] - [.B$5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7]/[Sheet3.G7])" office:value-type="float" office:value="0.502447900137017" calcext:value-type="float">
            <text:p>0.5024479001</text:p>
          </table:table-cell>
          <table:table-cell table:formula="of:=[.I7]/[.I$5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7])*60+MINUTE([.K7])" office:value-type="float" office:value="897" calcext:value-type="float">
            <text:p>897</text:p>
          </table:table-cell>
          <table:table-cell table:formula="of:=[.L7]-[.L$5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7]/[Sheet3.Q7])" office:value-type="float" office:value="0.512522042417032" calcext:value-type="float">
            <text:p>0.5125220424</text:p>
          </table:table-cell>
          <table:table-cell table:formula="of:=[.S7]/[.S$5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8])*60 + MINUTE([.A8])" office:value-type="float" office:value="662" calcext:value-type="float">
            <text:p>662</text:p>
          </table:table-cell>
          <table:table-cell table:formula="of:=[.B8] - [.B$5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8]/[Sheet3.G8])" office:value-type="float" office:value="0.517877973589954" calcext:value-type="float">
            <text:p>0.5178779736</text:p>
          </table:table-cell>
          <table:table-cell table:formula="of:=[.I8]/[.I$5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8])*60+MINUTE([.K8])" office:value-type="float" office:value="901" calcext:value-type="float">
            <text:p>901</text:p>
          </table:table-cell>
          <table:table-cell table:formula="of:=[.L8]-[.L$5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8]/[Sheet3.Q8])" office:value-type="float" office:value="0.51847537277882" calcext:value-type="float">
            <text:p>0.5184753728</text:p>
          </table:table-cell>
          <table:table-cell table:formula="of:=[.S8]/[.S$5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9])*60 + MINUTE([.A9])" office:value-type="float" office:value="665" calcext:value-type="float">
            <text:p>665</text:p>
          </table:table-cell>
          <table:table-cell table:formula="of:=[.B9] - [.B$5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9]/[Sheet3.G9])" office:value-type="float" office:value="0.521399595208147" calcext:value-type="float">
            <text:p>0.5213995952</text:p>
          </table:table-cell>
          <table:table-cell table:formula="of:=[.I9]/[.I$5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9])*60+MINUTE([.K9])" office:value-type="float" office:value="904" calcext:value-type="float">
            <text:p>904</text:p>
          </table:table-cell>
          <table:table-cell table:formula="of:=[.L9]-[.L$5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9]/[Sheet3.Q9])" office:value-type="float" office:value="0.534627545917172" calcext:value-type="float">
            <text:p>0.5346275459</text:p>
          </table:table-cell>
          <table:table-cell table:formula="of:=[.S9]/[.S$5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10])*60 + MINUTE([.A10])" office:value-type="float" office:value="669" calcext:value-type="float">
            <text:p>669</text:p>
          </table:table-cell>
          <table:table-cell table:formula="of:=[.B10] - [.B$5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10]/[Sheet3.G10])" office:value-type="float" office:value="0.509645772442611" calcext:value-type="float">
            <text:p>0.5096457724</text:p>
          </table:table-cell>
          <table:table-cell table:formula="of:=[.I10]/[.I$5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10])*60+MINUTE([.K10])" office:value-type="float" office:value="907" calcext:value-type="float">
            <text:p>907</text:p>
          </table:table-cell>
          <table:table-cell table:formula="of:=[.L10]-[.L$5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10]/[Sheet3.Q10])" office:value-type="float" office:value="0.510939253673505" calcext:value-type="float">
            <text:p>0.5109392537</text:p>
          </table:table-cell>
          <table:table-cell table:formula="of:=[.S10]/[.S$5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1])*60 + MINUTE([.A11])" office:value-type="float" office:value="673" calcext:value-type="float">
            <text:p>673</text:p>
          </table:table-cell>
          <table:table-cell table:formula="of:=[.B11] - [.B$5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1]/[Sheet3.G11])" office:value-type="float" office:value="0.530146162922532" calcext:value-type="float">
            <text:p>0.5301461629</text:p>
          </table:table-cell>
          <table:table-cell table:formula="of:=[.I11]/[.I$5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1])*60+MINUTE([.K11])" office:value-type="float" office:value="910" calcext:value-type="float">
            <text:p>910</text:p>
          </table:table-cell>
          <table:table-cell table:formula="of:=[.L11]-[.L$5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1]/[Sheet3.Q11])" office:value-type="float" office:value="0.51770499773688" calcext:value-type="float">
            <text:p>0.5177049977</text:p>
          </table:table-cell>
          <table:table-cell table:formula="of:=[.S11]/[.S$5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2])*60 + MINUTE([.A12])" office:value-type="float" office:value="676" calcext:value-type="float">
            <text:p>676</text:p>
          </table:table-cell>
          <table:table-cell table:formula="of:=[.B12] - [.B$5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2]/[Sheet3.G12])" office:value-type="float" office:value="0.523657428061284" calcext:value-type="float">
            <text:p>0.5236574281</text:p>
          </table:table-cell>
          <table:table-cell table:formula="of:=[.I12]/[.I$5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2])*60+MINUTE([.K12])" office:value-type="float" office:value="913" calcext:value-type="float">
            <text:p>913</text:p>
          </table:table-cell>
          <table:table-cell table:formula="of:=[.L12]-[.L$5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2]/[Sheet3.Q12])" office:value-type="float" office:value="0.537993929538928" calcext:value-type="float">
            <text:p>0.5379939295</text:p>
          </table:table-cell>
          <table:table-cell table:formula="of:=[.S12]/[.S$5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3])*60 + MINUTE([.A13])" office:value-type="float" office:value="679" calcext:value-type="float">
            <text:p>679</text:p>
          </table:table-cell>
          <table:table-cell table:formula="of:=[.B13] - [.B$5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3]/[Sheet3.G13])" office:value-type="float" office:value="0.511943394508129" calcext:value-type="float">
            <text:p>0.5119433945</text:p>
          </table:table-cell>
          <table:table-cell table:formula="of:=[.I13]/[.I$5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3])*60+MINUTE([.K13])" office:value-type="float" office:value="917" calcext:value-type="float">
            <text:p>917</text:p>
          </table:table-cell>
          <table:table-cell table:formula="of:=[.L13]-[.L$5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3]/[Sheet3.Q13])" office:value-type="float" office:value="0.532049650233142" calcext:value-type="float">
            <text:p>0.5320496502</text:p>
          </table:table-cell>
          <table:table-cell table:formula="of:=[.S13]/[.S$5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4])*60 + MINUTE([.A14])" office:value-type="float" office:value="682" calcext:value-type="float">
            <text:p>682</text:p>
          </table:table-cell>
          <table:table-cell table:formula="of:=[.B14] - [.B$5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4]/[Sheet3.G14])" office:value-type="float" office:value="0.519280347684923" calcext:value-type="float">
            <text:p>0.5192803477</text:p>
          </table:table-cell>
          <table:table-cell table:formula="of:=[.I14]/[.I$5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4])*60+MINUTE([.K14])" office:value-type="float" office:value="920" calcext:value-type="float">
            <text:p>920</text:p>
          </table:table-cell>
          <table:table-cell table:formula="of:=[.L14]-[.L$5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4]/[Sheet3.Q14])" office:value-type="float" office:value="0.524080883172308" calcext:value-type="float">
            <text:p>0.5240808832</text:p>
          </table:table-cell>
          <table:table-cell table:formula="of:=[.S14]/[.S$5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5])*60 + MINUTE([.A15])" office:value-type="float" office:value="685" calcext:value-type="float">
            <text:p>685</text:p>
          </table:table-cell>
          <table:table-cell table:formula="of:=[.B15] - [.B$5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5]/[Sheet3.G15])" office:value-type="float" office:value="0.510327319905324" calcext:value-type="float">
            <text:p>0.5103273199</text:p>
          </table:table-cell>
          <table:table-cell table:formula="of:=[.I15]/[.I$5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5])*60+MINUTE([.K15])" office:value-type="float" office:value="923" calcext:value-type="float">
            <text:p>923</text:p>
          </table:table-cell>
          <table:table-cell table:formula="of:=[.L15]-[.L$5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5]/[Sheet3.Q15])" office:value-type="float" office:value="0.523843964525248" calcext:value-type="float">
            <text:p>0.5238439645</text:p>
          </table:table-cell>
          <table:table-cell table:formula="of:=[.S15]/[.S$5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6])*60 + MINUTE([.A16])" office:value-type="float" office:value="689" calcext:value-type="float">
            <text:p>689</text:p>
          </table:table-cell>
          <table:table-cell table:formula="of:=[.B16] - [.B$5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6]/[Sheet3.G16])" office:value-type="float" office:value="0.535684271693807" calcext:value-type="float">
            <text:p>0.5356842717</text:p>
          </table:table-cell>
          <table:table-cell table:formula="of:=[.I16]/[.I$5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6])*60+MINUTE([.K16])" office:value-type="float" office:value="927" calcext:value-type="float">
            <text:p>927</text:p>
          </table:table-cell>
          <table:table-cell table:formula="of:=[.L16]-[.L$5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6]/[Sheet3.Q16])" office:value-type="float" office:value="0.542652988622219" calcext:value-type="float">
            <text:p>0.5426529886</text:p>
          </table:table-cell>
          <table:table-cell table:formula="of:=[.S16]/[.S$5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7])*60 + MINUTE([.A17])" office:value-type="float" office:value="692" calcext:value-type="float">
            <text:p>692</text:p>
          </table:table-cell>
          <table:table-cell table:formula="of:=[.B17] - [.B$5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7]/[Sheet3.G17])" office:value-type="float" office:value="0.495561656097259" calcext:value-type="float">
            <text:p>0.4955616561</text:p>
          </table:table-cell>
          <table:table-cell table:formula="of:=[.I17]/[.I$5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7])*60+MINUTE([.K17])" office:value-type="float" office:value="930" calcext:value-type="float">
            <text:p>930</text:p>
          </table:table-cell>
          <table:table-cell table:formula="of:=[.L17]-[.L$5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7]/[Sheet3.Q17])" office:value-type="float" office:value="0.533517034968061" calcext:value-type="float">
            <text:p>0.533517035</text:p>
          </table:table-cell>
          <table:table-cell table:formula="of:=[.S17]/[.S$5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8])*60 + MINUTE([.A18])" office:value-type="float" office:value="695" calcext:value-type="float">
            <text:p>695</text:p>
          </table:table-cell>
          <table:table-cell table:formula="of:=[.B18] - [.B$5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8]/[Sheet3.G18])" office:value-type="float" office:value="0.497552799854796" calcext:value-type="float">
            <text:p>0.4975527999</text:p>
          </table:table-cell>
          <table:table-cell table:formula="of:=[.I18]/[.I$5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8])*60+MINUTE([.K18])" office:value-type="float" office:value="933" calcext:value-type="float">
            <text:p>933</text:p>
          </table:table-cell>
          <table:table-cell table:formula="of:=[.L18]-[.L$5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8]/[Sheet3.Q18])" office:value-type="float" office:value="0.53741868005147" calcext:value-type="float">
            <text:p>0.5374186801</text:p>
          </table:table-cell>
          <table:table-cell table:formula="of:=[.S18]/[.S$5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9])*60 + MINUTE([.A19])" office:value-type="float" office:value="699" calcext:value-type="float">
            <text:p>699</text:p>
          </table:table-cell>
          <table:table-cell table:formula="of:=[.B19] - [.B$5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9]/[Sheet3.G19])" office:value-type="float" office:value="0.5143735045459" calcext:value-type="float">
            <text:p>0.5143735045</text:p>
          </table:table-cell>
          <table:table-cell table:formula="of:=[.I19]/[.I$5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9])*60+MINUTE([.K19])" office:value-type="float" office:value="936" calcext:value-type="float">
            <text:p>936</text:p>
          </table:table-cell>
          <table:table-cell table:formula="of:=[.L19]-[.L$5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9]/[Sheet3.Q19])" office:value-type="float" office:value="0.533446070202038" calcext:value-type="float">
            <text:p>0.5334460702</text:p>
          </table:table-cell>
          <table:table-cell table:formula="of:=[.S19]/[.S$5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20])*60 + MINUTE([.A20])" office:value-type="float" office:value="703" calcext:value-type="float">
            <text:p>703</text:p>
          </table:table-cell>
          <table:table-cell table:formula="of:=[.B20] - [.B$5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0]/[.I$5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20])*60+MINUTE([.K20])" office:value-type="float" office:value="940" calcext:value-type="float">
            <text:p>940</text:p>
          </table:table-cell>
          <table:table-cell table:formula="of:=[.L20]-[.L$5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20]/[Sheet3.Q20])" office:value-type="float" office:value="0.506115299465807" calcext:value-type="float">
            <text:p>0.5061152995</text:p>
          </table:table-cell>
          <table:table-cell table:formula="of:=[.S20]/[.S$5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1])*60 + MINUTE([.A21])" office:value-type="float" office:value="707" calcext:value-type="float">
            <text:p>707</text:p>
          </table:table-cell>
          <table:table-cell table:formula="of:=[.B21] - [.B$5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1]/[.I$5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1])*60+MINUTE([.K21])" office:value-type="float" office:value="944" calcext:value-type="float">
            <text:p>944</text:p>
          </table:table-cell>
          <table:table-cell table:formula="of:=[.L21]-[.L$5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1]/[Sheet3.Q21])" office:value-type="float" office:value="0.521046271638395" calcext:value-type="float">
            <text:p>0.5210462716</text:p>
          </table:table-cell>
          <table:table-cell table:formula="of:=[.S21]/[.S$5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2])*60 + MINUTE([.A22])" office:value-type="float" office:value="710" calcext:value-type="float">
            <text:p>710</text:p>
          </table:table-cell>
          <table:table-cell table:formula="of:=[.B22] - [.B$5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1]/[Sheet3.G21])" office:value-type="float" office:value="0.52341986180395" calcext:value-type="float">
            <text:p>0.5234198618</text:p>
          </table:table-cell>
          <table:table-cell table:formula="of:=[.I22]/[.I$5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2])*60+MINUTE([.K22])" office:value-type="float" office:value="947" calcext:value-type="float">
            <text:p>947</text:p>
          </table:table-cell>
          <table:table-cell table:formula="of:=[.L22]-[.L$5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2]/[Sheet3.Q22])" office:value-type="float" office:value="0.504327282480584" calcext:value-type="float">
            <text:p>0.5043272825</text:p>
          </table:table-cell>
          <table:table-cell table:formula="of:=[.S22]/[.S$5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3])*60 + MINUTE([.A23])" office:value-type="float" office:value="713" calcext:value-type="float">
            <text:p>713</text:p>
          </table:table-cell>
          <table:table-cell table:formula="of:=[.B23] - [.B$5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2]/[Sheet3.G22])" office:value-type="float" office:value="0.505780262681012" calcext:value-type="float">
            <text:p>0.5057802627</text:p>
          </table:table-cell>
          <table:table-cell table:formula="of:=[.I23]/[.I$5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3])*60+MINUTE([.K23])" office:value-type="float" office:value="950" calcext:value-type="float">
            <text:p>950</text:p>
          </table:table-cell>
          <table:table-cell table:formula="of:=[.L23]-[.L$5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3]/[Sheet3.Q23])" office:value-type="float" office:value="0.523368917140559" calcext:value-type="float">
            <text:p>0.5233689171</text:p>
          </table:table-cell>
          <table:table-cell table:formula="of:=[.S23]/[.S$5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4])*60 + MINUTE([.A24])" office:value-type="float" office:value="716" calcext:value-type="float">
            <text:p>716</text:p>
          </table:table-cell>
          <table:table-cell table:formula="of:=[.B24] - [.B$5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3]/[Sheet3.G23])" office:value-type="float" office:value="0.496321245955277" calcext:value-type="float">
            <text:p>0.496321246</text:p>
          </table:table-cell>
          <table:table-cell table:formula="of:=[.I24]/[.I$5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4])*60+MINUTE([.K24])" office:value-type="float" office:value="953" calcext:value-type="float">
            <text:p>953</text:p>
          </table:table-cell>
          <table:table-cell table:formula="of:=[.L24]-[.L$5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4]/[Sheet3.Q24])" office:value-type="float" office:value="0.537746855582846" calcext:value-type="float">
            <text:p>0.5377468556</text:p>
          </table:table-cell>
          <table:table-cell table:formula="of:=[.S24]/[.S$5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5])*60 + MINUTE([.A25])" office:value-type="float" office:value="719" calcext:value-type="float">
            <text:p>719</text:p>
          </table:table-cell>
          <table:table-cell table:formula="of:=[.B25] - [.B$5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4]/[Sheet3.G24])" office:value-type="float" office:value="0.507918978510026" calcext:value-type="float">
            <text:p>0.5079189785</text:p>
          </table:table-cell>
          <table:table-cell table:formula="of:=[.I25]/[.I$5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5])*60+MINUTE([.K25])" office:value-type="float" office:value="956" calcext:value-type="float">
            <text:p>956</text:p>
          </table:table-cell>
          <table:table-cell table:formula="of:=[.L25]-[.L$5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5]/[Sheet3.Q25])" office:value-type="float" office:value="0.519190996562404" calcext:value-type="float">
            <text:p>0.5191909966</text:p>
          </table:table-cell>
          <table:table-cell table:formula="of:=[.S25]/[.S$5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6])*60 + MINUTE([.A26])" office:value-type="float" office:value="723" calcext:value-type="float">
            <text:p>723</text:p>
          </table:table-cell>
          <table:table-cell table:formula="of:=[.B26] - [.B$5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5]/[Sheet3.G25])" office:value-type="float" office:value="0.521686863197595" calcext:value-type="float">
            <text:p>0.5216868632</text:p>
          </table:table-cell>
          <table:table-cell table:formula="of:=[.I26]/[.I$5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6])*60+MINUTE([.K26])" office:value-type="float" office:value="959" calcext:value-type="float">
            <text:p>959</text:p>
          </table:table-cell>
          <table:table-cell table:formula="of:=[.L26]-[.L$5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6]/[Sheet3.Q26])" office:value-type="float" office:value="0.530080268309914" calcext:value-type="float">
            <text:p>0.5300802683</text:p>
          </table:table-cell>
          <table:table-cell table:formula="of:=[.S26]/[.S$5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7])*60 + MINUTE([.A27])" office:value-type="float" office:value="726" calcext:value-type="float">
            <text:p>726</text:p>
          </table:table-cell>
          <table:table-cell table:formula="of:=[.B27] - [.B$5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6]/[Sheet3.G26])" office:value-type="float" office:value="0.518333600125868" calcext:value-type="float">
            <text:p>0.5183336001</text:p>
          </table:table-cell>
          <table:table-cell table:formula="of:=[.I27]/[.I$5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7])*60+MINUTE([.K27])" office:value-type="float" office:value="963" calcext:value-type="float">
            <text:p>963</text:p>
          </table:table-cell>
          <table:table-cell table:formula="of:=[.L27]-[.L$5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7]/[Sheet3.Q27])" office:value-type="float" office:value="0.509482440219523" calcext:value-type="float">
            <text:p>0.5094824402</text:p>
          </table:table-cell>
          <table:table-cell table:formula="of:=[.S27]/[.S$5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8])*60 + MINUTE([.A28])" office:value-type="float" office:value="730" calcext:value-type="float">
            <text:p>730</text:p>
          </table:table-cell>
          <table:table-cell table:formula="of:=[.B28] - [.B$5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8]/[Sheet3.G28])" office:value-type="float" office:value="0.517315786527209" calcext:value-type="float">
            <text:p>0.5173157865</text:p>
          </table:table-cell>
          <table:table-cell table:formula="of:=[.I28]/[.I$5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8])*60+MINUTE([.K28])" office:value-type="float" office:value="966" calcext:value-type="float">
            <text:p>966</text:p>
          </table:table-cell>
          <table:table-cell table:formula="of:=[.L28]-[.L$5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8]/[Sheet3.Q28])" office:value-type="float" office:value="0.501839683968276" calcext:value-type="float">
            <text:p>0.501839684</text:p>
          </table:table-cell>
          <table:table-cell table:formula="of:=[.S28]/[.S$5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9])*60 + MINUTE([.A29])" office:value-type="float" office:value="733" calcext:value-type="float">
            <text:p>733</text:p>
          </table:table-cell>
          <table:table-cell table:formula="of:=[.B29] - [.B$5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9]/[Sheet3.G29])" office:value-type="float" office:value="0.519368737373971" calcext:value-type="float">
            <text:p>0.5193687374</text:p>
          </table:table-cell>
          <table:table-cell table:formula="of:=[.I29]/[.I$5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9])*60+MINUTE([.K29])" office:value-type="float" office:value="969" calcext:value-type="float">
            <text:p>969</text:p>
          </table:table-cell>
          <table:table-cell table:formula="of:=[.L29]-[.L$5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9]/[Sheet3.Q29])" office:value-type="float" office:value="0.521667937143042" calcext:value-type="float">
            <text:p>0.5216679371</text:p>
          </table:table-cell>
          <table:table-cell table:formula="of:=[.S29]/[.S$5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30])*60 + MINUTE([.A30])" office:value-type="float" office:value="736" calcext:value-type="float">
            <text:p>736</text:p>
          </table:table-cell>
          <table:table-cell table:formula="of:=[.B30] - [.B$5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30]/[Sheet3.G30])" office:value-type="float" office:value="0.522837896206784" calcext:value-type="float">
            <text:p>0.5228378962</text:p>
          </table:table-cell>
          <table:table-cell table:formula="of:=[.I30]/[.I$5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30])*60+MINUTE([.K30])" office:value-type="float" office:value="972" calcext:value-type="float">
            <text:p>972</text:p>
          </table:table-cell>
          <table:table-cell table:formula="of:=[.L30]-[.L$5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30]/[Sheet3.Q30])" office:value-type="float" office:value="0.529817429404214" calcext:value-type="float">
            <text:p>0.5298174294</text:p>
          </table:table-cell>
          <table:table-cell table:formula="of:=[.S30]/[.S$5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1])*60 + MINUTE([.A31])" office:value-type="float" office:value="739" calcext:value-type="float">
            <text:p>739</text:p>
          </table:table-cell>
          <table:table-cell table:formula="of:=[.B31] - [.B$5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1]/[Sheet3.G31])" office:value-type="float" office:value="0.501812003549926" calcext:value-type="float">
            <text:p>0.5018120035</text:p>
          </table:table-cell>
          <table:table-cell table:formula="of:=[.I31]/[.I$5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1])*60+MINUTE([.K31])" office:value-type="float" office:value="975" calcext:value-type="float">
            <text:p>975</text:p>
          </table:table-cell>
          <table:table-cell table:formula="of:=[.L31]-[.L$5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1]/[Sheet3.Q31])" office:value-type="float" office:value="0.527285325507107" calcext:value-type="float">
            <text:p>0.5272853255</text:p>
          </table:table-cell>
          <table:table-cell table:formula="of:=[.S31]/[.S$5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2])*60 + MINUTE([.A32])" office:value-type="float" office:value="743" calcext:value-type="float">
            <text:p>743</text:p>
          </table:table-cell>
          <table:table-cell table:formula="of:=[.B32] - [.B$5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2]/[Sheet3.G32])" office:value-type="float" office:value="0.530238463491459" calcext:value-type="float">
            <text:p>0.5302384635</text:p>
          </table:table-cell>
          <table:table-cell table:formula="of:=[.I32]/[.I$5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2])*60+MINUTE([.K32])" office:value-type="float" office:value="979" calcext:value-type="float">
            <text:p>979</text:p>
          </table:table-cell>
          <table:table-cell table:formula="of:=[.L32]-[.L$5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2]/[Sheet3.Q32])" office:value-type="float" office:value="0.513026011618397" calcext:value-type="float">
            <text:p>0.5130260116</text:p>
          </table:table-cell>
          <table:table-cell table:formula="of:=[.S32]/[.S$5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3])*60 + MINUTE([.A33])" office:value-type="float" office:value="746" calcext:value-type="float">
            <text:p>746</text:p>
          </table:table-cell>
          <table:table-cell table:formula="of:=[.B33] - [.B$5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3]/[Sheet3.G33])" office:value-type="float" office:value="0.499417858077577" calcext:value-type="float">
            <text:p>0.4994178581</text:p>
          </table:table-cell>
          <table:table-cell table:formula="of:=[.I33]/[.I$5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3])*60+MINUTE([.K33])" office:value-type="float" office:value="982" calcext:value-type="float">
            <text:p>982</text:p>
          </table:table-cell>
          <table:table-cell table:formula="of:=[.L33]-[.L$5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3]/[Sheet3.Q33])" office:value-type="float" office:value="0.520938624832143" calcext:value-type="float">
            <text:p>0.5209386248</text:p>
          </table:table-cell>
          <table:table-cell table:formula="of:=[.S33]/[.S$5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4])*60 + MINUTE([.A34])" office:value-type="float" office:value="749" calcext:value-type="float">
            <text:p>749</text:p>
          </table:table-cell>
          <table:table-cell table:formula="of:=[.B34] - [.B$5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4]/[Sheet3.G34])" office:value-type="float" office:value="0.525617940362397" calcext:value-type="float">
            <text:p>0.5256179404</text:p>
          </table:table-cell>
          <table:table-cell table:formula="of:=[.I34]/[.I$5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4])*60+MINUTE([.K34])" office:value-type="float" office:value="985" calcext:value-type="float">
            <text:p>985</text:p>
          </table:table-cell>
          <table:table-cell table:formula="of:=[.L34]-[.L$5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4]/[Sheet3.Q34])" office:value-type="float" office:value="0.52334835492386" calcext:value-type="float">
            <text:p>0.5233483549</text:p>
          </table:table-cell>
          <table:table-cell table:formula="of:=[.S34]/[.S$5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5])*60 + MINUTE([.A35])" office:value-type="float" office:value="752" calcext:value-type="float">
            <text:p>752</text:p>
          </table:table-cell>
          <table:table-cell table:formula="of:=[.B35] - [.B$5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5]/[Sheet3.G35])" office:value-type="float" office:value="0.509005787049005" calcext:value-type="float">
            <text:p>0.509005787</text:p>
          </table:table-cell>
          <table:table-cell table:formula="of:=[.I35]/[.I$5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5])*60+MINUTE([.K35])" office:value-type="float" office:value="988" calcext:value-type="float">
            <text:p>988</text:p>
          </table:table-cell>
          <table:table-cell table:formula="of:=[.L35]-[.L$5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5]/[Sheet3.Q35])" office:value-type="float" office:value="0.505068731067531" calcext:value-type="float">
            <text:p>0.5050687311</text:p>
          </table:table-cell>
          <table:table-cell table:formula="of:=[.S35]/[.S$5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6])*60 + MINUTE([.A36])" office:value-type="float" office:value="756" calcext:value-type="float">
            <text:p>756</text:p>
          </table:table-cell>
          <table:table-cell table:formula="of:=[.B36] - [.B$5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6]/[Sheet3.G36])" office:value-type="float" office:value="0.530582579577154" calcext:value-type="float">
            <text:p>0.5305825796</text:p>
          </table:table-cell>
          <table:table-cell table:formula="of:=[.I36]/[.I$5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6])*60+MINUTE([.K36])" office:value-type="float" office:value="991" calcext:value-type="float">
            <text:p>991</text:p>
          </table:table-cell>
          <table:table-cell table:formula="of:=[.L36]-[.L$5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6]/[Sheet3.Q36])" office:value-type="float" office:value="0.539714633618128" calcext:value-type="float">
            <text:p>0.5397146336</text:p>
          </table:table-cell>
          <table:table-cell table:formula="of:=[.S36]/[.S$5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7])*60 + MINUTE([.A37])" office:value-type="float" office:value="759" calcext:value-type="float">
            <text:p>759</text:p>
          </table:table-cell>
          <table:table-cell table:formula="of:=[.B37] - [.B$5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7]/[Sheet3.G37])" office:value-type="float" office:value="0.495985168752877" calcext:value-type="float">
            <text:p>0.4959851688</text:p>
          </table:table-cell>
          <table:table-cell table:formula="of:=[.I37]/[.I$5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7])*60+MINUTE([.K37])" office:value-type="float" office:value="995" calcext:value-type="float">
            <text:p>995</text:p>
          </table:table-cell>
          <table:table-cell table:formula="of:=[.L37]-[.L$5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7]/[Sheet3.Q37])" office:value-type="float" office:value="0.530085534753793" calcext:value-type="float">
            <text:p>0.5300855348</text:p>
          </table:table-cell>
          <table:table-cell table:formula="of:=[.S37]/[.S$5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8])*60 + MINUTE([.A38])" office:value-type="float" office:value="762" calcext:value-type="float">
            <text:p>762</text:p>
          </table:table-cell>
          <table:table-cell table:formula="of:=[.B38] - [.B$5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8]/[Sheet3.G38])" office:value-type="float" office:value="0.519718677698017" calcext:value-type="float">
            <text:p>0.5197186777</text:p>
          </table:table-cell>
          <table:table-cell table:formula="of:=[.I38]/[.I$5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8])*60+MINUTE([.K38])" office:value-type="float" office:value="998" calcext:value-type="float">
            <text:p>998</text:p>
          </table:table-cell>
          <table:table-cell table:formula="of:=[.L38]-[.L$5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8]/[Sheet3.Q38])" office:value-type="float" office:value="0.527320372932322" calcext:value-type="float">
            <text:p>0.5273203729</text:p>
          </table:table-cell>
          <table:table-cell table:formula="of:=[.S38]/[.S$5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9])*60 + MINUTE([.A39])" office:value-type="float" office:value="766" calcext:value-type="float">
            <text:p>766</text:p>
          </table:table-cell>
          <table:table-cell table:formula="of:=[.B39] - [.B$5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9]/[Sheet3.G39])" office:value-type="float" office:value="0.49880712519322" calcext:value-type="float">
            <text:p>0.4988071252</text:p>
          </table:table-cell>
          <table:table-cell table:formula="of:=[.I39]/[.I$5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9])*60+MINUTE([.K39])" office:value-type="float" office:value="1001" calcext:value-type="float">
            <text:p>1001</text:p>
          </table:table-cell>
          <table:table-cell table:formula="of:=[.L39]-[.L$5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9]/[Sheet3.Q39])" office:value-type="float" office:value="0.533950232665063" calcext:value-type="float">
            <text:p>0.5339502327</text:p>
          </table:table-cell>
          <table:table-cell table:formula="of:=[.S39]/[.S$5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40])*60 + MINUTE([.A40])" office:value-type="float" office:value="769" calcext:value-type="float">
            <text:p>769</text:p>
          </table:table-cell>
          <table:table-cell table:formula="of:=[.B40] - [.B$5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40]/[Sheet3.G40])" office:value-type="float" office:value="0.493435857825086" calcext:value-type="float">
            <text:p>0.4934358578</text:p>
          </table:table-cell>
          <table:table-cell table:formula="of:=[.I40]/[.I$5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40])*60+MINUTE([.K40])" office:value-type="float" office:value="1004" calcext:value-type="float">
            <text:p>1004</text:p>
          </table:table-cell>
          <table:table-cell table:formula="of:=[.L40]-[.L$5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40]/[Sheet3.Q40])" office:value-type="float" office:value="0.508196600133648" calcext:value-type="float">
            <text:p>0.5081966001</text:p>
          </table:table-cell>
          <table:table-cell table:formula="of:=[.S40]/[.S$5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1])*60 + MINUTE([.A41])" office:value-type="float" office:value="772" calcext:value-type="float">
            <text:p>772</text:p>
          </table:table-cell>
          <table:table-cell table:formula="of:=[.B41] - [.B$5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1]/[Sheet3.G41])" office:value-type="float" office:value="0.501538938197786" calcext:value-type="float">
            <text:p>0.5015389382</text:p>
          </table:table-cell>
          <table:table-cell table:formula="of:=[.I41]/[.I$5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1])*60+MINUTE([.K41])" office:value-type="float" office:value="1008" calcext:value-type="float">
            <text:p>1008</text:p>
          </table:table-cell>
          <table:table-cell table:formula="of:=[.L41]-[.L$5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1]/[Sheet3.Q41])" office:value-type="float" office:value="0.539535359834074" calcext:value-type="float">
            <text:p>0.5395353598</text:p>
          </table:table-cell>
          <table:table-cell table:formula="of:=[.S41]/[.S$5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0in" svg:y="11.3126in">
            <draw:object draw:notify-on-update-of-ranges="Sheet4.D5:Sheet4.D61 Sheet4.G3:Sheet4.G3 Sheet4.I5:Sheet4.I72 Sheet6.D4:Sheet6.D60 Sheet4.W3:Sheet4.W3 Sheet6.I4:Sheet6.I60 Sheet6.D4:Sheet6.D60 Sheet4.AA3:Sheet4.AA3 Sheet6.M4:Sheet6.M60 Sheet4.D5:Sheet4.D61 Sheet4.K3:Sheet4.K3 Sheet4.M5:Sheet4.M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0.7417in" svg:y="11.2528in">
            <draw:object draw:notify-on-update-of-ranges="Sheet4.D5:Sheet4.D61 Sheet4.G3:Sheet4.G3 Sheet4.J5:Sheet4.J61 Sheet4.T5:Sheet4.T41 Sheet4.W3:Sheet4.W3 Sheet4.Z5:Sheet4.Z40 Sheet1.D4:Sheet1.D69 Sheet1.L2:Sheet1.L2 Sheet4.O5:Sheet4.O61 Sheet4.D5:Sheet4.D61 Sheet4.K3:Sheet4.K3 Sheet4.O5:Sheet4.O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 table:number-columns-spanned="30" table:number-rows-spanned="1">
            <text:p>Test to know if the lamp or the beam splitter is an issue. Here <text:s/>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5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3"/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bs, cooling on</text:p>
          </table:table-cell>
          <table:covered-table-cell table:number-columns-repeated="2"/>
          <table:table-cell table:number-columns-repeated="3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bs, cooling on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number-columns-repeated="2"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5])*60 + MINUTE([.A5])" office:value-type="float" office:value="531" calcext:value-type="float">
            <text:p>531</text:p>
          </table:table-cell>
          <table:table-cell table:formula="of:=[.C5] - 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5]/[.G5])" office:value-type="float" office:value="0.916127007694457" calcext:value-type="float">
            <text:p>0.9161270077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5]/[.K5])" office:value-type="float" office:value="1.16384456867226" calcext:value-type="float">
            <text:p>1.1638445687</text:p>
          </table:table-cell>
          <table:table-cell table:formula="of:=[.M5]/[.M$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6127007694457" calcext:value-type="float">
            <text:p>0.9161270077</text:p>
          </table:table-cell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Sheet4.Q5])*60+MINUTE([Sheet4.Q5])" office:value-type="float" office:value="843" calcext:value-type="float">
            <text:p>843</text:p>
          </table:table-cell>
          <table:table-cell table:formula="of:=[Sheet4.S5] - [Sheet4.S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Sheet4.X5]/[Sheet4.W5])" office:value-type="float" office:value="1.92147994791949" calcext:value-type="float">
            <text:p>1.9214799479</text:p>
          </table:table-cell>
          <table:table-cell table:formula="of:=[Sheet4.Y5]/[Sheet4.Y$5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Sheet4.AB5]/[Sheet4.AA5])" office:value-type="float" office:value="0.00193520463451058" calcext:value-type="float">
            <text:p>0.0019352046</text:p>
          </table:table-cell>
          <table:table-cell table:formula="of:=[Sheet4.AC5]/[Sheet4.AC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6])*60 + MINUTE([.A6])" office:value-type="float" office:value="534" calcext:value-type="float">
            <text:p>534</text:p>
          </table:table-cell>
          <table:table-cell table:formula="of:=[.C6] - 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6]/[.G6])" office:value-type="float" office:value="0.949308791205936" calcext:value-type="float">
            <text:p>0.9493087912</text:p>
          </table:table-cell>
          <table:table-cell table:formula="of:=[.I6]/[.I$5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6]/[.K6])" office:value-type="float" office:value="1.14439889759613" calcext:value-type="float">
            <text:p>1.1443988976</text:p>
          </table:table-cell>
          <table:table-cell table:formula="of:=[.M6]/[.M$5]" office:value-type="float" office:value="0.98329186594193" calcext:value-type="float">
            <text:p>0.9832918659</text:p>
          </table:table-cell>
          <table:table-cell office:value-type="float" office:value="3" calcext:value-type="float">
            <text:p>3</text:p>
          </table:table-cell>
          <table:table-cell office:value-type="float" office:value="0.949308791205936" calcext:value-type="float">
            <text:p>0.9493087912</text:p>
          </table:table-cell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Sheet4.Q6])*60+MINUTE([Sheet4.Q6])" office:value-type="float" office:value="847" calcext:value-type="float">
            <text:p>847</text:p>
          </table:table-cell>
          <table:table-cell table:formula="of:=[Sheet4.S6] - [Sheet4.S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Sheet4.X6]/[Sheet4.W6])" office:value-type="float" office:value="1.94250036738723" calcext:value-type="float">
            <text:p>1.9425003674</text:p>
          </table:table-cell>
          <table:table-cell table:formula="of:=[Sheet4.Y6]/[Sheet4.Y$5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Sheet4.AB6]/[Sheet4.AA6])" office:value-type="float" office:value="0.00186853574552273" calcext:value-type="float">
            <text:p>0.0018685357</text:p>
          </table:table-cell>
          <table:table-cell table:formula="of:=[Sheet4.AC6]/[Sheet4.AC$5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7])*60 + MINUTE([.A7])" office:value-type="float" office:value="537" calcext:value-type="float">
            <text:p>537</text:p>
          </table:table-cell>
          <table:table-cell table:formula="of:=[.C7] - 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7]/[.G7])" office:value-type="float" office:value="0.969580294771716" calcext:value-type="float">
            <text:p>0.9695802948</text:p>
          </table:table-cell>
          <table:table-cell table:formula="of:=[.I7]/[.I$5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7]/[.K7])" office:value-type="float" office:value="1.09521669966697" calcext:value-type="float">
            <text:p>1.0952166997</text:p>
          </table:table-cell>
          <table:table-cell table:formula="of:=[.M7]/[.M$5]" office:value-type="float" office:value="0.941033475729855" calcext:value-type="float">
            <text:p>0.9410334757</text:p>
          </table:table-cell>
          <table:table-cell office:value-type="float" office:value="6" calcext:value-type="float">
            <text:p>6</text:p>
          </table:table-cell>
          <table:table-cell office:value-type="float" office:value="0.969580294771716" calcext:value-type="float">
            <text:p>0.9695802948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Sheet4.Q7])*60+MINUTE([Sheet4.Q7])" office:value-type="float" office:value="850" calcext:value-type="float">
            <text:p>850</text:p>
          </table:table-cell>
          <table:table-cell table:formula="of:=[Sheet4.S7] - [Sheet4.S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Sheet4.X7]/[Sheet4.W7])" office:value-type="float" office:value="2.05253215780879" calcext:value-type="float">
            <text:p>2.0525321578</text:p>
          </table:table-cell>
          <table:table-cell table:formula="of:=[Sheet4.Y7]/[Sheet4.Y$5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Sheet4.AB7]/[Sheet4.AA7])" office:value-type="float" office:value="0.00206894324143398" calcext:value-type="float">
            <text:p>0.0020689432</text:p>
          </table:table-cell>
          <table:table-cell table:formula="of:=[Sheet4.AC7]/[Sheet4.AC$5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8])*60 + MINUTE([.A8])" office:value-type="float" office:value="541" calcext:value-type="float">
            <text:p>541</text:p>
          </table:table-cell>
          <table:table-cell table:formula="of:=[.C8] - 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8]/[.G8])" office:value-type="float" office:value="1.01863673565177" calcext:value-type="float">
            <text:p>1.0186367357</text:p>
          </table:table-cell>
          <table:table-cell table:formula="of:=[.I8]/[.I$5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8]/[.K8])" office:value-type="float" office:value="1.08767017213354" calcext:value-type="float">
            <text:p>1.0876701721</text:p>
          </table:table-cell>
          <table:table-cell table:formula="of:=[.M8]/[.M$5]" office:value-type="float" office:value="0.934549338812809" calcext:value-type="float">
            <text:p>0.9345493388</text:p>
          </table:table-cell>
          <table:table-cell office:value-type="float" office:value="10" calcext:value-type="float">
            <text:p>10</text:p>
          </table:table-cell>
          <table:table-cell office:value-type="float" office:value="1.01863673565177" calcext:value-type="float">
            <text:p>1.018636735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Sheet4.Q8])*60+MINUTE([Sheet4.Q8])" office:value-type="float" office:value="854" calcext:value-type="float">
            <text:p>854</text:p>
          </table:table-cell>
          <table:table-cell table:formula="of:=[Sheet4.S8] - [Sheet4.S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Sheet4.X8]/[Sheet4.W8])" office:value-type="float" office:value="2.12347592123607" calcext:value-type="float">
            <text:p>2.1234759212</text:p>
          </table:table-cell>
          <table:table-cell table:formula="of:=[Sheet4.Y8]/[Sheet4.Y$5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Sheet4.AB8]/[Sheet4.AA8])" office:value-type="float" office:value="0.00253688633286637" calcext:value-type="float">
            <text:p>0.0025368863</text:p>
          </table:table-cell>
          <table:table-cell table:formula="of:=[Sheet4.AC8]/[Sheet4.AC$5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C9] - 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9]/[.G9])" office:value-type="float" office:value="1.04508958143252" calcext:value-type="float">
            <text:p>1.0450895814</text:p>
          </table:table-cell>
          <table:table-cell table:formula="of:=[.I9]/[.I$5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9]/[.K9])" office:value-type="float" office:value="1.04341199832603" calcext:value-type="float">
            <text:p>1.0434119983</text:p>
          </table:table-cell>
          <table:table-cell table:formula="of:=[.M9]/[.M$5]" office:value-type="float" office:value="0.896521774824605" calcext:value-type="float">
            <text:p>0.8965217748</text:p>
          </table:table-cell>
          <table:table-cell office:value-type="float" office:value="13" calcext:value-type="float">
            <text:p>13</text:p>
          </table:table-cell>
          <table:table-cell office:value-type="float" office:value="1.04508958143252" calcext:value-type="float">
            <text:p>1.0450895814</text:p>
          </table:table-cell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Sheet4.Q9])*60+MINUTE([Sheet4.Q9])" office:value-type="float" office:value="858" calcext:value-type="float">
            <text:p>858</text:p>
          </table:table-cell>
          <table:table-cell table:formula="of:=[Sheet4.S9] - [Sheet4.S$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Sheet4.X9]/[Sheet4.W9])" office:value-type="float" office:value="2.17357773174131" calcext:value-type="float">
            <text:p>2.1735777317</text:p>
          </table:table-cell>
          <table:table-cell table:formula="of:=[Sheet4.Y9]/[Sheet4.Y$5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Sheet4.AB9]/[Sheet4.AA9])" office:value-type="float" office:value="0.00367365072673567" calcext:value-type="float">
            <text:p>0.0036736507</text:p>
          </table:table-cell>
          <table:table-cell table:formula="of:=[Sheet4.AC9]/[Sheet4.AC$5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C10] - [.C$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10]/[.G10])" office:value-type="float" office:value="1.08236401599738" calcext:value-type="float">
            <text:p>1.082364016</text:p>
          </table:table-cell>
          <table:table-cell table:formula="of:=[.I10]/[.I$5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10]/[.K10])" office:value-type="float" office:value="0.989737252039786" calcext:value-type="float">
            <text:p>0.989737252</text:p>
          </table:table-cell>
          <table:table-cell table:formula="of:=[.M10]/[.M$5]" office:value-type="float" office:value="0.850403291539952" calcext:value-type="float">
            <text:p>0.8504032915</text:p>
          </table:table-cell>
          <table:table-cell office:value-type="float" office:value="16" calcext:value-type="float">
            <text:p>16</text:p>
          </table:table-cell>
          <table:table-cell office:value-type="float" office:value="1.08236401599738" calcext:value-type="float">
            <text:p>1.082364016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Sheet4.Q10])*60+MINUTE([Sheet4.Q10])" office:value-type="float" office:value="862" calcext:value-type="float">
            <text:p>862</text:p>
          </table:table-cell>
          <table:table-cell table:formula="of:=[Sheet4.S10] - [Sheet4.S$5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Sheet4.X10]/[Sheet4.W10])" office:value-type="float" office:value="2.24127286211992" calcext:value-type="float">
            <text:p>2.2412728621</text:p>
          </table:table-cell>
          <table:table-cell table:formula="of:=[Sheet4.Y10]/[Sheet4.Y$5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Sheet4.AB10]/[Sheet4.AA10])" office:value-type="float" office:value="0.00441000313809076" calcext:value-type="float">
            <text:p>0.0044100031</text:p>
          </table:table-cell>
          <table:table-cell table:formula="of:=[Sheet4.AC10]/[Sheet4.AC$5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C11] - [.C$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1]/[.G11])" office:value-type="float" office:value="1.12870942463476" calcext:value-type="float">
            <text:p>1.1287094246</text:p>
          </table:table-cell>
          <table:table-cell table:formula="of:=[.I11]/[.I$5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1]/[.K11])" office:value-type="float" office:value="0.974116257146449" calcext:value-type="float">
            <text:p>0.9741162571</text:p>
          </table:table-cell>
          <table:table-cell table:formula="of:=[.M11]/[.M$5]" office:value-type="float" office:value="0.836981400581473" calcext:value-type="float">
            <text:p>0.8369814006</text:p>
          </table:table-cell>
          <table:table-cell office:value-type="float" office:value="20" calcext:value-type="float">
            <text:p>20</text:p>
          </table:table-cell>
          <table:table-cell office:value-type="float" office:value="1.12870942463476" calcext:value-type="float">
            <text:p>1.1287094246</text:p>
          </table:table-cell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Sheet4.Q11])*60+MINUTE([Sheet4.Q11])" office:value-type="float" office:value="865" calcext:value-type="float">
            <text:p>865</text:p>
          </table:table-cell>
          <table:table-cell table:formula="of:=[Sheet4.S11] - [Sheet4.S$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Sheet4.X11]/[Sheet4.W11])" office:value-type="float" office:value="2.31638441013254" calcext:value-type="float">
            <text:p>2.3163844101</text:p>
          </table:table-cell>
          <table:table-cell table:formula="of:=[Sheet4.Y11]/[Sheet4.Y$5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Sheet4.AB11]/[Sheet4.AA11])" office:value-type="float" office:value="0.00548203004142908" calcext:value-type="float">
            <text:p>0.00548203</text:p>
          </table:table-cell>
          <table:table-cell table:formula="of:=[Sheet4.AC11]/[Sheet4.AC$5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2])*60 + MINUTE([.A12])" office:value-type="float" office:value="554" calcext:value-type="float">
            <text:p>554</text:p>
          </table:table-cell>
          <table:table-cell table:formula="of:=[.C12] - [.C$5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2]/[.G12])" office:value-type="float" office:value="1.17488911287654" calcext:value-type="float">
            <text:p>1.1748891129</text:p>
          </table:table-cell>
          <table:table-cell table:formula="of:=[.I12]/[.I$5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2]/[.K12])" office:value-type="float" office:value="0.932322802615113" calcext:value-type="float">
            <text:p>0.9323228026</text:p>
          </table:table-cell>
          <table:table-cell table:formula="of:=[.M12]/[.M$5]" office:value-type="float" office:value="0.801071575802194" calcext:value-type="float">
            <text:p>0.8010715758</text:p>
          </table:table-cell>
          <table:table-cell office:value-type="float" office:value="23" calcext:value-type="float">
            <text:p>23</text:p>
          </table:table-cell>
          <table:table-cell office:value-type="float" office:value="1.17488911287654" calcext:value-type="float">
            <text:p>1.1748891129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Sheet4.Q12])*60+MINUTE([Sheet4.Q12])" office:value-type="float" office:value="869" calcext:value-type="float">
            <text:p>869</text:p>
          </table:table-cell>
          <table:table-cell table:formula="of:=[Sheet4.S12] - [Sheet4.S$5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Sheet4.X12]/[Sheet4.W12])" office:value-type="float" office:value="2.38052367208761" calcext:value-type="float">
            <text:p>2.3805236721</text:p>
          </table:table-cell>
          <table:table-cell table:formula="of:=[Sheet4.Y12]/[Sheet4.Y$5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12]/[Sheet4.AA12])" office:value-type="float" office:value="0.00467790214176925" calcext:value-type="float">
            <text:p>0.0046779021</text:p>
          </table:table-cell>
          <table:table-cell table:formula="of:=[Sheet4.AC12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3])*60 + MINUTE([.A13])" office:value-type="float" office:value="561" calcext:value-type="float">
            <text:p>561</text:p>
          </table:table-cell>
          <table:table-cell table:formula="of:=[.C13] - [.C$5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3]/[.G13])" office:value-type="float" office:value="1.22459942465423" calcext:value-type="float">
            <text:p>1.2245994247</text:p>
          </table:table-cell>
          <table:table-cell table:formula="of:=[.I13]/[.I$5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3]/[.K13])" office:value-type="float" office:value="0.849278786282871" calcext:value-type="float">
            <text:p>0.8492787863</text:p>
          </table:table-cell>
          <table:table-cell table:formula="of:=[.M13]/[.M$5]" office:value-type="float" office:value="0.729718391221043" calcext:value-type="float">
            <text:p>0.7297183912</text:p>
          </table:table-cell>
          <table:table-cell office:value-type="float" office:value="30" calcext:value-type="float">
            <text:p>30</text:p>
          </table:table-cell>
          <table:table-cell office:value-type="float" office:value="1.22459942465423" calcext:value-type="float">
            <text:p>1.2245994247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Sheet4.Q13])*60+MINUTE([Sheet4.Q13])" office:value-type="float" office:value="872" calcext:value-type="float">
            <text:p>872</text:p>
          </table:table-cell>
          <table:table-cell table:formula="of:=[Sheet4.S13] - [Sheet4.S$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Sheet4.X13]/[Sheet4.W13])" office:value-type="float" office:value="2.39768407955577" calcext:value-type="float">
            <text:p>2.3976840796</text:p>
          </table:table-cell>
          <table:table-cell table:formula="of:=[Sheet4.Y13]/[Sheet4.Y$5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13]/[Sheet4.AA13])" office:value-type="float" office:value="0.00507988526389145" calcext:value-type="float">
            <text:p>0.0050798853</text:p>
          </table:table-cell>
          <table:table-cell table:formula="of:=[Sheet4.AC13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4])*60 + MINUTE([.A14])" office:value-type="float" office:value="564" calcext:value-type="float">
            <text:p>564</text:p>
          </table:table-cell>
          <table:table-cell table:formula="of:=[.C14] - [.C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4]/[.G14])" office:value-type="float" office:value="1.24618241349108" calcext:value-type="float">
            <text:p>1.2461824135</text:p>
          </table:table-cell>
          <table:table-cell table:formula="of:=[.I14]/[.I$5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4]/[.K14])" office:value-type="float" office:value="0.807666701381359" calcext:value-type="float">
            <text:p>0.8076667014</text:p>
          </table:table-cell>
          <table:table-cell table:formula="of:=[.M14]/[.M$5]" office:value-type="float" office:value="0.693964403084136" calcext:value-type="float">
            <text:p>0.6939644031</text:p>
          </table:table-cell>
          <table:table-cell office:value-type="float" office:value="33" calcext:value-type="float">
            <text:p>33</text:p>
          </table:table-cell>
          <table:table-cell office:value-type="float" office:value="1.24618241349108" calcext:value-type="float">
            <text:p>1.2461824135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Sheet4.Q14])*60+MINUTE([Sheet4.Q14])" office:value-type="float" office:value="876" calcext:value-type="float">
            <text:p>876</text:p>
          </table:table-cell>
          <table:table-cell table:formula="of:=[Sheet4.S14] - [Sheet4.S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Sheet4.X14]/[Sheet4.W14])" office:value-type="float" office:value="2.45743925508739" calcext:value-type="float">
            <text:p>2.4574392551</text:p>
          </table:table-cell>
          <table:table-cell table:formula="of:=[Sheet4.Y14]/[Sheet4.Y$5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Sheet4.AB14]/[Sheet4.AA14])" office:value-type="float" office:value="0.00528058444392542" calcext:value-type="float">
            <text:p>0.0052805844</text:p>
          </table:table-cell>
          <table:table-cell table:formula="of:=[Sheet4.AC14]/[Sheet4.AC$5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5])*60 + MINUTE([.A15])" office:value-type="float" office:value="567" calcext:value-type="float">
            <text:p>567</text:p>
          </table:table-cell>
          <table:table-cell table:formula="of:=[.C15] - [.C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5]/[.G15])" office:value-type="float" office:value="1.30789868386475" calcext:value-type="float">
            <text:p>1.3078986839</text:p>
          </table:table-cell>
          <table:table-cell table:formula="of:=[.I15]/[.I$5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5]/[.K15])" office:value-type="float" office:value="0.791824141991808" calcext:value-type="float">
            <text:p>0.791824142</text:p>
          </table:table-cell>
          <table:table-cell table:formula="of:=[.M15]/[.M$5]" office:value-type="float" office:value="0.680352139199427" calcext:value-type="float">
            <text:p>0.6803521392</text:p>
          </table:table-cell>
          <table:table-cell office:value-type="float" office:value="36" calcext:value-type="float">
            <text:p>36</text:p>
          </table:table-cell>
          <table:table-cell office:value-type="float" office:value="1.30789868386475" calcext:value-type="float">
            <text:p>1.3078986839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Sheet4.Q15])*60+MINUTE([Sheet4.Q15])" office:value-type="float" office:value="879" calcext:value-type="float">
            <text:p>879</text:p>
          </table:table-cell>
          <table:table-cell table:formula="of:=[Sheet4.S15] - [Sheet4.S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Sheet4.X15]/[Sheet4.W15])" office:value-type="float" office:value="2.47593419290904" calcext:value-type="float">
            <text:p>2.4759341929</text:p>
          </table:table-cell>
          <table:table-cell table:formula="of:=[Sheet4.Y15]/[Sheet4.Y$5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Sheet4.AB15]/[Sheet4.AA15])" office:value-type="float" office:value="0.00541463270149894" calcext:value-type="float">
            <text:p>0.0054146327</text:p>
          </table:table-cell>
          <table:table-cell table:formula="of:=[Sheet4.AC15]/[Sheet4.AC$5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6])*60 + MINUTE([.A16])" office:value-type="float" office:value="571" calcext:value-type="float">
            <text:p>571</text:p>
          </table:table-cell>
          <table:table-cell table:formula="of:=[.C16] - [.C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6]/[.G16])" office:value-type="float" office:value="1.34673419642006" calcext:value-type="float">
            <text:p>1.3467341964</text:p>
          </table:table-cell>
          <table:table-cell table:formula="of:=[.I16]/[.I$5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6]/[.K16])" office:value-type="float" office:value="0.754255349285683" calcext:value-type="float">
            <text:p>0.7542553493</text:p>
          </table:table-cell>
          <table:table-cell table:formula="of:=[.M16]/[.M$5]" office:value-type="float" office:value="0.648072233688519" calcext:value-type="float">
            <text:p>0.6480722337</text:p>
          </table:table-cell>
          <table:table-cell office:value-type="float" office:value="40" calcext:value-type="float">
            <text:p>40</text:p>
          </table:table-cell>
          <table:table-cell office:value-type="float" office:value="1.34673419642006" calcext:value-type="float">
            <text:p>1.3467341964</text:p>
          </table:table-cell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Sheet4.Q16])*60+MINUTE([Sheet4.Q16])" office:value-type="float" office:value="883" calcext:value-type="float">
            <text:p>883</text:p>
          </table:table-cell>
          <table:table-cell table:formula="of:=[Sheet4.S16] - [Sheet4.S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Sheet4.X16]/[Sheet4.W16])" office:value-type="float" office:value="2.42631504510586" calcext:value-type="float">
            <text:p>2.4263150451</text:p>
          </table:table-cell>
          <table:table-cell table:formula="of:=[Sheet4.Y16]/[Sheet4.Y$5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Sheet4.AB16]/[Sheet4.AA16])" office:value-type="float" office:value="0.00481284351475416" calcext:value-type="float">
            <text:p>0.0048128435</text:p>
          </table:table-cell>
          <table:table-cell table:formula="of:=[Sheet4.AC16]/[Sheet4.AC$5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C17] - [.C$5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7]/[.G17])" office:value-type="float" office:value="1.38895832987527" calcext:value-type="float">
            <text:p>1.3889583299</text:p>
          </table:table-cell>
          <table:table-cell table:formula="of:=[.I17]/[.I$5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7]/[.K17])" office:value-type="float" office:value="0.743752808705157" calcext:value-type="float">
            <text:p>0.7437528087</text:p>
          </table:table-cell>
          <table:table-cell table:formula="of:=[.M17]/[.M$5]" office:value-type="float" office:value="0.639048227508289" calcext:value-type="float">
            <text:p>0.6390482275</text:p>
          </table:table-cell>
          <table:table-cell office:value-type="float" office:value="44" calcext:value-type="float">
            <text:p>44</text:p>
          </table:table-cell>
          <table:table-cell office:value-type="float" office:value="1.38895832987527" calcext:value-type="float">
            <text:p>1.3889583299</text:p>
          </table:table-cell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Sheet4.Q17])*60+MINUTE([Sheet4.Q17])" office:value-type="float" office:value="886" calcext:value-type="float">
            <text:p>886</text:p>
          </table:table-cell>
          <table:table-cell table:formula="of:=[Sheet4.S17] - [Sheet4.S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Sheet4.X17]/[Sheet4.W17])" office:value-type="float" office:value="2.52830089171723" calcext:value-type="float">
            <text:p>2.5283008917</text:p>
          </table:table-cell>
          <table:table-cell table:formula="of:=[Sheet4.Y17]/[Sheet4.Y$5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Sheet4.AB17]/[Sheet4.AA17])" office:value-type="float" office:value="0.0046788401644698" calcext:value-type="float">
            <text:p>0.0046788402</text:p>
          </table:table-cell>
          <table:table-cell table:formula="of:=[Sheet4.AC17]/[Sheet4.AC$5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8])*60 + MINUTE([.A18])" office:value-type="float" office:value="578" calcext:value-type="float">
            <text:p>578</text:p>
          </table:table-cell>
          <table:table-cell table:formula="of:=[.C18] - [.C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8]/[.G18])" office:value-type="float" office:value="1.4518046011227" calcext:value-type="float">
            <text:p>1.4518046011</text:p>
          </table:table-cell>
          <table:table-cell table:formula="of:=[.I18]/[.I$5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8]/[.K18])" office:value-type="float" office:value="0.725830271253796" calcext:value-type="float">
            <text:p>0.7258302713</text:p>
          </table:table-cell>
          <table:table-cell table:formula="of:=[.M18]/[.M$5]" office:value-type="float" office:value="0.623648802246711" calcext:value-type="float">
            <text:p>0.6236488022</text:p>
          </table:table-cell>
          <table:table-cell office:value-type="float" office:value="47" calcext:value-type="float">
            <text:p>47</text:p>
          </table:table-cell>
          <table:table-cell office:value-type="float" office:value="1.4518046011227" calcext:value-type="float">
            <text:p>1.4518046011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Sheet4.Q18])*60+MINUTE([Sheet4.Q18])" office:value-type="float" office:value="890" calcext:value-type="float">
            <text:p>890</text:p>
          </table:table-cell>
          <table:table-cell table:formula="of:=[Sheet4.S18] - [Sheet4.S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Sheet4.X18]/[Sheet4.W18])" office:value-type="float" office:value="2.45937778228414" calcext:value-type="float">
            <text:p>2.4593777823</text:p>
          </table:table-cell>
          <table:table-cell table:formula="of:=[Sheet4.Y18]/[Sheet4.Y$5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Sheet4.AB18]/[Sheet4.AA18])" office:value-type="float" office:value="0.00481155699722212" calcext:value-type="float">
            <text:p>0.004811557</text:p>
          </table:table-cell>
          <table:table-cell table:formula="of:=[Sheet4.AC18]/[Sheet4.AC$5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C19] - [.C$5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9]/[.G19])" office:value-type="float" office:value="1.46661944499099" calcext:value-type="float">
            <text:p>1.466619445</text:p>
          </table:table-cell>
          <table:table-cell table:formula="of:=[.I19]/[.I$5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9]/[.K19])" office:value-type="float" office:value="0.696687480173001" calcext:value-type="float">
            <text:p>0.6966874802</text:p>
          </table:table-cell>
          <table:table-cell table:formula="of:=[.M19]/[.M$5]" office:value-type="float" office:value="0.598608696492692" calcext:value-type="float">
            <text:p>0.5986086965</text:p>
          </table:table-cell>
          <table:table-cell office:value-type="float" office:value="51" calcext:value-type="float">
            <text:p>51</text:p>
          </table:table-cell>
          <table:table-cell office:value-type="float" office:value="1.46661944499099" calcext:value-type="float">
            <text:p>1.466619445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Sheet4.Q19])*60+MINUTE([Sheet4.Q19])" office:value-type="float" office:value="893" calcext:value-type="float">
            <text:p>893</text:p>
          </table:table-cell>
          <table:table-cell table:formula="of:=[Sheet4.S19] - [Sheet4.S$5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Sheet4.X19]/[Sheet4.W19])" office:value-type="float" office:value="2.48762148908727" calcext:value-type="float">
            <text:p>2.4876214891</text:p>
          </table:table-cell>
          <table:table-cell table:formula="of:=[Sheet4.Y19]/[Sheet4.Y$5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Sheet4.AB19]/[Sheet4.AA19])" office:value-type="float" office:value="0.0048791996005319" calcext:value-type="float">
            <text:p>0.0048791996</text:p>
          </table:table-cell>
          <table:table-cell table:formula="of:=[Sheet4.AC19]/[Sheet4.AC$5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20])*60 + MINUTE([.A20])" office:value-type="float" office:value="585" calcext:value-type="float">
            <text:p>585</text:p>
          </table:table-cell>
          <table:table-cell table:formula="of:=[.C20] - [.C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20]/[.G20])" office:value-type="float" office:value="1.48022300720229" calcext:value-type="float">
            <text:p>1.4802230072</text:p>
          </table:table-cell>
          <table:table-cell table:formula="of:=[.I20]/[.I$5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20]/[.K20])" office:value-type="float" office:value="0.674909593010164" calcext:value-type="float">
            <text:p>0.674909593</text:p>
          </table:table-cell>
          <table:table-cell table:formula="of:=[.M20]/[.M$5]" office:value-type="float" office:value="0.579896672783476" calcext:value-type="float">
            <text:p>0.5798966728</text:p>
          </table:table-cell>
          <table:table-cell office:value-type="float" office:value="54" calcext:value-type="float">
            <text:p>54</text:p>
          </table:table-cell>
          <table:table-cell office:value-type="float" office:value="1.48022300720229" calcext:value-type="float">
            <text:p>1.4802230072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Sheet4.Q20])*60+MINUTE([Sheet4.Q20])" office:value-type="float" office:value="897" calcext:value-type="float">
            <text:p>897</text:p>
          </table:table-cell>
          <table:table-cell table:formula="of:=[Sheet4.S20] - [Sheet4.S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Sheet4.X20]/[Sheet4.W20])" office:value-type="float" office:value="2.46246865110868" calcext:value-type="float">
            <text:p>2.4624686511</text:p>
          </table:table-cell>
          <table:table-cell table:formula="of:=[Sheet4.Y20]/[Sheet4.Y$5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Sheet4.AB20]/[Sheet4.AA20])" office:value-type="float" office:value="0.00474520522809497" calcext:value-type="float">
            <text:p>0.0047452052</text:p>
          </table:table-cell>
          <table:table-cell table:formula="of:=[Sheet4.AC20]/[Sheet4.AC$5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1])*60 + MINUTE([.A21])" office:value-type="float" office:value="588" calcext:value-type="float">
            <text:p>588</text:p>
          </table:table-cell>
          <table:table-cell table:formula="of:=[.C21] - [.C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1]/[.G21])" office:value-type="float" office:value="1.52924418397902" calcext:value-type="float">
            <text:p>1.529244184</text:p>
          </table:table-cell>
          <table:table-cell table:formula="of:=[.I21]/[.I$5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1]/[.K21])" office:value-type="float" office:value="0.658792156478291" calcext:value-type="float">
            <text:p>0.6587921565</text:p>
          </table:table-cell>
          <table:table-cell table:formula="of:=[.M21]/[.M$5]" office:value-type="float" office:value="0.566048228613427" calcext:value-type="float">
            <text:p>0.5660482286</text:p>
          </table:table-cell>
          <table:table-cell office:value-type="float" office:value="57" calcext:value-type="float">
            <text:p>57</text:p>
          </table:table-cell>
          <table:table-cell office:value-type="float" office:value="1.52924418397902" calcext:value-type="float">
            <text:p>1.529244184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Sheet4.Q21])*60+MINUTE([Sheet4.Q21])" office:value-type="float" office:value="900" calcext:value-type="float">
            <text:p>900</text:p>
          </table:table-cell>
          <table:table-cell table:formula="of:=[Sheet4.S21] - [Sheet4.S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Sheet4.X21]/[Sheet4.W21])" office:value-type="float" office:value="2.49786306424517" calcext:value-type="float">
            <text:p>2.4978630642</text:p>
          </table:table-cell>
          <table:table-cell table:formula="of:=[Sheet4.Y21]/[Sheet4.Y$5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Sheet4.AB21]/[Sheet4.AA21])" office:value-type="float" office:value="0.0068912727139521" calcext:value-type="float">
            <text:p>0.0068912727</text:p>
          </table:table-cell>
          <table:table-cell table:formula="of:=[Sheet4.AC21]/[Sheet4.AC$5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2])*60 + MINUTE([.A22])" office:value-type="float" office:value="592" calcext:value-type="float">
            <text:p>592</text:p>
          </table:table-cell>
          <table:table-cell table:formula="of:=[.C22] - [.C$5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2]/[.G22])" office:value-type="float" office:value="1.58478067061787" calcext:value-type="float">
            <text:p>1.5847806706</text:p>
          </table:table-cell>
          <table:table-cell table:formula="of:=[.I22]/[.I$5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2]/[.K22])" office:value-type="float" office:value="0.647973794914547" calcext:value-type="float">
            <text:p>0.6479737949</text:p>
          </table:table-cell>
          <table:table-cell table:formula="of:=[.M22]/[.M$5]" office:value-type="float" office:value="0.556752862329177" calcext:value-type="float">
            <text:p>0.5567528623</text:p>
          </table:table-cell>
          <table:table-cell office:value-type="float" office:value="61" calcext:value-type="float">
            <text:p>61</text:p>
          </table:table-cell>
          <table:table-cell office:value-type="float" office:value="1.58478067061787" calcext:value-type="float">
            <text:p>1.5847806706</text:p>
          </table:table-cell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Sheet4.Q22])*60+MINUTE([Sheet4.Q22])" office:value-type="float" office:value="903" calcext:value-type="float">
            <text:p>903</text:p>
          </table:table-cell>
          <table:table-cell table:formula="of:=[Sheet4.S22] - [Sheet4.S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Sheet4.X22]/[Sheet4.W22])" office:value-type="float" office:value="2.4800110616551" calcext:value-type="float">
            <text:p>2.4800110617</text:p>
          </table:table-cell>
          <table:table-cell table:formula="of:=[Sheet4.Y22]/[Sheet4.Y$5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Sheet4.AB22]/[Sheet4.AA22])" office:value-type="float" office:value="0.00481187856211988" calcext:value-type="float">
            <text:p>0.0048118786</text:p>
          </table:table-cell>
          <table:table-cell table:formula="of:=[Sheet4.AC22]/[Sheet4.AC$5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3])*60 + MINUTE([.A23])" office:value-type="float" office:value="595" calcext:value-type="float">
            <text:p>595</text:p>
          </table:table-cell>
          <table:table-cell table:formula="of:=[.C23] - [.C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3]/[.G23])" office:value-type="float" office:value="1.60954148034885" calcext:value-type="float">
            <text:p>1.6095414803</text:p>
          </table:table-cell>
          <table:table-cell table:formula="of:=[.I23]/[.I$5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3]/[.K23])" office:value-type="float" office:value="0.629701505560815" calcext:value-type="float">
            <text:p>0.6297015056</text:p>
          </table:table-cell>
          <table:table-cell table:formula="of:=[.M23]/[.M$5]" office:value-type="float" office:value="0.541052922796376" calcext:value-type="float">
            <text:p>0.5410529228</text:p>
          </table:table-cell>
          <table:table-cell office:value-type="float" office:value="64" calcext:value-type="float">
            <text:p>64</text:p>
          </table:table-cell>
          <table:table-cell office:value-type="float" office:value="1.60954148034885" calcext:value-type="float">
            <text:p>1.6095414803</text:p>
          </table:table-cell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Sheet4.Q23])*60+MINUTE([Sheet4.Q23])" office:value-type="float" office:value="907" calcext:value-type="float">
            <text:p>907</text:p>
          </table:table-cell>
          <table:table-cell table:formula="of:=[Sheet4.S23] - [Sheet4.S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Sheet4.X23]/[Sheet4.W23])" office:value-type="float" office:value="2.54351153969746" calcext:value-type="float">
            <text:p>2.5435115397</text:p>
          </table:table-cell>
          <table:table-cell table:formula="of:=[Sheet4.Y23]/[Sheet4.Y$5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23]/[Sheet4.AA23])" office:value-type="float" office:value="0.00467790214176925" calcext:value-type="float">
            <text:p>0.0046779021</text:p>
          </table:table-cell>
          <table:table-cell table:formula="of:=[Sheet4.AC23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4])*60 + MINUTE([.A24])" office:value-type="float" office:value="599" calcext:value-type="float">
            <text:p>599</text:p>
          </table:table-cell>
          <table:table-cell table:formula="of:=[.C24] - [.C$5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4]/[.G24])" office:value-type="float" office:value="1.66018876037494" calcext:value-type="float">
            <text:p>1.6601887604</text:p>
          </table:table-cell>
          <table:table-cell table:formula="of:=[.I24]/[.I$5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4]/[.K24])" office:value-type="float" office:value="0.631354457950205" calcext:value-type="float">
            <text:p>0.631354458</text:p>
          </table:table-cell>
          <table:table-cell table:formula="of:=[.M24]/[.M$5]" office:value-type="float" office:value="0.54247317463574" calcext:value-type="float">
            <text:p>0.5424731746</text:p>
          </table:table-cell>
          <table:table-cell office:value-type="float" office:value="68" calcext:value-type="float">
            <text:p>68</text:p>
          </table:table-cell>
          <table:table-cell office:value-type="float" office:value="1.66018876037494" calcext:value-type="float">
            <text:p>1.6601887604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Sheet4.Q24])*60+MINUTE([Sheet4.Q24])" office:value-type="float" office:value="910" calcext:value-type="float">
            <text:p>910</text:p>
          </table:table-cell>
          <table:table-cell table:formula="of:=[Sheet4.S24] - [Sheet4.S$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Sheet4.X24]/[Sheet4.W24])" office:value-type="float" office:value="2.47788617907844" calcext:value-type="float">
            <text:p>2.4778861791</text:p>
          </table:table-cell>
          <table:table-cell table:formula="of:=[Sheet4.Y24]/[Sheet4.Y$5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24]/[Sheet4.AA24])" office:value-type="float" office:value="0.00507988526389145" calcext:value-type="float">
            <text:p>0.0050798853</text:p>
          </table:table-cell>
          <table:table-cell table:formula="of:=[Sheet4.AC24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5])*60 + MINUTE([.A25])" office:value-type="float" office:value="602" calcext:value-type="float">
            <text:p>602</text:p>
          </table:table-cell>
          <table:table-cell table:formula="of:=[.C25] - [.C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5]/[.G25])" office:value-type="float" office:value="1.64591199053621" calcext:value-type="float">
            <text:p>1.6459119905</text:p>
          </table:table-cell>
          <table:table-cell table:formula="of:=[.I25]/[.I$5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5]/[.K25])" office:value-type="float" office:value="0.611909916434872" calcext:value-type="float">
            <text:p>0.6119099164</text:p>
          </table:table-cell>
          <table:table-cell table:formula="of:=[.M25]/[.M$5]" office:value-type="float" office:value="0.525766011120327" calcext:value-type="float">
            <text:p>0.5257660111</text:p>
          </table:table-cell>
          <table:table-cell office:value-type="float" office:value="71" calcext:value-type="float">
            <text:p>71</text:p>
          </table:table-cell>
          <table:table-cell office:value-type="float" office:value="1.64591199053621" calcext:value-type="float">
            <text:p>1.6459119905</text:p>
          </table:table-cell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Sheet4.Q25])*60+MINUTE([Sheet4.Q25])" office:value-type="float" office:value="914" calcext:value-type="float">
            <text:p>914</text:p>
          </table:table-cell>
          <table:table-cell table:formula="of:=[Sheet4.S25] - [Sheet4.S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Sheet4.X25]/[Sheet4.W25])" office:value-type="float" office:value="2.55753326211194" calcext:value-type="float">
            <text:p>2.5575332621</text:p>
          </table:table-cell>
          <table:table-cell table:formula="of:=[Sheet4.Y25]/[Sheet4.Y$5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Sheet4.AB25]/[Sheet4.AA25])" office:value-type="float" office:value="0.00501287685431091" calcext:value-type="float">
            <text:p>0.0050128769</text:p>
          </table:table-cell>
          <table:table-cell table:formula="of:=[Sheet4.AC25]/[Sheet4.AC$5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6])*60 + MINUTE([.A26])" office:value-type="float" office:value="606" calcext:value-type="float">
            <text:p>606</text:p>
          </table:table-cell>
          <table:table-cell table:formula="of:=[.C26] - [.C$5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6]/[.G26])" office:value-type="float" office:value="1.66974867412069" calcext:value-type="float">
            <text:p>1.6697486741</text:p>
          </table:table-cell>
          <table:table-cell table:formula="of:=[.I26]/[.I$5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586973553774349" calcext:value-type="float">
            <text:p>0.5869735538</text:p>
          </table:table-cell>
          <table:table-cell table:formula="of:=[.M26]/[.M$5]" office:value-type="float" office:value="0.50434015810546" calcext:value-type="float">
            <text:p>0.5043401581</text:p>
          </table:table-cell>
          <table:table-cell office:value-type="float" office:value="75" calcext:value-type="float">
            <text:p>75</text:p>
          </table:table-cell>
          <table:table-cell office:value-type="float" office:value="1.66974867412069" calcext:value-type="float">
            <text:p>1.6697486741</text:p>
          </table:table-cell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Sheet4.Q26])*60+MINUTE([Sheet4.Q26])" office:value-type="float" office:value="917" calcext:value-type="float">
            <text:p>917</text:p>
          </table:table-cell>
          <table:table-cell table:formula="of:=[Sheet4.S26] - [Sheet4.S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Sheet4.X26]/[Sheet4.W26])" office:value-type="float" office:value="2.58827067584941" calcext:value-type="float">
            <text:p>2.5882706758</text:p>
          </table:table-cell>
          <table:table-cell table:formula="of:=[Sheet4.Y26]/[Sheet4.Y$5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Sheet4.AB26]/[Sheet4.AA26])" office:value-type="float" office:value="0.00501388221538105" calcext:value-type="float">
            <text:p>0.0050138822</text:p>
          </table:table-cell>
          <table:table-cell table:formula="of:=[Sheet4.AC26]/[Sheet4.AC$5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7])*60 + MINUTE([.A27])" office:value-type="float" office:value="609" calcext:value-type="float">
            <text:p>609</text:p>
          </table:table-cell>
          <table:table-cell table:formula="of:=[.C27] - [.C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7]/[.G27])" office:value-type="float" office:value="1.6588985426025" calcext:value-type="float">
            <text:p>1.6588985426</text:p>
          </table:table-cell>
          <table:table-cell table:formula="of:=[.I27]/[.I$5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7]/[.K27])" office:value-type="float" office:value="0.598771143747417" calcext:value-type="float">
            <text:p>0.5987711437</text:p>
          </table:table-cell>
          <table:table-cell table:formula="of:=[.M27]/[.M$5]" office:value-type="float" office:value="0.514476898260142" calcext:value-type="float">
            <text:p>0.5144768983</text:p>
          </table:table-cell>
          <table:table-cell office:value-type="float" office:value="78" calcext:value-type="float">
            <text:p>78</text:p>
          </table:table-cell>
          <table:table-cell office:value-type="float" office:value="1.6588985426025" calcext:value-type="float">
            <text:p>1.6588985426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Sheet4.Q27])*60+MINUTE([Sheet4.Q27])" office:value-type="float" office:value="921" calcext:value-type="float">
            <text:p>921</text:p>
          </table:table-cell>
          <table:table-cell table:formula="of:=[Sheet4.S27] - [Sheet4.S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Sheet4.X27]/[Sheet4.W27])" office:value-type="float" office:value="2.53322318772204" calcext:value-type="float">
            <text:p>2.5332231877</text:p>
          </table:table-cell>
          <table:table-cell table:formula="of:=[Sheet4.Y27]/[Sheet4.Y$5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Sheet4.AB27]/[Sheet4.AA27])" office:value-type="float" office:value="0.00615304241969567" calcext:value-type="float">
            <text:p>0.0061530424</text:p>
          </table:table-cell>
          <table:table-cell table:formula="of:=[Sheet4.AC27]/[Sheet4.AC$5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8])*60 + MINUTE([.A28])" office:value-type="float" office:value="613" calcext:value-type="float">
            <text:p>613</text:p>
          </table:table-cell>
          <table:table-cell table:formula="of:=[.C28] - [.C$5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8]/[.G28])" office:value-type="float" office:value="1.66614173187209" calcext:value-type="float">
            <text:p>1.6661417319</text:p>
          </table:table-cell>
          <table:table-cell table:formula="of:=[.I28]/[.I$5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8]/[.K28])" office:value-type="float" office:value="0.591435499119502" calcext:value-type="float">
            <text:p>0.5914354991</text:p>
          </table:table-cell>
          <table:table-cell table:formula="of:=[.M28]/[.M$5]" office:value-type="float" office:value="0.508173956419476" calcext:value-type="float">
            <text:p>0.5081739564</text:p>
          </table:table-cell>
          <table:table-cell office:value-type="float" office:value="82" calcext:value-type="float">
            <text:p>82</text:p>
          </table:table-cell>
          <table:table-cell office:value-type="float" office:value="1.66614173187209" calcext:value-type="float">
            <text:p>1.6661417319</text:p>
          </table:table-cell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Sheet4.Q28])*60+MINUTE([Sheet4.Q28])" office:value-type="float" office:value="924" calcext:value-type="float">
            <text:p>924</text:p>
          </table:table-cell>
          <table:table-cell table:formula="of:=[Sheet4.S28] - [Sheet4.S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Sheet4.X28]/[Sheet4.W28])" office:value-type="float" office:value="2.55999425286649" calcext:value-type="float">
            <text:p>2.5599942529</text:p>
          </table:table-cell>
          <table:table-cell table:formula="of:=[Sheet4.Y28]/[Sheet4.Y$5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Sheet4.AB28]/[Sheet4.AA28])" office:value-type="float" office:value="0.00628722557991034" calcext:value-type="float">
            <text:p>0.0062872256</text:p>
          </table:table-cell>
          <table:table-cell table:formula="of:=[Sheet4.AC28]/[Sheet4.AC$5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9])*60 + MINUTE([.A29])" office:value-type="float" office:value="616" calcext:value-type="float">
            <text:p>616</text:p>
          </table:table-cell>
          <table:table-cell table:formula="of:=[.C29] - [.C$5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9]/[.G29])" office:value-type="float" office:value="1.71265528813678" calcext:value-type="float">
            <text:p>1.7126552881</text:p>
          </table:table-cell>
          <table:table-cell table:formula="of:=[.I29]/[.I$5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9]/[.K29])" office:value-type="float" office:value="0.572737442049246" calcext:value-type="float">
            <text:p>0.572737442</text:p>
          </table:table-cell>
          <table:table-cell table:formula="of:=[.M29]/[.M$5]" office:value-type="float" office:value="0.492108188211625" calcext:value-type="float">
            <text:p>0.4921081882</text:p>
          </table:table-cell>
          <table:table-cell office:value-type="float" office:value="85" calcext:value-type="float">
            <text:p>85</text:p>
          </table:table-cell>
          <table:table-cell office:value-type="float" office:value="1.71265528813678" calcext:value-type="float">
            <text:p>1.7126552881</text:p>
          </table:table-cell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Sheet4.Q29])*60+MINUTE([Sheet4.Q29])" office:value-type="float" office:value="927" calcext:value-type="float">
            <text:p>927</text:p>
          </table:table-cell>
          <table:table-cell table:formula="of:=[Sheet4.S29] - [Sheet4.S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Sheet4.X29]/[Sheet4.W29])" office:value-type="float" office:value="2.58820143383195" calcext:value-type="float">
            <text:p>2.5882014338</text:p>
          </table:table-cell>
          <table:table-cell table:formula="of:=[Sheet4.Y29]/[Sheet4.Y$5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Sheet4.AB29]/[Sheet4.AA29])" office:value-type="float" office:value="0.00668898815079671" calcext:value-type="float">
            <text:p>0.0066889882</text:p>
          </table:table-cell>
          <table:table-cell table:formula="of:=[Sheet4.AC29]/[Sheet4.AC$5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30])*60 + MINUTE([.A30])" office:value-type="float" office:value="620" calcext:value-type="float">
            <text:p>620</text:p>
          </table:table-cell>
          <table:table-cell table:formula="of:=[.C30] - [.C$5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1.78923255627483" calcext:value-type="float">
            <text:p>1.7892325563</text:p>
          </table:table-cell>
          <table:table-cell table:formula="of:=[.I30]/[.I$5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577544588530819" calcext:value-type="float">
            <text:p>0.5775445885</text:p>
          </table:table-cell>
          <table:table-cell table:formula="of:=[.M30]/[.M$5]" office:value-type="float" office:value="0.496238590681996" calcext:value-type="float">
            <text:p>0.4962385907</text:p>
          </table:table-cell>
          <table:table-cell office:value-type="float" office:value="89" calcext:value-type="float">
            <text:p>89</text:p>
          </table:table-cell>
          <table:table-cell office:value-type="float" office:value="1.78923255627483" calcext:value-type="float">
            <text:p>1.7892325563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0])*60+MINUTE([Sheet4.Q30])" office:value-type="float" office:value="931" calcext:value-type="float">
            <text:p>931</text:p>
          </table:table-cell>
          <table:table-cell table:formula="of:=[Sheet4.S30] - [Sheet4.S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Sheet4.X30]/[Sheet4.W30])" office:value-type="float" office:value="2.6137038589288" calcext:value-type="float">
            <text:p>2.6137038589</text:p>
          </table:table-cell>
          <table:table-cell table:formula="of:=[Sheet4.Y30]/[Sheet4.Y$5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Sheet4.AB30]/[Sheet4.AA30])" office:value-type="float" office:value="0.0052812904784864" calcext:value-type="float">
            <text:p>0.0052812905</text:p>
          </table:table-cell>
          <table:table-cell table:formula="of:=[Sheet4.AC30]/[Sheet4.AC$5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1])*60 + MINUTE([.A31])" office:value-type="float" office:value="624" calcext:value-type="float">
            <text:p>624</text:p>
          </table:table-cell>
          <table:table-cell table:formula="of:=[.C31] - [.C$5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1]/[.G31])" office:value-type="float" office:value="1.77259970309896" calcext:value-type="float">
            <text:p>1.7725997031</text:p>
          </table:table-cell>
          <table:table-cell table:formula="of:=[.I31]/[.I$5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1]/[.K31])" office:value-type="float" office:value="0.567768302684483" calcext:value-type="float">
            <text:p>0.5677683027</text:p>
          </table:table-cell>
          <table:table-cell table:formula="of:=[.M31]/[.M$5]" office:value-type="float" office:value="0.487838598011593" calcext:value-type="float">
            <text:p>0.487838598</text:p>
          </table:table-cell>
          <table:table-cell office:value-type="float" office:value="93" calcext:value-type="float">
            <text:p>93</text:p>
          </table:table-cell>
          <table:table-cell office:value-type="float" office:value="1.77259970309896" calcext:value-type="float">
            <text:p>1.7725997031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Sheet4.Q31])*60+MINUTE([Sheet4.Q31])" office:value-type="float" office:value="935" calcext:value-type="float">
            <text:p>935</text:p>
          </table:table-cell>
          <table:table-cell table:formula="of:=[Sheet4.S31] - [Sheet4.S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Sheet4.X31]/[Sheet4.W31])" office:value-type="float" office:value="2.55718683045437" calcext:value-type="float">
            <text:p>2.5571868305</text:p>
          </table:table-cell>
          <table:table-cell table:formula="of:=[Sheet4.Y31]/[Sheet4.Y$5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Sheet4.AB31]/[Sheet4.AA31])" office:value-type="float" office:value="0.00635432391254195" calcext:value-type="float">
            <text:p>0.0063543239</text:p>
          </table:table-cell>
          <table:table-cell table:formula="of:=[Sheet4.AC31]/[Sheet4.AC$5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2])*60 + MINUTE([.A32])" office:value-type="float" office:value="627" calcext:value-type="float">
            <text:p>627</text:p>
          </table:table-cell>
          <table:table-cell table:formula="of:=[.C32] - [.C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2]/[.G32])" office:value-type="float" office:value="1.8283073585328" calcext:value-type="float">
            <text:p>1.8283073585</text:p>
          </table:table-cell>
          <table:table-cell table:formula="of:=[.I32]/[.I$5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568556826988118" calcext:value-type="float">
            <text:p>0.568556827</text:p>
          </table:table-cell>
          <table:table-cell table:formula="of:=[.M32]/[.M$5]" office:value-type="float" office:value="0.488516114859513" calcext:value-type="float">
            <text:p>0.4885161149</text:p>
          </table:table-cell>
          <table:table-cell office:value-type="float" office:value="96" calcext:value-type="float">
            <text:p>96</text:p>
          </table:table-cell>
          <table:table-cell office:value-type="float" office:value="1.8283073585328" calcext:value-type="float">
            <text:p>1.8283073585</text:p>
          </table:table-cell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2])*60+MINUTE([Sheet4.Q32])" office:value-type="float" office:value="939" calcext:value-type="float">
            <text:p>939</text:p>
          </table:table-cell>
          <table:table-cell table:formula="of:=[Sheet4.S32] - [Sheet4.S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Sheet4.X32]/[Sheet4.W32])" office:value-type="float" office:value="2.61249068273638" calcext:value-type="float">
            <text:p>2.6124906827</text:p>
          </table:table-cell>
          <table:table-cell table:formula="of:=[Sheet4.Y32]/[Sheet4.Y$5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Sheet4.AB32]/[Sheet4.AA32])" office:value-type="float" office:value="0.00709175381375632" calcext:value-type="float">
            <text:p>0.0070917538</text:p>
          </table:table-cell>
          <table:table-cell table:formula="of:=[Sheet4.AC32]/[Sheet4.AC$5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3])*60 + MINUTE([.A33])" office:value-type="float" office:value="631" calcext:value-type="float">
            <text:p>631</text:p>
          </table:table-cell>
          <table:table-cell table:formula="of:=[.C33] - [.C$5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3]/[.G33])" office:value-type="float" office:value="1.84205543100169" calcext:value-type="float">
            <text:p>1.842055431</text:p>
          </table:table-cell>
          <table:table-cell table:formula="of:=[.I33]/[.I$5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3]/[.K33])" office:value-type="float" office:value="0.553399735876029" calcext:value-type="float">
            <text:p>0.5533997359</text:p>
          </table:table-cell>
          <table:table-cell table:formula="of:=[.M33]/[.M$5]" office:value-type="float" office:value="0.475492819893777" calcext:value-type="float">
            <text:p>0.4754928199</text:p>
          </table:table-cell>
          <table:table-cell office:value-type="float" office:value="100" calcext:value-type="float">
            <text:p>100</text:p>
          </table:table-cell>
          <table:table-cell office:value-type="float" office:value="1.84205543100169" calcext:value-type="float">
            <text:p>1.842055431</text:p>
          </table:table-cell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3])*60+MINUTE([Sheet4.Q33])" office:value-type="float" office:value="942" calcext:value-type="float">
            <text:p>942</text:p>
          </table:table-cell>
          <table:table-cell table:formula="of:=[Sheet4.S33] - [Sheet4.S$5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Sheet4.X33]/[Sheet4.W33])" office:value-type="float" office:value="2.56433867041966" calcext:value-type="float">
            <text:p>2.5643386704</text:p>
          </table:table-cell>
          <table:table-cell table:formula="of:=[Sheet4.Y33]/[Sheet4.Y$5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Sheet4.AB33]/[Sheet4.AA33])" office:value-type="float" office:value="0.00763004839482162" calcext:value-type="float">
            <text:p>0.0076300484</text:p>
          </table:table-cell>
          <table:table-cell table:formula="of:=[Sheet4.AC33]/[Sheet4.AC$5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4])*60 + MINUTE([.A34])" office:value-type="float" office:value="634" calcext:value-type="float">
            <text:p>634</text:p>
          </table:table-cell>
          <table:table-cell table:formula="of:=[.C34] - [.C$5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4]/[.G34])" office:value-type="float" office:value="1.88039112476569" calcext:value-type="float">
            <text:p>1.8803911248</text:p>
          </table:table-cell>
          <table:table-cell table:formula="of:=[.I34]/[.I$5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4]/[.K34])" office:value-type="float" office:value="0.555704949943424" calcext:value-type="float">
            <text:p>0.5557049499</text:p>
          </table:table-cell>
          <table:table-cell table:formula="of:=[.M34]/[.M$5]" office:value-type="float" office:value="0.477473508835792" calcext:value-type="float">
            <text:p>0.4774735088</text:p>
          </table:table-cell>
          <table:table-cell office:value-type="float" office:value="103" calcext:value-type="float">
            <text:p>103</text:p>
          </table:table-cell>
          <table:table-cell office:value-type="float" office:value="1.88039112476569" calcext:value-type="float">
            <text:p>1.8803911248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Sheet4.Q34])*60+MINUTE([Sheet4.Q34])" office:value-type="float" office:value="945" calcext:value-type="float">
            <text:p>945</text:p>
          </table:table-cell>
          <table:table-cell table:formula="of:=[Sheet4.S34] - [Sheet4.S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Sheet4.X34]/[Sheet4.W34])" office:value-type="float" office:value="2.63804508132557" calcext:value-type="float">
            <text:p>2.6380450813</text:p>
          </table:table-cell>
          <table:table-cell table:formula="of:=[Sheet4.Y34]/[Sheet4.Y$5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Sheet4.AB34]/[Sheet4.AA34])" office:value-type="float" office:value="0.00581688532156483" calcext:value-type="float">
            <text:p>0.0058168853</text:p>
          </table:table-cell>
          <table:table-cell table:formula="of:=[Sheet4.AC34]/[Sheet4.AC$5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5])*60 + MINUTE([.A35])" office:value-type="float" office:value="638" calcext:value-type="float">
            <text:p>638</text:p>
          </table:table-cell>
          <table:table-cell table:formula="of:=[.C35] - [.C$5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5]/[.G35])" office:value-type="float" office:value="1.83438073185577" calcext:value-type="float">
            <text:p>1.8343807319</text:p>
          </table:table-cell>
          <table:table-cell table:formula="of:=[.I35]/[.I$5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5]/[.K35])" office:value-type="float" office:value="0.558282898701101" calcext:value-type="float">
            <text:p>0.5582828987</text:p>
          </table:table-cell>
          <table:table-cell table:formula="of:=[.M35]/[.M$5]" office:value-type="float" office:value="0.479688537222804" calcext:value-type="float">
            <text:p>0.4796885372</text:p>
          </table:table-cell>
          <table:table-cell office:value-type="float" office:value="107" calcext:value-type="float">
            <text:p>107</text:p>
          </table:table-cell>
          <table:table-cell office:value-type="float" office:value="1.83438073185577" calcext:value-type="float">
            <text:p>1.8343807319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Sheet4.Q35])*60+MINUTE([Sheet4.Q35])" office:value-type="float" office:value="949" calcext:value-type="float">
            <text:p>949</text:p>
          </table:table-cell>
          <table:table-cell table:formula="of:=[Sheet4.S35] - [Sheet4.S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Sheet4.X35]/[Sheet4.W35])" office:value-type="float" office:value="2.60330337064315" calcext:value-type="float">
            <text:p>2.6033033706</text:p>
          </table:table-cell>
          <table:table-cell table:formula="of:=[Sheet4.Y35]/[Sheet4.Y$5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Sheet4.AB35]/[Sheet4.AA35])" office:value-type="float" office:value="0.0046785274484404" calcext:value-type="float">
            <text:p>0.0046785274</text:p>
          </table:table-cell>
          <table:table-cell table:formula="of:=[Sheet4.AC35]/[Sheet4.AC$5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6])*60 + MINUTE([.A36])" office:value-type="float" office:value="642" calcext:value-type="float">
            <text:p>642</text:p>
          </table:table-cell>
          <table:table-cell table:formula="of:=[.C36] - [.C$5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6]/[.G36])" office:value-type="float" office:value="1.84943607881626" calcext:value-type="float">
            <text:p>1.8494360788</text:p>
          </table:table-cell>
          <table:table-cell table:formula="of:=[.I36]/[.I$5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6]/[.K36])" office:value-type="float" office:value="0.549379536867894" calcext:value-type="float">
            <text:p>0.5493795369</text:p>
          </table:table-cell>
          <table:table-cell table:formula="of:=[.M36]/[.M$5]" office:value-type="float" office:value="0.47203857942529" calcext:value-type="float">
            <text:p>0.4720385794</text:p>
          </table:table-cell>
          <table:table-cell office:value-type="float" office:value="111" calcext:value-type="float">
            <text:p>111</text:p>
          </table:table-cell>
          <table:table-cell office:value-type="float" office:value="1.84943607881626" calcext:value-type="float">
            <text:p>1.849436078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Sheet4.Q36])*60+MINUTE([Sheet4.Q36])" office:value-type="float" office:value="952" calcext:value-type="float">
            <text:p>952</text:p>
          </table:table-cell>
          <table:table-cell table:formula="of:=[Sheet4.S36] - [Sheet4.S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Sheet4.X36]/[Sheet4.W36])" office:value-type="float" office:value="2.61795715757517" calcext:value-type="float">
            <text:p>2.6179571576</text:p>
          </table:table-cell>
          <table:table-cell table:formula="of:=[Sheet4.Y36]/[Sheet4.Y$5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Sheet4.AB36]/[Sheet4.AA36])" office:value-type="float" office:value="0.00621971575372032" calcext:value-type="float">
            <text:p>0.0062197158</text:p>
          </table:table-cell>
          <table:table-cell table:formula="of:=[Sheet4.AC36]/[Sheet4.AC$5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7])*60 + MINUTE([.A37])" office:value-type="float" office:value="645" calcext:value-type="float">
            <text:p>645</text:p>
          </table:table-cell>
          <table:table-cell table:formula="of:=[.C37] - [.C$5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7]/[.G37])" office:value-type="float" office:value="1.90232876756075" calcext:value-type="float">
            <text:p>1.9023287676</text:p>
          </table:table-cell>
          <table:table-cell table:formula="of:=[.I37]/[.I$5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555821222253304" calcext:value-type="float">
            <text:p>0.5558212223</text:p>
          </table:table-cell>
          <table:table-cell table:formula="of:=[.M37]/[.M$5]" office:value-type="float" office:value="0.477573412476717" calcext:value-type="float">
            <text:p>0.4775734125</text:p>
          </table:table-cell>
          <table:table-cell office:value-type="float" office:value="114" calcext:value-type="float">
            <text:p>114</text:p>
          </table:table-cell>
          <table:table-cell office:value-type="float" office:value="1.90232876756075" calcext:value-type="float">
            <text:p>1.9023287676</text:p>
          </table:table-cell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7])*60+MINUTE([Sheet4.Q37])" office:value-type="float" office:value="956" calcext:value-type="float">
            <text:p>956</text:p>
          </table:table-cell>
          <table:table-cell table:formula="of:=[Sheet4.S37] - [Sheet4.S$5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Sheet4.X37]/[Sheet4.W37])" office:value-type="float" office:value="2.60364147011235" calcext:value-type="float">
            <text:p>2.6036414701</text:p>
          </table:table-cell>
          <table:table-cell table:formula="of:=[Sheet4.Y37]/[Sheet4.Y$5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Sheet4.AB37]/[Sheet4.AA37])" office:value-type="float" office:value="0.00648853408587453" calcext:value-type="float">
            <text:p>0.0064885341</text:p>
          </table:table-cell>
          <table:table-cell table:formula="of:=[Sheet4.AC37]/[Sheet4.AC$5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8])*60 + MINUTE([.A38])" office:value-type="float" office:value="648" calcext:value-type="float">
            <text:p>648</text:p>
          </table:table-cell>
          <table:table-cell table:formula="of:=[.C38] - [.C$5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8]/[.G38])" office:value-type="float" office:value="1.94389320605611" calcext:value-type="float">
            <text:p>1.9438932061</text:p>
          </table:table-cell>
          <table:table-cell table:formula="of:=[.I38]/[.I$5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8]/[.K38])" office:value-type="float" office:value="0.530828311080843" calcext:value-type="float">
            <text:p>0.5308283111</text:p>
          </table:table-cell>
          <table:table-cell table:formula="of:=[.M38]/[.M$5]" office:value-type="float" office:value="0.456098971778013" calcext:value-type="float">
            <text:p>0.4560989718</text:p>
          </table:table-cell>
          <table:table-cell office:value-type="float" office:value="117" calcext:value-type="float">
            <text:p>117</text:p>
          </table:table-cell>
          <table:table-cell office:value-type="float" office:value="1.94389320605611" calcext:value-type="float">
            <text:p>1.9438932061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Sheet4.Q38])*60+MINUTE([Sheet4.Q38])" office:value-type="float" office:value="959" calcext:value-type="float">
            <text:p>959</text:p>
          </table:table-cell>
          <table:table-cell table:formula="of:=[Sheet4.S38] - [Sheet4.S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Sheet4.X38]/[Sheet4.W38])" office:value-type="float" office:value="2.65366201081847" calcext:value-type="float">
            <text:p>2.6536620108</text:p>
          </table:table-cell>
          <table:table-cell table:formula="of:=[Sheet4.Y38]/[Sheet4.Y$5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Sheet4.AB38]/[Sheet4.AA38])" office:value-type="float" office:value="0.00588669838273126" calcext:value-type="float">
            <text:p>0.0058866984</text:p>
          </table:table-cell>
          <table:table-cell table:formula="of:=[Sheet4.AC38]/[Sheet4.AC$5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3" calcext:value-type="float">
            <text:p>653</text:p>
          </table:table-cell>
          <table:table-cell table:formula="of:=[.C39] - [.C$5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9]/[.G39])" office:value-type="float" office:value="1.91368267414658" calcext:value-type="float">
            <text:p>1.9136826741</text:p>
          </table:table-cell>
          <table:table-cell table:formula="of:=[.I39]/[.I$5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9]/[.K39])" office:value-type="float" office:value="0.532671152691971" calcext:value-type="float">
            <text:p>0.5326711527</text:p>
          </table:table-cell>
          <table:table-cell table:formula="of:=[.M39]/[.M$5]" office:value-type="float" office:value="0.45768238047427" calcext:value-type="float">
            <text:p>0.4576823805</text:p>
          </table:table-cell>
          <table:table-cell office:value-type="float" office:value="122" calcext:value-type="float">
            <text:p>122</text:p>
          </table:table-cell>
          <table:table-cell office:value-type="float" office:value="1.91368267414658" calcext:value-type="float">
            <text:p>1.9136826741</text:p>
          </table:table-cell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Sheet4.Q39])*60+MINUTE([Sheet4.Q39])" office:value-type="float" office:value="963" calcext:value-type="float">
            <text:p>963</text:p>
          </table:table-cell>
          <table:table-cell table:formula="of:=[Sheet4.S39] - [Sheet4.S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Sheet4.X39]/[Sheet4.W39])" office:value-type="float" office:value="2.61774814931859" calcext:value-type="float">
            <text:p>2.6177481493</text:p>
          </table:table-cell>
          <table:table-cell table:formula="of:=[Sheet4.Y39]/[Sheet4.Y$5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Sheet4.AB39]/[Sheet4.AA39])" office:value-type="float" office:value="0.00608595759090435" calcext:value-type="float">
            <text:p>0.0060859576</text:p>
          </table:table-cell>
          <table:table-cell table:formula="of:=[Sheet4.AC39]/[Sheet4.AC$5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40])*60 + MINUTE([.A40])" office:value-type="float" office:value="657" calcext:value-type="float">
            <text:p>657</text:p>
          </table:table-cell>
          <table:table-cell table:formula="of:=[.C40] - [.C$5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40]/[.G40])" office:value-type="float" office:value="1.99770165818372" calcext:value-type="float">
            <text:p>1.9977016582</text:p>
          </table:table-cell>
          <table:table-cell table:formula="of:=[.I40]/[.I$5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40]/[.K40])" office:value-type="float" office:value="0.541543106398125" calcext:value-type="float">
            <text:p>0.5415431064</text:p>
          </table:table-cell>
          <table:table-cell table:formula="of:=[.M40]/[.M$5]" office:value-type="float" office:value="0.465305351741195" calcext:value-type="float">
            <text:p>0.4653053517</text:p>
          </table:table-cell>
          <table:table-cell office:value-type="float" office:value="126" calcext:value-type="float">
            <text:p>126</text:p>
          </table:table-cell>
          <table:table-cell office:value-type="float" office:value="1.99770165818372" calcext:value-type="float">
            <text:p>1.9977016582</text:p>
          </table:table-cell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Sheet4.Q40])*60+MINUTE([Sheet4.Q40])" office:value-type="float" office:value="966" calcext:value-type="float">
            <text:p>966</text:p>
          </table:table-cell>
          <table:table-cell table:formula="of:=[Sheet4.S40] - [Sheet4.S$5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Sheet4.X40]/[Sheet4.W40])" office:value-type="float" office:value="2.6322076477987" calcext:value-type="float">
            <text:p>2.6322076478</text:p>
          </table:table-cell>
          <table:table-cell table:formula="of:=[Sheet4.Y40]/[Sheet4.Y$5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Sheet4.AB40]/[Sheet4.AA40])" office:value-type="float" office:value="0.00621929981391692" calcext:value-type="float">
            <text:p>0.0062192998</text:p>
          </table:table-cell>
          <table:table-cell table:formula="of:=[Sheet4.AC40]/[Sheet4.AC$5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1])*60 + MINUTE([.A41])" office:value-type="float" office:value="660" calcext:value-type="float">
            <text:p>660</text:p>
          </table:table-cell>
          <table:table-cell table:formula="of:=[.C41] - [.C$5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1]/[.G41])" office:value-type="float" office:value="1.96809935460055" calcext:value-type="float">
            <text:p>1.9680993546</text:p>
          </table:table-cell>
          <table:table-cell table:formula="of:=[.I41]/[.I$5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1]/[.K41])" office:value-type="float" office:value="0.537387520564466" calcext:value-type="float">
            <text:p>0.5373875206</text:p>
          </table:table-cell>
          <table:table-cell table:formula="of:=[.M41]/[.M$5]" office:value-type="float" office:value="0.461734784033515" calcext:value-type="float">
            <text:p>0.461734784</text:p>
          </table:table-cell>
          <table:table-cell office:value-type="float" office:value="129" calcext:value-type="float">
            <text:p>129</text:p>
          </table:table-cell>
          <table:table-cell office:value-type="float" office:value="1.96809935460055" calcext:value-type="float">
            <text:p>1.9680993546</text:p>
          </table:table-cell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Sheet4.Q41])*60+MINUTE([Sheet4.Q41])" office:value-type="float" office:value="970" calcext:value-type="float">
            <text:p>970</text:p>
          </table:table-cell>
          <table:table-cell table:formula="of:=[Sheet4.S41] - [Sheet4.S$5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Sheet4.X41]/[Sheet4.W41])" office:value-type="float" office:value="2.61106969283531" calcext:value-type="float">
            <text:p>2.6110696928</text:p>
          </table:table-cell>
          <table:table-cell table:formula="of:=[Sheet4.Y41]/[Sheet4.Y$5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Sheet4.AB41]/[Sheet4.AA41])" office:value-type="float" office:value="0.00635389891393499" calcext:value-type="float">
            <text:p>0.0063538989</text:p>
          </table:table-cell>
          <table:table-cell table:formula="of:=[Sheet4.AC41]/[Sheet4.AC$5]" office:value-type="float" office:value="3.28332146411065" calcext:value-type="float">
            <text:p>3.2833214641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2])*60 + MINUTE([.A42])" office:value-type="float" office:value="663" calcext:value-type="float">
            <text:p>663</text:p>
          </table:table-cell>
          <table:table-cell table:formula="of:=[.C42] - [.C$5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2]/[.G42])" office:value-type="float" office:value="2.01470249918607" calcext:value-type="float">
            <text:p>2.0147024992</text:p>
          </table:table-cell>
          <table:table-cell table:formula="of:=[.I42]/[.I$5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2]/[.K42])" office:value-type="float" office:value="0.538710712956743" calcext:value-type="float">
            <text:p>0.538710713</text:p>
          </table:table-cell>
          <table:table-cell table:formula="of:=[.M42]/[.M$5]" office:value-type="float" office:value="0.462871699071737" calcext:value-type="float">
            <text:p>0.4628716991</text:p>
          </table:table-cell>
          <table:table-cell office:value-type="float" office:value="132" calcext:value-type="float">
            <text:p>132</text:p>
          </table:table-cell>
          <table:table-cell office:value-type="float" office:value="2.01470249918607" calcext:value-type="float">
            <text:p>2.014702499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3])*60 + MINUTE([.A43])" office:value-type="float" office:value="667" calcext:value-type="float">
            <text:p>667</text:p>
          </table:table-cell>
          <table:table-cell table:formula="of:=[.C43] - [.C$5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3]/[.G43])" office:value-type="float" office:value="2.04173808182339" calcext:value-type="float">
            <text:p>2.0417380818</text:p>
          </table:table-cell>
          <table:table-cell table:formula="of:=[.I43]/[.I$5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3]/[.K43])" office:value-type="float" office:value="0.529628484257797" calcext:value-type="float">
            <text:p>0.5296284843</text:p>
          </table:table-cell>
          <table:table-cell table:formula="of:=[.M43]/[.M$5]" office:value-type="float" office:value="0.455068055059971" calcext:value-type="float">
            <text:p>0.4550680551</text:p>
          </table:table-cell>
          <table:table-cell office:value-type="float" office:value="136" calcext:value-type="float">
            <text:p>136</text:p>
          </table:table-cell>
          <table:table-cell office:value-type="float" office:value="2.04173808182339" calcext:value-type="float">
            <text:p>2.041738081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4])*60 + MINUTE([.A44])" office:value-type="float" office:value="670" calcext:value-type="float">
            <text:p>670</text:p>
          </table:table-cell>
          <table:table-cell table:formula="of:=[.C44] - [.C$5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4]/[.G44])" office:value-type="float" office:value="2.02445174693125" calcext:value-type="float">
            <text:p>2.0244517469</text:p>
          </table:table-cell>
          <table:table-cell table:formula="of:=[.I44]/[.I$5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4]/[.K44])" office:value-type="float" office:value="0.525718682196044" calcext:value-type="float">
            <text:p>0.5257186822</text:p>
          </table:table-cell>
          <table:table-cell table:formula="of:=[.M44]/[.M$5]" office:value-type="float" office:value="0.451708669995166" calcext:value-type="float">
            <text:p>0.45170867</text:p>
          </table:table-cell>
          <table:table-cell office:value-type="float" office:value="139" calcext:value-type="float">
            <text:p>139</text:p>
          </table:table-cell>
          <table:table-cell office:value-type="float" office:value="2.02445174693125" calcext:value-type="float">
            <text:p>2.024451746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5])*60 + MINUTE([.A45])" office:value-type="float" office:value="673" calcext:value-type="float">
            <text:p>673</text:p>
          </table:table-cell>
          <table:table-cell table:formula="of:=[.C45] - [.C$5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5]/[.G45])" office:value-type="float" office:value="2.06833912787553" calcext:value-type="float">
            <text:p>2.0683391279</text:p>
          </table:table-cell>
          <table:table-cell table:formula="of:=[.I45]/[.I$5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5]/[.K45])" office:value-type="float" office:value="0.523035623840005" calcext:value-type="float">
            <text:p>0.5230356238</text:p>
          </table:table-cell>
          <table:table-cell table:formula="of:=[.M45]/[.M$5]" office:value-type="float" office:value="0.449403329206318" calcext:value-type="float">
            <text:p>0.4494033292</text:p>
          </table:table-cell>
          <table:table-cell office:value-type="float" office:value="142" calcext:value-type="float">
            <text:p>142</text:p>
          </table:table-cell>
          <table:table-cell office:value-type="float" office:value="2.06833912787553" calcext:value-type="float">
            <text:p>2.068339127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6])*60 + MINUTE([.A46])" office:value-type="float" office:value="677" calcext:value-type="float">
            <text:p>677</text:p>
          </table:table-cell>
          <table:table-cell table:formula="of:=[.C46] - [.C$5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6]/[.G46])" office:value-type="float" office:value="2.0404188287252" calcext:value-type="float">
            <text:p>2.0404188287</text:p>
          </table:table-cell>
          <table:table-cell table:formula="of:=[.I46]/[.I$5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6]/[.K46])" office:value-type="float" office:value="0.532718074121091" calcext:value-type="float">
            <text:p>0.5327180741</text:p>
          </table:table-cell>
          <table:table-cell table:formula="of:=[.M46]/[.M$5]" office:value-type="float" office:value="0.457722696363852" calcext:value-type="float">
            <text:p>0.4577226964</text:p>
          </table:table-cell>
          <table:table-cell office:value-type="float" office:value="146" calcext:value-type="float">
            <text:p>146</text:p>
          </table:table-cell>
          <table:table-cell office:value-type="float" office:value="2.0404188287252" calcext:value-type="float">
            <text:p>2.040418828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7])*60 + MINUTE([.A47])" office:value-type="float" office:value="681" calcext:value-type="float">
            <text:p>681</text:p>
          </table:table-cell>
          <table:table-cell table:formula="of:=[.C47] - [.C$5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7]/[.G47])" office:value-type="float" office:value="2.07038814388512" calcext:value-type="float">
            <text:p>2.0703881439</text:p>
          </table:table-cell>
          <table:table-cell table:formula="of:=[.I47]/[.I$5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7]/[.K47])" office:value-type="float" office:value="0.520654810462466" calcext:value-type="float">
            <text:p>0.5206548105</text:p>
          </table:table-cell>
          <table:table-cell table:formula="of:=[.M47]/[.M$5]" office:value-type="float" office:value="0.447357683729572" calcext:value-type="float">
            <text:p>0.4473576837</text:p>
          </table:table-cell>
          <table:table-cell office:value-type="float" office:value="150" calcext:value-type="float">
            <text:p>150</text:p>
          </table:table-cell>
          <table:table-cell office:value-type="float" office:value="2.07038814388512" calcext:value-type="float">
            <text:p>2.07038814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8])*60 + MINUTE([.A48])" office:value-type="float" office:value="684" calcext:value-type="float">
            <text:p>684</text:p>
          </table:table-cell>
          <table:table-cell table:formula="of:=[.C48] - [.C$5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8]/[.G48])" office:value-type="float" office:value="2.05438050606825" calcext:value-type="float">
            <text:p>2.0543805061</text:p>
          </table:table-cell>
          <table:table-cell table:formula="of:=[.I48]/[.I$5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8]/[.K48])" office:value-type="float" office:value="0.520812636631138" calcext:value-type="float">
            <text:p>0.5208126366</text:p>
          </table:table-cell>
          <table:table-cell table:formula="of:=[.M48]/[.M$5]" office:value-type="float" office:value="0.447493291329522" calcext:value-type="float">
            <text:p>0.4474932913</text:p>
          </table:table-cell>
          <table:table-cell office:value-type="float" office:value="153" calcext:value-type="float">
            <text:p>153</text:p>
          </table:table-cell>
          <table:table-cell office:value-type="float" office:value="2.05438050606825" calcext:value-type="float">
            <text:p>2.054380506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9])*60 + MINUTE([.A49])" office:value-type="float" office:value="688" calcext:value-type="float">
            <text:p>688</text:p>
          </table:table-cell>
          <table:table-cell table:formula="of:=[.C49] - [.C$5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9]/[.G49])" office:value-type="float" office:value="2.04129927415059" calcext:value-type="float">
            <text:p>2.0412992742</text:p>
          </table:table-cell>
          <table:table-cell table:formula="of:=[.I49]/[.I$5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9]/[.K49])" office:value-type="float" office:value="0.514320846443364" calcext:value-type="float">
            <text:p>0.5143208464</text:p>
          </table:table-cell>
          <table:table-cell table:formula="of:=[.M49]/[.M$5]" office:value-type="float" office:value="0.441915407166536" calcext:value-type="float">
            <text:p>0.4419154072</text:p>
          </table:table-cell>
          <table:table-cell office:value-type="float" office:value="157" calcext:value-type="float">
            <text:p>157</text:p>
          </table:table-cell>
          <table:table-cell office:value-type="float" office:value="2.04129927415059" calcext:value-type="float">
            <text:p>2.04129927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50])*60 + MINUTE([.A50])" office:value-type="float" office:value="691" calcext:value-type="float">
            <text:p>691</text:p>
          </table:table-cell>
          <table:table-cell table:formula="of:=[.C50] - [.C$5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50]/[.G50])" office:value-type="float" office:value="2.05618240657908" calcext:value-type="float">
            <text:p>2.0561824066</text:p>
          </table:table-cell>
          <table:table-cell table:formula="of:=[.I50]/[.I$5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50]/[.K50])" office:value-type="float" office:value="0.516755464138861" calcext:value-type="float">
            <text:p>0.5167554641</text:p>
          </table:table-cell>
          <table:table-cell table:formula="of:=[.M50]/[.M$5]" office:value-type="float" office:value="0.444007282457301" calcext:value-type="float">
            <text:p>0.4440072825</text:p>
          </table:table-cell>
          <table:table-cell office:value-type="float" office:value="160" calcext:value-type="float">
            <text:p>160</text:p>
          </table:table-cell>
          <table:table-cell office:value-type="float" office:value="2.05618240657908" calcext:value-type="float">
            <text:p>2.05618240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1])*60 + MINUTE([.A51])" office:value-type="float" office:value="694" calcext:value-type="float">
            <text:p>694</text:p>
          </table:table-cell>
          <table:table-cell table:formula="of:=[.C51] - [.C$5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1]/[.G51])" office:value-type="float" office:value="2.12131302630987" calcext:value-type="float">
            <text:p>2.1213130263</text:p>
          </table:table-cell>
          <table:table-cell table:formula="of:=[.I51]/[.I$5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1]/[.K51])" office:value-type="float" office:value="0.528229848846514" calcext:value-type="float">
            <text:p>0.5282298488</text:p>
          </table:table-cell>
          <table:table-cell table:formula="of:=[.M51]/[.M$5]" office:value-type="float" office:value="0.453866317775689" calcext:value-type="float">
            <text:p>0.4538663178</text:p>
          </table:table-cell>
          <table:table-cell office:value-type="float" office:value="163" calcext:value-type="float">
            <text:p>163</text:p>
          </table:table-cell>
          <table:table-cell office:value-type="float" office:value="2.12131302630987" calcext:value-type="float">
            <text:p>2.121313026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2])*60 + MINUTE([.A52])" office:value-type="float" office:value="698" calcext:value-type="float">
            <text:p>698</text:p>
          </table:table-cell>
          <table:table-cell table:formula="of:=[.C52] - [.C$5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2]/[.G52])" office:value-type="float" office:value="2.14036072876915" calcext:value-type="float">
            <text:p>2.1403607288</text:p>
          </table:table-cell>
          <table:table-cell table:formula="of:=[.I52]/[.I$5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28929015309211" calcext:value-type="float">
            <text:p>0.5289290153</text:p>
          </table:table-cell>
          <table:table-cell table:formula="of:=[.M52]/[.M$5]" office:value-type="float" office:value="0.454467056466676" calcext:value-type="float">
            <text:p>0.4544670565</text:p>
          </table:table-cell>
          <table:table-cell office:value-type="float" office:value="167" calcext:value-type="float">
            <text:p>167</text:p>
          </table:table-cell>
          <table:table-cell office:value-type="float" office:value="2.14036072876915" calcext:value-type="float">
            <text:p>2.14036072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3])*60 + MINUTE([.A53])" office:value-type="float" office:value="701" calcext:value-type="float">
            <text:p>701</text:p>
          </table:table-cell>
          <table:table-cell table:formula="of:=[.C53] - [.C$5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3]/[.G53])" office:value-type="float" office:value="2.12922897809923" calcext:value-type="float">
            <text:p>2.1292289781</text:p>
          </table:table-cell>
          <table:table-cell table:formula="of:=[.I53]/[.I$5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3]/[.K53])" office:value-type="float" office:value="0.513987435311011" calcext:value-type="float">
            <text:p>0.5139874353</text:p>
          </table:table-cell>
          <table:table-cell table:formula="of:=[.M53]/[.M$5]" office:value-type="float" office:value="0.441628933232364" calcext:value-type="float">
            <text:p>0.4416289332</text:p>
          </table:table-cell>
          <table:table-cell office:value-type="float" office:value="170" calcext:value-type="float">
            <text:p>170</text:p>
          </table:table-cell>
          <table:table-cell office:value-type="float" office:value="2.12922897809923" calcext:value-type="float">
            <text:p>2.129228978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4" calcext:value-type="float">
            <text:p>704</text:p>
          </table:table-cell>
          <table:table-cell table:formula="of:=[.C54] - [.C$5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4]/[.G54])" office:value-type="float" office:value="2.12815312347525" calcext:value-type="float">
            <text:p>2.1281531235</text:p>
          </table:table-cell>
          <table:table-cell table:formula="of:=[.I54]/[.I$5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4]/[.K54])" office:value-type="float" office:value="0.506300126890309" calcext:value-type="float">
            <text:p>0.5063001269</text:p>
          </table:table-cell>
          <table:table-cell table:formula="of:=[.M54]/[.M$5]" office:value-type="float" office:value="0.435023834383579" calcext:value-type="float">
            <text:p>0.4350238344</text:p>
          </table:table-cell>
          <table:table-cell office:value-type="float" office:value="173" calcext:value-type="float">
            <text:p>173</text:p>
          </table:table-cell>
          <table:table-cell office:value-type="float" office:value="2.12815312347525" calcext:value-type="float">
            <text:p>2.12815312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5])*60 + MINUTE([.A55])" office:value-type="float" office:value="708" calcext:value-type="float">
            <text:p>708</text:p>
          </table:table-cell>
          <table:table-cell table:formula="of:=[.C55] - [.C$5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5]/[.G55])" office:value-type="float" office:value="2.14826576488238" calcext:value-type="float">
            <text:p>2.1482657649</text:p>
          </table:table-cell>
          <table:table-cell table:formula="of:=[.I55]/[.I$5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5]/[.K55])" office:value-type="float" office:value="0.512382909953903" calcext:value-type="float">
            <text:p>0.51238291</text:p>
          </table:table-cell>
          <table:table-cell table:formula="of:=[.M55]/[.M$5]" office:value-type="float" office:value="0.440250290928831" calcext:value-type="float">
            <text:p>0.4402502909</text:p>
          </table:table-cell>
          <table:table-cell office:value-type="float" office:value="177" calcext:value-type="float">
            <text:p>177</text:p>
          </table:table-cell>
          <table:table-cell office:value-type="float" office:value="2.14826576488238" calcext:value-type="float">
            <text:p>2.14826576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6])*60 + MINUTE([.A56])" office:value-type="float" office:value="711" calcext:value-type="float">
            <text:p>711</text:p>
          </table:table-cell>
          <table:table-cell table:formula="of:=[.C56] - [.C$5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6]/[.G56])" office:value-type="float" office:value="2.12732086880632" calcext:value-type="float">
            <text:p>2.1273208688</text:p>
          </table:table-cell>
          <table:table-cell table:formula="of:=[.I56]/[.I$5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6]/[.K56])" office:value-type="float" office:value="0.503960354857264" calcext:value-type="float">
            <text:p>0.5039603549</text:p>
          </table:table-cell>
          <table:table-cell table:formula="of:=[.M56]/[.M$5]" office:value-type="float" office:value="0.433013452502676" calcext:value-type="float">
            <text:p>0.4330134525</text:p>
          </table:table-cell>
          <table:table-cell office:value-type="float" office:value="180" calcext:value-type="float">
            <text:p>180</text:p>
          </table:table-cell>
          <table:table-cell office:value-type="float" office:value="2.12732086880632" calcext:value-type="float">
            <text:p>2.12732086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7])*60 + MINUTE([.A57])" office:value-type="float" office:value="714" calcext:value-type="float">
            <text:p>714</text:p>
          </table:table-cell>
          <table:table-cell table:formula="of:=[.C57] - [.C$5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7]/[.G57])" office:value-type="float" office:value="2.15286532598244" calcext:value-type="float">
            <text:p>2.152865326</text:p>
          </table:table-cell>
          <table:table-cell table:formula="of:=[.I57]/[.I$5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7]/[.K57])" office:value-type="float" office:value="0.512226978638143" calcext:value-type="float">
            <text:p>0.5122269786</text:p>
          </table:table-cell>
          <table:table-cell table:formula="of:=[.M57]/[.M$5]" office:value-type="float" office:value="0.440116311426794" calcext:value-type="float">
            <text:p>0.4401163114</text:p>
          </table:table-cell>
          <table:table-cell office:value-type="float" office:value="183" calcext:value-type="float">
            <text:p>183</text:p>
          </table:table-cell>
          <table:table-cell office:value-type="float" office:value="2.15286532598244" calcext:value-type="float">
            <text:p>2.1528653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8])*60 + MINUTE([.A58])" office:value-type="float" office:value="718" calcext:value-type="float">
            <text:p>718</text:p>
          </table:table-cell>
          <table:table-cell table:formula="of:=[.C58] - [.C$5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8]/[.G58])" office:value-type="float" office:value="2.18705450566068" calcext:value-type="float">
            <text:p>2.1870545057</text:p>
          </table:table-cell>
          <table:table-cell table:formula="of:=[.I58]/[.I$5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512049001553004" calcext:value-type="float">
            <text:p>0.5120490016</text:p>
          </table:table-cell>
          <table:table-cell table:formula="of:=[.M58]/[.M$5]" office:value-type="float" office:value="0.439963389730951" calcext:value-type="float">
            <text:p>0.4399633897</text:p>
          </table:table-cell>
          <table:table-cell office:value-type="float" office:value="187" calcext:value-type="float">
            <text:p>187</text:p>
          </table:table-cell>
          <table:table-cell office:value-type="float" office:value="2.18705450566068" calcext:value-type="float">
            <text:p>2.18705450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9])*60 + MINUTE([.A59])" office:value-type="float" office:value="721" calcext:value-type="float">
            <text:p>721</text:p>
          </table:table-cell>
          <table:table-cell table:formula="of:=[.C59] - [.C$5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9]/[.G59])" office:value-type="float" office:value="2.1814322414264" calcext:value-type="float">
            <text:p>2.1814322414</text:p>
          </table:table-cell>
          <table:table-cell table:formula="of:=[.I59]/[.I$5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9]/[.K59])" office:value-type="float" office:value="0.498783275288382" calcext:value-type="float">
            <text:p>0.4987832753</text:p>
          </table:table-cell>
          <table:table-cell table:formula="of:=[.M59]/[.M$5]" office:value-type="float" office:value="0.428565195657874" calcext:value-type="float">
            <text:p>0.4285651957</text:p>
          </table:table-cell>
          <table:table-cell office:value-type="float" office:value="190" calcext:value-type="float">
            <text:p>190</text:p>
          </table:table-cell>
          <table:table-cell office:value-type="float" office:value="2.1814322414264" calcext:value-type="float">
            <text:p>2.181432241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60])*60 + MINUTE([.A60])" office:value-type="float" office:value="725" calcext:value-type="float">
            <text:p>725</text:p>
          </table:table-cell>
          <table:table-cell table:formula="of:=[.C60] - [.C$5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60]/[.G60])" office:value-type="float" office:value="2.22056734203552" calcext:value-type="float">
            <text:p>2.220567342</text:p>
          </table:table-cell>
          <table:table-cell table:formula="of:=[.I60]/[.I$5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60]/[.K60])" office:value-type="float" office:value="0.509625703616686" calcext:value-type="float">
            <text:p>0.5096257036</text:p>
          </table:table-cell>
          <table:table-cell table:formula="of:=[.M60]/[.M$5]" office:value-type="float" office:value="0.437881240617962" calcext:value-type="float">
            <text:p>0.4378812406</text:p>
          </table:table-cell>
          <table:table-cell office:value-type="float" office:value="194" calcext:value-type="float">
            <text:p>194</text:p>
          </table:table-cell>
          <table:table-cell office:value-type="float" office:value="2.22056734203552" calcext:value-type="float">
            <text:p>2.2205673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1])*60 + MINUTE([.A61])" office:value-type="float" office:value="729" calcext:value-type="float">
            <text:p>729</text:p>
          </table:table-cell>
          <table:table-cell table:formula="of:=[.C61] - [.C$5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1]/[.G61])" office:value-type="float" office:value="2.17081944538392" calcext:value-type="float">
            <text:p>2.1708194454</text:p>
          </table:table-cell>
          <table:table-cell table:formula="of:=[.I61]/[.I$5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1]/[.K61])" office:value-type="float" office:value="0.496756282990591" calcext:value-type="float">
            <text:p>0.496756283</text:p>
          </table:table-cell>
          <table:table-cell table:formula="of:=[.M61]/[.M$5]" office:value-type="float" office:value="0.426823560776076" calcext:value-type="float">
            <text:p>0.4268235608</text:p>
          </table:table-cell>
          <table:table-cell office:value-type="float" office:value="198" calcext:value-type="float">
            <text:p>198</text:p>
          </table:table-cell>
          <table:table-cell office:value-type="float" office:value="2.17081944538392" calcext:value-type="float">
            <text:p>2.1708194454</text:p>
          </table:table-cell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6"/>
          <table:table-cell table:style-name="Default"/>
          <table:table-cell table:number-columns-repeated="13"/>
        </table:table-row>
        <table:table-row table:style-name="ro1">
          <table:table-cell table:number-columns-repeated="16"/>
          <table:table-cell table:style-name="Default"/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6.2988in" svg:height="3.5429in" svg:x="0.2169in" svg:y="7.4331in">
            <draw:object draw:notify-on-update-of-ranges="Sheet5.C5:Sheet5.C39 Sheet5.G3:Sheet5.G3 Sheet5.I5:Sheet5.I61 Sheet5.C5:Sheet5.C39 Sheet5.K3:Sheet5.K3 Sheet5.M5:Sheet5.M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452in" svg:y="7.3878in">
            <draw:object draw:notify-on-update-of-ranges="Sheet5.AD5:Sheet5.AD57 Sheet5.AG3:Sheet5.AG3 Sheet5.AI5:Sheet5.AI57 Sheet5.D5:Sheet5.D41 Sheet5.G3:Sheet5.G3 Sheet5.I5:Sheet5.I4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Test to know if the lamp or the beam splitter is an issue. Here no 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3" table:number-rows-spanned="1">
            <text:p>RUN 7, bean splitter on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2"/>
          <table:table-cell table:style-name="ce1" office:value-type="string" calcext:value-type="string" table:number-columns-spanned="13" table:number-rows-spanned="1">
            <text:p>RUN 9, bean splitter off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no cooling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failed test, no cooling, RT, issue with N2 gaz </text:p>
          </table:table-cell>
          <table:covered-table-cell table:number-columns-repeated="2"/>
          <table:table-cell/>
          <table:table-cell table:style-name="ce5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test 1, no cooling, RT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5])*60+MINUTE([.A5])" office:value-type="float" office:value="839" calcext:value-type="float">
            <text:p>839</text:p>
          </table:table-cell>
          <table:table-cell table:formula="of:=[.C5]-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H5]/[.G5])" office:value-type="float" office:value="2.49207590632572" calcext:value-type="float">
            <text:p>2.4920759063</text:p>
          </table:table-cell>
          <table:table-cell table:formula="of:= [.I5] / [.I$5]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L5]/[.K5])" office:value-type="float" office:value="0.242592467588603" calcext:value-type="float">
            <text:p>0.2425924676</text:p>
          </table:table-cell>
          <table:table-cell table:formula="of:=[.M5]/[.M$5]" office:value-type="float" office:value="1" calcext:value-type="float">
            <text:p>1</text:p>
          </table:table-cell>
          <table:table-cell/>
          <table:table-cell office:value-type="time" office:time-value="PT13H16M00S" calcext:value-type="time">
            <text:p>01:16:00 PM</text:p>
          </table:table-cell>
          <table:table-cell office:value-type="float" office:value="18" calcext:value-type="float">
            <text:p>18</text:p>
          </table:table-cell>
          <table:table-cell table:formula="of:=HOUR([.P5])*60 + MINUTE([.P5])" office:value-type="float" office:value="796" calcext:value-type="float">
            <text:p>796</text:p>
          </table:table-cell>
          <table:table-cell table:formula="of:= [.R5] - [.R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329" calcext:value-type="float">
            <text:p>329</text:p>
          </table:table-cell>
          <table:table-cell office:value-type="float" office:value="7499" calcext:value-type="float">
            <text:p>7499</text:p>
          </table:table-cell>
          <table:table-cell table:formula="of:=LN([.W5]/[.V5])" office:value-type="float" office:value="3.12646720653602" calcext:value-type="float">
            <text:p>3.1264672065</text:p>
          </table:table-cell>
          <table:table-cell table:formula="of:=[.X5]/[.X$5]" office:value-type="float" office:value="1" calcext:value-type="float">
            <text:p>1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office:value-type="float" office:value="24.14" calcext:value-type="float">
            <text:p>24.14</text:p>
          </table:table-cell>
          <table:table-cell table:formula="of:=HOUR([.AA5])*60 + MINUTE([.AA5])" office:value-type="float" office:value="642" calcext:value-type="float">
            <text:p>642</text:p>
          </table:table-cell>
          <table:table-cell table:formula="of:= [.AC5] - [.AC$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office:value-type="float" office:value="1437" calcext:value-type="float">
            <text:p>1437</text:p>
          </table:table-cell>
          <table:table-cell office:value-type="float" office:value="7934" calcext:value-type="float">
            <text:p>7934</text:p>
          </table:table-cell>
          <table:table-cell table:formula="of:=LN([.AH5]/[.AG5])" office:value-type="float" office:value="1.70859971499525" calcext:value-type="float">
            <text:p>1.708599715</text:p>
          </table:table-cell>
          <table:table-cell table:formula="of:=[.AI5]/[.AI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6])*60+MINUTE([.A6])" office:value-type="float" office:value="842" calcext:value-type="float">
            <text:p>842</text:p>
          </table:table-cell>
          <table:table-cell table:formula="of:=[.C6]-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H6]/[.G6])" office:value-type="float" office:value="2.5650563379377" calcext:value-type="float">
            <text:p>2.5650563379</text:p>
          </table:table-cell>
          <table:table-cell table:formula="of:= [.I6] / [.I$5]" office:value-type="float" office:value="1.02928499546372" calcext:value-type="float">
            <text:p>1.0292849955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L6]/[.K6])" office:value-type="float" office:value="0.254219377561236" calcext:value-type="float">
            <text:p>0.2542193776</text:p>
          </table:table-cell>
          <table:table-cell table:formula="of:=[.M6]/[.M$5]" office:value-type="float" office:value="1.04792774519426" calcext:value-type="float">
            <text:p>1.0479277452</text:p>
          </table:table-cell>
          <table:table-cell/>
          <table:table-cell office:value-type="time" office:time-value="PT13H20M00S" calcext:value-type="time">
            <text:p>01:20:00 PM</text:p>
          </table:table-cell>
          <table:table-cell office:value-type="float" office:value="18.1" calcext:value-type="float">
            <text:p>18.1</text:p>
          </table:table-cell>
          <table:table-cell table:formula="of:=HOUR([.P6])*60 + MINUTE([.P6])" office:value-type="float" office:value="800" calcext:value-type="float">
            <text:p>800</text:p>
          </table:table-cell>
          <table:table-cell table:formula="of:= [.R6] - [.R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326" calcext:value-type="float">
            <text:p>326</text:p>
          </table:table-cell>
          <table:table-cell office:value-type="float" office:value="7483" calcext:value-type="float">
            <text:p>7483</text:p>
          </table:table-cell>
          <table:table-cell table:formula="of:=LN([.W6]/[.V6])" office:value-type="float" office:value="3.13349167871365" calcext:value-type="float">
            <text:p>3.1334916787</text:p>
          </table:table-cell>
          <table:table-cell table:formula="of:=[.X6]/[.X$5]" office:value-type="float" office:value="1.00224677622172" calcext:value-type="float">
            <text:p>1.0022467762</text:p>
          </table:table-cell>
          <table:table-cell/>
          <table:table-cell office:value-type="time" office:time-value="PT10H45M00S" calcext:value-type="time">
            <text:p>10:45:00 AM</text:p>
          </table:table-cell>
          <table:table-cell office:value-type="float" office:value="24.12" calcext:value-type="float">
            <text:p>24.12</text:p>
          </table:table-cell>
          <table:table-cell table:formula="of:=HOUR([.AA6])*60 + MINUTE([.AA6])" office:value-type="float" office:value="645" calcext:value-type="float">
            <text:p>645</text:p>
          </table:table-cell>
          <table:table-cell table:formula="of:= [.AC6] - [.AC$5]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34" calcext:value-type="float">
            <text:p>1434</text:p>
          </table:table-cell>
          <table:table-cell office:value-type="float" office:value="1242" calcext:value-type="float">
            <text:p>1242</text:p>
          </table:table-cell>
          <table:table-cell office:value-type="float" office:value="7822" calcext:value-type="float">
            <text:p>7822</text:p>
          </table:table-cell>
          <table:table-cell table:formula="of:=LN([.AH6]/[.AG6])" office:value-type="float" office:value="1.84021729282204" calcext:value-type="float">
            <text:p>1.8402172928</text:p>
          </table:table-cell>
          <table:table-cell table:formula="of:=[.AI6]/[.AI$5]" office:value-type="float" office:value="1.07703242407901" calcext:value-type="float">
            <text:p>1.0770324241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7])*60+MINUTE([.A7])" office:value-type="float" office:value="845" calcext:value-type="float">
            <text:p>845</text:p>
          </table:table-cell>
          <table:table-cell table:formula="of:=[.C7]-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H7]/[.G7])" office:value-type="float" office:value="2.56484161625581" calcext:value-type="float">
            <text:p>2.5648416163</text:p>
          </table:table-cell>
          <table:table-cell table:formula="of:= [.I7] / [.I$5]" office:value-type="float" office:value="1.02919883368937" calcext:value-type="float">
            <text:p>1.0291988337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L7]/[.K7])" office:value-type="float" office:value="0.23166000108534" calcext:value-type="float">
            <text:p>0.2316600011</text:p>
          </table:table-cell>
          <table:table-cell table:formula="of:=[.M7]/[.M$5]" office:value-type="float" office:value="0.954934847681242" calcext:value-type="float">
            <text:p>0.9549348477</text:p>
          </table:table-cell>
          <table:table-cell/>
          <table:table-cell office:value-type="time" office:time-value="PT13H23M00S" calcext:value-type="time">
            <text:p>01:23:00 PM</text:p>
          </table:table-cell>
          <table:table-cell office:value-type="float" office:value="18.35" calcext:value-type="float">
            <text:p>18.35</text:p>
          </table:table-cell>
          <table:table-cell table:formula="of:=HOUR([.P7])*60 + MINUTE([.P7])" office:value-type="float" office:value="803" calcext:value-type="float">
            <text:p>803</text:p>
          </table:table-cell>
          <table:table-cell table:formula="of:= [.R7] - [.R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391" calcext:value-type="float">
            <text:p>391</text:p>
          </table:table-cell>
          <table:table-cell office:value-type="float" office:value="7492" calcext:value-type="float">
            <text:p>7492</text:p>
          </table:table-cell>
          <table:table-cell table:formula="of:=LN([.W7]/[.V7])" office:value-type="float" office:value="2.95288350357861" calcext:value-type="float">
            <text:p>2.9528835036</text:p>
          </table:table-cell>
          <table:table-cell table:formula="of:=[.X7]/[.X$5]" office:value-type="float" office:value="0.944479282368764" calcext:value-type="float">
            <text:p>0.9444792824</text:p>
          </table:table-cell>
          <table:table-cell/>
          <table:table-cell office:value-type="time" office:time-value="PT10H48M00S" calcext:value-type="time">
            <text:p>10:48:00 AM</text:p>
          </table:table-cell>
          <table:table-cell office:value-type="float" office:value="24.05" calcext:value-type="float">
            <text:p>24.05</text:p>
          </table:table-cell>
          <table:table-cell table:formula="of:=HOUR([.AA7])*60 + MINUTE([.AA7])" office:value-type="float" office:value="648" calcext:value-type="float">
            <text:p>648</text:p>
          </table:table-cell>
          <table:table-cell table:formula="of:= [.AC7] - [.AC$5]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office:value-type="float" office:value="1176" calcext:value-type="float">
            <text:p>1176</text:p>
          </table:table-cell>
          <table:table-cell office:value-type="float" office:value="8076" calcext:value-type="float">
            <text:p>8076</text:p>
          </table:table-cell>
          <table:table-cell table:formula="of:=LN([.AH7]/[.AG7])" office:value-type="float" office:value="1.92677785097416" calcext:value-type="float">
            <text:p>1.926777851</text:p>
          </table:table-cell>
          <table:table-cell table:formula="of:=[.AI7]/[.AI$5]" office:value-type="float" office:value="1.12769411937981" calcext:value-type="float">
            <text:p>1.1276941194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8])*60+MINUTE([.A8])" office:value-type="float" office:value="849" calcext:value-type="float">
            <text:p>849</text:p>
          </table:table-cell>
          <table:table-cell table:formula="of:=[.C8]-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H8]/[.G8])" office:value-type="float" office:value="2.57047513131388" calcext:value-type="float">
            <text:p>2.5704751313</text:p>
          </table:table-cell>
          <table:table-cell table:formula="of:= [.I8] / [.I$5]" office:value-type="float" office:value="1.03145940490382" calcext:value-type="float">
            <text:p>1.0314594049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L8]/[.K8])" office:value-type="float" office:value="0.222830780302689" calcext:value-type="float">
            <text:p>0.2228307803</text:p>
          </table:table-cell>
          <table:table-cell table:formula="of:=[.M8]/[.M$5]" office:value-type="float" office:value="0.91853956768589" calcext:value-type="float">
            <text:p>0.9185395677</text:p>
          </table:table-cell>
          <table:table-cell/>
          <table:table-cell office:value-type="time" office:time-value="PT13H27M00S" calcext:value-type="time">
            <text:p>01:27:00 PM</text:p>
          </table:table-cell>
          <table:table-cell office:value-type="float" office:value="18.3" calcext:value-type="float">
            <text:p>18.3</text:p>
          </table:table-cell>
          <table:table-cell table:formula="of:=HOUR([.P8])*60 + MINUTE([.P8])" office:value-type="float" office:value="807" calcext:value-type="float">
            <text:p>807</text:p>
          </table:table-cell>
          <table:table-cell table:formula="of:= [.R8] - [.R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65" calcext:value-type="float">
            <text:p>365</text:p>
          </table:table-cell>
          <table:table-cell office:value-type="float" office:value="7497" calcext:value-type="float">
            <text:p>7497</text:p>
          </table:table-cell>
          <table:table-cell table:formula="of:=LN([.W8]/[.V8])" office:value-type="float" office:value="3.02236086592057" calcext:value-type="float">
            <text:p>3.0223608659</text:p>
          </table:table-cell>
          <table:table-cell table:formula="of:=[.X8]/[.X$5]" office:value-type="float" office:value="0.96670160480244" calcext:value-type="float">
            <text:p>0.9667016048</text:p>
          </table:table-cell>
          <table:table-cell/>
          <table:table-cell office:value-type="time" office:time-value="PT10H52M00S" calcext:value-type="time">
            <text:p>10:52:00 AM</text:p>
          </table:table-cell>
          <table:table-cell office:value-type="float" office:value="24.07" calcext:value-type="float">
            <text:p>24.07</text:p>
          </table:table-cell>
          <table:table-cell table:formula="of:=HOUR([.AA8])*60 + MINUTE([.AA8])" office:value-type="float" office:value="652" calcext:value-type="float">
            <text:p>652</text:p>
          </table:table-cell>
          <table:table-cell table:formula="of:= [.AC8] - [.AC$5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 office:value-type="float" office:value="1158" calcext:value-type="float">
            <text:p>1158</text:p>
          </table:table-cell>
          <table:table-cell office:value-type="float" office:value="8199" calcext:value-type="float">
            <text:p>8199</text:p>
          </table:table-cell>
          <table:table-cell table:formula="of:=LN([.AH9]/[.AG9])" office:value-type="float" office:value="2.042316723247" calcext:value-type="float">
            <text:p>2.0423167232</text:p>
          </table:table-cell>
          <table:table-cell table:formula="of:=[.AI8]/[.AI$5]" office:value-type="float" office:value="1.19531608563605" calcext:value-type="float">
            <text:p>1.1953160856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9])*60+MINUTE([.A9])" office:value-type="float" office:value="852" calcext:value-type="float">
            <text:p>852</text:p>
          </table:table-cell>
          <table:table-cell table:formula="of:=[.C9]-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H9]/[.G9])" office:value-type="float" office:value="2.57336455438682" calcext:value-type="float">
            <text:p>2.5733645544</text:p>
          </table:table-cell>
          <table:table-cell table:formula="of:= [.I9] / [.I$5]" office:value-type="float" office:value="1.03261884915093" calcext:value-type="float">
            <text:p>1.0326188492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L9]/[.K9])" office:value-type="float" office:value="0.221116751836462" calcext:value-type="float">
            <text:p>0.2211167518</text:p>
          </table:table-cell>
          <table:table-cell table:formula="of:=[.M9]/[.M$5]" office:value-type="float" office:value="0.911474103192024" calcext:value-type="float">
            <text:p>0.9114741032</text:p>
          </table:table-cell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18.67" calcext:value-type="float">
            <text:p>18.67</text:p>
          </table:table-cell>
          <table:table-cell table:formula="of:=HOUR([.P9])*60 + MINUTE([.P9])" office:value-type="float" office:value="810" calcext:value-type="float">
            <text:p>810</text:p>
          </table:table-cell>
          <table:table-cell table:formula="of:= [.R9] - [.R$5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float" office:value="381" calcext:value-type="float">
            <text:p>381</text:p>
          </table:table-cell>
          <table:table-cell office:value-type="float" office:value="7581" calcext:value-type="float">
            <text:p>7581</text:p>
          </table:table-cell>
          <table:table-cell table:formula="of:=LN([.W9]/[.V9])" office:value-type="float" office:value="2.9906010209296" calcext:value-type="float">
            <text:p>2.9906010209</text:p>
          </table:table-cell>
          <table:table-cell table:formula="of:=[.X9]/[.X$5]" office:value-type="float" office:value="0.956543223827079" calcext:value-type="float">
            <text:p>0.9565432238</text:p>
          </table:table-cell>
          <table:table-cell/>
          <table:table-cell office:value-type="time" office:time-value="PT10H55M00S" calcext:value-type="time">
            <text:p>10:55:00 AM</text:p>
          </table:table-cell>
          <table:table-cell office:value-type="float" office:value="24.09" calcext:value-type="float">
            <text:p>24.09</text:p>
          </table:table-cell>
          <table:table-cell table:formula="of:=HOUR([.AA9])*60 + MINUTE([.AA9])" office:value-type="float" office:value="655" calcext:value-type="float">
            <text:p>655</text:p>
          </table:table-cell>
          <table:table-cell table:formula="of:= [.AC9] - [.AC$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1101" calcext:value-type="float">
            <text:p>1101</text:p>
          </table:table-cell>
          <table:table-cell office:value-type="float" office:value="8487" calcext:value-type="float">
            <text:p>8487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9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10])*60+MINUTE([.A10])" office:value-type="float" office:value="856" calcext:value-type="float">
            <text:p>856</text:p>
          </table:table-cell>
          <table:table-cell table:formula="of:=[.C10]-[.C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H10]/[.G10])" office:value-type="float" office:value="2.56451771830516" calcext:value-type="float">
            <text:p>2.5645177183</text:p>
          </table:table-cell>
          <table:table-cell table:formula="of:= [.I10] / [.I$5]" office:value-type="float" office:value="1.02906886254771" calcext:value-type="float">
            <text:p>1.0290688625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L10]/[.K10])" office:value-type="float" office:value="0.221125329790315" calcext:value-type="float">
            <text:p>0.2211253298</text:p>
          </table:table-cell>
          <table:table-cell table:formula="of:=[.M10]/[.M$5]" office:value-type="float" office:value="0.911509462714673" calcext:value-type="float">
            <text:p>0.9115094627</text:p>
          </table:table-cell>
          <table:table-cell/>
          <table:table-cell office:value-type="time" office:time-value="PT13H33M00S" calcext:value-type="time">
            <text:p>01:33:00 PM</text:p>
          </table:table-cell>
          <table:table-cell office:value-type="float" office:value="18.72" calcext:value-type="float">
            <text:p>18.72</text:p>
          </table:table-cell>
          <table:table-cell table:formula="of:=HOUR([.P10])*60 + MINUTE([.P10])" office:value-type="float" office:value="813" calcext:value-type="float">
            <text:p>813</text:p>
          </table:table-cell>
          <table:table-cell table:formula="of:= [.R10] - [.R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363" calcext:value-type="float">
            <text:p>363</text:p>
          </table:table-cell>
          <table:table-cell office:value-type="float" office:value="7619" calcext:value-type="float">
            <text:p>7619</text:p>
          </table:table-cell>
          <table:table-cell table:formula="of:=LN([.W10]/[.V10])" office:value-type="float" office:value="3.04399757220816" calcext:value-type="float">
            <text:p>3.0439975722</text:p>
          </table:table-cell>
          <table:table-cell table:formula="of:=[.X10]/[.X$5]" office:value-type="float" office:value="0.973622101599066" calcext:value-type="float">
            <text:p>0.9736221016</text:p>
          </table:table-cell>
          <table:table-cell/>
          <table:table-cell office:value-type="time" office:time-value="PT10H58M00S" calcext:value-type="time">
            <text:p>10:58:00 AM</text:p>
          </table:table-cell>
          <table:table-cell office:value-type="float" office:value="24" calcext:value-type="float">
            <text:p>24</text:p>
          </table:table-cell>
          <table:table-cell table:formula="of:=HOUR([.AA10])*60 + MINUTE([.AA10])" office:value-type="float" office:value="658" calcext:value-type="float">
            <text:p>658</text:p>
          </table:table-cell>
          <table:table-cell table:formula="of:= [.AC10] - [.AC$5]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38" calcext:value-type="float">
            <text:p>1438</text:p>
          </table:table-cell>
          <table:table-cell office:value-type="float" office:value="1130" calcext:value-type="float">
            <text:p>1130</text:p>
          </table:table-cell>
          <table:table-cell office:value-type="float" office:value="8491" calcext:value-type="float">
            <text:p>8491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10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1])*60+MINUTE([.A11])" office:value-type="float" office:value="860" calcext:value-type="float">
            <text:p>860</text:p>
          </table:table-cell>
          <table:table-cell table:formula="of:=[.C11]-[.C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H11]/[.G11])" office:value-type="float" office:value="2.58470012224523" calcext:value-type="float">
            <text:p>2.5847001222</text:p>
          </table:table-cell>
          <table:table-cell table:formula="of:= [.I11] / [.I$5]" office:value-type="float" office:value="1.03716749384896" calcext:value-type="float">
            <text:p>1.0371674938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L11]/[.K11])" office:value-type="float" office:value="0.216759580704286" calcext:value-type="float">
            <text:p>0.2167595807</text:p>
          </table:table-cell>
          <table:table-cell table:formula="of:=[.M11]/[.M$5]" office:value-type="float" office:value="0.893513235834983" calcext:value-type="float">
            <text:p>0.8935132358</text:p>
          </table:table-cell>
          <table:table-cell/>
          <table:table-cell office:value-type="time" office:time-value="PT13H37M00S" calcext:value-type="time">
            <text:p>01:37:00 PM</text:p>
          </table:table-cell>
          <table:table-cell office:value-type="float" office:value="18.8" calcext:value-type="float">
            <text:p>18.8</text:p>
          </table:table-cell>
          <table:table-cell table:formula="of:=HOUR([.P11])*60 + MINUTE([.P11])" office:value-type="float" office:value="817" calcext:value-type="float">
            <text:p>817</text:p>
          </table:table-cell>
          <table:table-cell table:formula="of:= [.R11] - [.R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449" calcext:value-type="float">
            <text:p>449</text:p>
          </table:table-cell>
          <table:table-cell office:value-type="float" office:value="7501" calcext:value-type="float">
            <text:p>7501</text:p>
          </table:table-cell>
          <table:table-cell table:formula="of:=LN([.W11]/[.V11])" office:value-type="float" office:value="2.81576873622738" calcext:value-type="float">
            <text:p>2.8157687362</text:p>
          </table:table-cell>
          <table:table-cell table:formula="of:=[.X11]/[.X$5]" office:value-type="float" office:value="0.900623147538824" calcext:value-type="float">
            <text:p>0.9006231475</text:p>
          </table:table-cell>
          <table:table-cell/>
          <table:table-cell office:value-type="time" office:time-value="PT11H02M00S" calcext:value-type="time">
            <text:p>11:02:00 AM</text:p>
          </table:table-cell>
          <table:table-cell office:value-type="float" office:value="23.99" calcext:value-type="float">
            <text:p>23.99</text:p>
          </table:table-cell>
          <table:table-cell table:formula="of:=HOUR([.AA11])*60 + MINUTE([.AA11])" office:value-type="float" office:value="662" calcext:value-type="float">
            <text:p>662</text:p>
          </table:table-cell>
          <table:table-cell table:formula="of:= [.AC11] - [.AC$5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39" calcext:value-type="float">
            <text:p>1439</text:p>
          </table:table-cell>
          <table:table-cell office:value-type="float" office:value="1091" calcext:value-type="float">
            <text:p>1091</text:p>
          </table:table-cell>
          <table:table-cell office:value-type="float" office:value="8498" calcext:value-type="float">
            <text:p>8498</text:p>
          </table:table-cell>
          <table:table-cell table:formula="of:=LN([.AH11]/[.AG11])" office:value-type="float" office:value="2.05273613484169" calcext:value-type="float">
            <text:p>2.0527361348</text:p>
          </table:table-cell>
          <table:table-cell table:formula="of:=[.AI11]/[.AI$5]" office:value-type="float" office:value="1.2014143024994" calcext:value-type="float">
            <text:p>1.2014143025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2])*60+MINUTE([.A12])" office:value-type="float" office:value="863" calcext:value-type="float">
            <text:p>863</text:p>
          </table:table-cell>
          <table:table-cell table:formula="of:=[.C12]-[.C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H12]/[.G12])" office:value-type="float" office:value="2.55098264997983" calcext:value-type="float">
            <text:p>2.55098265</text:p>
          </table:table-cell>
          <table:table-cell table:formula="of:= [.I12] / [.I$5]" office:value-type="float" office:value="1.02363762014816" calcext:value-type="float">
            <text:p>1.0236376201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L12]/[.K12])" office:value-type="float" office:value="0.235728038011359" calcext:value-type="float">
            <text:p>0.235728038</text:p>
          </table:table-cell>
          <table:table-cell table:formula="of:=[.M12]/[.M$5]" office:value-type="float" office:value="0.971703863498001" calcext:value-type="float">
            <text:p>0.9717038635</text:p>
          </table:table-cell>
          <table:table-cell/>
          <table:table-cell office:value-type="time" office:time-value="PT13H40M00S" calcext:value-type="time">
            <text:p>01:40:00 PM</text:p>
          </table:table-cell>
          <table:table-cell office:value-type="float" office:value="18.82" calcext:value-type="float">
            <text:p>18.82</text:p>
          </table:table-cell>
          <table:table-cell table:formula="of:=HOUR([.P12])*60 + MINUTE([.P12])" office:value-type="float" office:value="820" calcext:value-type="float">
            <text:p>820</text:p>
          </table:table-cell>
          <table:table-cell table:formula="of:= [.R12] - [.R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22" calcext:value-type="float">
            <text:p>1422</text:p>
          </table:table-cell>
          <table:table-cell office:value-type="float" office:value="401" calcext:value-type="float">
            <text:p>401</text:p>
          </table:table-cell>
          <table:table-cell office:value-type="float" office:value="7884" calcext:value-type="float">
            <text:p>7884</text:p>
          </table:table-cell>
          <table:table-cell table:formula="of:=LN([.W12]/[.V12])" office:value-type="float" office:value="2.97862924096604" calcext:value-type="float">
            <text:p>2.978629241</text:p>
          </table:table-cell>
          <table:table-cell table:formula="of:=[.X12]/[.X$5]" office:value-type="float" office:value="0.95271405205821" calcext:value-type="float">
            <text:p>0.9527140521</text:p>
          </table:table-cell>
          <table:table-cell/>
          <table:table-cell office:value-type="time" office:time-value="PT11H05M00S" calcext:value-type="time">
            <text:p>11:05:00 AM</text:p>
          </table:table-cell>
          <table:table-cell office:value-type="float" office:value="24" calcext:value-type="float">
            <text:p>24</text:p>
          </table:table-cell>
          <table:table-cell table:formula="of:=HOUR([.AA12])*60 + MINUTE([.AA12])" office:value-type="float" office:value="665" calcext:value-type="float">
            <text:p>665</text:p>
          </table:table-cell>
          <table:table-cell table:formula="of:= [.AC12] - [.AC$5]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office:value-type="float" office:value="1083" calcext:value-type="float">
            <text:p>1083</text:p>
          </table:table-cell>
          <table:table-cell office:value-type="float" office:value="8494" calcext:value-type="float">
            <text:p>8494</text:p>
          </table:table-cell>
          <table:table-cell table:formula="of:=LN([.AH12]/[.AG12])" office:value-type="float" office:value="2.05962506387223" calcext:value-type="float">
            <text:p>2.0596250639</text:p>
          </table:table-cell>
          <table:table-cell table:formula="of:=[.AI12]/[.AI$5]" office:value-type="float" office:value="1.20544621762269" calcext:value-type="float">
            <text:p>1.2054462176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3])*60+MINUTE([.A13])" office:value-type="float" office:value="867" calcext:value-type="float">
            <text:p>867</text:p>
          </table:table-cell>
          <table:table-cell table:formula="of:=[.C13]-[.C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H13]/[.G13])" office:value-type="float" office:value="2.51125017649583" calcext:value-type="float">
            <text:p>2.5112501765</text:p>
          </table:table-cell>
          <table:table-cell table:formula="of:= [.I13] / [.I$5]" office:value-type="float" office:value="1.00769409556163" calcext:value-type="float">
            <text:p>1.0076940956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L13]/[.K13])" office:value-type="float" office:value="0.217092138612037" calcext:value-type="float">
            <text:p>0.2170921386</text:p>
          </table:table-cell>
          <table:table-cell table:formula="of:=[.M13]/[.M$5]" office:value-type="float" office:value="0.894884085932088" calcext:value-type="float">
            <text:p>0.8948840859</text:p>
          </table:table-cell>
          <table:table-cell/>
          <table:table-cell office:value-type="time" office:time-value="PT13H44M00S" calcext:value-type="time">
            <text:p>01:44:00 PM</text:p>
          </table:table-cell>
          <table:table-cell office:value-type="float" office:value="19.1" calcext:value-type="float">
            <text:p>19.1</text:p>
          </table:table-cell>
          <table:table-cell table:formula="of:=HOUR([.P13])*60 + MINUTE([.P13])" office:value-type="float" office:value="824" calcext:value-type="float">
            <text:p>824</text:p>
          </table:table-cell>
          <table:table-cell table:formula="of:= [.R13] - [.R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float" office:value="7916" calcext:value-type="float">
            <text:p>7916</text:p>
          </table:table-cell>
          <table:table-cell table:formula="of:=LN([.W13]/[.V13])" office:value-type="float" office:value="2.91285609803485" calcext:value-type="float">
            <text:p>2.912856098</text:p>
          </table:table-cell>
          <table:table-cell table:formula="of:=[.X13]/[.X$5]" office:value-type="float" office:value="0.931676523568005" calcext:value-type="float">
            <text:p>0.9316765236</text:p>
          </table:table-cell>
          <table:table-cell/>
          <table:table-cell office:value-type="time" office:time-value="PT11H08M00S" calcext:value-type="time">
            <text:p>11:08:00 AM</text:p>
          </table:table-cell>
          <table:table-cell office:value-type="float" office:value="23.96" calcext:value-type="float">
            <text:p>23.96</text:p>
          </table:table-cell>
          <table:table-cell table:formula="of:=HOUR([.AA13])*60 + MINUTE([.AA13])" office:value-type="float" office:value="668" calcext:value-type="float">
            <text:p>668</text:p>
          </table:table-cell>
          <table:table-cell table:formula="of:= [.AC13] - [.AC$5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41" calcext:value-type="float">
            <text:p>1441</text:p>
          </table:table-cell>
          <table:table-cell office:value-type="float" office:value="1134" calcext:value-type="float">
            <text:p>1134</text:p>
          </table:table-cell>
          <table:table-cell office:value-type="float" office:value="8233" calcext:value-type="float">
            <text:p>8233</text:p>
          </table:table-cell>
          <table:table-cell table:formula="of:=LN([.AH13]/[.AG13])" office:value-type="float" office:value="1.98239926301073" calcext:value-type="float">
            <text:p>1.982399263</text:p>
          </table:table-cell>
          <table:table-cell table:formula="of:=[.AI13]/[.AI$5]" office:value-type="float" office:value="1.16024791858065" calcext:value-type="float">
            <text:p>1.16024791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4])*60+MINUTE([.A14])" office:value-type="float" office:value="871" calcext:value-type="float">
            <text:p>871</text:p>
          </table:table-cell>
          <table:table-cell table:formula="of:=[.C14]-[.C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H14]/[.G14])" office:value-type="float" office:value="2.62484478033258" calcext:value-type="float">
            <text:p>2.6248447803</text:p>
          </table:table-cell>
          <table:table-cell table:formula="of:= [.I14] / [.I$5]" office:value-type="float" office:value="1.05327641652883" calcext:value-type="float">
            <text:p>1.0532764165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L14]/[.K14])" office:value-type="float" office:value="0.198450938723838" calcext:value-type="float">
            <text:p>0.1984509387</text:p>
          </table:table-cell>
          <table:table-cell table:formula="of:=[.M14]/[.M$5]" office:value-type="float" office:value="0.818042459011457" calcext:value-type="float">
            <text:p>0.818042459</text:p>
          </table:table-cell>
          <table:table-cell/>
          <table:table-cell office:value-type="time" office:time-value="PT13H48M00S" calcext:value-type="time">
            <text:p>01:48:00 PM</text:p>
          </table:table-cell>
          <table:table-cell office:value-type="float" office:value="19.28" calcext:value-type="float">
            <text:p>19.28</text:p>
          </table:table-cell>
          <table:table-cell table:formula="of:=HOUR([.P14])*60 + MINUTE([.P14])" office:value-type="float" office:value="828" calcext:value-type="float">
            <text:p>828</text:p>
          </table:table-cell>
          <table:table-cell table:formula="of:= [.R14] - [.R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426" calcext:value-type="float">
            <text:p>426</text:p>
          </table:table-cell>
          <table:table-cell office:value-type="float" office:value="8208" calcext:value-type="float">
            <text:p>8208</text:p>
          </table:table-cell>
          <table:table-cell table:formula="of:=LN([.W14]/[.V14])" office:value-type="float" office:value="2.95842522114118" calcext:value-type="float">
            <text:p>2.9584252211</text:p>
          </table:table-cell>
          <table:table-cell table:formula="of:=[.X14]/[.X$5]" office:value-type="float" office:value="0.946251799781063" calcext:value-type="float">
            <text:p>0.9462517998</text:p>
          </table:table-cell>
          <table:table-cell/>
          <table:table-cell office:value-type="time" office:time-value="PT11H12M00S" calcext:value-type="time">
            <text:p>11:12:00 AM</text:p>
          </table:table-cell>
          <table:table-cell office:value-type="float" office:value="24" calcext:value-type="float">
            <text:p>24</text:p>
          </table:table-cell>
          <table:table-cell table:formula="of:=HOUR([.AA14])*60 + MINUTE([.AA14])" office:value-type="float" office:value="672" calcext:value-type="float">
            <text:p>672</text:p>
          </table:table-cell>
          <table:table-cell table:formula="of:= [.AC14] - [.AC$5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42" calcext:value-type="float">
            <text:p>1442</text:p>
          </table:table-cell>
          <table:table-cell office:value-type="float" office:value="1186" calcext:value-type="float">
            <text:p>1186</text:p>
          </table:table-cell>
          <table:table-cell office:value-type="float" office:value="8396" calcext:value-type="float">
            <text:p>8396</text:p>
          </table:table-cell>
          <table:table-cell table:formula="of:=LN([.AH14]/[.AG14])" office:value-type="float" office:value="1.95716910138285" calcext:value-type="float">
            <text:p>1.9571691014</text:p>
          </table:table-cell>
          <table:table-cell table:formula="of:=[.AI14]/[.AI$5]" office:value-type="float" office:value="1.14548134604382" calcext:value-type="float">
            <text:p>1.145481346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5])*60+MINUTE([.A15])" office:value-type="float" office:value="874" calcext:value-type="float">
            <text:p>874</text:p>
          </table:table-cell>
          <table:table-cell table:formula="of:=[.C15]-[.C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H15]/[.G15])" office:value-type="float" office:value="2.56365931213105" calcext:value-type="float">
            <text:p>2.5636593121</text:p>
          </table:table-cell>
          <table:table-cell table:formula="of:= [.I15] / [.I$5]" office:value-type="float" office:value="1.02872440828292" calcext:value-type="float">
            <text:p>1.0287244083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L15]/[.K15])" office:value-type="float" office:value="0.206157098757779" calcext:value-type="float">
            <text:p>0.2061570988</text:p>
          </table:table-cell>
          <table:table-cell table:formula="of:=[.M15]/[.M$5]" office:value-type="float" office:value="0.849808325901475" calcext:value-type="float">
            <text:p>0.8498083259</text:p>
          </table:table-cell>
          <table:table-cell/>
          <table:table-cell office:value-type="time" office:time-value="PT13H51M00S" calcext:value-type="time">
            <text:p>01:51:00 PM</text:p>
          </table:table-cell>
          <table:table-cell office:value-type="float" office:value="19.31" calcext:value-type="float">
            <text:p>19.31</text:p>
          </table:table-cell>
          <table:table-cell table:formula="of:=HOUR([.P15])*60 + MINUTE([.P15])" office:value-type="float" office:value="831" calcext:value-type="float">
            <text:p>831</text:p>
          </table:table-cell>
          <table:table-cell table:formula="of:= [.R15] - [.R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63" calcext:value-type="float">
            <text:p>463</text:p>
          </table:table-cell>
          <table:table-cell office:value-type="float" office:value="8065" calcext:value-type="float">
            <text:p>8065</text:p>
          </table:table-cell>
          <table:table-cell table:formula="of:=LN([.W15]/[.V15])" office:value-type="float" office:value="2.85756193647307" calcext:value-type="float">
            <text:p>2.8575619365</text:p>
          </table:table-cell>
          <table:table-cell table:formula="of:=[.X15]/[.X$5]" office:value-type="float" office:value="0.913990695472262" calcext:value-type="float">
            <text:p>0.9139906955</text:p>
          </table:table-cell>
          <table:table-cell/>
          <table:table-cell office:value-type="time" office:time-value="PT11H15M00S" calcext:value-type="time">
            <text:p>11:15:00 AM</text:p>
          </table:table-cell>
          <table:table-cell office:value-type="float" office:value="24" calcext:value-type="float">
            <text:p>24</text:p>
          </table:table-cell>
          <table:table-cell table:formula="of:=HOUR([.AA15])*60 + MINUTE([.AA15])" office:value-type="float" office:value="675" calcext:value-type="float">
            <text:p>675</text:p>
          </table:table-cell>
          <table:table-cell table:formula="of:= [.AC15] - [.AC$5]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443" calcext:value-type="float">
            <text:p>1443</text:p>
          </table:table-cell>
          <table:table-cell office:value-type="float" office:value="1115" calcext:value-type="float">
            <text:p>1115</text:p>
          </table:table-cell>
          <table:table-cell office:value-type="float" office:value="8393" calcext:value-type="float">
            <text:p>8393</text:p>
          </table:table-cell>
          <table:table-cell table:formula="of:=LN([.AH15]/[.AG15])" office:value-type="float" office:value="2.01854362018861" calcext:value-type="float">
            <text:p>2.0185436202</text:p>
          </table:table-cell>
          <table:table-cell table:formula="of:=[.AI15]/[.AI$5]" office:value-type="float" office:value="1.18140229245808" calcext:value-type="float">
            <text:p>1.1814022925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6])*60+MINUTE([.A16])" office:value-type="float" office:value="878" calcext:value-type="float">
            <text:p>878</text:p>
          </table:table-cell>
          <table:table-cell table:formula="of:=[.C16]-[.C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H16]/[.G16])" office:value-type="float" office:value="2.60867033480347" calcext:value-type="float">
            <text:p>2.6086703348</text:p>
          </table:table-cell>
          <table:table-cell table:formula="of:= [.I16] / [.I$5]" office:value-type="float" office:value="1.04678606625978" calcext:value-type="float">
            <text:p>1.0467860663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L16]/[.K16])" office:value-type="float" office:value="0.230641483893908" calcext:value-type="float">
            <text:p>0.2306414839</text:p>
          </table:table-cell>
          <table:table-cell table:formula="of:=[.M16]/[.M$5]" office:value-type="float" office:value="0.95073637770583" calcext:value-type="float">
            <text:p>0.9507363777</text:p>
          </table:table-cell>
          <table:table-cell/>
          <table:table-cell office:value-type="time" office:time-value="PT13H55M00S" calcext:value-type="time">
            <text:p>01:55:00 PM</text:p>
          </table:table-cell>
          <table:table-cell office:value-type="float" office:value="19.31" calcext:value-type="float">
            <text:p>19.31</text:p>
          </table:table-cell>
          <table:table-cell table:formula="of:=HOUR([.P16])*60 + MINUTE([.P16])" office:value-type="float" office:value="835" calcext:value-type="float">
            <text:p>835</text:p>
          </table:table-cell>
          <table:table-cell table:formula="of:= [.R16] - [.R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463" calcext:value-type="float">
            <text:p>463</text:p>
          </table:table-cell>
          <table:table-cell office:value-type="float" office:value="8015" calcext:value-type="float">
            <text:p>8015</text:p>
          </table:table-cell>
          <table:table-cell table:formula="of:=LN([.W16]/[.V16])" office:value-type="float" office:value="2.85134301095742" calcext:value-type="float">
            <text:p>2.851343011</text:p>
          </table:table-cell>
          <table:table-cell table:formula="of:=[.X16]/[.X$5]" office:value-type="float" office:value="0.91200157321227" calcext:value-type="float">
            <text:p>0.9120015732</text:p>
          </table:table-cell>
          <table:table-cell/>
          <table:table-cell office:value-type="time" office:time-value="PT11H18M00S" calcext:value-type="time">
            <text:p>11:18:00 AM</text:p>
          </table:table-cell>
          <table:table-cell office:value-type="float" office:value="23.95" calcext:value-type="float">
            <text:p>23.95</text:p>
          </table:table-cell>
          <table:table-cell table:formula="of:=HOUR([.AA16])*60 + MINUTE([.AA16])" office:value-type="float" office:value="678" calcext:value-type="float">
            <text:p>678</text:p>
          </table:table-cell>
          <table:table-cell table:formula="of:= [.AC16] - [.AC$5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141" calcext:value-type="float">
            <text:p>1141</text:p>
          </table:table-cell>
          <table:table-cell office:value-type="float" office:value="8455" calcext:value-type="float">
            <text:p>8455</text:p>
          </table:table-cell>
          <table:table-cell table:formula="of:=LN([.AH16]/[.AG16])" office:value-type="float" office:value="2.0028529114706" calcext:value-type="float">
            <text:p>2.0028529115</text:p>
          </table:table-cell>
          <table:table-cell table:formula="of:=[.AI16]/[.AI$5]" office:value-type="float" office:value="1.17221891932492" calcext:value-type="float">
            <text:p>1.1722189193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7])*60+MINUTE([.A17])" office:value-type="float" office:value="881" calcext:value-type="float">
            <text:p>881</text:p>
          </table:table-cell>
          <table:table-cell table:formula="of:=[.C17]-[.C$5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H17]/[.G17])" office:value-type="float" office:value="2.6039471690031" calcext:value-type="float">
            <text:p>2.603947169</text:p>
          </table:table-cell>
          <table:table-cell table:formula="of:= [.I17] / [.I$5]" office:value-type="float" office:value="1.04489079260925" calcext:value-type="float">
            <text:p>1.0448907926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L17]/[.K17])" office:value-type="float" office:value="0.222124356389906" calcext:value-type="float">
            <text:p>0.2221243564</text:p>
          </table:table-cell>
          <table:table-cell table:formula="of:=[.M17]/[.M$5]" office:value-type="float" office:value="0.915627589751021" calcext:value-type="float">
            <text:p>0.9156275898</text:p>
          </table:table-cell>
          <table:table-cell/>
          <table:table-cell office:value-type="time" office:time-value="PT13H59M00S" calcext:value-type="time">
            <text:p>01:59:00 PM</text:p>
          </table:table-cell>
          <table:table-cell office:value-type="float" office:value="19.55" calcext:value-type="float">
            <text:p>19.55</text:p>
          </table:table-cell>
          <table:table-cell table:formula="of:=HOUR([.P17])*60 + MINUTE([.P17])" office:value-type="float" office:value="839" calcext:value-type="float">
            <text:p>839</text:p>
          </table:table-cell>
          <table:table-cell table:formula="of:= [.R17] - [.R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7" calcext:value-type="float">
            <text:p>1427</text:p>
          </table:table-cell>
          <table:table-cell office:value-type="float" office:value="502" calcext:value-type="float">
            <text:p>502</text:p>
          </table:table-cell>
          <table:table-cell office:value-type="float" office:value="8171" calcext:value-type="float">
            <text:p>8171</text:p>
          </table:table-cell>
          <table:table-cell table:formula="of:=LN([.W17]/[.V17])" office:value-type="float" office:value="2.78974645969298" calcext:value-type="float">
            <text:p>2.7897464597</text:p>
          </table:table-cell>
          <table:table-cell table:formula="of:=[.X17]/[.X$5]" office:value-type="float" office:value="0.892299926850629" calcext:value-type="float">
            <text:p>0.8922999269</text:p>
          </table:table-cell>
          <table:table-cell/>
          <table:table-cell office:value-type="time" office:time-value="PT11H22M00S" calcext:value-type="time">
            <text:p>11:22:00 AM</text:p>
          </table:table-cell>
          <table:table-cell office:value-type="float" office:value="24" calcext:value-type="float">
            <text:p>24</text:p>
          </table:table-cell>
          <table:table-cell table:formula="of:=HOUR([.AA17])*60 + MINUTE([.AA17])" office:value-type="float" office:value="682" calcext:value-type="float">
            <text:p>682</text:p>
          </table:table-cell>
          <table:table-cell table:formula="of:= [.AC17] - [.AC$5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office:value-type="float" office:value="1188" calcext:value-type="float">
            <text:p>1188</text:p>
          </table:table-cell>
          <table:table-cell office:value-type="float" office:value="8277" calcext:value-type="float">
            <text:p>8277</text:p>
          </table:table-cell>
          <table:table-cell table:formula="of:=LN([.AH17]/[.AG17])" office:value-type="float" office:value="1.94120936296281" calcext:value-type="float">
            <text:p>1.941209363</text:p>
          </table:table-cell>
          <table:table-cell table:formula="of:=[.AI17]/[.AI$5]" office:value-type="float" office:value="1.13614051666174" calcext:value-type="float">
            <text:p>1.1361405167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8])*60+MINUTE([.A18])" office:value-type="float" office:value="885" calcext:value-type="float">
            <text:p>885</text:p>
          </table:table-cell>
          <table:table-cell table:formula="of:=[.C18]-[.C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H18]/[.G18])" office:value-type="float" office:value="2.54202664272697" calcext:value-type="float">
            <text:p>2.5420266427</text:p>
          </table:table-cell>
          <table:table-cell table:formula="of:= [.I18] / [.I$5]" office:value-type="float" office:value="1.02004382622314" calcext:value-type="float">
            <text:p>1.0200438262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L18]/[.K18])" office:value-type="float" office:value="0.20064493089873" calcext:value-type="float">
            <text:p>0.2006449309</text:p>
          </table:table-cell>
          <table:table-cell table:formula="of:=[.M18]/[.M$5]" office:value-type="float" office:value="0.82708640088113" calcext:value-type="float">
            <text:p>0.8270864009</text:p>
          </table:table-cell>
          <table:table-cell/>
          <table:table-cell office:value-type="time" office:time-value="PT14H02M00S" calcext:value-type="time">
            <text:p>02:02:00 PM</text:p>
          </table:table-cell>
          <table:table-cell office:value-type="float" office:value="19.6" calcext:value-type="float">
            <text:p>19.6</text:p>
          </table:table-cell>
          <table:table-cell table:formula="of:=HOUR([.P18])*60 + MINUTE([.P18])" office:value-type="float" office:value="842" calcext:value-type="float">
            <text:p>842</text:p>
          </table:table-cell>
          <table:table-cell table:formula="of:= [.R18] - [.R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float" office:value="519" calcext:value-type="float">
            <text:p>519</text:p>
          </table:table-cell>
          <table:table-cell office:value-type="float" office:value="8167" calcext:value-type="float">
            <text:p>8167</text:p>
          </table:table-cell>
          <table:table-cell table:formula="of:=LN([.W18]/[.V18])" office:value-type="float" office:value="2.75595304019239" calcext:value-type="float">
            <text:p>2.7559530402</text:p>
          </table:table-cell>
          <table:table-cell table:formula="of:=[.X18]/[.X$5]" office:value-type="float" office:value="0.881491107417006" calcext:value-type="float">
            <text:p>0.8814911074</text:p>
          </table:table-cell>
          <table:table-cell/>
          <table:table-cell office:value-type="time" office:time-value="PT11H25M00S" calcext:value-type="time">
            <text:p>11:25:00 AM</text:p>
          </table:table-cell>
          <table:table-cell office:value-type="float" office:value="23.94" calcext:value-type="float">
            <text:p>23.94</text:p>
          </table:table-cell>
          <table:table-cell table:formula="of:=HOUR([.AA18])*60 + MINUTE([.AA18])" office:value-type="float" office:value="685" calcext:value-type="float">
            <text:p>685</text:p>
          </table:table-cell>
          <table:table-cell table:formula="of:= [.AC18] - [.AC$5]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446" calcext:value-type="float">
            <text:p>1446</text:p>
          </table:table-cell>
          <table:table-cell office:value-type="float" office:value="1193" calcext:value-type="float">
            <text:p>1193</text:p>
          </table:table-cell>
          <table:table-cell office:value-type="float" office:value="8216" calcext:value-type="float">
            <text:p>8216</text:p>
          </table:table-cell>
          <table:table-cell table:formula="of:=LN([.AH18]/[.AG18])" office:value-type="float" office:value="1.92961232951048" calcext:value-type="float">
            <text:p>1.9296123295</text:p>
          </table:table-cell>
          <table:table-cell table:formula="of:=[.AI18]/[.AI$5]" office:value-type="float" office:value="1.12935306764688" calcext:value-type="float">
            <text:p>1.1293530676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9])*60+MINUTE([.A19])" office:value-type="float" office:value="888" calcext:value-type="float">
            <text:p>888</text:p>
          </table:table-cell>
          <table:table-cell table:formula="of:=[.C19]-[.C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H19]/[.G19])" office:value-type="float" office:value="2.49228675708562" calcext:value-type="float">
            <text:p>2.4922867571</text:p>
          </table:table-cell>
          <table:table-cell table:formula="of:= [.I19] / [.I$5]" office:value-type="float" office:value="1.00008460848218" calcext:value-type="float">
            <text:p>1.0000846085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19]/[.K19])" office:value-type="float" office:value="0.18054867212692" calcext:value-type="float">
            <text:p>0.1805486721</text:p>
          </table:table-cell>
          <table:table-cell table:formula="of:=[.M19]/[.M$5]" office:value-type="float" office:value="0.744246818219851" calcext:value-type="float">
            <text:p>0.7442468182</text:p>
          </table:table-cell>
          <table:table-cell/>
          <table:table-cell office:value-type="time" office:time-value="PT14H05M00S" calcext:value-type="time">
            <text:p>02:05:00 PM</text:p>
          </table:table-cell>
          <table:table-cell office:value-type="float" office:value="19.68" calcext:value-type="float">
            <text:p>19.68</text:p>
          </table:table-cell>
          <table:table-cell table:formula="of:=HOUR([.P19])*60 + MINUTE([.P19])" office:value-type="float" office:value="845" calcext:value-type="float">
            <text:p>845</text:p>
          </table:table-cell>
          <table:table-cell table:formula="of:= [.R19] - [.R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474" calcext:value-type="float">
            <text:p>474</text:p>
          </table:table-cell>
          <table:table-cell office:value-type="float" office:value="8204" calcext:value-type="float">
            <text:p>8204</text:p>
          </table:table-cell>
          <table:table-cell table:formula="of:=LN([.W19]/[.V19])" office:value-type="float" office:value="2.85116979749719" calcext:value-type="float">
            <text:p>2.8511697975</text:p>
          </table:table-cell>
          <table:table-cell table:formula="of:=[.X19]/[.X$5]" office:value-type="float" office:value="0.911946170916713" calcext:value-type="float">
            <text:p>0.9119461709</text:p>
          </table:table-cell>
          <table:table-cell/>
          <table:table-cell office:value-type="time" office:time-value="PT11H29M00S" calcext:value-type="time">
            <text:p>11:29:00 AM</text:p>
          </table:table-cell>
          <table:table-cell office:value-type="float" office:value="23.9" calcext:value-type="float">
            <text:p>23.9</text:p>
          </table:table-cell>
          <table:table-cell table:formula="of:=HOUR([.AA19])*60 + MINUTE([.AA19])" office:value-type="float" office:value="689" calcext:value-type="float">
            <text:p>689</text:p>
          </table:table-cell>
          <table:table-cell table:formula="of:= [.AC19] - [.AC$5]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47" calcext:value-type="float">
            <text:p>1447</text:p>
          </table:table-cell>
          <table:table-cell office:value-type="float" office:value="1154" calcext:value-type="float">
            <text:p>1154</text:p>
          </table:table-cell>
          <table:table-cell office:value-type="float" office:value="8108" calcext:value-type="float">
            <text:p>8108</text:p>
          </table:table-cell>
          <table:table-cell table:formula="of:=LN([.AH19]/[.AG19])" office:value-type="float" office:value="1.94961706050385" calcext:value-type="float">
            <text:p>1.9496170605</text:p>
          </table:table-cell>
          <table:table-cell table:formula="of:=[.AI19]/[.AI$5]" office:value-type="float" office:value="1.14106132840439" calcext:value-type="float">
            <text:p>1.1410613284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20])*60+MINUTE([.A20])" office:value-type="float" office:value="891" calcext:value-type="float">
            <text:p>891</text:p>
          </table:table-cell>
          <table:table-cell table:formula="of:=[.C20]-[.C$5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H20]/[.G20])" office:value-type="float" office:value="2.48115181379169" calcext:value-type="float">
            <text:p>2.4811518138</text:p>
          </table:table-cell>
          <table:table-cell table:formula="of:= [.I20] / [.I$5]" office:value-type="float" office:value="0.995616468781589" calcext:value-type="float">
            <text:p>0.995616468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20]/[.K20])" office:value-type="float" office:value="0.18054867212692" calcext:value-type="float">
            <text:p>0.1805486721</text:p>
          </table:table-cell>
          <table:table-cell table:formula="of:=[.M20]/[.M$5]" office:value-type="float" office:value="0.744246818219851" calcext:value-type="float">
            <text:p>0.7442468182</text:p>
          </table:table-cell>
          <table:table-cell/>
          <table:table-cell office:value-type="time" office:time-value="PT14H09M00S" calcext:value-type="time">
            <text:p>02:09:00 PM</text:p>
          </table:table-cell>
          <table:table-cell office:value-type="float" office:value="19.69" calcext:value-type="float">
            <text:p>19.69</text:p>
          </table:table-cell>
          <table:table-cell table:formula="of:=HOUR([.P20])*60 + MINUTE([.P20])" office:value-type="float" office:value="849" calcext:value-type="float">
            <text:p>849</text:p>
          </table:table-cell>
          <table:table-cell table:formula="of:= [.R20] - [.R$5]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office:value-type="float" office:value="8292" calcext:value-type="float">
            <text:p>8292</text:p>
          </table:table-cell>
          <table:table-cell table:formula="of:=LN([.W20]/[.V20])" office:value-type="float" office:value="2.73147733399735" calcext:value-type="float">
            <text:p>2.731477334</text:p>
          </table:table-cell>
          <table:table-cell table:formula="of:=[.X20]/[.X$5]" office:value-type="float" office:value="0.873662556986709" calcext:value-type="float">
            <text:p>0.873662557</text:p>
          </table:table-cell>
          <table:table-cell/>
          <table:table-cell office:value-type="time" office:time-value="PT11H32M00S" calcext:value-type="time">
            <text:p>11:32:00 AM</text:p>
          </table:table-cell>
          <table:table-cell office:value-type="float" office:value="23.9" calcext:value-type="float">
            <text:p>23.9</text:p>
          </table:table-cell>
          <table:table-cell table:formula="of:=HOUR([.AA20])*60 + MINUTE([.AA20])" office:value-type="float" office:value="692" calcext:value-type="float">
            <text:p>692</text:p>
          </table:table-cell>
          <table:table-cell table:formula="of:= [.AC20] - [.AC$5]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office:value-type="float" office:value="1175" calcext:value-type="float">
            <text:p>1175</text:p>
          </table:table-cell>
          <table:table-cell office:value-type="float" office:value="8191" calcext:value-type="float">
            <text:p>8191</text:p>
          </table:table-cell>
          <table:table-cell table:formula="of:=LN([.AH20]/[.AG20])" office:value-type="float" office:value="1.94176784293734" calcext:value-type="float">
            <text:p>1.9417678429</text:p>
          </table:table-cell>
          <table:table-cell table:formula="of:=[.AI20]/[.AI$5]" office:value-type="float" office:value="1.13646738080062" calcext:value-type="float">
            <text:p>1.1364673808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1])*60+MINUTE([.A21])" office:value-type="float" office:value="895" calcext:value-type="float">
            <text:p>895</text:p>
          </table:table-cell>
          <table:table-cell table:formula="of:=[.C21]-[.C$5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H21]/[.G21])" office:value-type="float" office:value="2.53063462307711" calcext:value-type="float">
            <text:p>2.5306346231</text:p>
          </table:table-cell>
          <table:table-cell table:formula="of:= [.I21] / [.I$5]" office:value-type="float" office:value="1.01547252900825" calcext:value-type="float">
            <text:p>1.015472529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L21]/[.K21])" office:value-type="float" office:value="0.199037104389912" calcext:value-type="float">
            <text:p>0.1990371044</text:p>
          </table:table-cell>
          <table:table-cell table:formula="of:=[.M21]/[.M$5]" office:value-type="float" office:value="0.820458715673919" calcext:value-type="float">
            <text:p>0.8204587157</text:p>
          </table:table-cell>
          <table:table-cell/>
          <table:table-cell office:value-type="time" office:time-value="PT14H13M00S" calcext:value-type="time">
            <text:p>02:13:00 PM</text:p>
          </table:table-cell>
          <table:table-cell office:value-type="float" office:value="19.91" calcext:value-type="float">
            <text:p>19.91</text:p>
          </table:table-cell>
          <table:table-cell table:formula="of:=HOUR([.P21])*60 + MINUTE([.P21])" office:value-type="float" office:value="853" calcext:value-type="float">
            <text:p>853</text:p>
          </table:table-cell>
          <table:table-cell table:formula="of:= [.R21] - [.R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558" calcext:value-type="float">
            <text:p>558</text:p>
          </table:table-cell>
          <table:table-cell office:value-type="float" office:value="8192" calcext:value-type="float">
            <text:p>8192</text:p>
          </table:table-cell>
          <table:table-cell table:formula="of:=LN([.W21]/[.V21])" office:value-type="float" office:value="2.68655438489798" calcext:value-type="float">
            <text:p>2.6865543849</text:p>
          </table:table-cell>
          <table:table-cell table:formula="of:=[.X21]/[.X$5]" office:value-type="float" office:value="0.859293959418995" calcext:value-type="float">
            <text:p>0.8592939594</text:p>
          </table:table-cell>
          <table:table-cell/>
          <table:table-cell office:value-type="time" office:time-value="PT11H35M00S" calcext:value-type="time">
            <text:p>11:35:00 AM</text:p>
          </table:table-cell>
          <table:table-cell office:value-type="float" office:value="24" calcext:value-type="float">
            <text:p>24</text:p>
          </table:table-cell>
          <table:table-cell table:formula="of:=HOUR([.AA21])*60 + MINUTE([.AA21])" office:value-type="float" office:value="695" calcext:value-type="float">
            <text:p>695</text:p>
          </table:table-cell>
          <table:table-cell table:formula="of:= [.AC21] - [.AC$5]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449" calcext:value-type="float">
            <text:p>1449</text:p>
          </table:table-cell>
          <table:table-cell office:value-type="float" office:value="1225" calcext:value-type="float">
            <text:p>1225</text:p>
          </table:table-cell>
          <table:table-cell office:value-type="float" office:value="8423" calcext:value-type="float">
            <text:p>8423</text:p>
          </table:table-cell>
          <table:table-cell table:formula="of:=LN([.AH21]/[.AG21])" office:value-type="float" office:value="1.92802521533654" calcext:value-type="float">
            <text:p>1.9280252153</text:p>
          </table:table-cell>
          <table:table-cell table:formula="of:=[.AI21]/[.AI$5]" office:value-type="float" office:value="1.12842417004728" calcext:value-type="float">
            <text:p>1.12842417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2])*60+MINUTE([.A22])" office:value-type="float" office:value="899" calcext:value-type="float">
            <text:p>899</text:p>
          </table:table-cell>
          <table:table-cell table:formula="of:=[.C22]-[.C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H22]/[.G22])" office:value-type="float" office:value="2.49959574266294" calcext:value-type="float">
            <text:p>2.4995957427</text:p>
          </table:table-cell>
          <table:table-cell table:formula="of:= [.I22] / [.I$5]" office:value-type="float" office:value="1.00301749891251" calcext:value-type="float">
            <text:p>1.0030174989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L22]/[.K22])" office:value-type="float" office:value="0.200222767123195" calcext:value-type="float">
            <text:p>0.2002227671</text:p>
          </table:table-cell>
          <table:table-cell table:formula="of:=[.M22]/[.M$5]" office:value-type="float" office:value="0.825346182894431" calcext:value-type="float">
            <text:p>0.8253461829</text:p>
          </table:table-cell>
          <table:table-cell/>
          <table:table-cell office:value-type="time" office:time-value="PT14H16M00S" calcext:value-type="time">
            <text:p>02:16:00 PM</text:p>
          </table:table-cell>
          <table:table-cell office:value-type="float" office:value="20.1" calcext:value-type="float">
            <text:p>20.1</text:p>
          </table:table-cell>
          <table:table-cell table:formula="of:=HOUR([.P22])*60 + MINUTE([.P22])" office:value-type="float" office:value="856" calcext:value-type="float">
            <text:p>856</text:p>
          </table:table-cell>
          <table:table-cell table:formula="of:= [.R22] - [.R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formula="of:=[.X22]/[.X$5]" office:value-type="string" office:string-value="" calcext:value-type="error">
            <text:p>#DIV/0!</text:p>
          </table:table-cell>
          <table:table-cell/>
          <table:table-cell office:value-type="time" office:time-value="PT11H38M00S" calcext:value-type="time">
            <text:p>11:38:00 AM</text:p>
          </table:table-cell>
          <table:table-cell office:value-type="float" office:value="24" calcext:value-type="float">
            <text:p>24</text:p>
          </table:table-cell>
          <table:table-cell table:formula="of:=HOUR([.AA22])*60 + MINUTE([.AA22])" office:value-type="float" office:value="698" calcext:value-type="float">
            <text:p>698</text:p>
          </table:table-cell>
          <table:table-cell table:formula="of:= [.AC22] - [.AC$5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50" calcext:value-type="float">
            <text:p>1450</text:p>
          </table:table-cell>
          <table:table-cell office:value-type="float" office:value="1219" calcext:value-type="float">
            <text:p>1219</text:p>
          </table:table-cell>
          <table:table-cell office:value-type="float" office:value="8601" calcext:value-type="float">
            <text:p>8601</text:p>
          </table:table-cell>
          <table:table-cell table:formula="of:=LN([.AH22]/[.AG22])" office:value-type="float" office:value="1.95384762507021" calcext:value-type="float">
            <text:p>1.9538476251</text:p>
          </table:table-cell>
          <table:table-cell table:formula="of:=[.AI22]/[.AI$5]" office:value-type="float" office:value="1.14353737035221" calcext:value-type="float">
            <text:p>1.1435373704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3])*60+MINUTE([.A23])" office:value-type="float" office:value="902" calcext:value-type="float">
            <text:p>902</text:p>
          </table:table-cell>
          <table:table-cell table:formula="of:=[.C23]-[.C$5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H23]/[.G23])" office:value-type="float" office:value="2.55146697667314" calcext:value-type="float">
            <text:p>2.5514669767</text:p>
          </table:table-cell>
          <table:table-cell table:formula="of:= [.I23] / [.I$5]" office:value-type="float" office:value="1.02383196683402" calcext:value-type="float">
            <text:p>1.0238319668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L23]/[.K23])" office:value-type="float" office:value="0.206287922512278" calcext:value-type="float">
            <text:p>0.2062879225</text:p>
          </table:table-cell>
          <table:table-cell table:formula="of:=[.M23]/[.M$5]" office:value-type="float" office:value="0.850347599671181" calcext:value-type="float">
            <text:p>0.8503475997</text:p>
          </table:table-cell>
          <table:table-cell table:number-columns-repeated="12"/>
          <table:table-cell office:value-type="time" office:time-value="PT11H42M00S" calcext:value-type="time">
            <text:p>11:42:00 AM</text:p>
          </table:table-cell>
          <table:table-cell office:value-type="float" office:value="23.97" calcext:value-type="float">
            <text:p>23.97</text:p>
          </table:table-cell>
          <table:table-cell table:formula="of:=HOUR([.AA23])*60 + MINUTE([.AA23])" office:value-type="float" office:value="702" calcext:value-type="float">
            <text:p>702</text:p>
          </table:table-cell>
          <table:table-cell table:formula="of:= [.AC23] - [.AC$5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office:value-type="float" office:value="1240" calcext:value-type="float">
            <text:p>1240</text:p>
          </table:table-cell>
          <table:table-cell office:value-type="float" office:value="8606" calcext:value-type="float">
            <text:p>8606</text:p>
          </table:table-cell>
          <table:table-cell table:formula="of:=LN([.AH23]/[.AG23])" office:value-type="float" office:value="1.93734825479946" calcext:value-type="float">
            <text:p>1.9373482548</text:p>
          </table:table-cell>
          <table:table-cell table:formula="of:=[.AI23]/[.AI$5]" office:value-type="float" office:value="1.13388070815922" calcext:value-type="float">
            <text:p>1.1338807082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4])*60+MINUTE([.A24])" office:value-type="float" office:value="905" calcext:value-type="float">
            <text:p>905</text:p>
          </table:table-cell>
          <table:table-cell table:formula="of:=[.C24]-[.C$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H24]/[.G24])" office:value-type="float" office:value="2.44607306707726" calcext:value-type="float">
            <text:p>2.4460730671</text:p>
          </table:table-cell>
          <table:table-cell table:formula="of:= [.I24] / [.I$5]" office:value-type="float" office:value="0.981540353914708" calcext:value-type="float">
            <text:p>0.9815403539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L24]/[.K24])" office:value-type="float" office:value="0.189843375060399" calcext:value-type="float">
            <text:p>0.1898433751</text:p>
          </table:table-cell>
          <table:table-cell table:formula="of:=[.M24]/[.M$5]" office:value-type="float" office:value="0.782560880589011" calcext:value-type="float">
            <text:p>0.7825608806</text:p>
          </table:table-cell>
          <table:table-cell table:number-columns-repeated="12"/>
          <table:table-cell office:value-type="time" office:time-value="PT11H45M00S" calcext:value-type="time">
            <text:p>11:45:00 AM</text:p>
          </table:table-cell>
          <table:table-cell office:value-type="float" office:value="24" calcext:value-type="float">
            <text:p>24</text:p>
          </table:table-cell>
          <table:table-cell table:formula="of:=HOUR([.AA24])*60 + MINUTE([.AA24])" office:value-type="float" office:value="705" calcext:value-type="float">
            <text:p>705</text:p>
          </table:table-cell>
          <table:table-cell table:formula="of:= [.AC24] - [.AC$5]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52" calcext:value-type="float">
            <text:p>1452</text:p>
          </table:table-cell>
          <table:table-cell office:value-type="float" office:value="1208" calcext:value-type="float">
            <text:p>1208</text:p>
          </table:table-cell>
          <table:table-cell office:value-type="float" office:value="8699" calcext:value-type="float">
            <text:p>8699</text:p>
          </table:table-cell>
          <table:table-cell table:formula="of:=LN([.AH24]/[.AG24])" office:value-type="float" office:value="1.97424197701278" calcext:value-type="float">
            <text:p>1.974241977</text:p>
          </table:table-cell>
          <table:table-cell table:formula="of:=[.AI24]/[.AI$5]" office:value-type="float" office:value="1.15547366635155" calcext:value-type="float">
            <text:p>1.1554736664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5])*60+MINUTE([.A25])" office:value-type="float" office:value="909" calcext:value-type="float">
            <text:p>909</text:p>
          </table:table-cell>
          <table:table-cell table:formula="of:=[.C25]-[.C$5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5] / [.I$5]" office:value-type="float" office:value="0.974701838954885" calcext:value-type="float">
            <text:p>0.974701839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L25]/[.K25])" office:value-type="float" office:value="0.181220299609424" calcext:value-type="float">
            <text:p>0.1812202996</text:p>
          </table:table-cell>
          <table:table-cell table:formula="of:=[.M25]/[.M$5]" office:value-type="float" office:value="0.747015360414006" calcext:value-type="float">
            <text:p>0.7470153604</text:p>
          </table:table-cell>
          <table:table-cell table:number-columns-repeated="12"/>
          <table:table-cell office:value-type="time" office:time-value="PT11H49M00S" calcext:value-type="time">
            <text:p>11:49:00 AM</text:p>
          </table:table-cell>
          <table:table-cell office:value-type="float" office:value="24.01" calcext:value-type="float">
            <text:p>24.01</text:p>
          </table:table-cell>
          <table:table-cell table:formula="of:=HOUR([.AA25])*60 + MINUTE([.AA25])" office:value-type="float" office:value="709" calcext:value-type="float">
            <text:p>709</text:p>
          </table:table-cell>
          <table:table-cell table:formula="of:= [.AC25] - [.AC$5]"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453" calcext:value-type="float">
            <text:p>1453</text:p>
          </table:table-cell>
          <table:table-cell office:value-type="float" office:value="1334" calcext:value-type="float">
            <text:p>1334</text:p>
          </table:table-cell>
          <table:table-cell office:value-type="float" office:value="8559" calcext:value-type="float">
            <text:p>8559</text:p>
          </table:table-cell>
          <table:table-cell table:formula="of:=LN([.AH25]/[.AG25])" office:value-type="float" office:value="1.85880141340604" calcext:value-type="float">
            <text:p>1.8588014134</text:p>
          </table:table-cell>
          <table:table-cell table:formula="of:=[.AI25]/[.AI$5]" office:value-type="float" office:value="1.08790923765969" calcext:value-type="float">
            <text:p>1.0879092377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6])*60+MINUTE([.A26])" office:value-type="float" office:value="913" calcext:value-type="float">
            <text:p>913</text:p>
          </table:table-cell>
          <table:table-cell table:formula="of:=[.C26]-[.C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6] / [.I$5]" office:value-type="float" office:value="0.974701838954885" calcext:value-type="float">
            <text:p>0.974701839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L26]/[.K26])" office:value-type="float" office:value="0.208489704965537" calcext:value-type="float">
            <text:p>0.208489705</text:p>
          </table:table-cell>
          <table:table-cell table:formula="of:=[.M26]/[.M$5]" office:value-type="float" office:value="0.859423654155253" calcext:value-type="float">
            <text:p>0.8594236542</text:p>
          </table:table-cell>
          <table:table-cell table:number-columns-repeated="12"/>
          <table:table-cell office:value-type="time" office:time-value="PT11H52M00S" calcext:value-type="time">
            <text:p>11:52:00 AM</text:p>
          </table:table-cell>
          <table:table-cell office:value-type="float" office:value="24" calcext:value-type="float">
            <text:p>24</text:p>
          </table:table-cell>
          <table:table-cell table:formula="of:=HOUR([.AA26])*60 + MINUTE([.AA26])" office:value-type="float" office:value="712" calcext:value-type="float">
            <text:p>712</text:p>
          </table:table-cell>
          <table:table-cell table:formula="of:= [.AC26] - [.AC$5]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54" calcext:value-type="float">
            <text:p>1454</text:p>
          </table:table-cell>
          <table:table-cell office:value-type="float" office:value="1343" calcext:value-type="float">
            <text:p>1343</text:p>
          </table:table-cell>
          <table:table-cell office:value-type="float" office:value="8648" calcext:value-type="float">
            <text:p>8648</text:p>
          </table:table-cell>
          <table:table-cell table:formula="of:=LN([.AH26]/[.AG26])" office:value-type="float" office:value="1.86242216279581" calcext:value-type="float">
            <text:p>1.8624221628</text:p>
          </table:table-cell>
          <table:table-cell table:formula="of:=[.AI26]/[.AI$5]" office:value-type="float" office:value="1.09002837027922" calcext:value-type="float">
            <text:p>1.0900283703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7])*60+MINUTE([.A27])" office:value-type="float" office:value="916" calcext:value-type="float">
            <text:p>916</text:p>
          </table:table-cell>
          <table:table-cell table:formula="of:=[.C27]-[.C$5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H27]/[.G27])" office:value-type="float" office:value="2.43330705658168" calcext:value-type="float">
            <text:p>2.4333070566</text:p>
          </table:table-cell>
          <table:table-cell table:formula="of:= [.I27] / [.I$5]" office:value-type="float" office:value="0.976417712801258" calcext:value-type="float">
            <text:p>0.9764177128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L27]/[.K27])" office:value-type="float" office:value="0.167505775284285" calcext:value-type="float">
            <text:p>0.1675057753</text:p>
          </table:table-cell>
          <table:table-cell table:formula="of:=[.M27]/[.M$5]" office:value-type="float" office:value="0.690482177576704" calcext:value-type="float">
            <text:p>0.6904821776</text:p>
          </table:table-cell>
          <table:table-cell table:number-columns-repeated="12"/>
          <table:table-cell office:value-type="time" office:time-value="PT11H55M00S" calcext:value-type="time">
            <text:p>11:55:00 AM</text:p>
          </table:table-cell>
          <table:table-cell office:value-type="float" office:value="24" calcext:value-type="float">
            <text:p>24</text:p>
          </table:table-cell>
          <table:table-cell table:formula="of:=HOUR([.AA27])*60 + MINUTE([.AA27])" office:value-type="float" office:value="715" calcext:value-type="float">
            <text:p>715</text:p>
          </table:table-cell>
          <table:table-cell table:formula="of:= [.AC27] - [.AC$5]"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455" calcext:value-type="float">
            <text:p>1455</text:p>
          </table:table-cell>
          <table:table-cell office:value-type="float" office:value="1284" calcext:value-type="float">
            <text:p>1284</text:p>
          </table:table-cell>
          <table:table-cell office:value-type="float" office:value="8598" calcext:value-type="float">
            <text:p>8598</text:p>
          </table:table-cell>
          <table:table-cell table:formula="of:=LN([.AH27]/[.AG27])" office:value-type="float" office:value="1.90154941280632" calcext:value-type="float">
            <text:p>1.9015494128</text:p>
          </table:table-cell>
          <table:table-cell table:formula="of:=[.AI27]/[.AI$5]" office:value-type="float" office:value="1.11292855554035" calcext:value-type="float">
            <text:p>1.1129285555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8])*60+MINUTE([.A28])" office:value-type="float" office:value="920" calcext:value-type="float">
            <text:p>920</text:p>
          </table:table-cell>
          <table:table-cell table:formula="of:=[.C28]-[.C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H28]/[.G28])" office:value-type="float" office:value="2.45622150178914" calcext:value-type="float">
            <text:p>2.4562215018</text:p>
          </table:table-cell>
          <table:table-cell table:formula="of:= [.I28] / [.I$5]" office:value-type="float" office:value="0.985612635455619" calcext:value-type="float">
            <text:p>0.9856126355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L28]/[.K28])" office:value-type="float" office:value="0.173332573168551" calcext:value-type="float">
            <text:p>0.1733325732</text:p>
          </table:table-cell>
          <table:table-cell table:formula="of:=[.M28]/[.M$5]" office:value-type="float" office:value="0.714501051460899" calcext:value-type="float">
            <text:p>0.7145010515</text:p>
          </table:table-cell>
          <table:table-cell table:number-columns-repeated="12"/>
          <table:table-cell office:value-type="time" office:time-value="PT11H59M00S" calcext:value-type="time">
            <text:p>11:59:00 AM</text:p>
          </table:table-cell>
          <table:table-cell office:value-type="float" office:value="23.98" calcext:value-type="float">
            <text:p>23.98</text:p>
          </table:table-cell>
          <table:table-cell table:formula="of:=HOUR([.AA28])*60 + MINUTE([.AA28])" office:value-type="float" office:value="719" calcext:value-type="float">
            <text:p>719</text:p>
          </table:table-cell>
          <table:table-cell table:formula="of:= [.AC28] - [.AC$5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456" calcext:value-type="float">
            <text:p>1456</text:p>
          </table:table-cell>
          <table:table-cell office:value-type="float" office:value="1356" calcext:value-type="float">
            <text:p>1356</text:p>
          </table:table-cell>
          <table:table-cell office:value-type="float" office:value="8721" calcext:value-type="float">
            <text:p>8721</text:p>
          </table:table-cell>
          <table:table-cell table:formula="of:=LN([.AH28]/[.AG28])" office:value-type="float" office:value="1.86119472072664" calcext:value-type="float">
            <text:p>1.8611947207</text:p>
          </table:table-cell>
          <table:table-cell table:formula="of:=[.AI28]/[.AI$5]" office:value-type="float" office:value="1.08930997962376" calcext:value-type="float">
            <text:p>1.089309979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9])*60+MINUTE([.A29])" office:value-type="float" office:value="923" calcext:value-type="float">
            <text:p>923</text:p>
          </table:table-cell>
          <table:table-cell table:formula="of:=[.C29]-[.C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H29]/[.G29])" office:value-type="float" office:value="2.44767803642577" calcext:value-type="float">
            <text:p>2.4476780364</text:p>
          </table:table-cell>
          <table:table-cell table:formula="of:= [.I29] / [.I$5]" office:value-type="float" office:value="0.982184382992809" calcext:value-type="float">
            <text:p>0.982184383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L29]/[.K29])" office:value-type="float" office:value="0.183971527704519" calcext:value-type="float">
            <text:p>0.1839715277</text:p>
          </table:table-cell>
          <table:table-cell table:formula="of:=[.M29]/[.M$5]" office:value-type="float" office:value="0.758356306497134" calcext:value-type="float">
            <text:p>0.7583563065</text:p>
          </table:table-cell>
          <table:table-cell table:number-columns-repeated="12"/>
          <table:table-cell office:value-type="time" office:time-value="PT12H02M00S" calcext:value-type="time">
            <text:p>12:02:00 PM</text:p>
          </table:table-cell>
          <table:table-cell office:value-type="float" office:value="24.93" calcext:value-type="float">
            <text:p>24.93</text:p>
          </table:table-cell>
          <table:table-cell table:formula="of:=HOUR([.AA29])*60 + MINUTE([.AA29])" office:value-type="float" office:value="722" calcext:value-type="float">
            <text:p>722</text:p>
          </table:table-cell>
          <table:table-cell table:formula="of:= [.AC29] - [.AC$5]"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457" calcext:value-type="float">
            <text:p>1457</text:p>
          </table:table-cell>
          <table:table-cell office:value-type="float" office:value="1336" calcext:value-type="float">
            <text:p>1336</text:p>
          </table:table-cell>
          <table:table-cell office:value-type="float" office:value="8594" calcext:value-type="float">
            <text:p>8594</text:p>
          </table:table-cell>
          <table:table-cell table:formula="of:=LN([.AH29]/[.AG29])" office:value-type="float" office:value="1.86138421023835" calcext:value-type="float">
            <text:p>1.8613842102</text:p>
          </table:table-cell>
          <table:table-cell table:formula="of:=[.AI29]/[.AI$5]" office:value-type="float" office:value="1.08942088302029" calcext:value-type="float">
            <text:p>1.089420883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30])*60+MINUTE([.A30])" office:value-type="float" office:value="927" calcext:value-type="float">
            <text:p>927</text:p>
          </table:table-cell>
          <table:table-cell table:formula="of:=[.C30]-[.C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H30]/[.G30])" office:value-type="float" office:value="2.35583475749316" calcext:value-type="float">
            <text:p>2.3558347575</text:p>
          </table:table-cell>
          <table:table-cell table:formula="of:= [.I30] / [.I$5]" office:value-type="float" office:value="0.945330257201743" calcext:value-type="float">
            <text:p>0.9453302572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L30]/[.K30])" office:value-type="float" office:value="0.192747123188544" calcext:value-type="float">
            <text:p>0.1927471232</text:p>
          </table:table-cell>
          <table:table-cell table:formula="of:=[.M30]/[.M$5]" office:value-type="float" office:value="0.794530535529288" calcext:value-type="float">
            <text:p>0.7945305355</text:p>
          </table:table-cell>
          <table:table-cell table:number-columns-repeated="12"/>
          <table:table-cell office:value-type="time" office:time-value="PT12H05M00S" calcext:value-type="time">
            <text:p>12:05:00 PM</text:p>
          </table:table-cell>
          <table:table-cell office:value-type="float" office:value="23.97" calcext:value-type="float">
            <text:p>23.97</text:p>
          </table:table-cell>
          <table:table-cell table:formula="of:=HOUR([.AA30])*60 + MINUTE([.AA30])" office:value-type="float" office:value="725" calcext:value-type="float">
            <text:p>725</text:p>
          </table:table-cell>
          <table:table-cell table:formula="of:= [.AC30] - [.AC$5]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458" calcext:value-type="float">
            <text:p>1458</text:p>
          </table:table-cell>
          <table:table-cell office:value-type="float" office:value="1348" calcext:value-type="float">
            <text:p>1348</text:p>
          </table:table-cell>
          <table:table-cell office:value-type="float" office:value="8681" calcext:value-type="float">
            <text:p>8681</text:p>
          </table:table-cell>
          <table:table-cell table:formula="of:=LN([.AH30]/[.AG30])" office:value-type="float" office:value="1.86251471691956" calcext:value-type="float">
            <text:p>1.8625147169</text:p>
          </table:table-cell>
          <table:table-cell table:formula="of:=[.AI30]/[.AI$5]" office:value-type="float" office:value="1.09008253985617" calcext:value-type="float">
            <text:p>1.0900825399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1])*60+MINUTE([.A31])" office:value-type="float" office:value="931" calcext:value-type="float">
            <text:p>931</text:p>
          </table:table-cell>
          <table:table-cell table:formula="of:=[.C31]-[.C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H31]/[.G31])" office:value-type="float" office:value="2.39866726070547" calcext:value-type="float">
            <text:p>2.3986672607</text:p>
          </table:table-cell>
          <table:table-cell table:formula="of:= [.I31] / [.I$5]" office:value-type="float" office:value="0.962517736565269" calcext:value-type="float">
            <text:p>0.9625177366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L31]/[.K31])" office:value-type="float" office:value="0.163001771376443" calcext:value-type="float">
            <text:p>0.1630017714</text:p>
          </table:table-cell>
          <table:table-cell table:formula="of:=[.M31]/[.M$5]" office:value-type="float" office:value="0.671916045030991" calcext:value-type="float">
            <text:p>0.671916045</text:p>
          </table:table-cell>
          <table:table-cell table:number-columns-repeated="12"/>
          <table:table-cell office:value-type="time" office:time-value="PT12H09M00S" calcext:value-type="time">
            <text:p>12:09:00 PM</text:p>
          </table:table-cell>
          <table:table-cell office:value-type="float" office:value="23.95" calcext:value-type="float">
            <text:p>23.95</text:p>
          </table:table-cell>
          <table:table-cell table:formula="of:=HOUR([.AA31])*60 + MINUTE([.AA31])" office:value-type="float" office:value="729" calcext:value-type="float">
            <text:p>729</text:p>
          </table:table-cell>
          <table:table-cell table:formula="of:= [.AC31] - [.AC$5]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459" calcext:value-type="float">
            <text:p>1459</text:p>
          </table:table-cell>
          <table:table-cell office:value-type="float" office:value="1335" calcext:value-type="float">
            <text:p>1335</text:p>
          </table:table-cell>
          <table:table-cell office:value-type="float" office:value="8788" calcext:value-type="float">
            <text:p>8788</text:p>
          </table:table-cell>
          <table:table-cell table:formula="of:=LN([.AH31]/[.AG31])" office:value-type="float" office:value="1.88445586267015" calcext:value-type="float">
            <text:p>1.8844558627</text:p>
          </table:table-cell>
          <table:table-cell table:formula="of:=[.AI31]/[.AI$5]" office:value-type="float" office:value="1.10292413496943" calcext:value-type="float">
            <text:p>1.102924135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2])*60+MINUTE([.A32])" office:value-type="float" office:value="934" calcext:value-type="float">
            <text:p>934</text:p>
          </table:table-cell>
          <table:table-cell table:formula="of:=[.C32]-[.C$5]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H32]/[.G32])" office:value-type="float" office:value="2.32440575164038" calcext:value-type="float">
            <text:p>2.3244057516</text:p>
          </table:table-cell>
          <table:table-cell table:formula="of:= [.I32] / [.I$5]" office:value-type="float" office:value="0.93271868073531" calcext:value-type="float">
            <text:p>0.9327186807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L32]/[.K32])" office:value-type="float" office:value="0.172071311653341" calcext:value-type="float">
            <text:p>0.1720713117</text:p>
          </table:table-cell>
          <table:table-cell table:formula="of:=[.M32]/[.M$5]" office:value-type="float" office:value="0.709301955513085" calcext:value-type="float">
            <text:p>0.7093019555</text:p>
          </table:table-cell>
          <table:table-cell table:number-columns-repeated="12"/>
          <table:table-cell office:value-type="time" office:time-value="PT12H12M00S" calcext:value-type="time">
            <text:p>12:12:00 PM</text:p>
          </table:table-cell>
          <table:table-cell office:value-type="float" office:value="23.96" calcext:value-type="float">
            <text:p>23.96</text:p>
          </table:table-cell>
          <table:table-cell table:formula="of:=HOUR([.AA32])*60 + MINUTE([.AA32])" office:value-type="float" office:value="732" calcext:value-type="float">
            <text:p>732</text:p>
          </table:table-cell>
          <table:table-cell table:formula="of:= [.AC32] - [.AC$5]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office:value-type="float" office:value="1331" calcext:value-type="float">
            <text:p>1331</text:p>
          </table:table-cell>
          <table:table-cell office:value-type="float" office:value="8791" calcext:value-type="float">
            <text:p>8791</text:p>
          </table:table-cell>
          <table:table-cell table:formula="of:=LN([.AH32]/[.AG32])" office:value-type="float" office:value="1.88779793145607" calcext:value-type="float">
            <text:p>1.8877979315</text:p>
          </table:table-cell>
          <table:table-cell table:formula="of:=[.AI32]/[.AI$5]" office:value-type="float" office:value="1.10488016291242" calcext:value-type="float">
            <text:p>1.1048801629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3])*60+MINUTE([.A33])" office:value-type="float" office:value="937" calcext:value-type="float">
            <text:p>937</text:p>
          </table:table-cell>
          <table:table-cell table:formula="of:=[.C33]-[.C$5]"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H33]/[.G33])" office:value-type="float" office:value="2.28581458124855" calcext:value-type="float">
            <text:p>2.2858145812</text:p>
          </table:table-cell>
          <table:table-cell table:formula="of:= [.I33] / [.I$5]" office:value-type="float" office:value="0.917233128993538" calcext:value-type="float">
            <text:p>0.917233129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L33]/[.K33])" office:value-type="float" office:value="0.188715027083591" calcext:value-type="float">
            <text:p>0.1887150271</text:p>
          </table:table-cell>
          <table:table-cell table:formula="of:=[.M33]/[.M$5]" office:value-type="float" office:value="0.77790967279174" calcext:value-type="float">
            <text:p>0.7779096728</text:p>
          </table:table-cell>
          <table:table-cell table:number-columns-repeated="12"/>
          <table:table-cell office:value-type="time" office:time-value="PT12H17M00S" calcext:value-type="time">
            <text:p>12:17:00 PM</text:p>
          </table:table-cell>
          <table:table-cell office:value-type="float" office:value="23.97" calcext:value-type="float">
            <text:p>23.97</text:p>
          </table:table-cell>
          <table:table-cell table:formula="of:=HOUR([.AA33])*60 + MINUTE([.AA33])" office:value-type="float" office:value="737" calcext:value-type="float">
            <text:p>737</text:p>
          </table:table-cell>
          <table:table-cell table:formula="of:= [.AC33] - [.AC$5]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461" calcext:value-type="float">
            <text:p>1461</text:p>
          </table:table-cell>
          <table:table-cell office:value-type="float" office:value="1379" calcext:value-type="float">
            <text:p>1379</text:p>
          </table:table-cell>
          <table:table-cell office:value-type="float" office:value="8799" calcext:value-type="float">
            <text:p>8799</text:p>
          </table:table-cell>
          <table:table-cell table:formula="of:=LN([.AH33]/[.AG33])" office:value-type="float" office:value="1.85327947985226" calcext:value-type="float">
            <text:p>1.8532794799</text:p>
          </table:table-cell>
          <table:table-cell table:formula="of:=[.AI33]/[.AI$5]" office:value-type="float" office:value="1.08467739025545" calcext:value-type="float">
            <text:p>1.0846773903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4])*60+MINUTE([.A34])" office:value-type="float" office:value="941" calcext:value-type="float">
            <text:p>941</text:p>
          </table:table-cell>
          <table:table-cell table:formula="of:=[.C34]-[.C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H34]/[.G34])" office:value-type="float" office:value="2.29981883950116" calcext:value-type="float">
            <text:p>2.2998188395</text:p>
          </table:table-cell>
          <table:table-cell table:formula="of:= [.I34] / [.I$5]" office:value-type="float" office:value="0.922852644120289" calcext:value-type="float">
            <text:p>0.9228526441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L34]/[.K34])" office:value-type="float" office:value="0.181090087875005" calcext:value-type="float">
            <text:p>0.1810900879</text:p>
          </table:table-cell>
          <table:table-cell table:formula="of:=[.M34]/[.M$5]" office:value-type="float" office:value="0.746478609476464" calcext:value-type="float">
            <text:p>0.7464786095</text:p>
          </table:table-cell>
          <table:table-cell table:number-columns-repeated="12"/>
          <table:table-cell office:value-type="time" office:time-value="PT12H20M00S" calcext:value-type="time">
            <text:p>12:20:00 PM</text:p>
          </table:table-cell>
          <table:table-cell office:value-type="float" office:value="23.95" calcext:value-type="float">
            <text:p>23.95</text:p>
          </table:table-cell>
          <table:table-cell table:formula="of:=HOUR([.AA34])*60 + MINUTE([.AA34])" office:value-type="float" office:value="740" calcext:value-type="float">
            <text:p>740</text:p>
          </table:table-cell>
          <table:table-cell table:formula="of:= [.AC34] - [.AC$5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62" calcext:value-type="float">
            <text:p>1462</text:p>
          </table:table-cell>
          <table:table-cell office:value-type="float" office:value="1368" calcext:value-type="float">
            <text:p>1368</text:p>
          </table:table-cell>
          <table:table-cell office:value-type="float" office:value="8842" calcext:value-type="float">
            <text:p>8842</text:p>
          </table:table-cell>
          <table:table-cell table:formula="of:=LN([.AH34]/[.AG34])" office:value-type="float" office:value="1.86616327620369" calcext:value-type="float">
            <text:p>1.8661632762</text:p>
          </table:table-cell>
          <table:table-cell table:formula="of:=[.AI34]/[.AI$5]" office:value-type="float" office:value="1.09221794890027" calcext:value-type="float">
            <text:p>1.092217948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5])*60+MINUTE([.A35])" office:value-type="float" office:value="945" calcext:value-type="float">
            <text:p>945</text:p>
          </table:table-cell>
          <table:table-cell table:formula="of:=[.C35]-[.C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H35]/[.G35])" office:value-type="float" office:value="2.32001226257011" calcext:value-type="float">
            <text:p>2.3200122626</text:p>
          </table:table-cell>
          <table:table-cell table:formula="of:= [.I35] / [.I$5]" office:value-type="float" office:value="0.930955697088177" calcext:value-type="float">
            <text:p>0.9309556971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L35]/[.K35])" office:value-type="float" office:value="0.169519105973579" calcext:value-type="float">
            <text:p>0.169519106</text:p>
          </table:table-cell>
          <table:table-cell table:formula="of:=[.M35]/[.M$5]" office:value-type="float" office:value="0.698781407595288" calcext:value-type="float">
            <text:p>0.6987814076</text:p>
          </table:table-cell>
          <table:table-cell table:number-columns-repeated="12"/>
          <table:table-cell office:value-type="time" office:time-value="PT12H23M00S" calcext:value-type="time">
            <text:p>12:23:00 PM</text:p>
          </table:table-cell>
          <table:table-cell office:value-type="float" office:value="23.98" calcext:value-type="float">
            <text:p>23.98</text:p>
          </table:table-cell>
          <table:table-cell table:formula="of:=HOUR([.AA35])*60 + MINUTE([.AA35])" office:value-type="float" office:value="743" calcext:value-type="float">
            <text:p>743</text:p>
          </table:table-cell>
          <table:table-cell table:formula="of:= [.AC35] - [.AC$5]"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463" calcext:value-type="float">
            <text:p>1463</text:p>
          </table:table-cell>
          <table:table-cell office:value-type="float" office:value="1383" calcext:value-type="float">
            <text:p>1383</text:p>
          </table:table-cell>
          <table:table-cell office:value-type="float" office:value="8684" calcext:value-type="float">
            <text:p>8684</text:p>
          </table:table-cell>
          <table:table-cell table:formula="of:=LN([.AH35]/[.AG35])" office:value-type="float" office:value="1.83722719933342" calcext:value-type="float">
            <text:p>1.8372271993</text:p>
          </table:table-cell>
          <table:table-cell table:formula="of:=[.AI35]/[.AI$5]" office:value-type="float" office:value="1.07528239833432" calcext:value-type="float">
            <text:p>1.0752823983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6])*60+MINUTE([.A36])" office:value-type="float" office:value="948" calcext:value-type="float">
            <text:p>948</text:p>
          </table:table-cell>
          <table:table-cell table:formula="of:=[.C36]-[.C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H36]/[.G36])" office:value-type="float" office:value="2.22226940367683" calcext:value-type="float">
            <text:p>2.2222694037</text:p>
          </table:table-cell>
          <table:table-cell table:formula="of:= [.I36] / [.I$5]" office:value-type="float" office:value="0.891734235717287" calcext:value-type="float">
            <text:p>0.891734235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L36]/[.K36])" office:value-type="float" office:value="0.183381814889391" calcext:value-type="float">
            <text:p>0.1833818149</text:p>
          </table:table-cell>
          <table:table-cell table:formula="of:=[.M36]/[.M$5]" office:value-type="float" office:value="0.755925427991342" calcext:value-type="float">
            <text:p>0.755925428</text:p>
          </table:table-cell>
          <table:table-cell table:number-columns-repeated="12"/>
          <table:table-cell office:value-type="time" office:time-value="PT12H27M00S" calcext:value-type="time">
            <text:p>12:27:00 PM</text:p>
          </table:table-cell>
          <table:table-cell office:value-type="float" office:value="23.96" calcext:value-type="float">
            <text:p>23.96</text:p>
          </table:table-cell>
          <table:table-cell table:formula="of:=HOUR([.AA36])*60 + MINUTE([.AA36])" office:value-type="float" office:value="747" calcext:value-type="float">
            <text:p>747</text:p>
          </table:table-cell>
          <table:table-cell table:formula="of:= [.AC36] - [.AC$5]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office:value-type="float" office:value="1424" calcext:value-type="float">
            <text:p>1424</text:p>
          </table:table-cell>
          <table:table-cell office:value-type="float" office:value="8843" calcext:value-type="float">
            <text:p>8843</text:p>
          </table:table-cell>
          <table:table-cell table:formula="of:=LN([.AH36]/[.AG36])" office:value-type="float" office:value="1.82615637260381" calcext:value-type="float">
            <text:p>1.8261563726</text:p>
          </table:table-cell>
          <table:table-cell table:formula="of:=[.AI36]/[.AI$5]" office:value-type="float" office:value="1.06880292474407" calcext:value-type="float">
            <text:p>1.0688029247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7])*60+MINUTE([.A37])" office:value-type="float" office:value="951" calcext:value-type="float">
            <text:p>951</text:p>
          </table:table-cell>
          <table:table-cell table:formula="of:=[.C37]-[.C$5]"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H37]/[.G37])" office:value-type="float" office:value="2.28577797467766" calcext:value-type="float">
            <text:p>2.2857779747</text:p>
          </table:table-cell>
          <table:table-cell table:formula="of:= [.I37] / [.I$5]" office:value-type="float" office:value="0.917218439805785" calcext:value-type="float">
            <text:p>0.9172184398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L37]/[.K37])" office:value-type="float" office:value="0.170369082380901" calcext:value-type="float">
            <text:p>0.1703690824</text:p>
          </table:table-cell>
          <table:table-cell table:formula="of:=[.M37]/[.M$5]" office:value-type="float" office:value="0.702285128942333" calcext:value-type="float">
            <text:p>0.7022851289</text:p>
          </table:table-cell>
          <table:table-cell table:number-columns-repeated="12"/>
          <table:table-cell office:value-type="time" office:time-value="PT12H30M00S" calcext:value-type="time">
            <text:p>12:30:00 PM</text:p>
          </table:table-cell>
          <table:table-cell office:value-type="float" office:value="23.98" calcext:value-type="float">
            <text:p>23.98</text:p>
          </table:table-cell>
          <table:table-cell table:formula="of:=HOUR([.AA37])*60 + MINUTE([.AA37])" office:value-type="float" office:value="750" calcext:value-type="float">
            <text:p>750</text:p>
          </table:table-cell>
          <table:table-cell table:formula="of:= [.AC37] - [.AC$5]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465" calcext:value-type="float">
            <text:p>1465</text:p>
          </table:table-cell>
          <table:table-cell office:value-type="float" office:value="1407" calcext:value-type="float">
            <text:p>1407</text:p>
          </table:table-cell>
          <table:table-cell office:value-type="float" office:value="8779" calcext:value-type="float">
            <text:p>8779</text:p>
          </table:table-cell>
          <table:table-cell table:formula="of:=LN([.AH37]/[.AG37])" office:value-type="float" office:value="1.83090272781182" calcext:value-type="float">
            <text:p>1.8309027278</text:p>
          </table:table-cell>
          <table:table-cell table:formula="of:=[.AI37]/[.AI$5]" office:value-type="float" office:value="1.07158084584891" calcext:value-type="float">
            <text:p>1.0715808458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8])*60+MINUTE([.A38])" office:value-type="float" office:value="955" calcext:value-type="float">
            <text:p>955</text:p>
          </table:table-cell>
          <table:table-cell table:formula="of:=[.C38]-[.C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H38]/[.G38])" office:value-type="float" office:value="2.2149478300793" calcext:value-type="float">
            <text:p>2.2149478301</text:p>
          </table:table-cell>
          <table:table-cell table:formula="of:= [.I38] / [.I$5]" office:value-type="float" office:value="0.888796294068342" calcext:value-type="float">
            <text:p>0.888796294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L38]/[.K38])" office:value-type="float" office:value="0.186546480597677" calcext:value-type="float">
            <text:p>0.1865464806</text:p>
          </table:table-cell>
          <table:table-cell table:formula="of:=[.M38]/[.M$5]" office:value-type="float" office:value="0.768970621602437" calcext:value-type="float">
            <text:p>0.7689706216</text:p>
          </table:table-cell>
          <table:table-cell table:number-columns-repeated="12"/>
          <table:table-cell office:value-type="time" office:time-value="PT12H33M00S" calcext:value-type="time">
            <text:p>12:33:00 PM</text:p>
          </table:table-cell>
          <table:table-cell office:value-type="float" office:value="24" calcext:value-type="float">
            <text:p>24</text:p>
          </table:table-cell>
          <table:table-cell table:formula="of:=HOUR([.AA38])*60 + MINUTE([.AA38])" office:value-type="float" office:value="753" calcext:value-type="float">
            <text:p>753</text:p>
          </table:table-cell>
          <table:table-cell table:formula="of:= [.AC38] - [.AC$5]"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1466" calcext:value-type="float">
            <text:p>1466</text:p>
          </table:table-cell>
          <table:table-cell office:value-type="float" office:value="1348" calcext:value-type="float">
            <text:p>1348</text:p>
          </table:table-cell>
          <table:table-cell office:value-type="float" office:value="8805" calcext:value-type="float">
            <text:p>8805</text:p>
          </table:table-cell>
          <table:table-cell table:formula="of:=LN([.AH38]/[.AG38])" office:value-type="float" office:value="1.87669772945805" calcext:value-type="float">
            <text:p>1.8766977295</text:p>
          </table:table-cell>
          <table:table-cell table:formula="of:=[.AI38]/[.AI$5]" office:value-type="float" office:value="1.09838349672397" calcext:value-type="float">
            <text:p>1.0983834967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9])*60+MINUTE([.A39])" office:value-type="float" office:value="959" calcext:value-type="float">
            <text:p>959</text:p>
          </table:table-cell>
          <table:table-cell table:formula="of:=[.C39]-[.C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H39]/[.G39])" office:value-type="float" office:value="2.19966117174141" calcext:value-type="float">
            <text:p>2.1996611717</text:p>
          </table:table-cell>
          <table:table-cell table:formula="of:= [.I39] / [.I$5]" office:value-type="float" office:value="0.882662187840241" calcext:value-type="float">
            <text:p>0.8826621878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L39]/[.K39])" office:value-type="float" office:value="0.188380538233542" calcext:value-type="float">
            <text:p>0.1883805382</text:p>
          </table:table-cell>
          <table:table-cell table:formula="of:=[.M39]/[.M$5]" office:value-type="float" office:value="0.776530863081058" calcext:value-type="float">
            <text:p>0.7765308631</text:p>
          </table:table-cell>
          <table:table-cell table:number-columns-repeated="12"/>
          <table:table-cell office:value-type="time" office:time-value="PT12H37M00S" calcext:value-type="time">
            <text:p>12:37:00 PM</text:p>
          </table:table-cell>
          <table:table-cell office:value-type="float" office:value="23.98" calcext:value-type="float">
            <text:p>23.98</text:p>
          </table:table-cell>
          <table:table-cell table:formula="of:=HOUR([.AA39])*60 + MINUTE([.AA39])" office:value-type="float" office:value="757" calcext:value-type="float">
            <text:p>757</text:p>
          </table:table-cell>
          <table:table-cell table:formula="of:= [.AC39] - [.AC$5]"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1477" calcext:value-type="float">
            <text:p>1477</text:p>
          </table:table-cell>
          <table:table-cell office:value-type="float" office:value="8718" calcext:value-type="float">
            <text:p>8718</text:p>
          </table:table-cell>
          <table:table-cell table:formula="of:=LN([.AH39]/[.AG39])" office:value-type="float" office:value="1.77537685026696" calcext:value-type="float">
            <text:p>1.7753768503</text:p>
          </table:table-cell>
          <table:table-cell table:formula="of:=[.AI39]/[.AI$5]" office:value-type="float" office:value="1.03908296055867" calcext:value-type="float">
            <text:p>1.0390829606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40])*60+MINUTE([.A40])" office:value-type="float" office:value="963" calcext:value-type="float">
            <text:p>963</text:p>
          </table:table-cell>
          <table:table-cell table:formula="of:=[.C40]-[.C$5]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H40]/[.G40])" office:value-type="float" office:value="2.16564588125983" calcext:value-type="float">
            <text:p>2.1656458813</text:p>
          </table:table-cell>
          <table:table-cell table:formula="of:= [.I40] / [.I$5]" office:value-type="float" office:value="0.869012808062026" calcext:value-type="float">
            <text:p>0.8690128081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L40]/[.K40])" office:value-type="float" office:value="0.183551336534602" calcext:value-type="float">
            <text:p>0.1835513365</text:p>
          </table:table-cell>
          <table:table-cell table:formula="of:=[.M40]/[.M$5]" office:value-type="float" office:value="0.756624219866031" calcext:value-type="float">
            <text:p>0.7566242199</text:p>
          </table:table-cell>
          <table:table-cell table:number-columns-repeated="12"/>
          <table:table-cell office:value-type="time" office:time-value="PT12H41M00S" calcext:value-type="time">
            <text:p>12:41:00 PM</text:p>
          </table:table-cell>
          <table:table-cell office:value-type="float" office:value="24" calcext:value-type="float">
            <text:p>24</text:p>
          </table:table-cell>
          <table:table-cell table:formula="of:=HOUR([.AA40])*60 + MINUTE([.AA40])" office:value-type="float" office:value="761" calcext:value-type="float">
            <text:p>761</text:p>
          </table:table-cell>
          <table:table-cell table:formula="of:= [.AC40] - [.AC$5]"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468" calcext:value-type="float">
            <text:p>1468</text:p>
          </table:table-cell>
          <table:table-cell office:value-type="float" office:value="1410" calcext:value-type="float">
            <text:p>1410</text:p>
          </table:table-cell>
          <table:table-cell office:value-type="float" office:value="8831" calcext:value-type="float">
            <text:p>8831</text:p>
          </table:table-cell>
          <table:table-cell table:formula="of:=LN([.AH40]/[.AG40])" office:value-type="float" office:value="1.83467855409659" calcext:value-type="float">
            <text:p>1.8346785541</text:p>
          </table:table-cell>
          <table:table-cell table:formula="of:=[.AI40]/[.AI$5]" office:value-type="float" office:value="1.07379074103479" calcext:value-type="float">
            <text:p>1.073790741</text:p>
          </table:table-cell>
        </table:table-row>
        <table:table-row table:style-name="ro1">
          <table:table-cell office:value-type="time" office:time-value="PT16H07M00S" calcext:value-type="time">
            <text:p>04:07:00 PM</text:p>
          </table:table-cell>
          <table:table-cell office:value-type="float" office:value="20.79" calcext:value-type="float">
            <text:p>20.79</text:p>
          </table:table-cell>
          <table:table-cell table:formula="of:=HOUR([.A41])*60+MINUTE([.A41])" office:value-type="float" office:value="967" calcext:value-type="float">
            <text:p>967</text:p>
          </table:table-cell>
          <table:table-cell table:formula="of:=[.C41]-[.C$5]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H41]/[.G41])" office:value-type="float" office:value="2.18929589358071" calcext:value-type="float">
            <text:p>2.1892958936</text:p>
          </table:table-cell>
          <table:table-cell table:formula="of:= [.I41] / [.I$5]" office:value-type="float" office:value="0.878502893119567" calcext:value-type="float">
            <text:p>0.8785028931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L41]/[.K41])" office:value-type="float" office:value="0.18840349134489" calcext:value-type="float">
            <text:p>0.1884034913</text:p>
          </table:table-cell>
          <table:table-cell table:formula="of:=[.M41]/[.M$5]" office:value-type="float" office:value="0.776625479008652" calcext:value-type="float">
            <text:p>0.776625479</text:p>
          </table:table-cell>
          <table:table-cell table:number-columns-repeated="12"/>
          <table:table-cell office:value-type="time" office:time-value="PT12H44M00S" calcext:value-type="time">
            <text:p>12:44:00 PM</text:p>
          </table:table-cell>
          <table:table-cell office:value-type="float" office:value="24" calcext:value-type="float">
            <text:p>24</text:p>
          </table:table-cell>
          <table:table-cell table:formula="of:=HOUR([.AA41])*60 + MINUTE([.AA41])" office:value-type="float" office:value="764" calcext:value-type="float">
            <text:p>764</text:p>
          </table:table-cell>
          <table:table-cell table:formula="of:= [.AC41] - [.AC$5]"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69" calcext:value-type="float">
            <text:p>1469</text:p>
          </table:table-cell>
          <table:table-cell office:value-type="float" office:value="1389" calcext:value-type="float">
            <text:p>1389</text:p>
          </table:table-cell>
          <table:table-cell office:value-type="float" office:value="8709" calcext:value-type="float">
            <text:p>8709</text:p>
          </table:table-cell>
          <table:table-cell table:formula="of:=LN([.AH41]/[.AG41])" office:value-type="float" office:value="1.8357729099384" calcext:value-type="float">
            <text:p>1.8357729099</text:p>
          </table:table-cell>
          <table:table-cell table:formula="of:=[.AI41]/[.AI$5]" office:value-type="float" office:value="1.07443123970292" calcext:value-type="float">
            <text:p>1.0744312397</text:p>
          </table:table-cell>
        </table:table-row>
        <table:table-row table:style-name="ro1" table:number-rows-repeated="4">
          <table:table-cell table:number-columns-repeated="26"/>
          <table:table-cell table:style-name="Default"/>
          <table:table-cell table:number-columns-repeated="9"/>
        </table:table-row>
        <table:table-row table:style-name="ro1" table:number-rows-repeated="15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</table:table>
      <table:table table:name="Sheet6" table:style-name="ta1">
        <table:shapes>
          <draw:frame draw:z-index="0" draw:style-name="gr1" draw:text-style-name="P1" svg:width="6.2988in" svg:height="3.5429in" svg:x="0.2457in" svg:y="7.0453in">
            <draw:object draw:notify-on-update-of-ranges="Sheet6.A3:Sheet6.A39 Sheet6.B2:Sheet6.B2 Sheet6.B3:Sheet6.B39 Sheet6.A3:Sheet6.A39 Sheet6.C2:Sheet6.C2 Sheet6.C3:Sheet6.C3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7.2114in" svg:y="7.1087in">
            <draw:object draw:notify-on-update-of-ranges="Sheet6.E3:Sheet6.E39 Sheet6.F2:Sheet6.F2 Sheet6.F3:Sheet6.F39 Sheet6.E3:Sheet6.E39 Sheet6.G2:Sheet6.G2 Sheet6.G3:Sheet6.G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ffect of the temperature on b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oling/no_cooling for bs and no b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No cooling</text:p>
          </table:table-cell>
          <table:table-cell table:style-name="ce7" office:value-type="string" calcext:value-type="string">
            <text:p>cooling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No bs</text:p>
          </table:table-cell>
          <table:table-cell table:style-name="ce7" office:value-type="string" calcext:value-type="string">
            <text:p>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5.AI5]/[Sheet5.I5]" office:value-type="float" office:value="0.685613030750089" calcext:value-type="float">
            <text:p>0.6856130308</text:p>
          </table:table-cell>
          <table:table-cell table:formula="of:= [Sheet4.Y5]/[Sheet4.I5]" office:value-type="float" office:value="2.09739471905225" calcext:value-type="float">
            <text:p>2.0973947191</text:p>
          </table:table-cell>
          <table:table-cell/>
          <table:table-cell office:value-type="float" office:value="0" calcext:value-type="float">
            <text:p>0</text:p>
          </table:table-cell>
          <table:table-cell table:formula="of:= [Sheet4.Y5]/[Sheet5.AI5]" office:value-type="float" office:value="1.1245933913344" calcext:value-type="float">
            <text:p>1.1245933913</text:p>
          </table:table-cell>
          <table:table-cell table:formula="of:= [Sheet5.I5]/[Sheet4.I5]" office:value-type="float" office:value="2.72022971203232" calcext:value-type="float">
            <text:p>2.720229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heet5.AI6]/[Sheet5.I6]" office:value-type="float" office:value="0.717417884981647" calcext:value-type="float">
            <text:p>0.717417885</text:p>
          </table:table-cell>
          <table:table-cell table:formula="of:= [Sheet4.Y6]/[Sheet4.I6]" office:value-type="float" office:value="2.04622603875775" calcext:value-type="float">
            <text:p>2.0462260388</text:p>
          </table:table-cell>
          <table:table-cell/>
          <table:table-cell office:value-type="float" office:value="3" calcext:value-type="float">
            <text:p>3</text:p>
          </table:table-cell>
          <table:table-cell table:formula="of:= [Sheet4.Y6]/[Sheet5.AI6]" office:value-type="float" office:value="1.05558206357703" calcext:value-type="float">
            <text:p>1.0555820636</text:p>
          </table:table-cell>
          <table:table-cell table:formula="of:= [Sheet5.I6]/[Sheet4.I6]" office:value-type="float" office:value="2.70202526480265" calcext:value-type="float">
            <text:p>2.7020252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heet5.AI7]/[Sheet5.I7]" office:value-type="float" office:value="0.75122683551388" calcext:value-type="float">
            <text:p>0.7512268355</text:p>
          </table:table-cell>
          <table:table-cell table:formula="of:= [Sheet4.Y7]/[Sheet4.I7]" office:value-type="float" office:value="2.1169284987295" calcext:value-type="float">
            <text:p>2.1169284987</text:p>
          </table:table-cell>
          <table:table-cell/>
          <table:table-cell office:value-type="float" office:value="6" calcext:value-type="float">
            <text:p>6</text:p>
          </table:table-cell>
          <table:table-cell table:formula="of:= [Sheet4.Y7]/[Sheet5.AI7]" office:value-type="float" office:value="1.06526663505658" calcext:value-type="float">
            <text:p>1.0652666351</text:p>
          </table:table-cell>
          <table:table-cell table:formula="of:= [Sheet5.I7]/[Sheet4.I7]" office:value-type="float" office:value="2.64531120329719" calcext:value-type="float">
            <text:p>2.6453112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heet5.AI8]/[Sheet5.I8]" office:value-type="float" office:value="0.794528878481342" calcext:value-type="float">
            <text:p>0.7945288785</text:p>
          </table:table-cell>
          <table:table-cell table:formula="of:= [Sheet4.Y8]/[Sheet4.I8]" office:value-type="float" office:value="2.08462531039328" calcext:value-type="float">
            <text:p>2.084625310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[Sheet4.Y8]/[Sheet5.AI8]" office:value-type="float" office:value="1.03973879127819" calcext:value-type="float">
            <text:p>1.0397387913</text:p>
          </table:table-cell>
          <table:table-cell table:formula="of:= [Sheet5.I8]/[Sheet4.I8]" office:value-type="float" office:value="2.52344632914614" calcext:value-type="float">
            <text:p>2.5234463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heet5.AI9]/[Sheet5.I9]" office:value-type="float" office:value="0.783716843715342" calcext:value-type="float">
            <text:p>0.7837168437</text:p>
          </table:table-cell>
          <table:table-cell table:formula="of:= [Sheet4.Y9]/[Sheet4.I9]" office:value-type="float" office:value="2.07980040214538" calcext:value-type="float">
            <text:p>2.07980040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 [Sheet4.Y9]/[Sheet5.AI9]" office:value-type="float" office:value="1.07774168446737" calcext:value-type="float">
            <text:p>1.0777416845</text:p>
          </table:table-cell>
          <table:table-cell table:formula="of:= [Sheet5.I9]/[Sheet4.I9]" office:value-type="float" office:value="2.46233873163242" calcext:value-type="float">
            <text:p>2.4623387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heet5.AI10]/[Sheet5.I10]" office:value-type="float" office:value="0.786420437611884" calcext:value-type="float">
            <text:p>0.7864204376</text:p>
          </table:table-cell>
          <table:table-cell table:formula="of:= [Sheet4.Y10]/[Sheet4.I10]" office:value-type="float" office:value="2.07072004334386" calcext:value-type="float">
            <text:p>2.07072004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[Sheet4.Y10]/[Sheet5.AI10]" office:value-type="float" office:value="1.1113074791381" calcext:value-type="float">
            <text:p>1.1113074791</text:p>
          </table:table-cell>
          <table:table-cell table:formula="of:= [Sheet5.I10]/[Sheet4.I10]" office:value-type="float" office:value="2.36936712640249" calcext:value-type="float">
            <text:p>2.3693671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heet5.AI11]/[Sheet5.I11]" office:value-type="float" office:value="0.794187347760311" calcext:value-type="float">
            <text:p>0.7941873478</text:p>
          </table:table-cell>
          <table:table-cell table:formula="of:= [Sheet4.Y11]/[Sheet4.I11]" office:value-type="float" office:value="2.05224157748316" calcext:value-type="float">
            <text:p>2.05224157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 [Sheet4.Y11]/[Sheet5.AI11]" office:value-type="float" office:value="1.12843748926902" calcext:value-type="float">
            <text:p>1.1284374893</text:p>
          </table:table-cell>
          <table:table-cell table:formula="of:= [Sheet5.I11]/[Sheet4.I11]" office:value-type="float" office:value="2.28996060973055" calcext:value-type="float">
            <text:p>2.2899606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heet5.AI12]/[Sheet5.I12]" office:value-type="float" office:value="0.807384975310793" calcext:value-type="float">
            <text:p>0.8073849753</text:p>
          </table:table-cell>
          <table:table-cell table:formula="of:= [Sheet4.Y12]/[Sheet4.I12]" office:value-type="float" office:value="2.02616880690916" calcext:value-type="float">
            <text:p>2.026168806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 [Sheet4.Y12]/[Sheet5.AI12]" office:value-type="float" office:value="1.15580438102267" calcext:value-type="float">
            <text:p>1.155804381</text:p>
          </table:table-cell>
          <table:table-cell table:formula="of:= [Sheet5.I12]/[Sheet4.I12]" office:value-type="float" office:value="2.17125396943558" calcext:value-type="float">
            <text:p>2.1712539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Sheet5.AI13]/[Sheet5.I13]" office:value-type="float" office:value="0.789407316548982" calcext:value-type="float">
            <text:p>0.7894073165</text:p>
          </table:table-cell>
          <table:table-cell table:formula="of:= [Sheet4.Y13]/[Sheet4.I13]" office:value-type="float" office:value="1.95793337093291" calcext:value-type="float">
            <text:p>1.95793337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 [Sheet4.Y13]/[Sheet5.AI13]" office:value-type="float" office:value="1.20948596193198" calcext:value-type="float">
            <text:p>1.2094859619</text:p>
          </table:table-cell>
          <table:table-cell table:formula="of:= [Sheet5.I13]/[Sheet4.I13]" office:value-type="float" office:value="2.05067071398052" calcext:value-type="float">
            <text:p>2.050670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Sheet5.AI14]/[Sheet5.I14]" office:value-type="float" office:value="0.74563231930799" calcext:value-type="float">
            <text:p>0.7456323193</text:p>
          </table:table-cell>
          <table:table-cell table:formula="of:= [Sheet4.Y14]/[Sheet4.I14]" office:value-type="float" office:value="1.97197394898478" calcext:value-type="float">
            <text:p>1.97197394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 [Sheet4.Y14]/[Sheet5.AI14]" office:value-type="float" office:value="1.25560905971337" calcext:value-type="float">
            <text:p>1.2556090597</text:p>
          </table:table-cell>
          <table:table-cell table:formula="of:= [Sheet5.I14]/[Sheet4.I14]" office:value-type="float" office:value="2.10630863661387" calcext:value-type="float">
            <text:p>2.10630863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Sheet5.AI15]/[Sheet5.I15]" office:value-type="float" office:value="0.787368122837933" calcext:value-type="float">
            <text:p>0.7873681228</text:p>
          </table:table-cell>
          <table:table-cell table:formula="of:= [Sheet4.Y15]/[Sheet4.I15]" office:value-type="float" office:value="1.89306268402444" calcext:value-type="float">
            <text:p>1.89306268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 [Sheet4.Y15]/[Sheet5.AI15]" office:value-type="float" office:value="1.22659434661" calcext:value-type="float">
            <text:p>1.2265943466</text:p>
          </table:table-cell>
          <table:table-cell table:formula="of:= [Sheet5.I15]/[Sheet4.I15]" office:value-type="float" office:value="1.96013601340711" calcext:value-type="float">
            <text:p>1.9601360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Sheet5.AI16]/[Sheet5.I16]" office:value-type="float" office:value="0.767767733910117" calcext:value-type="float">
            <text:p>0.7677677339</text:p>
          </table:table-cell>
          <table:table-cell table:formula="of:= [Sheet4.Y16]/[Sheet4.I16]" office:value-type="float" office:value="1.80162874868373" calcext:value-type="float">
            <text:p>1.801628748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 [Sheet4.Y16]/[Sheet5.AI16]" office:value-type="float" office:value="1.21142947203463" calcext:value-type="float">
            <text:p>1.211429472</text:p>
          </table:table-cell>
          <table:table-cell table:formula="of:= [Sheet5.I16]/[Sheet4.I16]" office:value-type="float" office:value="1.93703430249112" calcext:value-type="float">
            <text:p>1.9370343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Sheet5.AI17]/[Sheet5.I17]" office:value-type="float" office:value="0.745487230336543" calcext:value-type="float">
            <text:p>0.7454872303</text:p>
          </table:table-cell>
          <table:table-cell table:formula="of:= [Sheet4.Y17]/[Sheet4.I17]" office:value-type="float" office:value="1.82028563228695" calcext:value-type="float">
            <text:p>1.820285632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 [Sheet4.Y17]/[Sheet5.AI17]" office:value-type="float" office:value="1.30243596592712" calcext:value-type="float">
            <text:p>1.3024359659</text:p>
          </table:table-cell>
          <table:table-cell table:formula="of:= [Sheet5.I17]/[Sheet4.I17]" office:value-type="float" office:value="1.87474822893855" calcext:value-type="float">
            <text:p>1.87474822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Sheet5.AI18]/[Sheet5.I18]" office:value-type="float" office:value="0.759084227158404" calcext:value-type="float">
            <text:p>0.7590842272</text:p>
          </table:table-cell>
          <table:table-cell table:formula="of:= [Sheet4.Y18]/[Sheet4.I18]" office:value-type="float" office:value="1.69401431871911" calcext:value-type="float">
            <text:p>1.694014318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 [Sheet4.Y18]/[Sheet5.AI18]" office:value-type="float" office:value="1.27454501853648" calcext:value-type="float">
            <text:p>1.2745450185</text:p>
          </table:table-cell>
          <table:table-cell table:formula="of:= [Sheet5.I18]/[Sheet4.I18]" office:value-type="float" office:value="1.75094268248027" calcext:value-type="float">
            <text:p>1.75094268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Sheet5.AI19]/[Sheet5.I19]" office:value-type="float" office:value="0.782260329779888" calcext:value-type="float">
            <text:p>0.7822603298</text:p>
          </table:table-cell>
          <table:table-cell table:formula="of:= [Sheet4.Y19]/[Sheet4.I19]" office:value-type="float" office:value="1.69616017132689" calcext:value-type="float">
            <text:p>1.69616017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 [Sheet4.Y19]/[Sheet5.AI19]" office:value-type="float" office:value="1.27595389857964" calcext:value-type="float">
            <text:p>1.2759538986</text:p>
          </table:table-cell>
          <table:table-cell table:formula="of:= [Sheet5.I19]/[Sheet4.I19]" office:value-type="float" office:value="1.69934113828754" calcext:value-type="float">
            <text:p>1.69934113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Sheet5.AI20]/[Sheet5.I20]" office:value-type="float" office:value="0.782607429397855" calcext:value-type="float">
            <text:p>0.7826074294</text:p>
          </table:table-cell>
          <table:table-cell table:formula="of:= [Sheet4.Y20]/[Sheet4.I20]" office:value-type="float" office:value="1.66357950060707" calcext:value-type="float">
            <text:p>1.663579500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 [Sheet4.Y20]/[Sheet5.AI20]" office:value-type="float" office:value="1.26815811687543" calcext:value-type="float">
            <text:p>1.2681581169</text:p>
          </table:table-cell>
          <table:table-cell table:formula="of:= [Sheet5.I20]/[Sheet4.I20]" office:value-type="float" office:value="1.67620135730846" calcext:value-type="float">
            <text:p>1.6762013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Sheet5.AI21]/[Sheet5.I21]" office:value-type="float" office:value="0.76187419462086" calcext:value-type="float">
            <text:p>0.7618741946</text:p>
          </table:table-cell>
          <table:table-cell table:formula="of:= [Sheet4.Y21]/[Sheet4.I21]" office:value-type="float" office:value="1.63339713200402" calcext:value-type="float">
            <text:p>1.63339713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 [Sheet4.Y21]/[Sheet5.AI21]" office:value-type="float" office:value="1.29555518484708" calcext:value-type="float">
            <text:p>1.2955551848</text:p>
          </table:table-cell>
          <table:table-cell table:formula="of:= [Sheet5.I21]/[Sheet4.I21]" office:value-type="float" office:value="1.65482703781977" calcext:value-type="float">
            <text:p>1.6548270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Sheet5.AI22]/[Sheet5.I22]" office:value-type="float" office:value="0.781665447625015" calcext:value-type="float">
            <text:p>0.7816654476</text:p>
          </table:table-cell>
          <table:table-cell table:formula="of:= [Sheet4.Y22]/[Sheet4.I22]" office:value-type="float" office:value="1.56489229559331" calcext:value-type="float">
            <text:p>1.564892295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 [Sheet4.Y22]/[Sheet5.AI22]" office:value-type="float" office:value="1.26929604429413" calcext:value-type="float">
            <text:p>1.2692960443</text:p>
          </table:table-cell>
          <table:table-cell table:formula="of:= [Sheet5.I22]/[Sheet4.I22]" office:value-type="float" office:value="1.57725027128732" calcext:value-type="float">
            <text:p>1.57725027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Sheet5.AI23]/[Sheet5.I23]" office:value-type="float" office:value="0.759307595399714" calcext:value-type="float">
            <text:p>0.7593075954</text:p>
          </table:table-cell>
          <table:table-cell table:formula="of:= [Sheet4.Y23]/[Sheet4.I23]" office:value-type="float" office:value="1.5802708850636" calcext:value-type="float">
            <text:p>1.580270885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 [Sheet4.Y23]/[Sheet5.AI23]" office:value-type="float" office:value="1.31288297465173" calcext:value-type="float">
            <text:p>1.3128829747</text:p>
          </table:table-cell>
          <table:table-cell table:formula="of:= [Sheet5.I23]/[Sheet4.I23]" office:value-type="float" office:value="1.58521355791349" calcext:value-type="float">
            <text:p>1.58521355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Sheet5.AI24]/[Sheet5.I24]" office:value-type="float" office:value="0.807106706494152" calcext:value-type="float">
            <text:p>0.8071067065</text:p>
          </table:table-cell>
          <table:table-cell table:formula="of:= [Sheet4.Y24]/[Sheet4.I24]" office:value-type="float" office:value="1.49253280001657" calcext:value-type="float">
            <text:p>1.492532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 [Sheet4.Y24]/[Sheet5.AI24]" office:value-type="float" office:value="1.25510763519866" calcext:value-type="float">
            <text:p>1.2551076352</text:p>
          </table:table-cell>
          <table:table-cell table:formula="of:= [Sheet5.I24]/[Sheet4.I24]" office:value-type="float" office:value="1.47337045368555" calcext:value-type="float">
            <text:p>1.47337045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Sheet5.AI25]/[Sheet5.I25]" office:value-type="float" office:value="0.765244015967636" calcext:value-type="float">
            <text:p>0.765244016</text:p>
          </table:table-cell>
          <table:table-cell table:formula="of:= [Sheet4.Y25]/[Sheet4.I25]" office:value-type="float" office:value="1.55386999840662" calcext:value-type="float">
            <text:p>1.553869998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 [Sheet4.Y25]/[Sheet5.AI25]" office:value-type="float" office:value="1.37590451764589" calcext:value-type="float">
            <text:p>1.3759045176</text:p>
          </table:table-cell>
          <table:table-cell table:formula="of:= [Sheet5.I25]/[Sheet4.I25]" office:value-type="float" office:value="1.47579638685268" calcext:value-type="float">
            <text:p>1.47579638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Sheet5.AI26]/[Sheet5.I26]" office:value-type="float" office:value="0.76673463071747" calcext:value-type="float">
            <text:p>0.7667346307</text:p>
          </table:table-cell>
          <table:table-cell table:formula="of:= [Sheet4.Y26]/[Sheet4.I26]" office:value-type="float" office:value="1.55009596112567" calcext:value-type="float">
            <text:p>1.55009596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 [Sheet4.Y26]/[Sheet5.AI26]" office:value-type="float" office:value="1.3897336101091" calcext:value-type="float">
            <text:p>1.3897336101</text:p>
          </table:table-cell>
          <table:table-cell table:formula="of:= [Sheet5.I26]/[Sheet4.I26]" office:value-type="float" office:value="1.45472849079518" calcext:value-type="float">
            <text:p>1.4547284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Sheet5.AI27]/[Sheet5.I27]" office:value-type="float" office:value="0.781467101598606" calcext:value-type="float">
            <text:p>0.7814671016</text:p>
          </table:table-cell>
          <table:table-cell table:formula="of:= [Sheet4.Y27]/[Sheet4.I27]" office:value-type="float" office:value="1.52705130703647" calcext:value-type="float">
            <text:p>1.52705130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 [Sheet4.Y27]/[Sheet5.AI27]" office:value-type="float" office:value="1.33218898791775" calcext:value-type="float">
            <text:p>1.3321889879</text:p>
          </table:table-cell>
          <table:table-cell table:formula="of:= [Sheet5.I27]/[Sheet4.I27]" office:value-type="float" office:value="1.46682090199698" calcext:value-type="float">
            <text:p>1.4668209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Sheet5.AI28]/[Sheet5.I28]" office:value-type="float" office:value="0.757747100320931" calcext:value-type="float">
            <text:p>0.7577471003</text:p>
          </table:table-cell>
          <table:table-cell table:formula="of:= [Sheet4.Y28]/[Sheet4.I28]" office:value-type="float" office:value="1.53648048295991" calcext:value-type="float">
            <text:p>1.53648048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 [Sheet4.Y28]/[Sheet5.AI28]" office:value-type="float" office:value="1.37545750821119" calcext:value-type="float">
            <text:p>1.3754575082</text:p>
          </table:table-cell>
          <table:table-cell table:formula="of:= [Sheet5.I28]/[Sheet4.I28]" office:value-type="float" office:value="1.47419721552098" calcext:value-type="float">
            <text:p>1.47419721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Sheet5.AI29]/[Sheet5.I29]" office:value-type="float" office:value="0.760469384673011" calcext:value-type="float">
            <text:p>0.7604693847</text:p>
          </table:table-cell>
          <table:table-cell table:formula="of:= [Sheet4.Y29]/[Sheet4.I29]" office:value-type="float" office:value="1.51122146514824" calcext:value-type="float">
            <text:p>1.511221465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 [Sheet4.Y29]/[Sheet5.AI29]" office:value-type="float" office:value="1.3904713597525" calcext:value-type="float">
            <text:p>1.3904713598</text:p>
          </table:table-cell>
          <table:table-cell table:formula="of:= [Sheet5.I29]/[Sheet4.I29]" office:value-type="float" office:value="1.42917144703919" calcext:value-type="float">
            <text:p>1.4291714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Sheet5.AI30]/[Sheet5.I30]" office:value-type="float" office:value="0.790596501301923" calcext:value-type="float">
            <text:p>0.7905965013</text:p>
          </table:table-cell>
          <table:table-cell table:formula="of:= [Sheet4.Y30]/[Sheet4.I30]" office:value-type="float" office:value="1.46079605457801" calcext:value-type="float">
            <text:p>1.460796054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 [Sheet4.Y30]/[Sheet5.AI30]" office:value-type="float" office:value="1.4033198423536" calcext:value-type="float">
            <text:p>1.4033198424</text:p>
          </table:table-cell>
          <table:table-cell table:formula="of:= [Sheet5.I30]/[Sheet4.I30]" office:value-type="float" office:value="1.31667331294149" calcext:value-type="float">
            <text:p>1.3166733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Sheet5.AI31]/[Sheet5.I31]" office:value-type="float" office:value="0.785626207328111" calcext:value-type="float">
            <text:p>0.7856262073</text:p>
          </table:table-cell>
          <table:table-cell table:formula="of:= [Sheet4.Y31]/[Sheet4.I31]" office:value-type="float" office:value="1.44261946224168" calcext:value-type="float">
            <text:p>1.442619462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 [Sheet4.Y31]/[Sheet5.AI31]" office:value-type="float" office:value="1.35698950615432" calcext:value-type="float">
            <text:p>1.3569895062</text:p>
          </table:table-cell>
          <table:table-cell table:formula="of:= [Sheet5.I31]/[Sheet4.I31]" office:value-type="float" office:value="1.3531917310558" calcext:value-type="float">
            <text:p>1.3531917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Sheet5.AI32]/[Sheet5.I32]" office:value-type="float" office:value="0.8121636810285" calcext:value-type="float">
            <text:p>0.812163681</text:p>
          </table:table-cell>
          <table:table-cell table:formula="of:= [Sheet4.Y32]/[Sheet4.I32]" office:value-type="float" office:value="1.4289121960505" calcext:value-type="float">
            <text:p>1.428912196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 [Sheet4.Y32]/[Sheet5.AI32]" office:value-type="float" office:value="1.38388258573912" calcext:value-type="float">
            <text:p>1.3838825857</text:p>
          </table:table-cell>
          <table:table-cell table:formula="of:= [Sheet5.I32]/[Sheet4.I32]" office:value-type="float" office:value="1.27134299426859" calcext:value-type="float">
            <text:p>1.2713429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Sheet5.AI33]/[Sheet5.I33]" office:value-type="float" office:value="0.810774196234223" calcext:value-type="float">
            <text:p>0.8107741962</text:p>
          </table:table-cell>
          <table:table-cell table:formula="of:= [Sheet4.Y33]/[Sheet4.I33]" office:value-type="float" office:value="1.39210722286744" calcext:value-type="float">
            <text:p>1.392107222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 [Sheet4.Y33]/[Sheet5.AI33]" office:value-type="float" office:value="1.38367617960357" calcext:value-type="float">
            <text:p>1.3836761796</text:p>
          </table:table-cell>
          <table:table-cell table:formula="of:= [Sheet5.I33]/[Sheet4.I33]" office:value-type="float" office:value="1.2409043413018" calcext:value-type="float">
            <text:p>1.2409043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Sheet5.AI34]/[Sheet5.I34]" office:value-type="float" office:value="0.811439250844851" calcext:value-type="float">
            <text:p>0.8114392508</text:p>
          </table:table-cell>
          <table:table-cell table:formula="of:= [Sheet4.Y34]/[Sheet4.I34]" office:value-type="float" office:value="1.40292359742673" calcext:value-type="float">
            <text:p>1.402923597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 [Sheet4.Y34]/[Sheet5.AI34]" office:value-type="float" office:value="1.41361965213039" calcext:value-type="float">
            <text:p>1.4136196521</text:p>
          </table:table-cell>
          <table:table-cell table:formula="of:= [Sheet5.I34]/[Sheet4.I34]" office:value-type="float" office:value="1.22305344309032" calcext:value-type="float">
            <text:p>1.22305344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Sheet5.AI35]/[Sheet5.I35]" office:value-type="float" office:value="0.791904089893966" calcext:value-type="float">
            <text:p>0.7919040899</text:p>
          </table:table-cell>
          <table:table-cell table:formula="of:= [Sheet4.Y35]/[Sheet4.I35]" office:value-type="float" office:value="1.41917287149516" calcext:value-type="float">
            <text:p>1.4191728715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 [Sheet4.Y35]/[Sheet5.AI35]" office:value-type="float" office:value="1.41697410727844" calcext:value-type="float">
            <text:p>1.4169741073</text:p>
          </table:table-cell>
          <table:table-cell table:formula="of:= [Sheet5.I35]/[Sheet4.I35]" office:value-type="float" office:value="1.26473867844384" calcext:value-type="float">
            <text:p>1.26473867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Sheet5.AI36]/[Sheet5.I36]" office:value-type="float" office:value="0.821752920497564" calcext:value-type="float">
            <text:p>0.8217529205</text:p>
          </table:table-cell>
          <table:table-cell table:formula="of:= [Sheet4.Y36]/[Sheet4.I36]" office:value-type="float" office:value="1.41554346622826" calcext:value-type="float">
            <text:p>1.415543466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 [Sheet4.Y36]/[Sheet5.AI36]" office:value-type="float" office:value="1.43358870951581" calcext:value-type="float">
            <text:p>1.4335887095</text:p>
          </table:table-cell>
          <table:table-cell table:formula="of:= [Sheet5.I36]/[Sheet4.I36]" office:value-type="float" office:value="1.2015929769788" calcext:value-type="float">
            <text:p>1.2015929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Sheet5.AI37]/[Sheet5.I37]" office:value-type="float" office:value="0.800997624482758" calcext:value-type="float">
            <text:p>0.8009976245</text:p>
          </table:table-cell>
          <table:table-cell table:formula="of:= [Sheet4.Y37]/[Sheet4.I37]" office:value-type="float" office:value="1.36866009414916" calcext:value-type="float">
            <text:p>1.368660094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 [Sheet4.Y37]/[Sheet5.AI37]" office:value-type="float" office:value="1.42205341144697" calcext:value-type="float">
            <text:p>1.4220534114</text:p>
          </table:table-cell>
          <table:table-cell table:formula="of:= [Sheet5.I37]/[Sheet4.I37]" office:value-type="float" office:value="1.20156831650535" calcext:value-type="float">
            <text:p>1.20156831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Sheet5.AI38]/[Sheet5.I38]" office:value-type="float" office:value="0.847287554123052" calcext:value-type="float">
            <text:p>0.8472875541</text:p>
          </table:table-cell>
          <table:table-cell table:formula="of:= [Sheet4.Y38]/[Sheet4.I38]" office:value-type="float" office:value="1.36512746819173" calcext:value-type="float">
            <text:p>1.365127468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 [Sheet4.Y38]/[Sheet5.AI38]" office:value-type="float" office:value="1.41400608588405" calcext:value-type="float">
            <text:p>1.4140060859</text:p>
          </table:table-cell>
          <table:table-cell table:formula="of:= [Sheet5.I38]/[Sheet4.I38]" office:value-type="float" office:value="1.1394390510645" calcext:value-type="float">
            <text:p>1.13943905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Sheet5.AI39]/[Sheet5.I39]" office:value-type="float" office:value="0.807113783283923" calcext:value-type="float">
            <text:p>0.8071137833</text:p>
          </table:table-cell>
          <table:table-cell table:formula="of:= [Sheet4.Y39]/[Sheet4.I39]" office:value-type="float" office:value="1.36791129725099" calcext:value-type="float">
            <text:p>1.3679112973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 [Sheet4.Y39]/[Sheet5.AI39]" office:value-type="float" office:value="1.47447464403119" calcext:value-type="float">
            <text:p>1.474474644</text:p>
          </table:table-cell>
          <table:table-cell table:formula="of:= [Sheet5.I39]/[Sheet4.I39]" office:value-type="float" office:value="1.14943882883946" calcext:value-type="float">
            <text:p>1.14943882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Sheet5.AI40]/[Sheet5.I40]" office:value-type="float" office:value="0.847173847752658" calcext:value-type="float">
            <text:p>0.8471738478</text:p>
          </table:table-cell>
          <table:table-cell table:formula="of:= [Sheet4.Y40]/[Sheet4.I40]" office:value-type="float" office:value="1.31761799216399" calcext:value-type="float">
            <text:p>1.317617992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 [Sheet4.Y40]/[Sheet5.AI40]" office:value-type="float" office:value="1.43469690748896" calcext:value-type="float">
            <text:p>1.4346969075</text:p>
          </table:table-cell>
          <table:table-cell table:formula="of:= [Sheet5.I40]/[Sheet4.I40]" office:value-type="float" office:value="1.08406872086636" calcext:value-type="float">
            <text:p>1.08406872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Sheet5.AI41]/[Sheet5.I41]" office:value-type="float" office:value="0.83852206333603" calcext:value-type="float">
            <text:p>0.8385220633</text:p>
          </table:table-cell>
          <table:table-cell table:formula="of:= [Sheet4.Y41]/[Sheet4.I41]" office:value-type="float" office:value="1.32669607696979" calcext:value-type="float">
            <text:p>1.326696077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 [Sheet4.Y41]/[Sheet5.AI41]" office:value-type="float" office:value="1.42232717276721" calcext:value-type="float">
            <text:p>1.4223271728</text:p>
          </table:table-cell>
          <table:table-cell table:formula="of:= [Sheet5.I41]/[Sheet4.I41]" office:value-type="float" office:value="1.1123909412719" calcext:value-type="float">
            <text:p>1.1123909413</text:p>
          </table:table-cell>
        </table:table-row>
      </table:table>
      <table:table table:name="Sheet7" table:style-name="ta1">
        <table:shapes>
          <draw:frame draw:z-index="0" draw:style-name="gr1" draw:text-style-name="P1" svg:width="9.2858in" svg:height="7.3051in" svg:x="0.3283in" svg:y="8.35in">
            <draw:object draw:notify-on-update-of-ranges="Sheet7.A5:Sheet7.A49 Sheet7.D3:Sheet7.D3 Sheet7.F5:Sheet7.F49 Sheet7.A5:Sheet7.A49 Sheet7.P3:Sheet7.P3 Sheet7.R5:Sheet7.R46 Sheet7.A5:Sheet7.A49 Sheet7.T3:Sheet7.T3 Sheet7.V5:Sheet7.V46 Sheet7.A5:Sheet7.A49 Sheet7.H3:Sheet7.H3 Sheet7.J5:Sheet7.J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7.7496in" svg:height="4.3665in" svg:x="10.6748in" svg:y="7.2724in">
            <draw:object draw:notify-on-update-of-ranges="Sheet7.M5:Sheet7.M46 Sheet7.P3:Sheet7.P3 Sheet7.R5:Sheet7.R47 Sheet7.M5:Sheet7.M46 Sheet7.T3:Sheet7.T3 Sheet7.V5:Sheet7.V4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9.3941in" svg:height="4.5724in" svg:x="2.55in" svg:y="10.3504in">
            <draw:object draw:notify-on-update-of-ranges="Sheet7.M69:Sheet7.M84 Sheet7.O68:Sheet7.O68 Sheet7.O69:Sheet7.O84 Sheet7.M69:Sheet7.M84 Sheet7.P68:Sheet7.P68 Sheet7.P69:Sheet7.P85 Sheet7.A5:Sheet7.A46 Sheet7.P3:Sheet7.P3 Sheet7.R5:Sheet7.R4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5"/>
          <table:table-cell/>
          <table:table-cell table:style-name="ce10" office:value-type="string" calcext:value-type="string" table:number-columns-spanned="18" table:number-rows-spanned="1">
            <text:p>Test to know if cooling @ 0C will have an effect on bs</text:p>
          </table:table-cell>
          <table:covered-table-cell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RUN 10, bean splitter , colling @ 0C ,N2</text:p>
          </table:table-cell>
          <table:covered-table-cell table:number-columns-repeated="2"/>
          <table:covered-table-cell table:style-name="ce5"/>
          <table:covered-table-cell table:number-columns-repeated="3"/>
          <table:covered-table-cell table:style-name="ce5"/>
          <table:covered-table-cell table:number-columns-repeated="3"/>
          <table:table-cell/>
          <table:table-cell table:style-name="ce1" office:value-type="string" calcext:value-type="string" table:number-columns-spanned="11" table:number-rows-spanned="1">
            <text:p>RUN 10, bean splitter , colling @ 10C ,N2</text:p>
          </table:table-cell>
          <table:covered-table-cell table:number-columns-repeated="2"/>
          <table:covered-table-cell table:style-name="ce5"/>
          <table:covered-table-cell table:number-columns-repeated="3"/>
          <table:covered-table-cell table:style-name="ce5"/>
          <table:covered-table-cell table:number-columns-repeated="3"/>
          <table:table-cell table:number-columns-repeated="2"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VUV3 @ 0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VUV2 @ 10C</text:p>
          </table:table-cell>
          <table:covered-table-cell/>
          <table:table-cell/>
          <table:table-cell table:style-name="ce8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op (65.5V), bs, cooling @ 0C 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+4.8 OV) , bs, cooling @ 0C , N2</text:p>
          </table:table-cell>
          <table:covered-table-cell table:number-columns-repeated="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@ 10C 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+4.8 OV), bs, cooling @ 10C , N2</text:p>
          </table:table-cell>
          <table:covered-table-cell table:number-columns-repeated="2"/>
          <table:table-cell/>
          <table:table-cell table:style-name="ce2"/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 table:number-columns-repeated="2"/>
          <table:table-cell office:value-type="float" office:value="0.00673744" calcext:value-type="float">
            <text:p>0.00673744</text:p>
          </table:table-cell>
          <table:table-cell office:value-type="float" office:value="0.000924189" calcext:value-type="float">
            <text:p>0.000924189</text:p>
          </table:table-cell>
          <table:table-cell/>
          <table:table-cell office:value-type="float" office:value="0.00678822" calcext:value-type="float">
            <text:p>0.00678822</text:p>
          </table:table-cell>
          <table:table-cell office:value-type="float" office:value="0.000897261" calcext:value-type="float">
            <text:p>0.000897261</text:p>
          </table:table-cell>
          <table:table-cell/>
          <table:table-cell office:value-type="float" office:value="0.00631181" calcext:value-type="float">
            <text:p>0.00631181</text:p>
          </table:table-cell>
          <table:table-cell office:value-type="float" office:value="0.000908865" calcext:value-type="float">
            <text:p>0.0009088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1232" calcext:value-type="float">
            <text:p>1232</text:p>
          </table:table-cell>
          <table:table-cell office:value-type="float" office:value="8851" calcext:value-type="float">
            <text:p>8851</text:p>
          </table:table-cell>
          <table:table-cell table:formula="of:=LN([.E5]/[.D5])" office:value-type="float" office:value="1.97189158187541" calcext:value-type="float">
            <text:p>1.9718915819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float" office:value="10405" calcext:value-type="float">
            <text:p>10405</text:p>
          </table:table-cell>
          <table:table-cell table:formula="of:=LN([.I5]/[.H5])" office:value-type="float" office:value="1.81814982201993" calcext:value-type="float">
            <text:p>1.8181498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float" office:value="938" calcext:value-type="float">
            <text:p>938</text:p>
          </table:table-cell>
          <table:table-cell office:value-type="float" office:value="7998" calcext:value-type="float">
            <text:p>7998</text:p>
          </table:table-cell>
          <table:table-cell table:formula="of:=LN([.Q5]/[.P5])" office:value-type="float" office:value="2.14319684040054" calcext:value-type="float">
            <text:p>2.1431968404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6171" calcext:value-type="float">
            <text:p>6171</text:p>
          </table:table-cell>
          <table:table-cell table:formula="of:=LN([.U5]/[.T5])" office:value-type="float" office:value="1.57613071441633" calcext:value-type="float">
            <text:p>1.5761307144</text:p>
          </table:table-cell>
          <table:table-cell table:number-columns-repeated="3"/>
          <table:table-cell office:value-type="float" office:value="0.00678919" calcext:value-type="float">
            <text:p>0.00678919</text:p>
          </table:table-cell>
          <table:table-cell office:value-type="float" office:value="0.00090339" calcext:value-type="float">
            <text:p>0.00090339</text:p>
          </table:table-cell>
          <table:table-cell/>
          <table:table-cell office:value-type="float" office:value="0.00684445" calcext:value-type="float">
            <text:p>0.00684445</text:p>
          </table:table-cell>
          <table:table-cell office:value-type="float" office:value="0.000886414" calcext:value-type="float">
            <text:p>0.000886414</text:p>
          </table:table-cell>
          <table:table-cell/>
          <table:table-cell office:value-type="float" office:value="0.00633135" calcext:value-type="float">
            <text:p>0.00633135</text:p>
          </table:table-cell>
          <table:table-cell office:value-type="float" office:value="0.000909157" calcext:value-type="float">
            <text:p>0.0009091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float" office:value="1101" calcext:value-type="float">
            <text:p>1101</text:p>
          </table:table-cell>
          <table:table-cell office:value-type="float" office:value="8701" calcext:value-type="float">
            <text:p>8701</text:p>
          </table:table-cell>
          <table:table-cell table:formula="of:=LN([.E6]/[.D6])" office:value-type="float" office:value="2.06721910384334" calcext:value-type="float">
            <text:p>2.0672191038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10676" calcext:value-type="float">
            <text:p>10676</text:p>
          </table:table-cell>
          <table:table-cell table:formula="of:=LN([.I6]/[.H6])" office:value-type="float" office:value="1.78299320960204" calcext:value-type="float">
            <text:p>1.78299320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 office:value-type="float" office:value="924" calcext:value-type="float">
            <text:p>924</text:p>
          </table:table-cell>
          <table:table-cell office:value-type="float" office:value="7927" calcext:value-type="float">
            <text:p>7927</text:p>
          </table:table-cell>
          <table:table-cell table:formula="of:=LN([.Q6]/[.P6])" office:value-type="float" office:value="2.14931786119547" calcext:value-type="float">
            <text:p>2.1493178612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099" calcext:value-type="float">
            <text:p>6099</text:p>
          </table:table-cell>
          <table:table-cell table:formula="of:=LN([.U6]/[.T6])" office:value-type="float" office:value="1.61338074652181" calcext:value-type="float">
            <text:p>1.6133807465</text:p>
          </table:table-cell>
          <table:table-cell table:number-columns-repeated="3"/>
          <table:table-cell office:value-type="float" office:value="0.0068252" calcext:value-type="float">
            <text:p>0.0068252</text:p>
          </table:table-cell>
          <table:table-cell office:value-type="float" office:value="0.000948594" calcext:value-type="float">
            <text:p>0.000948594</text:p>
          </table:table-cell>
          <table:table-cell/>
          <table:table-cell office:value-type="float" office:value="0.00686606" calcext:value-type="float">
            <text:p>0.00686606</text:p>
          </table:table-cell>
          <table:table-cell office:value-type="float" office:value="0.000890325" calcext:value-type="float">
            <text:p>0.000890325</text:p>
          </table:table-cell>
          <table:table-cell/>
          <table:table-cell office:value-type="float" office:value="0.00631059" calcext:value-type="float">
            <text:p>0.00631059</text:p>
          </table:table-cell>
          <table:table-cell office:value-type="float" office:value="0.000934057" calcext:value-type="float">
            <text:p>0.0009340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82" calcext:value-type="float">
            <text:p>1482</text:p>
          </table:table-cell>
          <table:table-cell office:value-type="float" office:value="1166" calcext:value-type="float">
            <text:p>1166</text:p>
          </table:table-cell>
          <table:table-cell office:value-type="float" office:value="8878" calcext:value-type="float">
            <text:p>8878</text:p>
          </table:table-cell>
          <table:table-cell table:formula="of:=LN([.E7]/[.D7])" office:value-type="float" office:value="2.02999721848354" calcext:value-type="float">
            <text:p>2.0299972185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10601" calcext:value-type="float">
            <text:p>10601</text:p>
          </table:table-cell>
          <table:table-cell table:formula="of:=LN([.I7]/[.H7])" office:value-type="float" office:value="1.79790984107804" calcext:value-type="float">
            <text:p>1.79790984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24" calcext:value-type="float">
            <text:p>1524</text:p>
          </table:table-cell>
          <table:table-cell office:value-type="float" office:value="964" calcext:value-type="float">
            <text:p>964</text:p>
          </table:table-cell>
          <table:table-cell office:value-type="float" office:value="7936" calcext:value-type="float">
            <text:p>7936</text:p>
          </table:table-cell>
          <table:table-cell table:formula="of:=LN([.Q7]/[.P7])" office:value-type="float" office:value="2.10807335435416" calcext:value-type="float">
            <text:p>2.1080733544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5934" calcext:value-type="float">
            <text:p>5934</text:p>
          </table:table-cell>
          <table:table-cell table:formula="of:=LN([.U7]/[.T7])" office:value-type="float" office:value="1.54879346488585" calcext:value-type="float">
            <text:p>1.5487934649</text:p>
          </table:table-cell>
          <table:table-cell table:number-columns-repeated="3"/>
          <table:table-cell office:value-type="float" office:value="0.00677758" calcext:value-type="float">
            <text:p>0.00677758</text:p>
          </table:table-cell>
          <table:table-cell office:value-type="float" office:value="0.000917064" calcext:value-type="float">
            <text:p>0.000917064</text:p>
          </table:table-cell>
          <table:table-cell/>
          <table:table-cell office:value-type="float" office:value="0.00681526" calcext:value-type="float">
            <text:p>0.00681526</text:p>
          </table:table-cell>
          <table:table-cell office:value-type="float" office:value="0.000894688" calcext:value-type="float">
            <text:p>0.000894688</text:p>
          </table:table-cell>
          <table:table-cell/>
          <table:table-cell office:value-type="float" office:value="0.00629379" calcext:value-type="float">
            <text:p>0.00629379</text:p>
          </table:table-cell>
          <table:table-cell office:value-type="float" office:value="0.000918945" calcext:value-type="float">
            <text:p>0.0009189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office:value-type="float" office:value="1128" calcext:value-type="float">
            <text:p>1128</text:p>
          </table:table-cell>
          <table:table-cell office:value-type="float" office:value="8711" calcext:value-type="float">
            <text:p>8711</text:p>
          </table:table-cell>
          <table:table-cell table:formula="of:=LN([.E8]/[.D8])" office:value-type="float" office:value="2.04414044176089" calcext:value-type="float">
            <text:p>2.0441404418</text:p>
          </table:table-cell>
          <table:table-cell/>
          <table:table-cell office:value-type="float" office:value="1887" calcext:value-type="float">
            <text:p>1887</text:p>
          </table:table-cell>
          <table:table-cell office:value-type="float" office:value="10657" calcext:value-type="float">
            <text:p>10657</text:p>
          </table:table-cell>
          <table:table-cell table:formula="of:=LN([.I8]/[.H8])" office:value-type="float" office:value="1.73122868685241" calcext:value-type="float">
            <text:p>1.731228686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919" calcext:value-type="float">
            <text:p>919</text:p>
          </table:table-cell>
          <table:table-cell office:value-type="float" office:value="7972" calcext:value-type="float">
            <text:p>7972</text:p>
          </table:table-cell>
          <table:table-cell table:formula="of:=LN([.Q8]/[.P8])" office:value-type="float" office:value="2.160404558977" calcext:value-type="float">
            <text:p>2.160404559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879" calcext:value-type="float">
            <text:p>5879</text:p>
          </table:table-cell>
          <table:table-cell table:formula="of:=LN([.U8]/[.T8])" office:value-type="float" office:value="1.55225114950345" calcext:value-type="float">
            <text:p>1.5522511495</text:p>
          </table:table-cell>
          <table:table-cell table:number-columns-repeated="3"/>
          <table:table-cell office:value-type="float" office:value="0.006656" calcext:value-type="float">
            <text:p>0.006656</text:p>
          </table:table-cell>
          <table:table-cell office:value-type="float" office:value="0.00091265" calcext:value-type="float">
            <text:p>0.00091265</text:p>
          </table:table-cell>
          <table:table-cell/>
          <table:table-cell office:value-type="float" office:value="0.00673675" calcext:value-type="float">
            <text:p>0.00673675</text:p>
          </table:table-cell>
          <table:table-cell office:value-type="float" office:value="0.000885905" calcext:value-type="float">
            <text:p>0.000885905</text:p>
          </table:table-cell>
          <table:table-cell/>
          <table:table-cell office:value-type="float" office:value="0.00627635" calcext:value-type="float">
            <text:p>0.00627635</text:p>
          </table:table-cell>
          <table:table-cell office:value-type="float" office:value="0.0009358" calcext:value-type="float">
            <text:p>0.00093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84" calcext:value-type="float">
            <text:p>1484</text:p>
          </table:table-cell>
          <table:table-cell office:value-type="float" office:value="1156" calcext:value-type="float">
            <text:p>1156</text:p>
          </table:table-cell>
          <table:table-cell office:value-type="float" office:value="8604" calcext:value-type="float">
            <text:p>8604</text:p>
          </table:table-cell>
          <table:table-cell table:formula="of:=LN([.E9]/[.D9])" office:value-type="float" office:value="2.0072614411553" calcext:value-type="float">
            <text:p>2.0072614412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10678" calcext:value-type="float">
            <text:p>10678</text:p>
          </table:table-cell>
          <table:table-cell table:formula="of:=LN([.I9]/[.H9])" office:value-type="float" office:value="1.69626200596968" calcext:value-type="float">
            <text:p>1.69626200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26" calcext:value-type="float">
            <text:p>1526</text:p>
          </table:table-cell>
          <table:table-cell office:value-type="float" office:value="957" calcext:value-type="float">
            <text:p>957</text:p>
          </table:table-cell>
          <table:table-cell office:value-type="float" office:value="7925" calcext:value-type="float">
            <text:p>7925</text:p>
          </table:table-cell>
          <table:table-cell table:formula="of:=LN([.Q9]/[.P9])" office:value-type="float" office:value="2.11397420729253" calcext:value-type="float">
            <text:p>2.1139742073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6026" calcext:value-type="float">
            <text:p>6026</text:p>
          </table:table-cell>
          <table:table-cell table:formula="of:=LN([.U9]/[.T9])" office:value-type="float" office:value="1.53911834091839" calcext:value-type="float">
            <text:p>1.5391183409</text:p>
          </table:table-cell>
          <table:table-cell table:number-columns-repeated="3"/>
          <table:table-cell office:value-type="float" office:value="0.00672166" calcext:value-type="float">
            <text:p>0.00672166</text:p>
          </table:table-cell>
          <table:table-cell office:value-type="float" office:value="0.000906833" calcext:value-type="float">
            <text:p>0.000906833</text:p>
          </table:table-cell>
          <table:table-cell/>
          <table:table-cell office:value-type="float" office:value="0.00679417" calcext:value-type="float">
            <text:p>0.00679417</text:p>
          </table:table-cell>
          <table:table-cell office:value-type="float" office:value="0.000876492" calcext:value-type="float">
            <text:p>0.000876492</text:p>
          </table:table-cell>
          <table:table-cell/>
          <table:table-cell office:value-type="float" office:value="0.0062572" calcext:value-type="float">
            <text:p>0.0062572</text:p>
          </table:table-cell>
          <table:table-cell office:value-type="float" office:value="0.000907325" calcext:value-type="float">
            <text:p>0.00090732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85" calcext:value-type="float">
            <text:p>1485</text:p>
          </table:table-cell>
          <table:table-cell office:value-type="float" office:value="1132" calcext:value-type="float">
            <text:p>1132</text:p>
          </table:table-cell>
          <table:table-cell office:value-type="float" office:value="8757" calcext:value-type="float">
            <text:p>8757</text:p>
          </table:table-cell>
          <table:table-cell table:formula="of:=LN([.E10]/[.D10])" office:value-type="float" office:value="2.0458674007591" calcext:value-type="float">
            <text:p>2.0458674008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10666" calcext:value-type="float">
            <text:p>10666</text:p>
          </table:table-cell>
          <table:table-cell table:formula="of:=LN([.I10]/[.H10])" office:value-type="float" office:value="1.64532647476655" calcext:value-type="float">
            <text:p>1.64532647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7" calcext:value-type="float">
            <text:p>1527</text:p>
          </table:table-cell>
          <table:table-cell office:value-type="float" office:value="936" calcext:value-type="float">
            <text:p>936</text:p>
          </table:table-cell>
          <table:table-cell office:value-type="float" office:value="7958" calcext:value-type="float">
            <text:p>7958</text:p>
          </table:table-cell>
          <table:table-cell table:formula="of:=LN([.Q10]/[.P10])" office:value-type="float" office:value="2.14031751450928" calcext:value-type="float">
            <text:p>2.1403175145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008" calcext:value-type="float">
            <text:p>6008</text:p>
          </table:table-cell>
          <table:table-cell table:formula="of:=LN([.U10]/[.T10])" office:value-type="float" office:value="1.58121155542633" calcext:value-type="float">
            <text:p>1.5812115554</text:p>
          </table:table-cell>
          <table:table-cell table:number-columns-repeated="3"/>
          <table:table-cell office:value-type="float" office:value="0.00671216" calcext:value-type="float">
            <text:p>0.00671216</text:p>
          </table:table-cell>
          <table:table-cell office:value-type="float" office:value="0.000912306" calcext:value-type="float">
            <text:p>0.000912306</text:p>
          </table:table-cell>
          <table:table-cell/>
          <table:table-cell office:value-type="float" office:value="0.00677648" calcext:value-type="float">
            <text:p>0.00677648</text:p>
          </table:table-cell>
          <table:table-cell office:value-type="float" office:value="0.000885945" calcext:value-type="float">
            <text:p>0.000885945</text:p>
          </table:table-cell>
          <table:table-cell/>
          <table:table-cell office:value-type="float" office:value="0.00626477" calcext:value-type="float">
            <text:p>0.00626477</text:p>
          </table:table-cell>
          <table:table-cell office:value-type="float" office:value="0.000926485" calcext:value-type="float">
            <text:p>0.00092648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86" calcext:value-type="float">
            <text:p>1486</text:p>
          </table:table-cell>
          <table:table-cell office:value-type="float" office:value="1174" calcext:value-type="float">
            <text:p>1174</text:p>
          </table:table-cell>
          <table:table-cell office:value-type="float" office:value="8504" calcext:value-type="float">
            <text:p>8504</text:p>
          </table:table-cell>
          <table:table-cell table:formula="of:=LN([.E11]/[.D11])" office:value-type="float" office:value="1.98011991963374" calcext:value-type="float">
            <text:p>1.9801199196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0696" calcext:value-type="float">
            <text:p>10696</text:p>
          </table:table-cell>
          <table:table-cell table:formula="of:=LN([.I11]/[.H11])" office:value-type="float" office:value="1.61234040031043" calcext:value-type="float">
            <text:p>1.612340400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28" calcext:value-type="float">
            <text:p>1528</text:p>
          </table:table-cell>
          <table:table-cell office:value-type="float" office:value="936" calcext:value-type="float">
            <text:p>936</text:p>
          </table:table-cell>
          <table:table-cell office:value-type="float" office:value="7796" calcext:value-type="float">
            <text:p>7796</text:p>
          </table:table-cell>
          <table:table-cell table:formula="of:=LN([.Q11]/[.P11])" office:value-type="float" office:value="2.11975058414986" calcext:value-type="float">
            <text:p>2.1197505841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014" calcext:value-type="float">
            <text:p>6014</text:p>
          </table:table-cell>
          <table:table-cell table:formula="of:=LN([.U11]/[.T11])" office:value-type="float" office:value="1.60016939192903" calcext:value-type="float">
            <text:p>1.6001693919</text:p>
          </table:table-cell>
          <table:table-cell table:number-columns-repeated="3"/>
          <table:table-cell office:value-type="float" office:value="0.00673298" calcext:value-type="float">
            <text:p>0.00673298</text:p>
          </table:table-cell>
          <table:table-cell office:value-type="float" office:value="0.00090225" calcext:value-type="float">
            <text:p>0.00090225</text:p>
          </table:table-cell>
          <table:table-cell/>
          <table:table-cell office:value-type="float" office:value="0.00679852" calcext:value-type="float">
            <text:p>0.00679852</text:p>
          </table:table-cell>
          <table:table-cell office:value-type="float" office:value="0.000891027" calcext:value-type="float">
            <text:p>0.000891027</text:p>
          </table:table-cell>
          <table:table-cell/>
          <table:table-cell office:value-type="float" office:value="0.00625128" calcext:value-type="float">
            <text:p>0.00625128</text:p>
          </table:table-cell>
          <table:table-cell office:value-type="float" office:value="0.000949043" calcext:value-type="float">
            <text:p>0.0009490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87" calcext:value-type="float">
            <text:p>1487</text:p>
          </table:table-cell>
          <table:table-cell office:value-type="float" office:value="1229" calcext:value-type="float">
            <text:p>1229</text:p>
          </table:table-cell>
          <table:table-cell office:value-type="float" office:value="8454" calcext:value-type="float">
            <text:p>8454</text:p>
          </table:table-cell>
          <table:table-cell table:formula="of:=LN([.E12]/[.D12])" office:value-type="float" office:value="1.9284388715607" calcext:value-type="float">
            <text:p>1.928438871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0664" calcext:value-type="float">
            <text:p>10664</text:p>
          </table:table-cell>
          <table:table-cell table:formula="of:=LN([.I12]/[.H12])" office:value-type="float" office:value="1.66625438747776" calcext:value-type="float">
            <text:p>1.66625438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870" calcext:value-type="float">
            <text:p>870</text:p>
          </table:table-cell>
          <table:table-cell office:value-type="float" office:value="7658" calcext:value-type="float">
            <text:p>7658</text:p>
          </table:table-cell>
          <table:table-cell table:formula="of:=LN([.Q12]/[.P12])" office:value-type="float" office:value="2.17501292038861" calcext:value-type="float">
            <text:p>2.17501292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055" calcext:value-type="float">
            <text:p>6055</text:p>
          </table:table-cell>
          <table:table-cell table:formula="of:=LN([.U12]/[.T12])" office:value-type="float" office:value="1.62357536203465" calcext:value-type="float">
            <text:p>1.623575362</text:p>
          </table:table-cell>
          <table:table-cell table:number-columns-repeated="3"/>
          <table:table-cell office:value-type="float" office:value="0.00668515" calcext:value-type="float">
            <text:p>0.00668515</text:p>
          </table:table-cell>
          <table:table-cell office:value-type="float" office:value="0.000914751" calcext:value-type="float">
            <text:p>0.000914751</text:p>
          </table:table-cell>
          <table:table-cell/>
          <table:table-cell office:value-type="float" office:value="0.00672691" calcext:value-type="float">
            <text:p>0.00672691</text:p>
          </table:table-cell>
          <table:table-cell office:value-type="float" office:value="0.000888681" calcext:value-type="float">
            <text:p>0.000888681</text:p>
          </table:table-cell>
          <table:table-cell/>
          <table:table-cell office:value-type="float" office:value="0.00617077" calcext:value-type="float">
            <text:p>0.00617077</text:p>
          </table:table-cell>
          <table:table-cell office:value-type="float" office:value="0.00091678" calcext:value-type="float">
            <text:p>0.0009167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88" calcext:value-type="float">
            <text:p>1488</text:p>
          </table:table-cell>
          <table:table-cell office:value-type="float" office:value="1197" calcext:value-type="float">
            <text:p>1197</text:p>
          </table:table-cell>
          <table:table-cell office:value-type="float" office:value="8510" calcext:value-type="float">
            <text:p>8510</text:p>
          </table:table-cell>
          <table:table-cell table:formula="of:=LN([.E13]/[.D13])" office:value-type="float" office:value="1.96142351600945" calcext:value-type="float">
            <text:p>1.96142351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0643" calcext:value-type="float">
            <text:p>10643</text:p>
          </table:table-cell>
          <table:table-cell table:formula="of:=LN([.I13]/[.H13])" office:value-type="float" office:value="1.66378704884979" calcext:value-type="float">
            <text:p>1.663787048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31" calcext:value-type="float">
            <text:p>1531</text:p>
          </table:table-cell>
          <table:table-cell office:value-type="float" office:value="890" calcext:value-type="float">
            <text:p>890</text:p>
          </table:table-cell>
          <table:table-cell office:value-type="float" office:value="7596" calcext:value-type="float">
            <text:p>7596</text:p>
          </table:table-cell>
          <table:table-cell table:formula="of:=LN([.Q13]/[.P13])" office:value-type="float" office:value="2.14415560920599" calcext:value-type="float">
            <text:p>2.1441556092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5985" calcext:value-type="float">
            <text:p>5985</text:p>
          </table:table-cell>
          <table:table-cell table:formula="of:=LN([.U13]/[.T13])" office:value-type="float" office:value="1.55497504328527" calcext:value-type="float">
            <text:p>1.5549750433</text:p>
          </table:table-cell>
          <table:table-cell table:number-columns-repeated="3"/>
          <table:table-cell office:value-type="float" office:value="0.00670771" calcext:value-type="float">
            <text:p>0.00670771</text:p>
          </table:table-cell>
          <table:table-cell office:value-type="float" office:value="0.000894929" calcext:value-type="float">
            <text:p>0.000894929</text:p>
          </table:table-cell>
          <table:table-cell/>
          <table:table-cell office:value-type="float" office:value="0.00671966" calcext:value-type="float">
            <text:p>0.00671966</text:p>
          </table:table-cell>
          <table:table-cell office:value-type="float" office:value="0.000870625" calcext:value-type="float">
            <text:p>0.000870625</text:p>
          </table:table-cell>
          <table:table-cell/>
          <table:table-cell office:value-type="float" office:value="0.0061558" calcext:value-type="float">
            <text:p>0.0061558</text:p>
          </table:table-cell>
          <table:table-cell office:value-type="float" office:value="0.000925756" calcext:value-type="float">
            <text:p>0.00092575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1238" calcext:value-type="float">
            <text:p>1238</text:p>
          </table:table-cell>
          <table:table-cell office:value-type="float" office:value="8536" calcext:value-type="float">
            <text:p>8536</text:p>
          </table:table-cell>
          <table:table-cell table:formula="of:=LN([.E14]/[.D14])" office:value-type="float" office:value="1.93079533973705" calcext:value-type="float">
            <text:p>1.9307953397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10670" calcext:value-type="float">
            <text:p>10670</text:p>
          </table:table-cell>
          <table:table-cell table:formula="of:=LN([.I14]/[.H14])" office:value-type="float" office:value="1.60243344765329" calcext:value-type="float">
            <text:p>1.602433447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32" calcext:value-type="float">
            <text:p>1532</text:p>
          </table:table-cell>
          <table:table-cell office:value-type="float" office:value="918" calcext:value-type="float">
            <text:p>918</text:p>
          </table:table-cell>
          <table:table-cell office:value-type="float" office:value="7466" calcext:value-type="float">
            <text:p>7466</text:p>
          </table:table-cell>
          <table:table-cell table:formula="of:=LN([.Q14]/[.P14])" office:value-type="float" office:value="2.09591726885404" calcext:value-type="float">
            <text:p>2.0959172689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5939" calcext:value-type="float">
            <text:p>5939</text:p>
          </table:table-cell>
          <table:table-cell table:formula="of:=LN([.U14]/[.T14])" office:value-type="float" office:value="1.51075056425216" calcext:value-type="float">
            <text:p>1.5107505643</text:p>
          </table:table-cell>
          <table:table-cell table:number-columns-repeated="3"/>
          <table:table-cell office:value-type="float" office:value="0.00667469" calcext:value-type="float">
            <text:p>0.00667469</text:p>
          </table:table-cell>
          <table:table-cell office:value-type="float" office:value="0.000912014" calcext:value-type="float">
            <text:p>0.000912014</text:p>
          </table:table-cell>
          <table:table-cell/>
          <table:table-cell office:value-type="float" office:value="0.00671536" calcext:value-type="float">
            <text:p>0.00671536</text:p>
          </table:table-cell>
          <table:table-cell office:value-type="float" office:value="0.000891237" calcext:value-type="float">
            <text:p>0.000891237</text:p>
          </table:table-cell>
          <table:table-cell/>
          <table:table-cell office:value-type="float" office:value="0.00613951" calcext:value-type="float">
            <text:p>0.00613951</text:p>
          </table:table-cell>
          <table:table-cell office:value-type="float" office:value="0.000897473" calcext:value-type="float">
            <text:p>0.0008974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90" calcext:value-type="float">
            <text:p>1490</text:p>
          </table:table-cell>
          <table:table-cell office:value-type="float" office:value="1223" calcext:value-type="float">
            <text:p>1223</text:p>
          </table:table-cell>
          <table:table-cell office:value-type="float" office:value="8465" calcext:value-type="float">
            <text:p>8465</text:p>
          </table:table-cell>
          <table:table-cell table:formula="of:=LN([.E15]/[.D15])" office:value-type="float" office:value="1.93463315888006" calcext:value-type="float">
            <text:p>1.9346331589</text:p>
          </table:table-cell>
          <table:table-cell/>
          <table:table-cell office:value-type="float" office:value="2128" calcext:value-type="float">
            <text:p>2128</text:p>
          </table:table-cell>
          <table:table-cell office:value-type="float" office:value="10709" calcext:value-type="float">
            <text:p>10709</text:p>
          </table:table-cell>
          <table:table-cell table:formula="of:=LN([.I15]/[.H15])" office:value-type="float" office:value="1.61590193793934" calcext:value-type="float">
            <text:p>1.615901937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33" calcext:value-type="float">
            <text:p>1533</text:p>
          </table:table-cell>
          <table:table-cell office:value-type="float" office:value="912" calcext:value-type="float">
            <text:p>912</text:p>
          </table:table-cell>
          <table:table-cell office:value-type="float" office:value="7706" calcext:value-type="float">
            <text:p>7706</text:p>
          </table:table-cell>
          <table:table-cell table:formula="of:=LN([.Q15]/[.P15])" office:value-type="float" office:value="2.13411453511177" calcext:value-type="float">
            <text:p>2.1341145351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004" calcext:value-type="float">
            <text:p>6004</text:p>
          </table:table-cell>
          <table:table-cell table:formula="of:=LN([.U15]/[.T15])" office:value-type="float" office:value="1.61679334512806" calcext:value-type="float">
            <text:p>1.6167933451</text:p>
          </table:table-cell>
          <table:table-cell table:number-columns-repeated="3"/>
          <table:table-cell office:value-type="float" office:value="0.00667408" calcext:value-type="float">
            <text:p>0.00667408</text:p>
          </table:table-cell>
          <table:table-cell office:value-type="float" office:value="0.000905896" calcext:value-type="float">
            <text:p>0.000905896</text:p>
          </table:table-cell>
          <table:table-cell/>
          <table:table-cell office:value-type="float" office:value="0.00674364" calcext:value-type="float">
            <text:p>0.00674364</text:p>
          </table:table-cell>
          <table:table-cell office:value-type="float" office:value="0.000883877" calcext:value-type="float">
            <text:p>0.000883877</text:p>
          </table:table-cell>
          <table:table-cell/>
          <table:table-cell office:value-type="float" office:value="0.00622894" calcext:value-type="float">
            <text:p>0.00622894</text:p>
          </table:table-cell>
          <table:table-cell office:value-type="float" office:value="0.000909305" calcext:value-type="float">
            <text:p>0.00090930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91" calcext:value-type="float">
            <text:p>1491</text:p>
          </table:table-cell>
          <table:table-cell office:value-type="float" office:value="1247" calcext:value-type="float">
            <text:p>1247</text:p>
          </table:table-cell>
          <table:table-cell office:value-type="float" office:value="8585" calcext:value-type="float">
            <text:p>8585</text:p>
          </table:table-cell>
          <table:table-cell table:formula="of:=LN([.E16]/[.D16])" office:value-type="float" office:value="1.92927582765154" calcext:value-type="float">
            <text:p>1.9292758277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10700" calcext:value-type="float">
            <text:p>10700</text:p>
          </table:table-cell>
          <table:table-cell table:formula="of:=LN([.I16]/[.H16])" office:value-type="float" office:value="1.61130882036991" calcext:value-type="float">
            <text:p>1.611308820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34" calcext:value-type="float">
            <text:p>1534</text:p>
          </table:table-cell>
          <table:table-cell office:value-type="float" office:value="862" calcext:value-type="float">
            <text:p>862</text:p>
          </table:table-cell>
          <table:table-cell office:value-type="float" office:value="7576" calcext:value-type="float">
            <text:p>7576</text:p>
          </table:table-cell>
          <table:table-cell table:formula="of:=LN([.Q16]/[.P16])" office:value-type="float" office:value="2.17348536420222" calcext:value-type="float">
            <text:p>2.1734853642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099" calcext:value-type="float">
            <text:p>6099</text:p>
          </table:table-cell>
          <table:table-cell table:formula="of:=LN([.U16]/[.T16])" office:value-type="float" office:value="1.59786389783112" calcext:value-type="float">
            <text:p>1.5978638978</text:p>
          </table:table-cell>
          <table:table-cell table:number-columns-repeated="3"/>
          <table:table-cell office:value-type="float" office:value="0.00661038" calcext:value-type="float">
            <text:p>0.00661038</text:p>
          </table:table-cell>
          <table:table-cell office:value-type="float" office:value="0.000888713" calcext:value-type="float">
            <text:p>0.000888713</text:p>
          </table:table-cell>
          <table:table-cell/>
          <table:table-cell office:value-type="float" office:value="0.00666664" calcext:value-type="float">
            <text:p>0.00666664</text:p>
          </table:table-cell>
          <table:table-cell office:value-type="float" office:value="0.000883308" calcext:value-type="float">
            <text:p>0.000883308</text:p>
          </table:table-cell>
          <table:table-cell/>
          <table:table-cell office:value-type="float" office:value="0.00622328" calcext:value-type="float">
            <text:p>0.00622328</text:p>
          </table:table-cell>
          <table:table-cell office:value-type="float" office:value="0.000958098" calcext:value-type="float">
            <text:p>0.00095809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92" calcext:value-type="float">
            <text:p>1492</text:p>
          </table:table-cell>
          <table:table-cell office:value-type="float" office:value="1275" calcext:value-type="float">
            <text:p>1275</text:p>
          </table:table-cell>
          <table:table-cell office:value-type="float" office:value="8707" calcext:value-type="float">
            <text:p>8707</text:p>
          </table:table-cell>
          <table:table-cell table:formula="of:=LN([.E17]/[.D17])" office:value-type="float" office:value="1.92118112123609" calcext:value-type="float">
            <text:p>1.9211811212</text:p>
          </table:table-cell>
          <table:table-cell/>
          <table:table-cell office:value-type="float" office:value="2173" calcext:value-type="float">
            <text:p>2173</text:p>
          </table:table-cell>
          <table:table-cell office:value-type="float" office:value="10610" calcext:value-type="float">
            <text:p>10610</text:p>
          </table:table-cell>
          <table:table-cell table:formula="of:=LN([.I17]/[.H17])" office:value-type="float" office:value="1.5856882513516" calcext:value-type="float">
            <text:p>1.58568825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35" calcext:value-type="float">
            <text:p>1535</text:p>
          </table:table-cell>
          <table:table-cell office:value-type="float" office:value="874" calcext:value-type="float">
            <text:p>874</text:p>
          </table:table-cell>
          <table:table-cell office:value-type="float" office:value="7655" calcext:value-type="float">
            <text:p>7655</text:p>
          </table:table-cell>
          <table:table-cell table:formula="of:=LN([.Q17]/[.P17])" office:value-type="float" office:value="2.17003393243625" calcext:value-type="float">
            <text:p>2.1700339324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097" calcext:value-type="float">
            <text:p>6097</text:p>
          </table:table-cell>
          <table:table-cell table:formula="of:=LN([.U17]/[.T17])" office:value-type="float" office:value="1.62464230382783" calcext:value-type="float">
            <text:p>1.6246423038</text:p>
          </table:table-cell>
          <table:table-cell table:number-columns-repeated="3"/>
          <table:table-cell office:value-type="float" office:value="0.00661038" calcext:value-type="float">
            <text:p>0.00661038</text:p>
          </table:table-cell>
          <table:table-cell office:value-type="float" office:value="0.000888713" calcext:value-type="float">
            <text:p>0.000888713</text:p>
          </table:table-cell>
          <table:table-cell/>
          <table:table-cell office:value-type="float" office:value="0.00673474" calcext:value-type="float">
            <text:p>0.00673474</text:p>
          </table:table-cell>
          <table:table-cell office:value-type="float" office:value="0.000887946" calcext:value-type="float">
            <text:p>0.000887946</text:p>
          </table:table-cell>
          <table:table-cell/>
          <table:table-cell office:value-type="float" office:value="0.00612281" calcext:value-type="float">
            <text:p>0.00612281</text:p>
          </table:table-cell>
          <table:table-cell office:value-type="float" office:value="0.000914461" calcext:value-type="float">
            <text:p>0.00091446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493" calcext:value-type="float">
            <text:p>1493</text:p>
          </table:table-cell>
          <table:table-cell office:value-type="float" office:value="1305" calcext:value-type="float">
            <text:p>1305</text:p>
          </table:table-cell>
          <table:table-cell office:value-type="float" office:value="8389" calcext:value-type="float">
            <text:p>8389</text:p>
          </table:table-cell>
          <table:table-cell table:formula="of:=LN([.E18]/[.D18])" office:value-type="float" office:value="1.8607182830895" calcext:value-type="float">
            <text:p>1.8607182831</text:p>
          </table:table-cell>
          <table:table-cell/>
          <table:table-cell office:value-type="float" office:value="2162" calcext:value-type="float">
            <text:p>2162</text:p>
          </table:table-cell>
          <table:table-cell office:value-type="float" office:value="10647" calcext:value-type="float">
            <text:p>10647</text:p>
          </table:table-cell>
          <table:table-cell table:formula="of:=LN([.I18]/[.H18])" office:value-type="float" office:value="1.59424444311545" calcext:value-type="float">
            <text:p>1.594244443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536" calcext:value-type="float">
            <text:p>1536</text:p>
          </table:table-cell>
          <table:table-cell office:value-type="float" office:value="907" calcext:value-type="float">
            <text:p>907</text:p>
          </table:table-cell>
          <table:table-cell office:value-type="float" office:value="7387" calcext:value-type="float">
            <text:p>7387</text:p>
          </table:table-cell>
          <table:table-cell table:formula="of:=LN([.Q18]/[.P18])" office:value-type="float" office:value="2.0973345274136" calcext:value-type="float">
            <text:p>2.0973345274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017" calcext:value-type="float">
            <text:p>6017</text:p>
          </table:table-cell>
          <table:table-cell table:formula="of:=LN([.U18]/[.T18])" office:value-type="float" office:value="1.60727969793322" calcext:value-type="float">
            <text:p>1.6072796979</text:p>
          </table:table-cell>
          <table:table-cell table:number-columns-repeated="3"/>
          <table:table-cell office:value-type="float" office:value="0.0067036" calcext:value-type="float">
            <text:p>0.0067036</text:p>
          </table:table-cell>
          <table:table-cell office:value-type="float" office:value="0.000912541" calcext:value-type="float">
            <text:p>0.000912541</text:p>
          </table:table-cell>
          <table:table-cell/>
          <table:table-cell office:value-type="float" office:value="0.00670944" calcext:value-type="float">
            <text:p>0.00670944</text:p>
          </table:table-cell>
          <table:table-cell office:value-type="float" office:value="0.000884201" calcext:value-type="float">
            <text:p>0.000884201</text:p>
          </table:table-cell>
          <table:table-cell/>
          <table:table-cell office:value-type="float" office:value="0.00608321" calcext:value-type="float">
            <text:p>0.00608321</text:p>
          </table:table-cell>
          <table:table-cell office:value-type="float" office:value="0.000906814" calcext:value-type="float">
            <text:p>0.00090681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94" calcext:value-type="float">
            <text:p>1494</text:p>
          </table:table-cell>
          <table:table-cell office:value-type="float" office:value="1356" calcext:value-type="float">
            <text:p>1356</text:p>
          </table:table-cell>
          <table:table-cell office:value-type="float" office:value="8421" calcext:value-type="float">
            <text:p>8421</text:p>
          </table:table-cell>
          <table:table-cell table:formula="of:=LN([.E19]/[.D19])" office:value-type="float" office:value="1.82618939652965" calcext:value-type="float">
            <text:p>1.8261893965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10642" calcext:value-type="float">
            <text:p>10642</text:p>
          </table:table-cell>
          <table:table-cell table:formula="of:=LN([.I19]/[.H19])" office:value-type="float" office:value="1.56640074495674" calcext:value-type="float">
            <text:p>1.5664007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537" calcext:value-type="float">
            <text:p>1537</text:p>
          </table:table-cell>
          <table:table-cell office:value-type="float" office:value="925" calcext:value-type="float">
            <text:p>925</text:p>
          </table:table-cell>
          <table:table-cell office:value-type="float" office:value="7496" calcext:value-type="float">
            <text:p>7496</text:p>
          </table:table-cell>
          <table:table-cell table:formula="of:=LN([.Q19]/[.P19])" office:value-type="float" office:value="2.09233108640583" calcext:value-type="float">
            <text:p>2.0923310864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5979" calcext:value-type="float">
            <text:p>5979</text:p>
          </table:table-cell>
          <table:table-cell table:formula="of:=LN([.U19]/[.T19])" office:value-type="float" office:value="1.61010714451529" calcext:value-type="float">
            <text:p>1.6101071445</text:p>
          </table:table-cell>
          <table:table-cell table:number-columns-repeated="3"/>
          <table:table-cell office:value-type="float" office:value="0.0067013" calcext:value-type="float">
            <text:p>0.0067013</text:p>
          </table:table-cell>
          <table:table-cell office:value-type="float" office:value="0.000929508" calcext:value-type="float">
            <text:p>0.000929508</text:p>
          </table:table-cell>
          <table:table-cell/>
          <table:table-cell office:value-type="float" office:value="0.00670398" calcext:value-type="float">
            <text:p>0.00670398</text:p>
          </table:table-cell>
          <table:table-cell office:value-type="float" office:value="0.000865248" calcext:value-type="float">
            <text:p>0.000865248</text:p>
          </table:table-cell>
          <table:table-cell/>
          <table:table-cell office:value-type="float" office:value="0.00618187" calcext:value-type="float">
            <text:p>0.00618187</text:p>
          </table:table-cell>
          <table:table-cell office:value-type="float" office:value="0.000941476" calcext:value-type="float">
            <text:p>0.00094147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495" calcext:value-type="float">
            <text:p>1495</text:p>
          </table:table-cell>
          <table:table-cell office:value-type="float" office:value="1293" calcext:value-type="float">
            <text:p>1293</text:p>
          </table:table-cell>
          <table:table-cell office:value-type="float" office:value="8420" calcext:value-type="float">
            <text:p>8420</text:p>
          </table:table-cell>
          <table:table-cell table:formula="of:=LN([.E20]/[.D20])" office:value-type="float" office:value="1.87364472846451" calcext:value-type="float">
            <text:p>1.8736447285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0693" calcext:value-type="float">
            <text:p>10693</text:p>
          </table:table-cell>
          <table:table-cell table:formula="of:=LN([.I20]/[.H20])" office:value-type="float" office:value="1.5427857564019" calcext:value-type="float">
            <text:p>1.54278575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538" calcext:value-type="float">
            <text:p>1538</text:p>
          </table:table-cell>
          <table:table-cell office:value-type="float" office:value="872" calcext:value-type="float">
            <text:p>872</text:p>
          </table:table-cell>
          <table:table-cell office:value-type="float" office:value="7584" calcext:value-type="float">
            <text:p>7584</text:p>
          </table:table-cell>
          <table:table-cell table:formula="of:=LN([.Q20]/[.P20])" office:value-type="float" office:value="2.16300662002588" calcext:value-type="float">
            <text:p>2.16300662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072" calcext:value-type="float">
            <text:p>6072</text:p>
          </table:table-cell>
          <table:table-cell table:formula="of:=LN([.U20]/[.T20])" office:value-type="float" office:value="1.62721689697755" calcext:value-type="float">
            <text:p>1.627216897</text:p>
          </table:table-cell>
          <table:table-cell table:number-columns-repeated="3"/>
          <table:table-cell office:value-type="float" office:value="0.0066567" calcext:value-type="float">
            <text:p>0.0066567</text:p>
          </table:table-cell>
          <table:table-cell office:value-type="float" office:value="0.0008963" calcext:value-type="float">
            <text:p>0.0008963</text:p>
          </table:table-cell>
          <table:table-cell/>
          <table:table-cell office:value-type="float" office:value="0.00669512" calcext:value-type="float">
            <text:p>0.00669512</text:p>
          </table:table-cell>
          <table:table-cell office:value-type="float" office:value="0.000880062" calcext:value-type="float">
            <text:p>0.000880062</text:p>
          </table:table-cell>
          <table:table-cell/>
          <table:table-cell office:value-type="float" office:value="0.00615975" calcext:value-type="float">
            <text:p>0.00615975</text:p>
          </table:table-cell>
          <table:table-cell office:value-type="float" office:value="0.000918082" calcext:value-type="float">
            <text:p>0.00091808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496" calcext:value-type="float">
            <text:p>1496</text:p>
          </table:table-cell>
          <table:table-cell office:value-type="float" office:value="1241" calcext:value-type="float">
            <text:p>1241</text:p>
          </table:table-cell>
          <table:table-cell office:value-type="float" office:value="8225" calcext:value-type="float">
            <text:p>8225</text:p>
          </table:table-cell>
          <table:table-cell table:formula="of:=LN([.E21]/[.D21])" office:value-type="float" office:value="1.89126079042897" calcext:value-type="float">
            <text:p>1.8912607904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10670" calcext:value-type="float">
            <text:p>10670</text:p>
          </table:table-cell>
          <table:table-cell table:formula="of:=LN([.I21]/[.H21])" office:value-type="float" office:value="1.55828520899741" calcext:value-type="float">
            <text:p>1.5582852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539" calcext:value-type="float">
            <text:p>1539</text:p>
          </table:table-cell>
          <table:table-cell office:value-type="float" office:value="927" calcext:value-type="float">
            <text:p>927</text:p>
          </table:table-cell>
          <table:table-cell office:value-type="float" office:value="7562" calcext:value-type="float">
            <text:p>7562</text:p>
          </table:table-cell>
          <table:table-cell table:formula="of:=LN([.Q21]/[.P21])" office:value-type="float" office:value="2.09893741888502" calcext:value-type="float">
            <text:p>2.098937418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047" calcext:value-type="float">
            <text:p>6047</text:p>
          </table:table-cell>
          <table:table-cell table:formula="of:=LN([.U21]/[.T21])" office:value-type="float" office:value="1.60071142254591" calcext:value-type="float">
            <text:p>1.6007114225</text:p>
          </table:table-cell>
          <table:table-cell table:number-columns-repeated="3"/>
          <table:table-cell office:value-type="float" office:value="0.00665423" calcext:value-type="float">
            <text:p>0.00665423</text:p>
          </table:table-cell>
          <table:table-cell office:value-type="float" office:value="0.00089685" calcext:value-type="float">
            <text:p>0.00089685</text:p>
          </table:table-cell>
          <table:table-cell/>
          <table:table-cell office:value-type="float" office:value="0.00672866" calcext:value-type="float">
            <text:p>0.00672866</text:p>
          </table:table-cell>
          <table:table-cell office:value-type="float" office:value="0.00088001" calcext:value-type="float">
            <text:p>0.00088001</text:p>
          </table:table-cell>
          <table:table-cell/>
          <table:table-cell office:value-type="float" office:value="0.00611615" calcext:value-type="float">
            <text:p>0.00611615</text:p>
          </table:table-cell>
          <table:table-cell office:value-type="float" office:value="0.000936902" calcext:value-type="float">
            <text:p>0.00093690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497" calcext:value-type="float">
            <text:p>1497</text:p>
          </table:table-cell>
          <table:table-cell office:value-type="float" office:value="1264" calcext:value-type="float">
            <text:p>1264</text:p>
          </table:table-cell>
          <table:table-cell office:value-type="float" office:value="8359" calcext:value-type="float">
            <text:p>8359</text:p>
          </table:table-cell>
          <table:table-cell table:formula="of:=LN([.E22]/[.D22])" office:value-type="float" office:value="1.88905750699235" calcext:value-type="float">
            <text:p>1.889057507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724" calcext:value-type="float">
            <text:p>10724</text:p>
          </table:table-cell>
          <table:table-cell table:formula="of:=LN([.I22]/[.H22])" office:value-type="float" office:value="1.54436917940328" calcext:value-type="float">
            <text:p>1.544369179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540" calcext:value-type="float">
            <text:p>1540</text:p>
          </table:table-cell>
          <table:table-cell office:value-type="float" office:value="897" calcext:value-type="float">
            <text:p>897</text:p>
          </table:table-cell>
          <table:table-cell office:value-type="float" office:value="7601" calcext:value-type="float">
            <text:p>7601</text:p>
          </table:table-cell>
          <table:table-cell table:formula="of:=LN([.Q22]/[.P22])" office:value-type="float" office:value="2.13697923450724" calcext:value-type="float">
            <text:p>2.136979234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049" calcext:value-type="float">
            <text:p>6049</text:p>
          </table:table-cell>
          <table:table-cell table:formula="of:=LN([.U22]/[.T22])" office:value-type="float" office:value="1.59776878503464" calcext:value-type="float">
            <text:p>1.597768785</text:p>
          </table:table-cell>
          <table:table-cell table:number-columns-repeated="3"/>
          <table:table-cell office:value-type="float" office:value="0.0066763" calcext:value-type="float">
            <text:p>0.0066763</text:p>
          </table:table-cell>
          <table:table-cell office:value-type="float" office:value="0.000904021" calcext:value-type="float">
            <text:p>0.000904021</text:p>
          </table:table-cell>
          <table:table-cell/>
          <table:table-cell office:value-type="float" office:value="0.00666256" calcext:value-type="float">
            <text:p>0.00666256</text:p>
          </table:table-cell>
          <table:table-cell office:value-type="float" office:value="0.000891157" calcext:value-type="float">
            <text:p>0.000891157</text:p>
          </table:table-cell>
          <table:table-cell/>
          <table:table-cell office:value-type="float" office:value="0.00613452" calcext:value-type="float">
            <text:p>0.00613452</text:p>
          </table:table-cell>
          <table:table-cell office:value-type="float" office:value="0.00092204" calcext:value-type="float">
            <text:p>0.000922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498" calcext:value-type="float">
            <text:p>1498</text:p>
          </table:table-cell>
          <table:table-cell office:value-type="float" office:value="1237" calcext:value-type="float">
            <text:p>1237</text:p>
          </table:table-cell>
          <table:table-cell office:value-type="float" office:value="8401" calcext:value-type="float">
            <text:p>8401</text:p>
          </table:table-cell>
          <table:table-cell table:formula="of:=LN([.E23]/[.D23])" office:value-type="float" office:value="1.91566165297236" calcext:value-type="float">
            <text:p>1.915661653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10570" calcext:value-type="float">
            <text:p>10570</text:p>
          </table:table-cell>
          <table:table-cell table:formula="of:=LN([.I23]/[.H23])" office:value-type="float" office:value="1.55646674547841" calcext:value-type="float">
            <text:p>1.55646674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541" calcext:value-type="float">
            <text:p>1541</text:p>
          </table:table-cell>
          <table:table-cell office:value-type="float" office:value="961" calcext:value-type="float">
            <text:p>961</text:p>
          </table:table-cell>
          <table:table-cell office:value-type="float" office:value="7670" calcext:value-type="float">
            <text:p>7670</text:p>
          </table:table-cell>
          <table:table-cell table:formula="of:=LN([.Q23]/[.P23])" office:value-type="float" office:value="2.07709748539101" calcext:value-type="float">
            <text:p>2.0770974854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938" calcext:value-type="float">
            <text:p>5938</text:p>
          </table:table-cell>
          <table:table-cell table:formula="of:=LN([.U23]/[.T23])" office:value-type="float" office:value="1.5622368464249" calcext:value-type="float">
            <text:p>1.5622368464</text:p>
          </table:table-cell>
          <table:table-cell table:number-columns-repeated="3"/>
          <table:table-cell office:value-type="float" office:value="0.00662715" calcext:value-type="float">
            <text:p>0.00662715</text:p>
          </table:table-cell>
          <table:table-cell office:value-type="float" office:value="0.000924235" calcext:value-type="float">
            <text:p>0.000924235</text:p>
          </table:table-cell>
          <table:table-cell/>
          <table:table-cell office:value-type="float" office:value="0.00667038" calcext:value-type="float">
            <text:p>0.00667038</text:p>
          </table:table-cell>
          <table:table-cell office:value-type="float" office:value="0.000868309" calcext:value-type="float">
            <text:p>0.000868309</text:p>
          </table:table-cell>
          <table:table-cell/>
          <table:table-cell office:value-type="float" office:value="0.00612265" calcext:value-type="float">
            <text:p>0.00612265</text:p>
          </table:table-cell>
          <table:table-cell office:value-type="float" office:value="0.000928325" calcext:value-type="float">
            <text:p>0.00092832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float" office:value="1224" calcext:value-type="float">
            <text:p>1224</text:p>
          </table:table-cell>
          <table:table-cell office:value-type="float" office:value="8380" calcext:value-type="float">
            <text:p>8380</text:p>
          </table:table-cell>
          <table:table-cell table:formula="of:=LN([.E24]/[.D24])" office:value-type="float" office:value="1.92372373040386" calcext:value-type="float">
            <text:p>1.923723730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617" calcext:value-type="float">
            <text:p>10617</text:p>
          </table:table-cell>
          <table:table-cell table:formula="of:=LN([.I24]/[.H24])" office:value-type="float" office:value="1.53434144906101" calcext:value-type="float">
            <text:p>1.534341449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42" calcext:value-type="float">
            <text:p>1542</text:p>
          </table:table-cell>
          <table:table-cell office:value-type="float" office:value="908" calcext:value-type="float">
            <text:p>908</text:p>
          </table:table-cell>
          <table:table-cell office:value-type="float" office:value="7521" calcext:value-type="float">
            <text:p>7521</text:p>
          </table:table-cell>
          <table:table-cell table:formula="of:=LN([.Q24]/[.P24])" office:value-type="float" office:value="2.11421000822511" calcext:value-type="float">
            <text:p>2.1142100082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981" calcext:value-type="float">
            <text:p>5981</text:p>
          </table:table-cell>
          <table:table-cell table:formula="of:=LN([.U24]/[.T24])" office:value-type="float" office:value="1.5487837858551" calcext:value-type="float">
            <text:p>1.5487837859</text:p>
          </table:table-cell>
          <table:table-cell table:number-columns-repeated="3"/>
          <table:table-cell office:value-type="float" office:value="0.00663449" calcext:value-type="float">
            <text:p>0.00663449</text:p>
          </table:table-cell>
          <table:table-cell office:value-type="float" office:value="0.000907047" calcext:value-type="float">
            <text:p>0.000907047</text:p>
          </table:table-cell>
          <table:table-cell/>
          <table:table-cell office:value-type="float" office:value="0.00664522" calcext:value-type="float">
            <text:p>0.00664522</text:p>
          </table:table-cell>
          <table:table-cell office:value-type="float" office:value="0.000871558" calcext:value-type="float">
            <text:p>0.000871558</text:p>
          </table:table-cell>
          <table:table-cell/>
          <table:table-cell office:value-type="float" office:value="0.00610242" calcext:value-type="float">
            <text:p>0.00610242</text:p>
          </table:table-cell>
          <table:table-cell office:value-type="float" office:value="0.000945996" calcext:value-type="float">
            <text:p>0.00094599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1241" calcext:value-type="float">
            <text:p>1241</text:p>
          </table:table-cell>
          <table:table-cell office:value-type="float" office:value="8339" calcext:value-type="float">
            <text:p>8339</text:p>
          </table:table-cell>
          <table:table-cell table:formula="of:=LN([.E25]/[.D25])" office:value-type="float" office:value="1.90502579888238" calcext:value-type="float">
            <text:p>1.9050257989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10520" calcext:value-type="float">
            <text:p>10520</text:p>
          </table:table-cell>
          <table:table-cell table:formula="of:=LN([.I25]/[.H25])" office:value-type="float" office:value="1.56345813948936" calcext:value-type="float">
            <text:p>1.563458139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43" calcext:value-type="float">
            <text:p>1543</text:p>
          </table:table-cell>
          <table:table-cell office:value-type="float" office:value="884" calcext:value-type="float">
            <text:p>884</text:p>
          </table:table-cell>
          <table:table-cell office:value-type="float" office:value="7638" calcext:value-type="float">
            <text:p>7638</text:p>
          </table:table-cell>
          <table:table-cell table:formula="of:=LN([.Q25]/[.P25])" office:value-type="float" office:value="2.15643400514782" calcext:value-type="float">
            <text:p>2.156434005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072" calcext:value-type="float">
            <text:p>6072</text:p>
          </table:table-cell>
          <table:table-cell table:formula="of:=LN([.U25]/[.T25])" office:value-type="float" office:value="1.60894396330082" calcext:value-type="float">
            <text:p>1.6089439633</text:p>
          </table:table-cell>
          <table:table-cell table:number-columns-repeated="3"/>
          <table:table-cell office:value-type="float" office:value="0.00663151" calcext:value-type="float">
            <text:p>0.00663151</text:p>
          </table:table-cell>
          <table:table-cell office:value-type="float" office:value="0.000934325" calcext:value-type="float">
            <text:p>0.000934325</text:p>
          </table:table-cell>
          <table:table-cell/>
          <table:table-cell office:value-type="float" office:value="0.00662818" calcext:value-type="float">
            <text:p>0.00662818</text:p>
          </table:table-cell>
          <table:table-cell office:value-type="float" office:value="0.000848217" calcext:value-type="float">
            <text:p>0.000848217</text:p>
          </table:table-cell>
          <table:table-cell/>
          <table:table-cell office:value-type="float" office:value="0.00607676" calcext:value-type="float">
            <text:p>0.00607676</text:p>
          </table:table-cell>
          <table:table-cell office:value-type="float" office:value="0.000902528" calcext:value-type="float">
            <text:p>0.00090252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501" calcext:value-type="float">
            <text:p>1501</text:p>
          </table:table-cell>
          <table:table-cell office:value-type="float" office:value="1299" calcext:value-type="float">
            <text:p>1299</text:p>
          </table:table-cell>
          <table:table-cell office:value-type="float" office:value="8083" calcext:value-type="float">
            <text:p>8083</text:p>
          </table:table-cell>
          <table:table-cell table:formula="of:=LN([.E26]/[.D26])" office:value-type="float" office:value="1.82816835306324" calcext:value-type="float">
            <text:p>1.8281683531</text:p>
          </table:table-cell>
          <table:table-cell/>
          <table:table-cell office:value-type="float" office:value="2189" calcext:value-type="float">
            <text:p>2189</text:p>
          </table:table-cell>
          <table:table-cell office:value-type="float" office:value="10587" calcext:value-type="float">
            <text:p>10587</text:p>
          </table:table-cell>
          <table:table-cell table:formula="of:=LN([.I26]/[.H26])" office:value-type="float" office:value="1.57618201482052" calcext:value-type="float">
            <text:p>1.576182014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544" calcext:value-type="float">
            <text:p>1544</text:p>
          </table:table-cell>
          <table:table-cell office:value-type="float" office:value="858" calcext:value-type="float">
            <text:p>858</text:p>
          </table:table-cell>
          <table:table-cell office:value-type="float" office:value="7880" calcext:value-type="float">
            <text:p>7880</text:p>
          </table:table-cell>
          <table:table-cell table:formula="of:=LN([.Q26]/[.P26])" office:value-type="float" office:value="2.21747908336396" calcext:value-type="float">
            <text:p>2.2174790834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5890" calcext:value-type="float">
            <text:p>5890</text:p>
          </table:table-cell>
          <table:table-cell table:formula="of:=LN([.U26]/[.T26])" office:value-type="float" office:value="1.56218502758355" calcext:value-type="float">
            <text:p>1.5621850276</text:p>
          </table:table-cell>
          <table:table-cell table:number-columns-repeated="3"/>
          <table:table-cell office:value-type="float" office:value="0.00658281" calcext:value-type="float">
            <text:p>0.00658281</text:p>
          </table:table-cell>
          <table:table-cell office:value-type="float" office:value="0.000878272" calcext:value-type="float">
            <text:p>0.000878272</text:p>
          </table:table-cell>
          <table:table-cell/>
          <table:table-cell office:value-type="float" office:value="0.00656983" calcext:value-type="float">
            <text:p>0.00656983</text:p>
          </table:table-cell>
          <table:table-cell office:value-type="float" office:value="0.000879188" calcext:value-type="float">
            <text:p>0.000879188</text:p>
          </table:table-cell>
          <table:table-cell/>
          <table:table-cell office:value-type="float" office:value="0.00609802" calcext:value-type="float">
            <text:p>0.00609802</text:p>
          </table:table-cell>
          <table:table-cell office:value-type="float" office:value="0.000923437" calcext:value-type="float">
            <text:p>0.00092343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502" calcext:value-type="float">
            <text:p>1502</text:p>
          </table:table-cell>
          <table:table-cell office:value-type="float" office:value="1252" calcext:value-type="float">
            <text:p>1252</text:p>
          </table:table-cell>
          <table:table-cell office:value-type="float" office:value="8280" calcext:value-type="float">
            <text:p>8280</text:p>
          </table:table-cell>
          <table:table-cell table:formula="of:=LN([.E27]/[.D27])" office:value-type="float" office:value="1.88910069571926" calcext:value-type="float">
            <text:p>1.8891006957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0645" calcext:value-type="float">
            <text:p>10645</text:p>
          </table:table-cell>
          <table:table-cell table:formula="of:=LN([.I27]/[.H27])" office:value-type="float" office:value="1.53828673297282" calcext:value-type="float">
            <text:p>1.53828673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545" calcext:value-type="float">
            <text:p>1545</text:p>
          </table:table-cell>
          <table:table-cell office:value-type="float" office:value="906" calcext:value-type="float">
            <text:p>906</text:p>
          </table:table-cell>
          <table:table-cell office:value-type="float" office:value="7684" calcext:value-type="float">
            <text:p>7684</text:p>
          </table:table-cell>
          <table:table-cell table:formula="of:=LN([.Q27]/[.P27])" office:value-type="float" office:value="2.13785621784547" calcext:value-type="float">
            <text:p>2.1378562178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042" calcext:value-type="float">
            <text:p>6042</text:p>
          </table:table-cell>
          <table:table-cell table:formula="of:=LN([.U27]/[.T27])" office:value-type="float" office:value="1.56524523959613" calcext:value-type="float">
            <text:p>1.5652452396</text:p>
          </table:table-cell>
          <table:table-cell table:number-columns-repeated="3"/>
          <table:table-cell office:value-type="float" office:value="0.00652484" calcext:value-type="float">
            <text:p>0.00652484</text:p>
          </table:table-cell>
          <table:table-cell office:value-type="float" office:value="0.000917281" calcext:value-type="float">
            <text:p>0.000917281</text:p>
          </table:table-cell>
          <table:table-cell/>
          <table:table-cell office:value-type="float" office:value="0.00664789" calcext:value-type="float">
            <text:p>0.00664789</text:p>
          </table:table-cell>
          <table:table-cell office:value-type="float" office:value="0.000903396" calcext:value-type="float">
            <text:p>0.000903396</text:p>
          </table:table-cell>
          <table:table-cell/>
          <table:table-cell office:value-type="float" office:value="0.00600959" calcext:value-type="float">
            <text:p>0.00600959</text:p>
          </table:table-cell>
          <table:table-cell office:value-type="float" office:value="0.00093832" calcext:value-type="float">
            <text:p>0.0009383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503" calcext:value-type="float">
            <text:p>1503</text:p>
          </table:table-cell>
          <table:table-cell office:value-type="float" office:value="1250" calcext:value-type="float">
            <text:p>1250</text:p>
          </table:table-cell>
          <table:table-cell office:value-type="float" office:value="8271" calcext:value-type="float">
            <text:p>8271</text:p>
          </table:table-cell>
          <table:table-cell table:formula="of:=LN([.E28]/[.D28])" office:value-type="float" office:value="1.88961186939556" calcext:value-type="float">
            <text:p>1.8896118694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10679" calcext:value-type="float">
            <text:p>10679</text:p>
          </table:table-cell>
          <table:table-cell table:formula="of:=LN([.I28]/[.H28])" office:value-type="float" office:value="1.57438211252932" calcext:value-type="float">
            <text:p>1.574382112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546" calcext:value-type="float">
            <text:p>1546</text:p>
          </table:table-cell>
          <table:table-cell office:value-type="float" office:value="898" calcext:value-type="float">
            <text:p>898</text:p>
          </table:table-cell>
          <table:table-cell office:value-type="float" office:value="7871" calcext:value-type="float">
            <text:p>7871</text:p>
          </table:table-cell>
          <table:table-cell table:formula="of:=LN([.Q28]/[.P28])" office:value-type="float" office:value="2.17077032984025" calcext:value-type="float">
            <text:p>2.1707703298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6045" calcext:value-type="float">
            <text:p>6045</text:p>
          </table:table-cell>
          <table:table-cell table:formula="of:=LN([.U28]/[.T28])" office:value-type="float" office:value="1.52767879354486" calcext:value-type="float">
            <text:p>1.5276787935</text:p>
          </table:table-cell>
          <table:table-cell table:number-columns-repeated="3"/>
          <table:table-cell office:value-type="float" office:value="0.00657495" calcext:value-type="float">
            <text:p>0.00657495</text:p>
          </table:table-cell>
          <table:table-cell office:value-type="float" office:value="0.000916244" calcext:value-type="float">
            <text:p>0.000916244</text:p>
          </table:table-cell>
          <table:table-cell/>
          <table:table-cell office:value-type="float" office:value="0.00656462" calcext:value-type="float">
            <text:p>0.00656462</text:p>
          </table:table-cell>
          <table:table-cell office:value-type="float" office:value="0.000875344" calcext:value-type="float">
            <text:p>0.000875344</text:p>
          </table:table-cell>
          <table:table-cell/>
          <table:table-cell office:value-type="float" office:value="0.00609807" calcext:value-type="float">
            <text:p>0.00609807</text:p>
          </table:table-cell>
          <table:table-cell office:value-type="float" office:value="0.000930637" calcext:value-type="float">
            <text:p>0.00093063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504" calcext:value-type="float">
            <text:p>1504</text:p>
          </table:table-cell>
          <table:table-cell office:value-type="float" office:value="1238" calcext:value-type="float">
            <text:p>1238</text:p>
          </table:table-cell>
          <table:table-cell office:value-type="float" office:value="8291" calcext:value-type="float">
            <text:p>8291</text:p>
          </table:table-cell>
          <table:table-cell table:formula="of:=LN([.E29]/[.D29])" office:value-type="float" office:value="1.90167341487168" calcext:value-type="float">
            <text:p>1.9016734149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10553" calcext:value-type="float">
            <text:p>10553</text:p>
          </table:table-cell>
          <table:table-cell table:formula="of:=LN([.I29]/[.H29])" office:value-type="float" office:value="1.53663034819564" calcext:value-type="float">
            <text:p>1.536630348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547" calcext:value-type="float">
            <text:p>1547</text:p>
          </table:table-cell>
          <table:table-cell office:value-type="float" office:value="896" calcext:value-type="float">
            <text:p>896</text:p>
          </table:table-cell>
          <table:table-cell office:value-type="float" office:value="7734" calcext:value-type="float">
            <text:p>7734</text:p>
          </table:table-cell>
          <table:table-cell table:formula="of:=LN([.Q29]/[.P29])" office:value-type="float" office:value="2.15544105919231" calcext:value-type="float">
            <text:p>2.1554410592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982" calcext:value-type="float">
            <text:p>5982</text:p>
          </table:table-cell>
          <table:table-cell table:formula="of:=LN([.U29]/[.T29])" office:value-type="float" office:value="1.56961943029109" calcext:value-type="float">
            <text:p>1.5696194303</text:p>
          </table:table-cell>
          <table:table-cell table:number-columns-repeated="3"/>
          <table:table-cell office:value-type="float" office:value="0.00651913" calcext:value-type="float">
            <text:p>0.00651913</text:p>
          </table:table-cell>
          <table:table-cell office:value-type="float" office:value="0.000901139" calcext:value-type="float">
            <text:p>0.000901139</text:p>
          </table:table-cell>
          <table:table-cell/>
          <table:table-cell office:value-type="float" office:value="0.00660171" calcext:value-type="float">
            <text:p>0.00660171</text:p>
          </table:table-cell>
          <table:table-cell office:value-type="float" office:value="0.000858076" calcext:value-type="float">
            <text:p>0.000858076</text:p>
          </table:table-cell>
          <table:table-cell/>
          <table:table-cell office:value-type="float" office:value="0.00605822" calcext:value-type="float">
            <text:p>0.00605822</text:p>
          </table:table-cell>
          <table:table-cell office:value-type="float" office:value="0.000916098" calcext:value-type="float">
            <text:p>0.00091609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505" calcext:value-type="float">
            <text:p>1505</text:p>
          </table:table-cell>
          <table:table-cell office:value-type="float" office:value="1184" calcext:value-type="float">
            <text:p>1184</text:p>
          </table:table-cell>
          <table:table-cell office:value-type="float" office:value="8081" calcext:value-type="float">
            <text:p>8081</text:p>
          </table:table-cell>
          <table:table-cell table:formula="of:=LN([.E30]/[.D30])" office:value-type="float" office:value="1.9206170907895" calcext:value-type="float">
            <text:p>1.9206170908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float" office:value="10707" calcext:value-type="float">
            <text:p>10707</text:p>
          </table:table-cell>
          <table:table-cell table:formula="of:=LN([.I30]/[.H30])" office:value-type="float" office:value="1.52803827938786" calcext:value-type="float">
            <text:p>1.528038279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548" calcext:value-type="float">
            <text:p>1548</text:p>
          </table:table-cell>
          <table:table-cell office:value-type="float" office:value="889" calcext:value-type="float">
            <text:p>889</text:p>
          </table:table-cell>
          <table:table-cell office:value-type="float" office:value="7794" calcext:value-type="float">
            <text:p>7794</text:p>
          </table:table-cell>
          <table:table-cell table:formula="of:=LN([.Q30]/[.P30])" office:value-type="float" office:value="2.17101225038475" calcext:value-type="float">
            <text:p>2.1710122504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030" calcext:value-type="float">
            <text:p>6030</text:p>
          </table:table-cell>
          <table:table-cell table:formula="of:=LN([.U30]/[.T30])" office:value-type="float" office:value="1.57600634404119" calcext:value-type="float">
            <text:p>1.576006344</text:p>
          </table:table-cell>
          <table:table-cell table:number-columns-repeated="3"/>
          <table:table-cell office:value-type="float" office:value="0.00651964" calcext:value-type="float">
            <text:p>0.00651964</text:p>
          </table:table-cell>
          <table:table-cell office:value-type="float" office:value="0.000882629" calcext:value-type="float">
            <text:p>0.000882629</text:p>
          </table:table-cell>
          <table:table-cell/>
          <table:table-cell office:value-type="float" office:value="0.00661381" calcext:value-type="float">
            <text:p>0.00661381</text:p>
          </table:table-cell>
          <table:table-cell office:value-type="float" office:value="0.000876929" calcext:value-type="float">
            <text:p>0.000876929</text:p>
          </table:table-cell>
          <table:table-cell/>
          <table:table-cell office:value-type="float" office:value="0.00603163" calcext:value-type="float">
            <text:p>0.00603163</text:p>
          </table:table-cell>
          <table:table-cell office:value-type="float" office:value="0.000912893" calcext:value-type="float">
            <text:p>0.00091289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506" calcext:value-type="float">
            <text:p>1506</text:p>
          </table:table-cell>
          <table:table-cell office:value-type="float" office:value="1163" calcext:value-type="float">
            <text:p>1163</text:p>
          </table:table-cell>
          <table:table-cell office:value-type="float" office:value="8400" calcext:value-type="float">
            <text:p>8400</text:p>
          </table:table-cell>
          <table:table-cell table:formula="of:=LN([.E31]/[.D31])" office:value-type="float" office:value="1.97722883231274" calcext:value-type="float">
            <text:p>1.9772288323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0649" calcext:value-type="float">
            <text:p>10649</text:p>
          </table:table-cell>
          <table:table-cell table:formula="of:=LN([.I31]/[.H31])" office:value-type="float" office:value="1.5554250590018" calcext:value-type="float">
            <text:p>1.55542505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549" calcext:value-type="float">
            <text:p>1549</text:p>
          </table:table-cell>
          <table:table-cell office:value-type="float" office:value="894" calcext:value-type="float">
            <text:p>894</text:p>
          </table:table-cell>
          <table:table-cell office:value-type="float" office:value="7860" calcext:value-type="float">
            <text:p>7860</text:p>
          </table:table-cell>
          <table:table-cell table:formula="of:=LN([.Q31]/[.P31])" office:value-type="float" office:value="2.17383611024974" calcext:value-type="float">
            <text:p>2.1738361102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6110" calcext:value-type="float">
            <text:p>6110</text:p>
          </table:table-cell>
          <table:table-cell table:formula="of:=LN([.U31]/[.T31])" office:value-type="float" office:value="1.55296167339378" calcext:value-type="float">
            <text:p>1.5529616734</text:p>
          </table:table-cell>
          <table:table-cell table:number-columns-repeated="3"/>
          <table:table-cell office:value-type="float" office:value="0.00657184" calcext:value-type="float">
            <text:p>0.00657184</text:p>
          </table:table-cell>
          <table:table-cell office:value-type="float" office:value="0.00089033" calcext:value-type="float">
            <text:p>0.00089033</text:p>
          </table:table-cell>
          <table:table-cell/>
          <table:table-cell office:value-type="float" office:value="0.00660794" calcext:value-type="float">
            <text:p>0.00660794</text:p>
          </table:table-cell>
          <table:table-cell office:value-type="float" office:value="0.000861523" calcext:value-type="float">
            <text:p>0.000861523</text:p>
          </table:table-cell>
          <table:table-cell/>
          <table:table-cell office:value-type="float" office:value="0.00608636" calcext:value-type="float">
            <text:p>0.00608636</text:p>
          </table:table-cell>
          <table:table-cell office:value-type="float" office:value="0.000903673" calcext:value-type="float">
            <text:p>0.0009036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507" calcext:value-type="float">
            <text:p>1507</text:p>
          </table:table-cell>
          <table:table-cell office:value-type="float" office:value="1174" calcext:value-type="float">
            <text:p>1174</text:p>
          </table:table-cell>
          <table:table-cell office:value-type="float" office:value="8264" calcext:value-type="float">
            <text:p>8264</text:p>
          </table:table-cell>
          <table:table-cell table:formula="of:=LN([.E32]/[.D32])" office:value-type="float" office:value="1.95149201041143" calcext:value-type="float">
            <text:p>1.9514920104</text:p>
          </table:table-cell>
          <table:table-cell/>
          <table:table-cell office:value-type="float" office:value="2238" calcext:value-type="float">
            <text:p>2238</text:p>
          </table:table-cell>
          <table:table-cell office:value-type="float" office:value="10628" calcext:value-type="float">
            <text:p>10628</text:p>
          </table:table-cell>
          <table:table-cell table:formula="of:=LN([.I32]/[.H32])" office:value-type="float" office:value="1.55790941800783" calcext:value-type="float">
            <text:p>1.55790941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550" calcext:value-type="float">
            <text:p>1550</text:p>
          </table:table-cell>
          <table:table-cell office:value-type="float" office:value="883" calcext:value-type="float">
            <text:p>883</text:p>
          </table:table-cell>
          <table:table-cell office:value-type="float" office:value="7733" calcext:value-type="float">
            <text:p>7733</text:p>
          </table:table-cell>
          <table:table-cell table:formula="of:=LN([.Q32]/[.P32])" office:value-type="float" office:value="2.16992696400508" calcext:value-type="float">
            <text:p>2.169926964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030" calcext:value-type="float">
            <text:p>6030</text:p>
          </table:table-cell>
          <table:table-cell table:formula="of:=LN([.U32]/[.T32])" office:value-type="float" office:value="1.57600634404119" calcext:value-type="float">
            <text:p>1.576006344</text:p>
          </table:table-cell>
          <table:table-cell table:number-columns-repeated="3"/>
          <table:table-cell office:value-type="float" office:value="0.00656933" calcext:value-type="float">
            <text:p>0.00656933</text:p>
          </table:table-cell>
          <table:table-cell office:value-type="float" office:value="0.000887813" calcext:value-type="float">
            <text:p>0.000887813</text:p>
          </table:table-cell>
          <table:table-cell/>
          <table:table-cell office:value-type="float" office:value="0.00660859" calcext:value-type="float">
            <text:p>0.00660859</text:p>
          </table:table-cell>
          <table:table-cell office:value-type="float" office:value="0.000893938" calcext:value-type="float">
            <text:p>0.000893938</text:p>
          </table:table-cell>
          <table:table-cell/>
          <table:table-cell office:value-type="float" office:value="0.00606793" calcext:value-type="float">
            <text:p>0.00606793</text:p>
          </table:table-cell>
          <table:table-cell office:value-type="float" office:value="0.000918959" calcext:value-type="float">
            <text:p>0.00091895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508" calcext:value-type="float">
            <text:p>1508</text:p>
          </table:table-cell>
          <table:table-cell office:value-type="float" office:value="1163" calcext:value-type="float">
            <text:p>1163</text:p>
          </table:table-cell>
          <table:table-cell office:value-type="float" office:value="8374" calcext:value-type="float">
            <text:p>8374</text:p>
          </table:table-cell>
          <table:table-cell table:formula="of:=LN([.E33]/[.D33])" office:value-type="float" office:value="1.97412879406042" calcext:value-type="float">
            <text:p>1.9741287941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734" calcext:value-type="float">
            <text:p>10734</text:p>
          </table:table-cell>
          <table:table-cell table:formula="of:=LN([.I33]/[.H33])" office:value-type="float" office:value="1.54530123278421" calcext:value-type="float">
            <text:p>1.545301232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 office:value-type="float" office:value="857" calcext:value-type="float">
            <text:p>857</text:p>
          </table:table-cell>
          <table:table-cell office:value-type="float" office:value="7788" calcext:value-type="float">
            <text:p>7788</text:p>
          </table:table-cell>
          <table:table-cell table:formula="of:=LN([.Q33]/[.P33])" office:value-type="float" office:value="2.20690144789431" calcext:value-type="float">
            <text:p>2.206901447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5955" calcext:value-type="float">
            <text:p>5955</text:p>
          </table:table-cell>
          <table:table-cell table:formula="of:=LN([.U33]/[.T33])" office:value-type="float" office:value="1.5853803440621" calcext:value-type="float">
            <text:p>1.5853803441</text:p>
          </table:table-cell>
          <table:table-cell table:number-columns-repeated="3"/>
          <table:table-cell office:value-type="float" office:value="0.00657675" calcext:value-type="float">
            <text:p>0.00657675</text:p>
          </table:table-cell>
          <table:table-cell office:value-type="float" office:value="0.000942408" calcext:value-type="float">
            <text:p>0.000942408</text:p>
          </table:table-cell>
          <table:table-cell/>
          <table:table-cell office:value-type="float" office:value="0.0066196" calcext:value-type="float">
            <text:p>0.0066196</text:p>
          </table:table-cell>
          <table:table-cell office:value-type="float" office:value="0.000886042" calcext:value-type="float">
            <text:p>0.000886042</text:p>
          </table:table-cell>
          <table:table-cell/>
          <table:table-cell office:value-type="float" office:value="0.0060775" calcext:value-type="float">
            <text:p>0.0060775</text:p>
          </table:table-cell>
          <table:table-cell office:value-type="float" office:value="0.000950912" calcext:value-type="float">
            <text:p>0.0009509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509" calcext:value-type="float">
            <text:p>1509</text:p>
          </table:table-cell>
          <table:table-cell office:value-type="float" office:value="1124" calcext:value-type="float">
            <text:p>1124</text:p>
          </table:table-cell>
          <table:table-cell office:value-type="float" office:value="8306" calcext:value-type="float">
            <text:p>8306</text:p>
          </table:table-cell>
          <table:table-cell table:formula="of:=LN([.E34]/[.D34])" office:value-type="float" office:value="2.00008439373706" calcext:value-type="float">
            <text:p>2.0000843937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0712" calcext:value-type="float">
            <text:p>10712</text:p>
          </table:table-cell>
          <table:table-cell table:formula="of:=LN([.I34]/[.H34])" office:value-type="float" office:value="1.52592561748667" calcext:value-type="float">
            <text:p>1.525925617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552" calcext:value-type="float">
            <text:p>1552</text:p>
          </table:table-cell>
          <table:table-cell office:value-type="float" office:value="876" calcext:value-type="float">
            <text:p>876</text:p>
          </table:table-cell>
          <table:table-cell office:value-type="float" office:value="7853" calcext:value-type="float">
            <text:p>7853</text:p>
          </table:table-cell>
          <table:table-cell table:formula="of:=LN([.Q34]/[.P34])" office:value-type="float" office:value="2.19328481243848" calcext:value-type="float">
            <text:p>2.1932848124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5927" calcext:value-type="float">
            <text:p>5927</text:p>
          </table:table-cell>
          <table:table-cell table:formula="of:=LN([.U34]/[.T34])" office:value-type="float" office:value="1.59138024069031" calcext:value-type="float">
            <text:p>1.5913802407</text:p>
          </table:table-cell>
          <table:table-cell table:number-columns-repeated="3"/>
          <table:table-cell office:value-type="float" office:value="0.00658775" calcext:value-type="float">
            <text:p>0.00658775</text:p>
          </table:table-cell>
          <table:table-cell office:value-type="float" office:value="0.000909226" calcext:value-type="float">
            <text:p>0.000909226</text:p>
          </table:table-cell>
          <table:table-cell/>
          <table:table-cell office:value-type="float" office:value="0.00660394" calcext:value-type="float">
            <text:p>0.00660394</text:p>
          </table:table-cell>
          <table:table-cell office:value-type="float" office:value="0.000872588" calcext:value-type="float">
            <text:p>0.000872588</text:p>
          </table:table-cell>
          <table:table-cell/>
          <table:table-cell office:value-type="float" office:value="0.00603407" calcext:value-type="float">
            <text:p>0.00603407</text:p>
          </table:table-cell>
          <table:table-cell office:value-type="float" office:value="0.000902201" calcext:value-type="float">
            <text:p>0.0009022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10" calcext:value-type="float">
            <text:p>1510</text:p>
          </table:table-cell>
          <table:table-cell office:value-type="float" office:value="1093" calcext:value-type="float">
            <text:p>1093</text:p>
          </table:table-cell>
          <table:table-cell office:value-type="float" office:value="8160" calcext:value-type="float">
            <text:p>8160</text:p>
          </table:table-cell>
          <table:table-cell table:formula="of:=LN([.E35]/[.D35])" office:value-type="float" office:value="2.01031795978161" calcext:value-type="float">
            <text:p>2.0103179598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10632" calcext:value-type="float">
            <text:p>10632</text:p>
          </table:table-cell>
          <table:table-cell table:formula="of:=LN([.I35]/[.H35])" office:value-type="float" office:value="1.54057045638595" calcext:value-type="float">
            <text:p>1.540570456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53" calcext:value-type="float">
            <text:p>1553</text:p>
          </table:table-cell>
          <table:table-cell office:value-type="float" office:value="891" calcext:value-type="float">
            <text:p>891</text:p>
          </table:table-cell>
          <table:table-cell office:value-type="float" office:value="7905" calcext:value-type="float">
            <text:p>7905</text:p>
          </table:table-cell>
          <table:table-cell table:formula="of:=LN([.Q35]/[.P35])" office:value-type="float" office:value="2.18290632217276" calcext:value-type="float">
            <text:p>2.1829063222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5950" calcext:value-type="float">
            <text:p>5950</text:p>
          </table:table-cell>
          <table:table-cell table:formula="of:=LN([.U35]/[.T35])" office:value-type="float" office:value="1.56827983994059" calcext:value-type="float">
            <text:p>1.5682798399</text:p>
          </table:table-cell>
          <table:table-cell table:number-columns-repeated="3"/>
          <table:table-cell office:value-type="float" office:value="0.00655417" calcext:value-type="float">
            <text:p>0.00655417</text:p>
          </table:table-cell>
          <table:table-cell office:value-type="float" office:value="0.000894896" calcext:value-type="float">
            <text:p>0.000894896</text:p>
          </table:table-cell>
          <table:table-cell/>
          <table:table-cell office:value-type="float" office:value="0.00657571" calcext:value-type="float">
            <text:p>0.00657571</text:p>
          </table:table-cell>
          <table:table-cell office:value-type="float" office:value="0.000874129" calcext:value-type="float">
            <text:p>0.000874129</text:p>
          </table:table-cell>
          <table:table-cell/>
          <table:table-cell office:value-type="float" office:value="0.00598201" calcext:value-type="float">
            <text:p>0.00598201</text:p>
          </table:table-cell>
          <table:table-cell office:value-type="float" office:value="0.000913663" calcext:value-type="float">
            <text:p>0.00091366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511" calcext:value-type="float">
            <text:p>1511</text:p>
          </table:table-cell>
          <table:table-cell office:value-type="float" office:value="1084" calcext:value-type="float">
            <text:p>1084</text:p>
          </table:table-cell>
          <table:table-cell office:value-type="float" office:value="8393" calcext:value-type="float">
            <text:p>8393</text:p>
          </table:table-cell>
          <table:table-cell table:formula="of:=LN([.E36]/[.D36])" office:value-type="float" office:value="2.04674012208324" calcext:value-type="float">
            <text:p>2.0467401221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10627" calcext:value-type="float">
            <text:p>10627</text:p>
          </table:table-cell>
          <table:table-cell table:formula="of:=LN([.I36]/[.H36])" office:value-type="float" office:value="1.51452987683384" calcext:value-type="float">
            <text:p>1.514529876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554" calcext:value-type="float">
            <text:p>1554</text:p>
          </table:table-cell>
          <table:table-cell office:value-type="float" office:value="874" calcext:value-type="float">
            <text:p>874</text:p>
          </table:table-cell>
          <table:table-cell office:value-type="float" office:value="8017" calcext:value-type="float">
            <text:p>8017</text:p>
          </table:table-cell>
          <table:table-cell table:formula="of:=LN([.Q36]/[.P36])" office:value-type="float" office:value="2.21623919038742" calcext:value-type="float">
            <text:p>2.2162391904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6027" calcext:value-type="float">
            <text:p>6027</text:p>
          </table:table-cell>
          <table:table-cell table:formula="of:=LN([.U36]/[.T36])" office:value-type="float" office:value="1.53696677657082" calcext:value-type="float">
            <text:p>1.5369667766</text:p>
          </table:table-cell>
          <table:table-cell table:number-columns-repeated="3"/>
          <table:table-cell office:value-type="float" office:value="0.0065254" calcext:value-type="float">
            <text:p>0.0065254</text:p>
          </table:table-cell>
          <table:table-cell office:value-type="float" office:value="0.000901106" calcext:value-type="float">
            <text:p>0.000901106</text:p>
          </table:table-cell>
          <table:table-cell/>
          <table:table-cell office:value-type="float" office:value="0.00657267" calcext:value-type="float">
            <text:p>0.00657267</text:p>
          </table:table-cell>
          <table:table-cell office:value-type="float" office:value="0.000881302" calcext:value-type="float">
            <text:p>0.000881302</text:p>
          </table:table-cell>
          <table:table-cell/>
          <table:table-cell office:value-type="float" office:value="0.00603134" calcext:value-type="float">
            <text:p>0.00603134</text:p>
          </table:table-cell>
          <table:table-cell office:value-type="float" office:value="0.000926426" calcext:value-type="float">
            <text:p>0.00092642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512" calcext:value-type="float">
            <text:p>1512</text:p>
          </table:table-cell>
          <table:table-cell office:value-type="float" office:value="1086" calcext:value-type="float">
            <text:p>1086</text:p>
          </table:table-cell>
          <table:table-cell office:value-type="float" office:value="8080" calcext:value-type="float">
            <text:p>8080</text:p>
          </table:table-cell>
          <table:table-cell table:formula="of:=LN([.E37]/[.D37])" office:value-type="float" office:value="2.00689065102126" calcext:value-type="float">
            <text:p>2.006890651</text:p>
          </table:table-cell>
          <table:table-cell/>
          <table:table-cell office:value-type="float" office:value="2294" calcext:value-type="float">
            <text:p>2294</text:p>
          </table:table-cell>
          <table:table-cell office:value-type="float" office:value="10776" calcext:value-type="float">
            <text:p>10776</text:p>
          </table:table-cell>
          <table:table-cell table:formula="of:=LN([.I37]/[.H37])" office:value-type="float" office:value="1.54702442040088" calcext:value-type="float">
            <text:p>1.547024420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555" calcext:value-type="float">
            <text:p>1555</text:p>
          </table:table-cell>
          <table:table-cell office:value-type="float" office:value="887" calcext:value-type="float">
            <text:p>887</text:p>
          </table:table-cell>
          <table:table-cell office:value-type="float" office:value="7779" calcext:value-type="float">
            <text:p>7779</text:p>
          </table:table-cell>
          <table:table-cell table:formula="of:=LN([.Q37]/[.P37])" office:value-type="float" office:value="2.17133809189719" calcext:value-type="float">
            <text:p>2.1713380919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5935" calcext:value-type="float">
            <text:p>5935</text:p>
          </table:table-cell>
          <table:table-cell table:formula="of:=LN([.U37]/[.T37])" office:value-type="float" office:value="1.52855309944764" calcext:value-type="float">
            <text:p>1.5285530994</text:p>
          </table:table-cell>
          <table:table-cell table:number-columns-repeated="3"/>
          <table:table-cell office:value-type="float" office:value="0.00656289" calcext:value-type="float">
            <text:p>0.00656289</text:p>
          </table:table-cell>
          <table:table-cell office:value-type="float" office:value="0.000918519" calcext:value-type="float">
            <text:p>0.000918519</text:p>
          </table:table-cell>
          <table:table-cell/>
          <table:table-cell office:value-type="float" office:value="0.00657108" calcext:value-type="float">
            <text:p>0.00657108</text:p>
          </table:table-cell>
          <table:table-cell office:value-type="float" office:value="0.000884462" calcext:value-type="float">
            <text:p>0.000884462</text:p>
          </table:table-cell>
          <table:table-cell/>
          <table:table-cell office:value-type="float" office:value="0.00604849" calcext:value-type="float">
            <text:p>0.00604849</text:p>
          </table:table-cell>
          <table:table-cell office:value-type="float" office:value="0.000923896" calcext:value-type="float">
            <text:p>0.00092389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513" calcext:value-type="float">
            <text:p>1513</text:p>
          </table:table-cell>
          <table:table-cell office:value-type="float" office:value="1040" calcext:value-type="float">
            <text:p>1040</text:p>
          </table:table-cell>
          <table:table-cell office:value-type="float" office:value="7958" calcext:value-type="float">
            <text:p>7958</text:p>
          </table:table-cell>
          <table:table-cell table:formula="of:=LN([.E38]/[.D38])" office:value-type="float" office:value="2.03495699885146" calcext:value-type="float">
            <text:p>2.0349569989</text:p>
          </table:table-cell>
          <table:table-cell/>
          <table:table-cell office:value-type="float" office:value="2334" calcext:value-type="float">
            <text:p>2334</text:p>
          </table:table-cell>
          <table:table-cell office:value-type="float" office:value="10699" calcext:value-type="float">
            <text:p>10699</text:p>
          </table:table-cell>
          <table:table-cell table:formula="of:=LN([.I38]/[.H38])" office:value-type="float" office:value="1.52256674529211" calcext:value-type="float">
            <text:p>1.522566745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556" calcext:value-type="float">
            <text:p>1556</text:p>
          </table:table-cell>
          <table:table-cell office:value-type="float" office:value="856" calcext:value-type="float">
            <text:p>856</text:p>
          </table:table-cell>
          <table:table-cell office:value-type="float" office:value="8369" calcext:value-type="float">
            <text:p>8369</text:p>
          </table:table-cell>
          <table:table-cell table:formula="of:=LN([.Q38]/[.P38])" office:value-type="float" office:value="2.28001930589113" calcext:value-type="float">
            <text:p>2.2800193059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959" calcext:value-type="float">
            <text:p>5959</text:p>
          </table:table-cell>
          <table:table-cell table:formula="of:=LN([.U38]/[.T38])" office:value-type="float" office:value="1.69506197776505" calcext:value-type="float">
            <text:p>1.6950619778</text:p>
          </table:table-cell>
          <table:table-cell table:number-columns-repeated="3"/>
          <table:table-cell office:value-type="float" office:value="0.00652657" calcext:value-type="float">
            <text:p>0.00652657</text:p>
          </table:table-cell>
          <table:table-cell office:value-type="float" office:value="0.000910911" calcext:value-type="float">
            <text:p>0.000910911</text:p>
          </table:table-cell>
          <table:table-cell/>
          <table:table-cell office:value-type="float" office:value="0.00659543" calcext:value-type="float">
            <text:p>0.00659543</text:p>
          </table:table-cell>
          <table:table-cell office:value-type="float" office:value="0.000887595" calcext:value-type="float">
            <text:p>0.000887595</text:p>
          </table:table-cell>
          <table:table-cell/>
          <table:table-cell office:value-type="float" office:value="0.00607897" calcext:value-type="float">
            <text:p>0.00607897</text:p>
          </table:table-cell>
          <table:table-cell office:value-type="float" office:value="0.000924795" calcext:value-type="float">
            <text:p>0.0009247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514" calcext:value-type="float">
            <text:p>1514</text:p>
          </table:table-cell>
          <table:table-cell office:value-type="float" office:value="1037" calcext:value-type="float">
            <text:p>1037</text:p>
          </table:table-cell>
          <table:table-cell office:value-type="float" office:value="8047" calcext:value-type="float">
            <text:p>8047</text:p>
          </table:table-cell>
          <table:table-cell table:formula="of:=LN([.E39]/[.D39])" office:value-type="float" office:value="2.04896742191661" calcext:value-type="float">
            <text:p>2.0489674219</text:p>
          </table:table-cell>
          <table:table-cell/>
          <table:table-cell office:value-type="float" office:value="2249" calcext:value-type="float">
            <text:p>2249</text:p>
          </table:table-cell>
          <table:table-cell office:value-type="float" office:value="10566" calcext:value-type="float">
            <text:p>10566</text:p>
          </table:table-cell>
          <table:table-cell table:formula="of:=LN([.I39]/[.H39])" office:value-type="float" office:value="1.54715562576495" calcext:value-type="float">
            <text:p>1.547155625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557" calcext:value-type="float">
            <text:p>1557</text:p>
          </table:table-cell>
          <table:table-cell office:value-type="float" office:value="1036" calcext:value-type="float">
            <text:p>1036</text:p>
          </table:table-cell>
          <table:table-cell office:value-type="float" office:value="7888" calcext:value-type="float">
            <text:p>7888</text:p>
          </table:table-cell>
          <table:table-cell table:formula="of:=LN([.Q39]/[.P39])" office:value-type="float" office:value="2.02997547346304" calcext:value-type="float">
            <text:p>2.029975473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112" calcext:value-type="float">
            <text:p>6112</text:p>
          </table:table-cell>
          <table:table-cell table:formula="of:=LN([.U39]/[.T39])" office:value-type="float" office:value="1.62046048023156" calcext:value-type="float">
            <text:p>1.6204604802</text:p>
          </table:table-cell>
          <table:table-cell table:number-columns-repeated="3"/>
          <table:table-cell office:value-type="float" office:value="0.00655578" calcext:value-type="float">
            <text:p>0.00655578</text:p>
          </table:table-cell>
          <table:table-cell office:value-type="float" office:value="0.000917572" calcext:value-type="float">
            <text:p>0.000917572</text:p>
          </table:table-cell>
          <table:table-cell/>
          <table:table-cell office:value-type="float" office:value="0.00660899" calcext:value-type="float">
            <text:p>0.00660899</text:p>
          </table:table-cell>
          <table:table-cell office:value-type="float" office:value="0.00088989" calcext:value-type="float">
            <text:p>0.00088989</text:p>
          </table:table-cell>
          <table:table-cell/>
          <table:table-cell office:value-type="float" office:value="0.00601895" calcext:value-type="float">
            <text:p>0.00601895</text:p>
          </table:table-cell>
          <table:table-cell office:value-type="float" office:value="0.000921756" calcext:value-type="float">
            <text:p>0.00092175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515" calcext:value-type="float">
            <text:p>1515</text:p>
          </table:table-cell>
          <table:table-cell office:value-type="float" office:value="1010" calcext:value-type="float">
            <text:p>1010</text:p>
          </table:table-cell>
          <table:table-cell office:value-type="float" office:value="8043" calcext:value-type="float">
            <text:p>8043</text:p>
          </table:table-cell>
          <table:table-cell table:formula="of:=LN([.E40]/[.D40])" office:value-type="float" office:value="2.07485181706876" calcext:value-type="float">
            <text:p>2.0748518171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10570" calcext:value-type="float">
            <text:p>10570</text:p>
          </table:table-cell>
          <table:table-cell table:formula="of:=LN([.I40]/[.H40])" office:value-type="float" office:value="1.52815879600638" calcext:value-type="float">
            <text:p>1.52815879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558" calcext:value-type="float">
            <text:p>1558</text:p>
          </table:table-cell>
          <table:table-cell office:value-type="float" office:value="1008" calcext:value-type="float">
            <text:p>1008</text:p>
          </table:table-cell>
          <table:table-cell office:value-type="float" office:value="7915" calcext:value-type="float">
            <text:p>7915</text:p>
          </table:table-cell>
          <table:table-cell table:formula="of:=LN([.Q40]/[.P40])" office:value-type="float" office:value="2.0607915236838" calcext:value-type="float">
            <text:p>2.0607915237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10593" calcext:value-type="float">
            <text:p>10593</text:p>
          </table:table-cell>
          <table:table-cell table:formula="of:=LN([.U40]/[.T40])" office:value-type="float" office:value="1.52641509531467" calcext:value-type="float">
            <text:p>1.5264150953</text:p>
          </table:table-cell>
          <table:table-cell table:number-columns-repeated="3"/>
          <table:table-cell office:value-type="float" office:value="0.00656542" calcext:value-type="float">
            <text:p>0.00656542</text:p>
          </table:table-cell>
          <table:table-cell office:value-type="float" office:value="0.000925349" calcext:value-type="float">
            <text:p>0.000925349</text:p>
          </table:table-cell>
          <table:table-cell/>
          <table:table-cell office:value-type="float" office:value="0.00655763" calcext:value-type="float">
            <text:p>0.00655763</text:p>
          </table:table-cell>
          <table:table-cell office:value-type="float" office:value="0.000891046" calcext:value-type="float">
            <text:p>0.000891046</text:p>
          </table:table-cell>
          <table:table-cell/>
          <table:table-cell office:value-type="float" office:value="0.00601322" calcext:value-type="float">
            <text:p>0.00601322</text:p>
          </table:table-cell>
          <table:table-cell office:value-type="float" office:value="0.000922356" calcext:value-type="float">
            <text:p>0.00092235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16" calcext:value-type="float">
            <text:p>1516</text:p>
          </table:table-cell>
          <table:table-cell office:value-type="float" office:value="963" calcext:value-type="float">
            <text:p>963</text:p>
          </table:table-cell>
          <table:table-cell office:value-type="float" office:value="8306" calcext:value-type="float">
            <text:p>8306</text:p>
          </table:table-cell>
          <table:table-cell table:formula="of:=LN([.E41]/[.D41])" office:value-type="float" office:value="2.15468001239257" calcext:value-type="float">
            <text:p>2.1546800124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0678" calcext:value-type="float">
            <text:p>10678</text:p>
          </table:table-cell>
          <table:table-cell table:formula="of:=LN([.I41]/[.H41])" office:value-type="float" office:value="1.55814461804655" calcext:value-type="float">
            <text:p>1.55814461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59" calcext:value-type="float">
            <text:p>1559</text:p>
          </table:table-cell>
          <table:table-cell office:value-type="float" office:value="963" calcext:value-type="float">
            <text:p>963</text:p>
          </table:table-cell>
          <table:table-cell office:value-type="float" office:value="8183" calcext:value-type="float">
            <text:p>8183</text:p>
          </table:table-cell>
          <table:table-cell table:formula="of:=LN([.Q41]/[.P41])" office:value-type="float" office:value="2.13976069872926" calcext:value-type="float">
            <text:p>2.139760698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039" calcext:value-type="float">
            <text:p>6039</text:p>
          </table:table-cell>
          <table:table-cell table:formula="of:=LN([.U41]/[.T41])" office:value-type="float" office:value="1.57429520384099" calcext:value-type="float">
            <text:p>1.5742952038</text:p>
          </table:table-cell>
          <table:table-cell table:number-columns-repeated="3"/>
          <table:table-cell office:value-type="float" office:value="0.00649761" calcext:value-type="float">
            <text:p>0.00649761</text:p>
          </table:table-cell>
          <table:table-cell office:value-type="float" office:value="0.000918313" calcext:value-type="float">
            <text:p>0.000918313</text:p>
          </table:table-cell>
          <table:table-cell/>
          <table:table-cell office:value-type="float" office:value="0.00655257" calcext:value-type="float">
            <text:p>0.00655257</text:p>
          </table:table-cell>
          <table:table-cell office:value-type="float" office:value="0.000906291" calcext:value-type="float">
            <text:p>0.000906291</text:p>
          </table:table-cell>
          <table:table-cell/>
          <table:table-cell office:value-type="float" office:value="0.00602855" calcext:value-type="float">
            <text:p>0.00602855</text:p>
          </table:table-cell>
          <table:table-cell office:value-type="float" office:value="0.000933442" calcext:value-type="float">
            <text:p>0.00093344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17" calcext:value-type="float">
            <text:p>1517</text:p>
          </table:table-cell>
          <table:table-cell office:value-type="float" office:value="1033" calcext:value-type="float">
            <text:p>1033</text:p>
          </table:table-cell>
          <table:table-cell office:value-type="float" office:value="8161" calcext:value-type="float">
            <text:p>8161</text:p>
          </table:table-cell>
          <table:table-cell table:formula="of:=LN([.E42]/[.D42])" office:value-type="float" office:value="2.0668995203496" calcext:value-type="float">
            <text:p>2.0668995203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10579" calcext:value-type="float">
            <text:p>10579</text:p>
          </table:table-cell>
          <table:table-cell table:formula="of:=LN([.I42]/[.H42])" office:value-type="float" office:value="1.53909107251133" calcext:value-type="float">
            <text:p>1.539091072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60" calcext:value-type="float">
            <text:p>1560</text:p>
          </table:table-cell>
          <table:table-cell office:value-type="float" office:value="814" calcext:value-type="float">
            <text:p>814</text:p>
          </table:table-cell>
          <table:table-cell office:value-type="float" office:value="8132" calcext:value-type="float">
            <text:p>8132</text:p>
          </table:table-cell>
          <table:table-cell table:formula="of:=LN([.Q42]/[.P42])" office:value-type="float" office:value="2.3016018087457" calcext:value-type="float">
            <text:p>2.3016018087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6063" calcext:value-type="float">
            <text:p>6063</text:p>
          </table:table-cell>
          <table:table-cell table:formula="of:=LN([.U42]/[.T42])" office:value-type="float" office:value="1.54756250871601" calcext:value-type="float">
            <text:p>1.5475625087</text:p>
          </table:table-cell>
          <table:table-cell table:number-columns-repeated="3"/>
          <table:table-cell office:value-type="float" office:value="0.00652358" calcext:value-type="float">
            <text:p>0.00652358</text:p>
          </table:table-cell>
          <table:table-cell office:value-type="float" office:value="0.000929093" calcext:value-type="float">
            <text:p>0.000929093</text:p>
          </table:table-cell>
          <table:table-cell/>
          <table:table-cell office:value-type="float" office:value="0.00658327" calcext:value-type="float">
            <text:p>0.00658327</text:p>
          </table:table-cell>
          <table:table-cell office:value-type="float" office:value="0.000892627" calcext:value-type="float">
            <text:p>0.000892627</text:p>
          </table:table-cell>
          <table:table-cell/>
          <table:table-cell office:value-type="float" office:value="0.00600997" calcext:value-type="float">
            <text:p>0.00600997</text:p>
          </table:table-cell>
          <table:table-cell office:value-type="float" office:value="0.000938744" calcext:value-type="float">
            <text:p>0.00093874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518" calcext:value-type="float">
            <text:p>1518</text:p>
          </table:table-cell>
          <table:table-cell office:value-type="float" office:value="970" calcext:value-type="float">
            <text:p>970</text:p>
          </table:table-cell>
          <table:table-cell office:value-type="float" office:value="8231" calcext:value-type="float">
            <text:p>8231</text:p>
          </table:table-cell>
          <table:table-cell table:formula="of:=LN([.E43]/[.D43])" office:value-type="float" office:value="2.13836672147522" calcext:value-type="float">
            <text:p>2.1383667215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10714" calcext:value-type="float">
            <text:p>10714</text:p>
          </table:table-cell>
          <table:table-cell table:formula="of:=LN([.I43]/[.H43])" office:value-type="float" office:value="1.54693735415652" calcext:value-type="float">
            <text:p>1.546937354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561" calcext:value-type="float">
            <text:p>1561</text:p>
          </table:table-cell>
          <table:table-cell office:value-type="float" office:value="868" calcext:value-type="float">
            <text:p>868</text:p>
          </table:table-cell>
          <table:table-cell office:value-type="float" office:value="8512" calcext:value-type="float">
            <text:p>8512</text:p>
          </table:table-cell>
          <table:table-cell table:formula="of:=LN([.Q43]/[.P43])" office:value-type="float" office:value="2.28304049692108" calcext:value-type="float">
            <text:p>2.2830404969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941" calcext:value-type="float">
            <text:p>5941</text:p>
          </table:table-cell>
          <table:table-cell table:formula="of:=LN([.U43]/[.T43])" office:value-type="float" office:value="1.60205904279777" calcext:value-type="float">
            <text:p>1.6020590428</text:p>
          </table:table-cell>
          <table:table-cell table:number-columns-repeated="3"/>
          <table:table-cell office:value-type="float" office:value="0.0065322" calcext:value-type="float">
            <text:p>0.0065322</text:p>
          </table:table-cell>
          <table:table-cell office:value-type="float" office:value="0.000932897" calcext:value-type="float">
            <text:p>0.000932897</text:p>
          </table:table-cell>
          <table:table-cell/>
          <table:table-cell office:value-type="float" office:value="0.00653057" calcext:value-type="float">
            <text:p>0.00653057</text:p>
          </table:table-cell>
          <table:table-cell office:value-type="float" office:value="0.000886046" calcext:value-type="float">
            <text:p>0.000886046</text:p>
          </table:table-cell>
          <table:table-cell/>
          <table:table-cell office:value-type="float" office:value="0.00597405" calcext:value-type="float">
            <text:p>0.00597405</text:p>
          </table:table-cell>
          <table:table-cell office:value-type="float" office:value="0.000939511" calcext:value-type="float">
            <text:p>0.00093951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19" calcext:value-type="float">
            <text:p>1519</text:p>
          </table:table-cell>
          <table:table-cell office:value-type="float" office:value="1026" calcext:value-type="float">
            <text:p>1026</text:p>
          </table:table-cell>
          <table:table-cell office:value-type="float" office:value="8076" calcext:value-type="float">
            <text:p>8076</text:p>
          </table:table-cell>
          <table:table-cell table:formula="of:=LN([.E44]/[.D44])" office:value-type="float" office:value="2.06322895370201" calcext:value-type="float">
            <text:p>2.0632289537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float" office:value="10537" calcext:value-type="float">
            <text:p>10537</text:p>
          </table:table-cell>
          <table:table-cell table:formula="of:=LN([.I44]/[.H44])" office:value-type="float" office:value="1.51332568693917" calcext:value-type="float">
            <text:p>1.513325686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62" calcext:value-type="float">
            <text:p>1562</text:p>
          </table:table-cell>
          <table:table-cell office:value-type="float" office:value="800" calcext:value-type="float">
            <text:p>800</text:p>
          </table:table-cell>
          <table:table-cell office:value-type="float" office:value="8213" calcext:value-type="float">
            <text:p>8213</text:p>
          </table:table-cell>
          <table:table-cell table:formula="of:=LN([.Q44]/[.P44])" office:value-type="float" office:value="2.32886181607226" calcext:value-type="float">
            <text:p>2.3288618161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5878" calcext:value-type="float">
            <text:p>5878</text:p>
          </table:table-cell>
          <table:table-cell table:formula="of:=LN([.U44]/[.T44])" office:value-type="float" office:value="1.56095564251353" calcext:value-type="float">
            <text:p>1.5609556425</text:p>
          </table:table-cell>
          <table:table-cell table:number-columns-repeated="3"/>
          <table:table-cell office:value-type="float" office:value="0.00648401" calcext:value-type="float">
            <text:p>0.00648401</text:p>
          </table:table-cell>
          <table:table-cell office:value-type="float" office:value="0.000916091" calcext:value-type="float">
            <text:p>0.000916091</text:p>
          </table:table-cell>
          <table:table-cell/>
          <table:table-cell office:value-type="float" office:value="0.00655061" calcext:value-type="float">
            <text:p>0.00655061</text:p>
          </table:table-cell>
          <table:table-cell office:value-type="float" office:value="0.000892092" calcext:value-type="float">
            <text:p>0.000892092</text:p>
          </table:table-cell>
          <table:table-cell/>
          <table:table-cell office:value-type="float" office:value="0.00598677" calcext:value-type="float">
            <text:p>0.00598677</text:p>
          </table:table-cell>
          <table:table-cell office:value-type="float" office:value="0.000916001" calcext:value-type="float">
            <text:p>0.00091600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1520" calcext:value-type="float">
            <text:p>1520</text:p>
          </table:table-cell>
          <table:table-cell office:value-type="float" office:value="1027" calcext:value-type="float">
            <text:p>1027</text:p>
          </table:table-cell>
          <table:table-cell office:value-type="float" office:value="8157" calcext:value-type="float">
            <text:p>8157</text:p>
          </table:table-cell>
          <table:table-cell table:formula="of:=LN([.E45]/[.D45])" office:value-type="float" office:value="2.07223452337202" calcext:value-type="float">
            <text:p>2.0722345234</text:p>
          </table:table-cell>
          <table:table-cell/>
          <table:table-cell office:value-type="float" office:value="2318" calcext:value-type="float">
            <text:p>2318</text:p>
          </table:table-cell>
          <table:table-cell office:value-type="float" office:value="10660" calcext:value-type="float">
            <text:p>10660</text:p>
          </table:table-cell>
          <table:table-cell table:formula="of:=LN([.I45]/[.H45])" office:value-type="float" office:value="1.52579367382014" calcext:value-type="float">
            <text:p>1.52579367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table:formula="of:=LN([.Q45]/[.P45])" office:value-type="string" office:string-value="" calcext:value-type="error">
            <text:p>#DIV/0!</text:p>
          </table:table-cell>
          <table:table-cell table:number-columns-repeated="3"/>
          <table:table-cell table:formula="of:=LN([.U45]/[.T45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652242" calcext:value-type="float">
            <text:p>0.00652242</text:p>
          </table:table-cell>
          <table:table-cell office:value-type="float" office:value="0.000926503" calcext:value-type="float">
            <text:p>0.000926503</text:p>
          </table:table-cell>
          <table:table-cell/>
          <table:table-cell office:value-type="float" office:value="0.00649243" calcext:value-type="float">
            <text:p>0.00649243</text:p>
          </table:table-cell>
          <table:table-cell office:value-type="float" office:value="0.000880215" calcext:value-type="float">
            <text:p>0.00088021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1521" calcext:value-type="float">
            <text:p>1521</text:p>
          </table:table-cell>
          <table:table-cell office:value-type="float" office:value="1023" calcext:value-type="float">
            <text:p>1023</text:p>
          </table:table-cell>
          <table:table-cell office:value-type="float" office:value="8308" calcext:value-type="float">
            <text:p>8308</text:p>
          </table:table-cell>
          <table:table-cell table:formula="of:=LN([.E46]/[.D46])" office:value-type="float" office:value="2.09447941904438" calcext:value-type="float">
            <text:p>2.094479419</text:p>
          </table:table-cell>
          <table:table-cell/>
          <table:table-cell office:value-type="float" office:value="2272" calcext:value-type="float">
            <text:p>2272</text:p>
          </table:table-cell>
          <table:table-cell office:value-type="float" office:value="10706" calcext:value-type="float">
            <text:p>10706</text:p>
          </table:table-cell>
          <table:table-cell table:formula="of:=LN([.I46]/[.H46])" office:value-type="float" office:value="1.55014383111228" calcext:value-type="float">
            <text:p>1.5501438311</text:p>
          </table:table-cell>
          <table:table-cell table:number-columns-repeated="15"/>
          <table:table-cell office:value-type="float" office:value="0.00644545" calcext:value-type="float">
            <text:p>0.00644545</text:p>
          </table:table-cell>
          <table:table-cell office:value-type="float" office:value="0.000913054" calcext:value-type="float">
            <text:p>0.000913054</text:p>
          </table:table-cell>
          <table:table-cell table:number-columns-repeated="9"/>
        </table:table-row>
        <table:table-row table:style-name="ro1" table:number-rows-repeated="21">
          <table:table-cell table:number-columns-repeated="36"/>
        </table:table-row>
        <table:table-row table:style-name="ro1">
          <table:table-cell table:number-columns-repeated="14"/>
          <table:table-cell office:value-type="string" calcext:value-type="string">
            <text:p>Top , 10C , test 1</text:p>
          </table:table-cell>
          <table:table-cell office:value-type="string" calcext:value-type="string">
            <text:p>Top , 10 C , test 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1.42658133722709" calcext:value-type="float">
            <text:p>1.4265813372</text:p>
          </table:table-cell>
          <table:table-cell office:value-type="float" office:value="1.28556654732802" calcext:value-type="float">
            <text:p>1.285566547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float" office:value="1.47531701944863" calcext:value-type="float">
            <text:p>1.4753170194</text:p>
          </table:table-cell>
          <table:table-cell office:value-type="float" office:value="1.34665779980106" calcext:value-type="float">
            <text:p>1.346657799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/>
          <table:table-cell office:value-type="float" office:value="1.63451070153957" calcext:value-type="float">
            <text:p>1.6345107015</text:p>
          </table:table-cell>
          <table:table-cell office:value-type="float" office:value="1.31373722769902" calcext:value-type="float">
            <text:p>1.313737227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/>
          <table:table-cell office:value-type="float" office:value="1.51377005855428" calcext:value-type="float">
            <text:p>1.5137700586</text:p>
          </table:table-cell>
          <table:table-cell office:value-type="float" office:value="1.42003093712911" calcext:value-type="float">
            <text:p>1.4200309371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/>
          <table:table-cell office:value-type="float" office:value="1.58870937363345" calcext:value-type="float">
            <text:p>1.5887093736</text:p>
          </table:table-cell>
          <table:table-cell office:value-type="float" office:value="1.45631844675447" calcext:value-type="float">
            <text:p>1.456318446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/>
          <table:table-cell office:value-type="float" office:value="1.63749936823863" calcext:value-type="float">
            <text:p>1.6374993682</text:p>
          </table:table-cell>
          <table:table-cell office:value-type="float" office:value="1.53465376201403" calcext:value-type="float">
            <text:p>1.53465376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/>
          <table:table-cell office:value-type="float" office:value="1.64070855532192" calcext:value-type="float">
            <text:p>1.6407085553</text:p>
          </table:table-cell>
          <table:table-cell office:value-type="float" office:value="1.62958654393732" calcext:value-type="float">
            <text:p>1.629586543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/>
          <table:table-cell office:value-type="float" office:value="1.63485085860668" calcext:value-type="float">
            <text:p>1.6348508586</text:p>
          </table:table-cell>
          <table:table-cell office:value-type="float" office:value="1.72311736416934" calcext:value-type="float">
            <text:p>1.723117364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/>
          <table:table-cell office:value-type="float" office:value="1.69280678243851" calcext:value-type="float">
            <text:p>1.6928067824</text:p>
          </table:table-cell>
          <table:table-cell office:value-type="float" office:value="1.7340667866847" calcext:value-type="float">
            <text:p>1.734066786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/>
          <table:table-cell office:value-type="float" office:value="1.76440638238651" calcext:value-type="float">
            <text:p>1.7644063824</text:p>
          </table:table-cell>
          <table:table-cell office:value-type="float" office:value="1.7816301836551" calcext:value-type="float">
            <text:p>1.781630183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/>
          <table:table-cell office:value-type="float" office:value="1.77057581083966" calcext:value-type="float">
            <text:p>1.7705758108</text:p>
          </table:table-cell>
          <table:table-cell office:value-type="float" office:value="1.85162932492108" calcext:value-type="float">
            <text:p>1.851629324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/>
          <table:table-cell office:value-type="float" office:value="1.80404656547055" calcext:value-type="float">
            <text:p>1.8040465655</text:p>
          </table:table-cell>
          <table:table-cell office:value-type="float" office:value="1.8889530858139" calcext:value-type="float">
            <text:p>1.888953085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/>
          <table:table-cell office:value-type="float" office:value="1.86913319865907" calcext:value-type="float">
            <text:p>1.8691331987</text:p>
          </table:table-cell>
          <table:table-cell office:value-type="float" office:value="1.84661406393295" calcext:value-type="float">
            <text:p>1.846614063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1" calcext:value-type="float">
            <text:p>81</text:p>
          </table:table-cell>
          <table:table-cell/>
          <table:table-cell office:value-type="float" office:value="1.86154372827695" calcext:value-type="float">
            <text:p>1.8615437283</text:p>
          </table:table-cell>
          <table:table-cell office:value-type="float" office:value="1.95551448521214" calcext:value-type="float">
            <text:p>1.955514485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7" calcext:value-type="float">
            <text:p>87</text:p>
          </table:table-cell>
          <table:table-cell/>
          <table:table-cell office:value-type="float" office:value="1.84899770108297" calcext:value-type="float">
            <text:p>1.8489977011</text:p>
          </table:table-cell>
          <table:table-cell office:value-type="float" office:value="1.91624915479488" calcext:value-type="float">
            <text:p>1.916249154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92" calcext:value-type="float">
            <text:p>92</text:p>
          </table:table-cell>
          <table:table-cell/>
          <table:table-cell office:value-type="float" office:value="1.63900734850505" calcext:value-type="float">
            <text:p>1.6390073485</text:p>
          </table:table-cell>
          <table:table-cell office:value-type="float" office:value="1.99337190330103" calcext:value-type="float">
            <text:p>1.9933719033</text:p>
          </table:table-cell>
          <table:table-cell table:number-columns-repeated="20"/>
        </table:table-row>
        <table:table-row table:style-name="ro1">
          <table:table-cell table:number-columns-repeated="15"/>
          <table:table-cell office:value-type="float" office:value="2.00078497655134" calcext:value-type="float">
            <text:p>2.0007849766</text:p>
          </table:table-cell>
          <table:table-cell table:number-columns-repeated="20"/>
        </table:table-row>
      </table:table>
      <table:table table:name="Sheet8" table:style-name="ta1">
        <table:shapes>
          <draw:frame draw:z-index="0" draw:style-name="gr1" draw:text-style-name="P1" svg:width="6.2988in" svg:height="3.5429in" svg:x="10.0772in" svg:y="1.4264in">
            <draw:object draw:notify-on-update-of-ranges="Sheet8.C5:Sheet8.C32 Sheet8.F3:Sheet8.F3 Sheet8.J5:Sheet8.J33 Sheet8.O5:Sheet8.O31 Sheet8.Q3:Sheet8.Q3 Sheet8.U5:Sheet8.U3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RUN 16</text:p>
          </table:table-cell>
          <table:table-cell table:number-columns-repeated="11"/>
          <table:table-cell table:style-name="Default" office:value-type="string" calcext:value-type="string">
            <text:p>Run 1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ce5" office:value-type="string" calcext:value-type="string" table:number-columns-spanned="3" table:number-rows-spanned="1">
            <text:p>Top (65.5V), run 18, @ -100C 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  <table:table-cell/>
          <table:table-cell table:style-name="Default"/>
          <table:table-cell table:number-columns-repeated="3"/>
          <table:table-cell table:style-name="ce5" office:value-type="string" calcext:value-type="string" table:number-columns-spanned="3" table:number-rows-spanned="1">
            <text:p>Top (65.5V), run 7 , @ -100C 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min nor</text:p>
          </table:table-cell>
          <table:table-cell table:number-columns-repeated="3"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table:style-name="Default" office:value-type="string" calcext:value-type="string">
            <text:p>min nor</text:p>
          </table:table-cell>
          <table:table-cell table:number-columns-repeated="2"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</table:table-row>
        <table:table-row table:style-name="ro1">
          <table:table-cell office:value-type="time" office:time-value="PT08H49M00S" calcext:value-type="time">
            <text:p>08:49:00 AM</text:p>
          </table:table-cell>
          <table:table-cell table:formula="of:=HOUR([.A5])*60 + MINUTE([.A5])" office:value-type="float" office:value="529" calcext:value-type="float">
            <text:p>529</text:p>
          </table:table-cell>
          <table:table-cell table:formula="of:=[.B5]- [.B$5]" office:value-type="float" office:value="0" calcext:value-type="float">
            <text:p>0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office:value-type="float" office:value="0.0054442" calcext:value-type="float">
            <text:p>0.0054442</text:p>
          </table:table-cell>
          <table:table-cell office:value-type="float" office:value="0.000934352" calcext:value-type="float">
            <text:p>0.000934352</text:p>
          </table:table-cell>
          <table:table-cell/>
          <table:table-cell office:value-type="time" office:time-value="PT09H09M12S" calcext:value-type="time">
            <text:p>09:09:12 AM</text:p>
          </table:table-cell>
          <table:table-cell table:formula="of:=HOUR([.M5])*60 + MINUTE([.M5])" office:value-type="float" office:value="549" calcext:value-type="float">
            <text:p>549</text:p>
          </table:table-cell>
          <table:table-cell table:formula="of:=[.N5]-[.N$5]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/>
          <table:table-cell office:value-type="float" office:value="0.00730052" calcext:value-type="float">
            <text:p>0.00730052</text:p>
          </table:table-cell>
          <table:table-cell office:value-type="float" office:value="0.00087761" calcext:value-type="float">
            <text:p>0.00087761</text:p>
          </table:table-cell>
        </table:table-row>
        <table:table-row table:style-name="ro1">
          <table:table-cell office:value-type="time" office:time-value="PT08H53M00S" calcext:value-type="time">
            <text:p>08:53:00 AM</text:p>
          </table:table-cell>
          <table:table-cell table:formula="of:=HOUR([.A6])*60 + MINUTE([.A6])" office:value-type="float" office:value="533" calcext:value-type="float">
            <text:p>533</text:p>
          </table:table-cell>
          <table:table-cell table:formula="of:=[.B6]- [.B$5]" office:value-type="float" office:value="4" calcext:value-type="float">
            <text:p>4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table:number-columns-repeated="4"/>
          <table:table-cell office:value-type="float" office:value="0.0056998" calcext:value-type="float">
            <text:p>0.0056998</text:p>
          </table:table-cell>
          <table:table-cell office:value-type="float" office:value="0.000903666" calcext:value-type="float">
            <text:p>0.000903666</text:p>
          </table:table-cell>
          <table:table-cell/>
          <table:table-cell office:value-type="time" office:time-value="PT09H19M00S" calcext:value-type="time">
            <text:p>09:19:00 AM</text:p>
          </table:table-cell>
          <table:table-cell table:formula="of:=HOUR([.M6])*60 + MINUTE([.M6])" office:value-type="float" office:value="559" calcext:value-type="float">
            <text:p>559</text:p>
          </table:table-cell>
          <table:table-cell table:formula="of:=[.N6]-[.N$5]"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0.00818714" calcext:value-type="float">
            <text:p>0.00818714</text:p>
          </table:table-cell>
          <table:table-cell office:value-type="float" office:value="0.00086273" calcext:value-type="float">
            <text:p>0.00086273</text:p>
          </table:table-cell>
        </table:table-row>
        <table:table-row table:style-name="ro1">
          <table:table-cell office:value-type="time" office:time-value="PT08H56M00S" calcext:value-type="time">
            <text:p>08:56:00 AM</text:p>
          </table:table-cell>
          <table:table-cell table:formula="of:=HOUR([.A7])*60 + MINUTE([.A7])" office:value-type="float" office:value="536" calcext:value-type="float">
            <text:p>536</text:p>
          </table:table-cell>
          <table:table-cell table:formula="of:=[.B7]- [.B$5]" office:value-type="float" office:value="7" calcext:value-type="float">
            <text:p>7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0.00598441" calcext:value-type="float">
            <text:p>0.00598441</text:p>
          </table:table-cell>
          <table:table-cell office:value-type="float" office:value="0.000904583" calcext:value-type="float">
            <text:p>0.000904583</text:p>
          </table:table-cell>
          <table:table-cell/>
          <table:table-cell office:value-type="time" office:time-value="PT09H26M00S" calcext:value-type="time">
            <text:p>09:26:00 AM</text:p>
          </table:table-cell>
          <table:table-cell table:formula="of:=HOUR([.M7])*60 + MINUTE([.M7])" office:value-type="float" office:value="566" calcext:value-type="float">
            <text:p>566</text:p>
          </table:table-cell>
          <table:table-cell table:formula="of:=[.N7]-[.N$5]"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number-columns-repeated="4"/>
          <table:table-cell office:value-type="float" office:value="0.00801485" calcext:value-type="float">
            <text:p>0.00801485</text:p>
          </table:table-cell>
          <table:table-cell office:value-type="float" office:value="0.000856391" calcext:value-type="float">
            <text:p>0.000856391</text:p>
          </table:table-cell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table:formula="of:=HOUR([.A8])*60 + MINUTE([.A8])" office:value-type="float" office:value="540" calcext:value-type="float">
            <text:p>540</text:p>
          </table:table-cell>
          <table:table-cell table:formula="of:=[.B8]- [.B$5]" office:value-type="float" office:value="11" calcext:value-type="float">
            <text:p>11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table:number-columns-repeated="4"/>
          <table:table-cell office:value-type="float" office:value="0.00616802" calcext:value-type="float">
            <text:p>0.00616802</text:p>
          </table:table-cell>
          <table:table-cell office:value-type="float" office:value="0.00087999" calcext:value-type="float">
            <text:p>0.00087999</text:p>
          </table:table-cell>
          <table:table-cell/>
          <table:table-cell office:value-type="time" office:time-value="PT09H33M00S" calcext:value-type="time">
            <text:p>09:33:00 AM</text:p>
          </table:table-cell>
          <table:table-cell table:formula="of:=HOUR([.M8])*60 + MINUTE([.M8])" office:value-type="float" office:value="573" calcext:value-type="float">
            <text:p>573</text:p>
          </table:table-cell>
          <table:table-cell table:formula="of:=[.N8]-[.N$5]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0.00837461" calcext:value-type="float">
            <text:p>0.00837461</text:p>
          </table:table-cell>
          <table:table-cell office:value-type="float" office:value="0.000871965" calcext:value-type="float">
            <text:p>0.000871965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B9]- [.B$5]" office:value-type="float" office:value="15" calcext:value-type="float">
            <text:p>15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office:value-type="float" office:value="0.00622514" calcext:value-type="float">
            <text:p>0.00622514</text:p>
          </table:table-cell>
          <table:table-cell office:value-type="float" office:value="0.000905654" calcext:value-type="float">
            <text:p>0.000905654</text:p>
          </table:table-cell>
          <table:table-cell/>
          <table:table-cell office:value-type="time" office:time-value="PT09H39M00S" calcext:value-type="time">
            <text:p>09:39:00 AM</text:p>
          </table:table-cell>
          <table:table-cell table:formula="of:=HOUR([.M9])*60 + MINUTE([.M9])" office:value-type="float" office:value="579" calcext:value-type="float">
            <text:p>579</text:p>
          </table:table-cell>
          <table:table-cell table:formula="of:=[.N9]-[.N$5]"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office:value-type="float" office:value="0.00852299" calcext:value-type="float">
            <text:p>0.00852299</text:p>
          </table:table-cell>
          <table:table-cell office:value-type="float" office:value="0.000877916" calcext:value-type="float">
            <text:p>0.000877916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B10]- [.B$5]" office:value-type="float" office:value="18" calcext:value-type="float">
            <text:p>18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table:number-columns-repeated="4"/>
          <table:table-cell office:value-type="float" office:value="0.00632438" calcext:value-type="float">
            <text:p>0.00632438</text:p>
          </table:table-cell>
          <table:table-cell office:value-type="float" office:value="0.000883478" calcext:value-type="float">
            <text:p>0.000883478</text:p>
          </table:table-cell>
          <table:table-cell/>
          <table:table-cell office:value-type="time" office:time-value="PT09H47M00S" calcext:value-type="time">
            <text:p>09:47:00 AM</text:p>
          </table:table-cell>
          <table:table-cell table:formula="of:=HOUR([.M10])*60 + MINUTE([.M10])" office:value-type="float" office:value="587" calcext:value-type="float">
            <text:p>587</text:p>
          </table:table-cell>
          <table:table-cell table:formula="of:=[.N10]-[.N$5]" office:value-type="float" office:value="38" calcext:value-type="float">
            <text:p>38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0.00874071" calcext:value-type="float">
            <text:p>0.00874071</text:p>
          </table:table-cell>
          <table:table-cell office:value-type="float" office:value="0.000857633" calcext:value-type="float">
            <text:p>0.000857633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B11]- [.B$5]" office:value-type="float" office:value="22" calcext:value-type="float">
            <text:p>22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table:number-columns-repeated="4"/>
          <table:table-cell office:value-type="float" office:value="0.00651848" calcext:value-type="float">
            <text:p>0.00651848</text:p>
          </table:table-cell>
          <table:table-cell office:value-type="float" office:value="0.000916338" calcext:value-type="float">
            <text:p>0.000916338</text:p>
          </table:table-cell>
          <table:table-cell/>
          <table:table-cell office:value-type="time" office:time-value="PT09H54M00S" calcext:value-type="time">
            <text:p>09:54:00 AM</text:p>
          </table:table-cell>
          <table:table-cell table:formula="of:=HOUR([.M11])*60 + MINUTE([.M11])" office:value-type="float" office:value="594" calcext:value-type="float">
            <text:p>594</text:p>
          </table:table-cell>
          <table:table-cell table:formula="of:=[.N11]-[.N$5]"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0.00887359" calcext:value-type="float">
            <text:p>0.00887359</text:p>
          </table:table-cell>
          <table:table-cell office:value-type="float" office:value="0.000886774" calcext:value-type="float">
            <text:p>0.000886774</text:p>
          </table:table-cell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table:formula="of:=HOUR([.A12])*60 + MINUTE([.A12])" office:value-type="float" office:value="555" calcext:value-type="float">
            <text:p>555</text:p>
          </table:table-cell>
          <table:table-cell table:formula="of:=[.B12]- [.B$5]" office:value-type="float" office:value="26" calcext:value-type="float">
            <text:p>26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0.00673941" calcext:value-type="float">
            <text:p>0.00673941</text:p>
          </table:table-cell>
          <table:table-cell office:value-type="float" office:value="0.00092275" calcext:value-type="float">
            <text:p>0.00092275</text:p>
          </table:table-cell>
          <table:table-cell/>
          <table:table-cell office:value-type="time" office:time-value="PT10H01M00S" calcext:value-type="time">
            <text:p>10:01:00 AM</text:p>
          </table:table-cell>
          <table:table-cell table:formula="of:=HOUR([.M12])*60 + MINUTE([.M12])" office:value-type="float" office:value="601" calcext:value-type="float">
            <text:p>601</text:p>
          </table:table-cell>
          <table:table-cell table:formula="of:=[.N12]-[.N$5]" office:value-type="float" office:value="52" calcext:value-type="float">
            <text:p>52</text:p>
          </table:table-cell>
          <table:table-cell office:value-type="float" office:value="234" calcext:value-type="float">
            <text:p>234</text:p>
          </table:table-cell>
          <table:table-cell table:number-columns-repeated="4"/>
          <table:table-cell office:value-type="float" office:value="0.00901945" calcext:value-type="float">
            <text:p>0.00901945</text:p>
          </table:table-cell>
          <table:table-cell office:value-type="float" office:value="0.000853537" calcext:value-type="float">
            <text:p>0.000853537</text:p>
          </table:table-cell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table:formula="of:=HOUR([.A13])*60 + MINUTE([.A13])" office:value-type="float" office:value="558" calcext:value-type="float">
            <text:p>558</text:p>
          </table:table-cell>
          <table:table-cell table:formula="of:=[.B13]- [.B$5]" office:value-type="float" office:value="29" calcext:value-type="float">
            <text:p>29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0.00678928" calcext:value-type="float">
            <text:p>0.00678928</text:p>
          </table:table-cell>
          <table:table-cell office:value-type="float" office:value="0.000929681" calcext:value-type="float">
            <text:p>0.000929681</text:p>
          </table:table-cell>
          <table:table-cell/>
          <table:table-cell office:value-type="time" office:time-value="PT10H07M00S" calcext:value-type="time">
            <text:p>10:07:00 AM</text:p>
          </table:table-cell>
          <table:table-cell table:formula="of:=HOUR([.M13])*60 + MINUTE([.M13])" office:value-type="float" office:value="607" calcext:value-type="float">
            <text:p>607</text:p>
          </table:table-cell>
          <table:table-cell table:formula="of:=[.N13]-[.N$5]"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table:number-columns-repeated="4"/>
          <table:table-cell office:value-type="float" office:value="0.00915176" calcext:value-type="float">
            <text:p>0.00915176</text:p>
          </table:table-cell>
          <table:table-cell office:value-type="float" office:value="0.000868958" calcext:value-type="float">
            <text:p>0.000868958</text:p>
          </table:table-cell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table:formula="of:=HOUR([.A14])*60 + MINUTE([.A14])" office:value-type="float" office:value="562" calcext:value-type="float">
            <text:p>562</text:p>
          </table:table-cell>
          <table:table-cell table:formula="of:=[.B14]- [.B$5]" office:value-type="float" office:value="33" calcext:value-type="float">
            <text:p>33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table:number-columns-repeated="4"/>
          <table:table-cell office:value-type="float" office:value="0.00695811" calcext:value-type="float">
            <text:p>0.00695811</text:p>
          </table:table-cell>
          <table:table-cell office:value-type="float" office:value="0.000902897" calcext:value-type="float">
            <text:p>0.000902897</text:p>
          </table:table-cell>
          <table:table-cell/>
          <table:table-cell office:value-type="time" office:time-value="PT10H14M00S" calcext:value-type="time">
            <text:p>10:14:00 AM</text:p>
          </table:table-cell>
          <table:table-cell table:formula="of:=HOUR([.M14])*60 + MINUTE([.M14])" office:value-type="float" office:value="614" calcext:value-type="float">
            <text:p>614</text:p>
          </table:table-cell>
          <table:table-cell table:formula="of:=[.N14]-[.N$5]"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table:number-columns-repeated="4"/>
          <table:table-cell office:value-type="float" office:value="0.00922858" calcext:value-type="float">
            <text:p>0.00922858</text:p>
          </table:table-cell>
          <table:table-cell office:value-type="float" office:value="0.000881593" calcext:value-type="float">
            <text:p>0.000881593</text:p>
          </table:table-cell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table:formula="of:=HOUR([.A15])*60 + MINUTE([.A15])" office:value-type="float" office:value="565" calcext:value-type="float">
            <text:p>565</text:p>
          </table:table-cell>
          <table:table-cell table:formula="of:=[.B15]- [.B$5]" office:value-type="float" office:value="36" calcext:value-type="float">
            <text:p>36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0.00704471" calcext:value-type="float">
            <text:p>0.00704471</text:p>
          </table:table-cell>
          <table:table-cell office:value-type="float" office:value="0.000898661" calcext:value-type="float">
            <text:p>0.000898661</text:p>
          </table:table-cell>
          <table:table-cell/>
          <table:table-cell office:value-type="time" office:time-value="PT10H21M00S" calcext:value-type="time">
            <text:p>10:21:00 AM</text:p>
          </table:table-cell>
          <table:table-cell table:formula="of:=HOUR([.M15])*60 + MINUTE([.M15])" office:value-type="float" office:value="621" calcext:value-type="float">
            <text:p>621</text:p>
          </table:table-cell>
          <table:table-cell table:formula="of:=[.N15]-[.N$5]"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table:number-columns-repeated="4"/>
          <table:table-cell office:value-type="float" office:value="0.00937273" calcext:value-type="float">
            <text:p>0.00937273</text:p>
          </table:table-cell>
          <table:table-cell office:value-type="float" office:value="0.00087719" calcext:value-type="float">
            <text:p>0.00087719</text:p>
          </table:table-cell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table:formula="of:=HOUR([.A16])*60 + MINUTE([.A16])" office:value-type="float" office:value="569" calcext:value-type="float">
            <text:p>569</text:p>
          </table:table-cell>
          <table:table-cell table:formula="of:=[.B16]- [.B$5]" office:value-type="float" office:value="40" calcext:value-type="float">
            <text:p>40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office:value-type="float" office:value="0.00722446" calcext:value-type="float">
            <text:p>0.00722446</text:p>
          </table:table-cell>
          <table:table-cell office:value-type="float" office:value="0.000910465" calcext:value-type="float">
            <text:p>0.000910465</text:p>
          </table:table-cell>
          <table:table-cell/>
          <table:table-cell office:value-type="time" office:time-value="PT10H28M00S" calcext:value-type="time">
            <text:p>10:28:00 AM</text:p>
          </table:table-cell>
          <table:table-cell table:formula="of:=HOUR([.M16])*60 + MINUTE([.M16])" office:value-type="float" office:value="628" calcext:value-type="float">
            <text:p>628</text:p>
          </table:table-cell>
          <table:table-cell table:formula="of:=[.N16]-[.N$5]"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0.00941864" calcext:value-type="float">
            <text:p>0.00941864</text:p>
          </table:table-cell>
          <table:table-cell office:value-type="float" office:value="0.000896638" calcext:value-type="float">
            <text:p>0.000896638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B17]- [.B$5]" office:value-type="float" office:value="46" calcext:value-type="float">
            <text:p>46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office:value-type="float" office:value="0.00737987" calcext:value-type="float">
            <text:p>0.00737987</text:p>
          </table:table-cell>
          <table:table-cell office:value-type="float" office:value="0.000897745" calcext:value-type="float">
            <text:p>0.000897745</text:p>
          </table:table-cell>
          <table:table-cell/>
          <table:table-cell office:value-type="time" office:time-value="PT10H35M00S" calcext:value-type="time">
            <text:p>10:35:00 AM</text:p>
          </table:table-cell>
          <table:table-cell table:formula="of:=HOUR([.M17])*60 + MINUTE([.M17])" office:value-type="float" office:value="635" calcext:value-type="float">
            <text:p>635</text:p>
          </table:table-cell>
          <table:table-cell table:formula="of:=[.N17]-[.N$5]"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0.00961493" calcext:value-type="float">
            <text:p>0.00961493</text:p>
          </table:table-cell>
          <table:table-cell office:value-type="float" office:value="0.000869194" calcext:value-type="float">
            <text:p>0.000869194</text:p>
          </table:table-cell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table:formula="of:=HOUR([.A18])*60 + MINUTE([.A18])" office:value-type="float" office:value="579" calcext:value-type="float">
            <text:p>579</text:p>
          </table:table-cell>
          <table:table-cell table:formula="of:=[.B18]- [.B$5]" office:value-type="float" office:value="50" calcext:value-type="float">
            <text:p>50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table:number-columns-repeated="4"/>
          <table:table-cell office:value-type="float" office:value="0.00749387" calcext:value-type="float">
            <text:p>0.00749387</text:p>
          </table:table-cell>
          <table:table-cell office:value-type="float" office:value="0.000917985" calcext:value-type="float">
            <text:p>0.000917985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table:formula="of:=HOUR([.M18])*60 + MINUTE([.M18])" office:value-type="float" office:value="642" calcext:value-type="float">
            <text:p>642</text:p>
          </table:table-cell>
          <table:table-cell table:formula="of:=[.N18]-[.N$5]"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0.00964" calcext:value-type="float">
            <text:p>0.00964</text:p>
          </table:table-cell>
          <table:table-cell office:value-type="float" office:value="0.000879558" calcext:value-type="float">
            <text:p>0.000879558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B19]- [.B$5]" office:value-type="float" office:value="53" calcext:value-type="float">
            <text:p>53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0.00758444" calcext:value-type="float">
            <text:p>0.00758444</text:p>
          </table:table-cell>
          <table:table-cell office:value-type="float" office:value="0.000957362" calcext:value-type="float">
            <text:p>0.000957362</text:p>
          </table:table-cell>
          <table:table-cell/>
          <table:table-cell office:value-type="time" office:time-value="PT10H49M00S" calcext:value-type="time">
            <text:p>10:49:00 AM</text:p>
          </table:table-cell>
          <table:table-cell table:formula="of:=HOUR([.M19])*60 + MINUTE([.M19])" office:value-type="float" office:value="649" calcext:value-type="float">
            <text:p>649</text:p>
          </table:table-cell>
          <table:table-cell table:formula="of:=[.N19]-[.N$5]"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table:number-columns-repeated="4"/>
          <table:table-cell office:value-type="float" office:value="0.0098264" calcext:value-type="float">
            <text:p>0.0098264</text:p>
          </table:table-cell>
          <table:table-cell office:value-type="float" office:value="0.000902906" calcext:value-type="float">
            <text:p>0.000902906</text:p>
          </table:table-cell>
        </table:table-row>
        <table:table-row table:style-name="ro1">
          <table:table-cell office:value-type="time" office:time-value="PT09H46M00S" calcext:value-type="time">
            <text:p>09:46:00 AM</text:p>
          </table:table-cell>
          <table:table-cell table:formula="of:=HOUR([.A20])*60 + MINUTE([.A20])" office:value-type="float" office:value="586" calcext:value-type="float">
            <text:p>586</text:p>
          </table:table-cell>
          <table:table-cell table:formula="of:=[.B20]- [.B$5]" office:value-type="float" office:value="57" calcext:value-type="float">
            <text:p>57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table:number-columns-repeated="4"/>
          <table:table-cell office:value-type="float" office:value="0.00774047" calcext:value-type="float">
            <text:p>0.00774047</text:p>
          </table:table-cell>
          <table:table-cell office:value-type="float" office:value="0.000946381" calcext:value-type="float">
            <text:p>0.000946381</text:p>
          </table:table-cell>
          <table:table-cell/>
          <table:table-cell office:value-type="time" office:time-value="PT10H56M00S" calcext:value-type="time">
            <text:p>10:56:00 AM</text:p>
          </table:table-cell>
          <table:table-cell table:formula="of:=HOUR([.M20])*60 + MINUTE([.M20])" office:value-type="float" office:value="656" calcext:value-type="float">
            <text:p>656</text:p>
          </table:table-cell>
          <table:table-cell table:formula="of:=[.N20]-[.N$5]"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0.00994669" calcext:value-type="float">
            <text:p>0.00994669</text:p>
          </table:table-cell>
          <table:table-cell office:value-type="float" office:value="0.000914231" calcext:value-type="float">
            <text:p>0.000914231</text:p>
          </table:table-cell>
        </table:table-row>
        <table:table-row table:style-name="ro1">
          <table:table-cell office:value-type="time" office:time-value="PT09H53M00S" calcext:value-type="time">
            <text:p>09:53:00 AM</text:p>
          </table:table-cell>
          <table:table-cell table:formula="of:=HOUR([.A21])*60 + MINUTE([.A21])" office:value-type="float" office:value="593" calcext:value-type="float">
            <text:p>593</text:p>
          </table:table-cell>
          <table:table-cell table:formula="of:=[.B21]- [.B$5]" office:value-type="float" office:value="64" calcext:value-type="float">
            <text:p>64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table:number-columns-repeated="4"/>
          <table:table-cell office:value-type="float" office:value="0.00774047" calcext:value-type="float">
            <text:p>0.00774047</text:p>
          </table:table-cell>
          <table:table-cell office:value-type="float" office:value="0.000946381" calcext:value-type="float">
            <text:p>0.000946381</text:p>
          </table:table-cell>
          <table:table-cell/>
          <table:table-cell office:value-type="time" office:time-value="PT11H03M00S" calcext:value-type="time">
            <text:p>11:03:00 AM</text:p>
          </table:table-cell>
          <table:table-cell table:formula="of:=HOUR([.M21])*60 + MINUTE([.M21])" office:value-type="float" office:value="663" calcext:value-type="float">
            <text:p>663</text:p>
          </table:table-cell>
          <table:table-cell table:formula="of:=[.N21]-[.N$5]" office:value-type="float" office:value="114" calcext:value-type="float">
            <text:p>114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0.0100431" calcext:value-type="float">
            <text:p>0.0100431</text:p>
          </table:table-cell>
          <table:table-cell office:value-type="float" office:value="0.000893655" calcext:value-type="float">
            <text:p>0.000893655</text:p>
          </table:table-cell>
        </table:table-row>
        <table:table-row table:style-name="ro1">
          <table:table-cell office:value-type="time" office:time-value="PT09H56M00S" calcext:value-type="time">
            <text:p>09:56:00 AM</text:p>
          </table:table-cell>
          <table:table-cell table:formula="of:=HOUR([.A22])*60 + MINUTE([.A22])" office:value-type="float" office:value="596" calcext:value-type="float">
            <text:p>596</text:p>
          </table:table-cell>
          <table:table-cell table:formula="of:=[.B22]- [.B$5]" office:value-type="float" office:value="67" calcext:value-type="float">
            <text:p>67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table:number-columns-repeated="4"/>
          <table:table-cell office:value-type="float" office:value="0.00784823" calcext:value-type="float">
            <text:p>0.00784823</text:p>
          </table:table-cell>
          <table:table-cell office:value-type="float" office:value="0.000920984" calcext:value-type="float">
            <text:p>0.000920984</text:p>
          </table:table-cell>
          <table:table-cell/>
          <table:table-cell office:value-type="time" office:time-value="PT11H09M00S" calcext:value-type="time">
            <text:p>11:09:00 AM</text:p>
          </table:table-cell>
          <table:table-cell table:formula="of:=HOUR([.M22])*60 + MINUTE([.M22])" office:value-type="float" office:value="669" calcext:value-type="float">
            <text:p>669</text:p>
          </table:table-cell>
          <table:table-cell table:formula="of:=[.N22]-[.N$5]"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0.0101426" calcext:value-type="float">
            <text:p>0.0101426</text:p>
          </table:table-cell>
          <table:table-cell office:value-type="float" office:value="0.000909959" calcext:value-type="float">
            <text:p>0.000909959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table:formula="of:=HOUR([.A23])*60 + MINUTE([.A23])" office:value-type="float" office:value="600" calcext:value-type="float">
            <text:p>600</text:p>
          </table:table-cell>
          <table:table-cell table:formula="of:=[.B23]- [.B$5]" office:value-type="float" office:value="71" calcext:value-type="float">
            <text:p>71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office:value-type="float" office:value="0.0079677" calcext:value-type="float">
            <text:p>0.0079677</text:p>
          </table:table-cell>
          <table:table-cell office:value-type="float" office:value="0.000939516" calcext:value-type="float">
            <text:p>0.000939516</text:p>
          </table:table-cell>
          <table:table-cell/>
          <table:table-cell office:value-type="time" office:time-value="PT11H16M00S" calcext:value-type="time">
            <text:p>11:16:00 AM</text:p>
          </table:table-cell>
          <table:table-cell table:formula="of:=HOUR([.M23])*60 + MINUTE([.M23])" office:value-type="float" office:value="676" calcext:value-type="float">
            <text:p>676</text:p>
          </table:table-cell>
          <table:table-cell table:formula="of:=[.N23]-[.N$5]"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table:number-columns-repeated="4"/>
          <table:table-cell office:value-type="float" office:value="0.0101146" calcext:value-type="float">
            <text:p>0.0101146</text:p>
          </table:table-cell>
          <table:table-cell office:value-type="float" office:value="0.000894128" calcext:value-type="float">
            <text:p>0.000894128</text:p>
          </table:table-cell>
        </table:table-row>
        <table:table-row table:style-name="ro1">
          <table:table-cell office:value-type="time" office:time-value="PT10H03M00S" calcext:value-type="time">
            <text:p>10:03:00 AM</text:p>
          </table:table-cell>
          <table:table-cell table:formula="of:=HOUR([.A24])*60 + MINUTE([.A24])" office:value-type="float" office:value="603" calcext:value-type="float">
            <text:p>603</text:p>
          </table:table-cell>
          <table:table-cell table:formula="of:=[.B24]- [.B$5]" office:value-type="float" office:value="74" calcext:value-type="float">
            <text:p>74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office:value-type="float" office:value="0.00799764" calcext:value-type="float">
            <text:p>0.00799764</text:p>
          </table:table-cell>
          <table:table-cell office:value-type="float" office:value="0.000945286" calcext:value-type="float">
            <text:p>0.000945286</text:p>
          </table:table-cell>
          <table:table-cell/>
          <table:table-cell office:value-type="time" office:time-value="PT11H23M00S" calcext:value-type="time">
            <text:p>11:23:00 AM</text:p>
          </table:table-cell>
          <table:table-cell table:formula="of:=HOUR([.M24])*60 + MINUTE([.M24])" office:value-type="float" office:value="683" calcext:value-type="float">
            <text:p>683</text:p>
          </table:table-cell>
          <table:table-cell table:formula="of:=[.N24]-[.N$5]" office:value-type="float" office:value="134" calcext:value-type="float">
            <text:p>134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0.0103122" calcext:value-type="float">
            <text:p>0.0103122</text:p>
          </table:table-cell>
          <table:table-cell office:value-type="float" office:value="0.00087058" calcext:value-type="float">
            <text:p>0.00087058</text:p>
          </table:table-cell>
        </table:table-row>
        <table:table-row table:style-name="ro1">
          <table:table-cell office:value-type="time" office:time-value="PT10H07M00S" calcext:value-type="time">
            <text:p>10:07:00 AM</text:p>
          </table:table-cell>
          <table:table-cell table:formula="of:=HOUR([.A25])*60 + MINUTE([.A25])" office:value-type="float" office:value="607" calcext:value-type="float">
            <text:p>607</text:p>
          </table:table-cell>
          <table:table-cell table:formula="of:=[.B25]- [.B$5]" office:value-type="float" office:value="78" calcext:value-type="float">
            <text:p>7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table:number-columns-repeated="4"/>
          <table:table-cell office:value-type="float" office:value="0.00816797" calcext:value-type="float">
            <text:p>0.00816797</text:p>
          </table:table-cell>
          <table:table-cell office:value-type="float" office:value="0.000965106" calcext:value-type="float">
            <text:p>0.000965106</text:p>
          </table:table-cell>
          <table:table-cell/>
          <table:table-cell office:value-type="time" office:time-value="PT11H30M00S" calcext:value-type="time">
            <text:p>11:30:00 AM</text:p>
          </table:table-cell>
          <table:table-cell table:formula="of:=HOUR([.M25])*60 + MINUTE([.M25])" office:value-type="float" office:value="690" calcext:value-type="float">
            <text:p>690</text:p>
          </table:table-cell>
          <table:table-cell table:formula="of:=[.N25]-[.N$5]" office:value-type="float" office:value="141" calcext:value-type="float">
            <text:p>141</text:p>
          </table:table-cell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0.0103815" calcext:value-type="float">
            <text:p>0.0103815</text:p>
          </table:table-cell>
          <table:table-cell office:value-type="float" office:value="0.000895966" calcext:value-type="float">
            <text:p>0.000895966</text:p>
          </table:table-cell>
        </table:table-row>
        <table:table-row table:style-name="ro1">
          <table:table-cell office:value-type="time" office:time-value="PT10H10M00S" calcext:value-type="time">
            <text:p>10:10:00 AM</text:p>
          </table:table-cell>
          <table:table-cell table:formula="of:=HOUR([.A26])*60 + MINUTE([.A26])" office:value-type="float" office:value="610" calcext:value-type="float">
            <text:p>610</text:p>
          </table:table-cell>
          <table:table-cell table:formula="of:=[.B26]- [.B$5]" office:value-type="float" office:value="81" calcext:value-type="float">
            <text:p>81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0.00819826" calcext:value-type="float">
            <text:p>0.00819826</text:p>
          </table:table-cell>
          <table:table-cell office:value-type="float" office:value="0.001052" calcext:value-type="float">
            <text:p>0.001052</text:p>
          </table:table-cell>
          <table:table-cell/>
          <table:table-cell office:value-type="time" office:time-value="PT11H37M00S" calcext:value-type="time">
            <text:p>11:37:00 AM</text:p>
          </table:table-cell>
          <table:table-cell table:formula="of:=HOUR([.M26])*60 + MINUTE([.M26])" office:value-type="float" office:value="697" calcext:value-type="float">
            <text:p>697</text:p>
          </table:table-cell>
          <table:table-cell table:formula="of:=[.N26]-[.N$5]"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table:number-columns-repeated="4"/>
          <table:table-cell office:value-type="float" office:value="0.0102147" calcext:value-type="float">
            <text:p>0.0102147</text:p>
          </table:table-cell>
          <table:table-cell office:value-type="float" office:value="0.000865956" calcext:value-type="float">
            <text:p>0.000865956</text:p>
          </table:table-cell>
        </table:table-row>
        <table:table-row table:style-name="ro1">
          <table:table-cell office:value-type="time" office:time-value="PT10H14M00S" calcext:value-type="time">
            <text:p>10:14:00 AM</text:p>
          </table:table-cell>
          <table:table-cell table:formula="of:=HOUR([.A27])*60 + MINUTE([.A27])" office:value-type="float" office:value="614" calcext:value-type="float">
            <text:p>614</text:p>
          </table:table-cell>
          <table:table-cell table:formula="of:=[.B27]- [.B$5]" office:value-type="float" office:value="85" calcext:value-type="float">
            <text:p>85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table:number-columns-repeated="4"/>
          <table:table-cell office:value-type="float" office:value="0.00824453" calcext:value-type="float">
            <text:p>0.00824453</text:p>
          </table:table-cell>
          <table:table-cell office:value-type="float" office:value="0.00093713" calcext:value-type="float">
            <text:p>0.00093713</text:p>
          </table:table-cell>
          <table:table-cell/>
          <table:table-cell office:value-type="time" office:time-value="PT11H43M00S" calcext:value-type="time">
            <text:p>11:43:00 AM</text:p>
          </table:table-cell>
          <table:table-cell table:formula="of:=HOUR([.M27])*60 + MINUTE([.M27])" office:value-type="float" office:value="703" calcext:value-type="float">
            <text:p>703</text:p>
          </table:table-cell>
          <table:table-cell table:formula="of:=[.N27]-[.N$5]" office:value-type="float" office:value="154" calcext:value-type="float">
            <text:p>154</text:p>
          </table:table-cell>
          <table:table-cell office:value-type="float" office:value="249" calcext:value-type="float">
            <text:p>249</text:p>
          </table:table-cell>
          <table:table-cell table:number-columns-repeated="4"/>
          <table:table-cell office:value-type="float" office:value="0.0103201" calcext:value-type="float">
            <text:p>0.0103201</text:p>
          </table:table-cell>
          <table:table-cell office:value-type="float" office:value="0.000870829" calcext:value-type="float">
            <text:p>0.000870829</text:p>
          </table:table-cell>
        </table:table-row>
        <table:table-row table:style-name="ro1">
          <table:table-cell office:value-type="time" office:time-value="PT10H18M00S" calcext:value-type="time">
            <text:p>10:18:00 AM</text:p>
          </table:table-cell>
          <table:table-cell table:formula="of:=HOUR([.A28])*60 + MINUTE([.A28])" office:value-type="float" office:value="618" calcext:value-type="float">
            <text:p>618</text:p>
          </table:table-cell>
          <table:table-cell table:formula="of:=[.B28]- [.B$5]" office:value-type="float" office:value="89" calcext:value-type="float">
            <text:p>89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table:number-columns-repeated="4"/>
          <table:table-cell office:value-type="float" office:value="0.00843498" calcext:value-type="float">
            <text:p>0.00843498</text:p>
          </table:table-cell>
          <table:table-cell office:value-type="float" office:value="0.000938713" calcext:value-type="float">
            <text:p>0.000938713</text:p>
          </table:table-cell>
          <table:table-cell/>
          <table:table-cell office:value-type="time" office:time-value="PT11H50M00S" calcext:value-type="time">
            <text:p>11:50:00 AM</text:p>
          </table:table-cell>
          <table:table-cell table:formula="of:=HOUR([.M28])*60 + MINUTE([.M28])" office:value-type="float" office:value="710" calcext:value-type="float">
            <text:p>710</text:p>
          </table:table-cell>
          <table:table-cell table:formula="of:=[.N28]-[.N$5]"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0.0104064" calcext:value-type="float">
            <text:p>0.0104064</text:p>
          </table:table-cell>
          <table:table-cell office:value-type="float" office:value="0.000867854" calcext:value-type="float">
            <text:p>0.000867854</text:p>
          </table:table-cell>
        </table:table-row>
        <table:table-row table:style-name="ro1">
          <table:table-cell office:value-type="time" office:time-value="PT10H21M00S" calcext:value-type="time">
            <text:p>10:21:00 AM</text:p>
          </table:table-cell>
          <table:table-cell table:formula="of:=HOUR([.A29])*60 + MINUTE([.A29])" office:value-type="float" office:value="621" calcext:value-type="float">
            <text:p>621</text:p>
          </table:table-cell>
          <table:table-cell table:formula="of:=[.B29]- [.B$5]" office:value-type="float" office:value="92" calcext:value-type="float">
            <text:p>92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office:value-type="float" office:value="0.00848684" calcext:value-type="float">
            <text:p>0.00848684</text:p>
          </table:table-cell>
          <table:table-cell office:value-type="float" office:value="0.000938446" calcext:value-type="float">
            <text:p>0.000938446</text:p>
          </table:table-cell>
          <table:table-cell/>
          <table:table-cell office:value-type="time" office:time-value="PT11H57M00S" calcext:value-type="time">
            <text:p>11:57:00 AM</text:p>
          </table:table-cell>
          <table:table-cell table:formula="of:=HOUR([.M29])*60 + MINUTE([.M29])" office:value-type="float" office:value="717" calcext:value-type="float">
            <text:p>717</text:p>
          </table:table-cell>
          <table:table-cell table:formula="of:=[.N29]-[.N$5]" office:value-type="float" office:value="168" calcext:value-type="float">
            <text:p>168</text:p>
          </table:table-cell>
          <table:table-cell office:value-type="float" office:value="251" calcext:value-type="float">
            <text:p>251</text:p>
          </table:table-cell>
          <table:table-cell table:number-columns-repeated="4"/>
          <table:table-cell office:value-type="float" office:value="0.0102752" calcext:value-type="float">
            <text:p>0.0102752</text:p>
          </table:table-cell>
          <table:table-cell office:value-type="float" office:value="0.00089818" calcext:value-type="float">
            <text:p>0.00089818</text:p>
          </table:table-cell>
        </table:table-row>
        <table:table-row table:style-name="ro1">
          <table:table-cell office:value-type="time" office:time-value="PT10H25M00S" calcext:value-type="time">
            <text:p>10:25:00 AM</text:p>
          </table:table-cell>
          <table:table-cell table:formula="of:=HOUR([.A30])*60 + MINUTE([.A30])" office:value-type="float" office:value="625" calcext:value-type="float">
            <text:p>625</text:p>
          </table:table-cell>
          <table:table-cell table:formula="of:=[.B30]- [.B$5]" office:value-type="float" office:value="96" calcext:value-type="float">
            <text:p>96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table:number-columns-repeated="4"/>
          <table:table-cell office:value-type="float" office:value="0.00848517" calcext:value-type="float">
            <text:p>0.00848517</text:p>
          </table:table-cell>
          <table:table-cell office:value-type="float" office:value="0.000980675" calcext:value-type="float">
            <text:p>0.000980675</text:p>
          </table:table-cell>
          <table:table-cell/>
          <table:table-cell office:value-type="time" office:time-value="PT12H03M00S" calcext:value-type="time">
            <text:p>12:03:00 PM</text:p>
          </table:table-cell>
          <table:table-cell table:formula="of:=HOUR([.M30])*60 + MINUTE([.M30])" office:value-type="float" office:value="723" calcext:value-type="float">
            <text:p>723</text:p>
          </table:table-cell>
          <table:table-cell table:formula="of:=[.N30]-[.N$5]" office:value-type="float" office:value="174" calcext:value-type="float">
            <text:p>174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0.0104881" calcext:value-type="float">
            <text:p>0.0104881</text:p>
          </table:table-cell>
          <table:table-cell office:value-type="float" office:value="0.000889523" calcext:value-type="float">
            <text:p>0.000889523</text:p>
          </table:table-cell>
        </table:table-row>
        <table:table-row table:style-name="ro1">
          <table:table-cell office:value-type="time" office:time-value="PT10H28M00S" calcext:value-type="time">
            <text:p>10:28:00 AM</text:p>
          </table:table-cell>
          <table:table-cell table:formula="of:=HOUR([.A31])*60 + MINUTE([.A31])" office:value-type="float" office:value="628" calcext:value-type="float">
            <text:p>628</text:p>
          </table:table-cell>
          <table:table-cell table:formula="of:=[.B31]- [.B$5]" office:value-type="float" office:value="99" calcext:value-type="float">
            <text:p>99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table:number-columns-repeated="4"/>
          <table:table-cell office:value-type="float" office:value="0.0086353" calcext:value-type="float">
            <text:p>0.0086353</text:p>
          </table:table-cell>
          <table:table-cell office:value-type="float" office:value="0.000999409" calcext:value-type="float">
            <text:p>0.000999409</text:p>
          </table:table-cell>
          <table:table-cell/>
          <table:table-cell office:value-type="time" office:time-value="PT12H10M00S" calcext:value-type="time">
            <text:p>12:10:00 PM</text:p>
          </table:table-cell>
          <table:table-cell table:formula="of:=HOUR([.M31])*60 + MINUTE([.M31])" office:value-type="float" office:value="730" calcext:value-type="float">
            <text:p>730</text:p>
          </table:table-cell>
          <table:table-cell table:formula="of:=[.N31]-[.N$5]"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table-cell office:value-type="float" office:value="0.0104704" calcext:value-type="float">
            <text:p>0.0104704</text:p>
          </table:table-cell>
          <table:table-cell office:value-type="float" office:value="0.000883418" calcext:value-type="float">
            <text:p>0.000883418</text:p>
          </table:table-cell>
        </table:table-row>
        <table:table-row table:style-name="ro1">
          <table:table-cell office:value-type="time" office:time-value="PT10H32M00S" calcext:value-type="time">
            <text:p>10:32:00 AM</text:p>
          </table:table-cell>
          <table:table-cell table:formula="of:=HOUR([.A32])*60 + MINUTE([.A32])" office:value-type="float" office:value="632" calcext:value-type="float">
            <text:p>632</text:p>
          </table:table-cell>
          <table:table-cell table:formula="of:=[.B32]- [.B$5]" office:value-type="float" office:value="103" calcext:value-type="float">
            <text:p>103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table:number-columns-repeated="4"/>
          <table:table-cell office:value-type="float" office:value="0.00872162" calcext:value-type="float">
            <text:p>0.00872162</text:p>
          </table:table-cell>
          <table:table-cell office:value-type="float" office:value="0.00102894" calcext:value-type="float">
            <text:p>0.00102894</text:p>
          </table:table-cell>
          <table:table-cell/>
          <table:table-cell table:style-name="Default"/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  <table:table-cell office:value-type="float" office:value="0.00880621" calcext:value-type="float">
            <text:p>0.00880621</text:p>
          </table:table-cell>
          <table:table-cell office:value-type="float" office:value="0.000962007" calcext:value-type="float">
            <text:p>0.000962007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0:53:17.23563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8-11T10:53:34.977812183</dc:date>
    <meta:editing-duration>P2DT20H40M26S</meta:editing-duration>
    <meta:editing-cycles>585</meta:editing-cycles>
    <meta:generator>LibreOffice/4.2.8.2$Linux_X86_64 LibreOffice_project/420m0$Build-2</meta:generator>
    <meta:document-statistic meta:table-count="8" meta:cell-count="725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, beam splitter on Top (65.5V), no collin, N2 gaz, </text:p>
                <text:list>
                  <text:list-item>
                    <text:p>RUN 2, no colling, N2 gaz, beam splitter 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5cm" svg:y="3.952cm" style:legend-expansion="high" chart:style-name="ch2"/>
        <chart:plot-area chart:style-name="ch3" table:cell-range-address="Sheet6.E3:Sheet6.G39 Sheet6.F2:Sheet6.G2" chart:data-source-has-labels="row" svg:x="0.32cm" svg:y="0.18cm" svg:width="13.705cm" svg:height="8.64cm">
          <chartooo:coordinate-region svg:x="1.047cm" svg:y="0.379cm" svg:width="12.6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F3:Sheet6.F39" chart:label-cell-address="Sheet6.F2:Sheet6.F2" chart:class="chart:scatter">
            <chart:domain table:cell-range-address="Sheet6.E3:Sheet6.E39"/>
            <chart:data-point chart:repeated="37"/>
          </chart:series>
          <chart:series chart:style-name="ch7" chart:values-cell-range-address="Sheet6.G3:Sheet6.G39" chart:label-cell-address="Sheet6.G2:Sheet6.G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 bs</text:p>
                <draw:g>
                  <svg:desc>Sheet6.F2:Sheet6.F2</svg:desc>
                </draw:g>
              </table:table-cell>
              <table:table-cell office:value-type="string">
                <text:p>bs</text:p>
                <draw:g>
                  <svg:desc>Sheet6.G2:Sheet6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E3:Sheet6.E39</svg:desc>
                </draw:g>
              </table:table-cell>
              <table:table-cell office:value-type="float" office:value="1.1245933913344">
                <text:p>1.1245933913344</text:p>
                <draw:g>
                  <svg:desc>Sheet6.F3:Sheet6.F39</svg:desc>
                </draw:g>
              </table:table-cell>
              <table:table-cell office:value-type="float" office:value="2.72022971203232">
                <text:p>2.72022971203232</text:p>
                <draw:g>
                  <svg:desc>Sheet6.G3:Sheet6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5558206357703">
                <text:p>1.05558206357703</text:p>
              </table:table-cell>
              <table:table-cell office:value-type="float" office:value="2.70202526480265">
                <text:p>2.70202526480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6526663505658">
                <text:p>1.06526663505658</text:p>
              </table:table-cell>
              <table:table-cell office:value-type="float" office:value="2.64531120329719">
                <text:p>2.64531120329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973879127819">
                <text:p>1.03973879127819</text:p>
              </table:table-cell>
              <table:table-cell office:value-type="float" office:value="2.52344632914614">
                <text:p>2.52344632914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7774168446737">
                <text:p>1.07774168446737</text:p>
              </table:table-cell>
              <table:table-cell office:value-type="float" office:value="2.46233873163242">
                <text:p>2.4623387316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113074791381">
                <text:p>1.1113074791381</text:p>
              </table:table-cell>
              <table:table-cell office:value-type="float" office:value="2.36936712640249">
                <text:p>2.36936712640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43748926902">
                <text:p>1.12843748926902</text:p>
              </table:table-cell>
              <table:table-cell office:value-type="float" office:value="2.28996060973055">
                <text:p>2.28996060973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5580438102267">
                <text:p>1.15580438102267</text:p>
              </table:table-cell>
              <table:table-cell office:value-type="float" office:value="2.17125396943558">
                <text:p>2.17125396943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0948596193198">
                <text:p>1.20948596193198</text:p>
              </table:table-cell>
              <table:table-cell office:value-type="float" office:value="2.05067071398052">
                <text:p>2.0506707139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5560905971337">
                <text:p>1.25560905971337</text:p>
              </table:table-cell>
              <table:table-cell office:value-type="float" office:value="2.10630863661387">
                <text:p>2.10630863661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22659434661">
                <text:p>1.22659434661</text:p>
              </table:table-cell>
              <table:table-cell office:value-type="float" office:value="1.96013601340711">
                <text:p>1.9601360134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21142947203463">
                <text:p>1.21142947203463</text:p>
              </table:table-cell>
              <table:table-cell office:value-type="float" office:value="1.93703430249112">
                <text:p>1.93703430249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0243596592712">
                <text:p>1.30243596592712</text:p>
              </table:table-cell>
              <table:table-cell office:value-type="float" office:value="1.87474822893855">
                <text:p>1.87474822893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27454501853648">
                <text:p>1.27454501853648</text:p>
              </table:table-cell>
              <table:table-cell office:value-type="float" office:value="1.75094268248027">
                <text:p>1.75094268248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27595389857964">
                <text:p>1.27595389857964</text:p>
              </table:table-cell>
              <table:table-cell office:value-type="float" office:value="1.69934113828754">
                <text:p>1.69934113828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26815811687543">
                <text:p>1.26815811687543</text:p>
              </table:table-cell>
              <table:table-cell office:value-type="float" office:value="1.67620135730846">
                <text:p>1.6762013573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29555518484708">
                <text:p>1.29555518484708</text:p>
              </table:table-cell>
              <table:table-cell office:value-type="float" office:value="1.65482703781977">
                <text:p>1.65482703781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26929604429413">
                <text:p>1.26929604429413</text:p>
              </table:table-cell>
              <table:table-cell office:value-type="float" office:value="1.57725027128732">
                <text:p>1.5772502712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31288297465173">
                <text:p>1.31288297465173</text:p>
              </table:table-cell>
              <table:table-cell office:value-type="float" office:value="1.58521355791349">
                <text:p>1.5852135579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25510763519866">
                <text:p>1.25510763519866</text:p>
              </table:table-cell>
              <table:table-cell office:value-type="float" office:value="1.47337045368555">
                <text:p>1.47337045368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37590451764589">
                <text:p>1.37590451764589</text:p>
              </table:table-cell>
              <table:table-cell office:value-type="float" office:value="1.47579638685268">
                <text:p>1.4757963868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3897336101091">
                <text:p>1.3897336101091</text:p>
              </table:table-cell>
              <table:table-cell office:value-type="float" office:value="1.45472849079518">
                <text:p>1.45472849079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33218898791775">
                <text:p>1.33218898791775</text:p>
              </table:table-cell>
              <table:table-cell office:value-type="float" office:value="1.46682090199698">
                <text:p>1.46682090199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37545750821119">
                <text:p>1.37545750821119</text:p>
              </table:table-cell>
              <table:table-cell office:value-type="float" office:value="1.47419721552098">
                <text:p>1.47419721552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3904713597525">
                <text:p>1.3904713597525</text:p>
              </table:table-cell>
              <table:table-cell office:value-type="float" office:value="1.42917144703919">
                <text:p>1.42917144703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4033198423536">
                <text:p>1.4033198423536</text:p>
              </table:table-cell>
              <table:table-cell office:value-type="float" office:value="1.31667331294149">
                <text:p>1.31667331294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35698950615432">
                <text:p>1.35698950615432</text:p>
              </table:table-cell>
              <table:table-cell office:value-type="float" office:value="1.3531917310558">
                <text:p>1.3531917310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38388258573912">
                <text:p>1.38388258573912</text:p>
              </table:table-cell>
              <table:table-cell office:value-type="float" office:value="1.27134299426859">
                <text:p>1.2713429942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38367617960357">
                <text:p>1.38367617960357</text:p>
              </table:table-cell>
              <table:table-cell office:value-type="float" office:value="1.2409043413018">
                <text:p>1.240904341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41361965213039">
                <text:p>1.41361965213039</text:p>
              </table:table-cell>
              <table:table-cell office:value-type="float" office:value="1.22305344309032">
                <text:p>1.22305344309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41697410727844">
                <text:p>1.41697410727844</text:p>
              </table:table-cell>
              <table:table-cell office:value-type="float" office:value="1.26473867844384">
                <text:p>1.2647386784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43358870951581">
                <text:p>1.43358870951581</text:p>
              </table:table-cell>
              <table:table-cell office:value-type="float" office:value="1.2015929769788">
                <text:p>1.2015929769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42205341144697">
                <text:p>1.42205341144697</text:p>
              </table:table-cell>
              <table:table-cell office:value-type="float" office:value="1.20156831650535">
                <text:p>1.20156831650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41400608588405">
                <text:p>1.41400608588405</text:p>
              </table:table-cell>
              <table:table-cell office:value-type="float" office:value="1.1394390510645">
                <text:p>1.13943905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47447464403119">
                <text:p>1.47447464403119</text:p>
              </table:table-cell>
              <table:table-cell office:value-type="float" office:value="1.14943882883946">
                <text:p>1.14943882883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43469690748896">
                <text:p>1.43469690748896</text:p>
              </table:table-cell>
              <table:table-cell office:value-type="float" office:value="1.08406872086636">
                <text:p>1.08406872086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42232717276721">
                <text:p>1.42232717276721</text:p>
              </table:table-cell>
              <table:table-cell office:value-type="float" office:value="1.1123909412719">
                <text:p>1.11239094127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87cm" svg:height="18.556cm" xlink:href=".." xlink:type="simple" chart:class="chart:scatter" chart:style-name="ch1">
        <chart:legend chart:legend-position="end" svg:x="15.734cm" svg:y="8.232cm" style:legend-expansion="high" chart:style-name="ch2"/>
        <chart:plot-area chart:style-name="ch3" table:cell-range-address="Sheet7.A5:Sheet7.A49 Sheet7.D3:Sheet7.D3 Sheet7.F5:Sheet7.F49 Sheet7.P3:Sheet7.P3 Sheet7.R5:Sheet7.R46 Sheet7.T3:Sheet7.T3 Sheet7.V5:Sheet7.V46 Sheet7.H3:Sheet7.H3 Sheet7.J5:Sheet7.J49" chart:data-source-has-labels="row" svg:x="0.471cm" svg:y="0.371cm" svg:width="14.792cm" svg:height="17.814cm">
          <chartooo:coordinate-region svg:x="1.198cm" svg:y="0.57cm" svg:width="13.785cm" svg:height="16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F5:Sheet7.F49" chart:label-cell-address="Sheet7.D3:Sheet7.D3" chart:class="chart:scatter">
            <chart:domain table:cell-range-address="Sheet7.A5:Sheet7.A49"/>
            <chart:data-point chart:repeated="45"/>
          </chart:series>
          <chart:series chart:style-name="ch7" chart:values-cell-range-address="Sheet7.R5:Sheet7.R46" chart:label-cell-address="Sheet7.P3:Sheet7.P3" chart:class="chart:scatter">
            <chart:data-point chart:repeated="45"/>
          </chart:series>
          <chart:series chart:style-name="ch8" chart:values-cell-range-address="Sheet7.V5:Sheet7.V46" chart:label-cell-address="Sheet7.T3:Sheet7.T3" chart:class="chart:scatter">
            <chart:data-point chart:repeated="45"/>
          </chart:series>
          <chart:series chart:style-name="ch9" chart:values-cell-range-address="Sheet7.J5:Sheet7.J49" chart:label-cell-address="Sheet7.H3:Sheet7.H3" chart:class="chart:scatter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p (65.5V), bs, cooling @ 0C , N2</text:p>
                <draw:g>
                  <svg:desc>Sheet7.D3:Sheet7.D3</svg:desc>
                </draw:g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  <table:table-cell office:value-type="string">
                <text:p>Bottom (+4.8 OV), bs, cooling @ 10C , N2</text:p>
                <draw:g>
                  <svg:desc>Sheet7.T3:Sheet7.T3</svg:desc>
                </draw:g>
              </table:table-cell>
              <table:table-cell office:value-type="string">
                <text:p>Bottom (+4.8 OV) , bs, cooling @ 0C , N2</text:p>
                <draw:g>
                  <svg:desc>Sheet7.H3:Sheet7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49</svg:desc>
                </draw:g>
              </table:table-cell>
              <table:table-cell office:value-type="float" office:value="1.97189158187541">
                <text:p>1.97189158187541</text:p>
                <draw:g>
                  <svg:desc>Sheet7.F5:Sheet7.F49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6</svg:desc>
                </draw:g>
              </table:table-cell>
              <table:table-cell office:value-type="float" office:value="1.57613071441633">
                <text:p>1.57613071441633</text:p>
                <draw:g>
                  <svg:desc>Sheet7.V5:Sheet7.V46</svg:desc>
                </draw:g>
              </table:table-cell>
              <table:table-cell office:value-type="float" office:value="1.81814982201993">
                <text:p>1.81814982201993</text:p>
                <draw:g>
                  <svg:desc>Sheet7.J5:Sheet7.J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06721910384334">
                <text:p>2.06721910384334</text:p>
              </table:table-cell>
              <table:table-cell office:value-type="float" office:value="2.14931786119547">
                <text:p>2.14931786119547</text:p>
              </table:table-cell>
              <table:table-cell office:value-type="float" office:value="1.61338074652181">
                <text:p>1.61338074652181</text:p>
              </table:table-cell>
              <table:table-cell office:value-type="float" office:value="1.78299320960204">
                <text:p>1.78299320960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02999721848354">
                <text:p>2.02999721848354</text:p>
              </table:table-cell>
              <table:table-cell office:value-type="float" office:value="2.10807335435416">
                <text:p>2.10807335435416</text:p>
              </table:table-cell>
              <table:table-cell office:value-type="float" office:value="1.54879346488585">
                <text:p>1.54879346488585</text:p>
              </table:table-cell>
              <table:table-cell office:value-type="float" office:value="1.79790984107804">
                <text:p>1.7979098410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04414044176089">
                <text:p>2.04414044176089</text:p>
              </table:table-cell>
              <table:table-cell office:value-type="float" office:value="2.160404558977">
                <text:p>2.160404558977</text:p>
              </table:table-cell>
              <table:table-cell office:value-type="float" office:value="1.55225114950345">
                <text:p>1.55225114950345</text:p>
              </table:table-cell>
              <table:table-cell office:value-type="float" office:value="1.73122868685241">
                <text:p>1.73122868685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0072614411553">
                <text:p>2.0072614411553</text:p>
              </table:table-cell>
              <table:table-cell office:value-type="float" office:value="2.11397420729253">
                <text:p>2.11397420729253</text:p>
              </table:table-cell>
              <table:table-cell office:value-type="float" office:value="1.53911834091839">
                <text:p>1.53911834091839</text:p>
              </table:table-cell>
              <table:table-cell office:value-type="float" office:value="1.69626200596968">
                <text:p>1.69626200596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0458674007591">
                <text:p>2.0458674007591</text:p>
              </table:table-cell>
              <table:table-cell office:value-type="float" office:value="2.14031751450928">
                <text:p>2.14031751450928</text:p>
              </table:table-cell>
              <table:table-cell office:value-type="float" office:value="1.58121155542633">
                <text:p>1.58121155542633</text:p>
              </table:table-cell>
              <table:table-cell office:value-type="float" office:value="1.64532647476655">
                <text:p>1.64532647476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.98011991963374">
                <text:p>1.98011991963374</text:p>
              </table:table-cell>
              <table:table-cell office:value-type="float" office:value="2.11975058414986">
                <text:p>2.11975058414986</text:p>
              </table:table-cell>
              <table:table-cell office:value-type="float" office:value="1.60016939192903">
                <text:p>1.60016939192903</text:p>
              </table:table-cell>
              <table:table-cell office:value-type="float" office:value="1.61234040031043">
                <text:p>1.61234040031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.9284388715607">
                <text:p>1.9284388715607</text:p>
              </table:table-cell>
              <table:table-cell office:value-type="float" office:value="2.17501292038861">
                <text:p>2.17501292038861</text:p>
              </table:table-cell>
              <table:table-cell office:value-type="float" office:value="1.62357536203465">
                <text:p>1.62357536203465</text:p>
              </table:table-cell>
              <table:table-cell office:value-type="float" office:value="1.66625438747776">
                <text:p>1.66625438747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.96142351600945">
                <text:p>1.96142351600945</text:p>
              </table:table-cell>
              <table:table-cell office:value-type="float" office:value="2.14415560920599">
                <text:p>2.14415560920599</text:p>
              </table:table-cell>
              <table:table-cell office:value-type="float" office:value="1.55497504328527">
                <text:p>1.55497504328527</text:p>
              </table:table-cell>
              <table:table-cell office:value-type="float" office:value="1.66378704884979">
                <text:p>1.66378704884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.93079533973705">
                <text:p>1.93079533973705</text:p>
              </table:table-cell>
              <table:table-cell office:value-type="float" office:value="2.09591726885404">
                <text:p>2.09591726885404</text:p>
              </table:table-cell>
              <table:table-cell office:value-type="float" office:value="1.51075056425216">
                <text:p>1.51075056425216</text:p>
              </table:table-cell>
              <table:table-cell office:value-type="float" office:value="1.60243344765329">
                <text:p>1.6024334476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.93463315888006">
                <text:p>1.93463315888006</text:p>
              </table:table-cell>
              <table:table-cell office:value-type="float" office:value="2.13411453511177">
                <text:p>2.13411453511177</text:p>
              </table:table-cell>
              <table:table-cell office:value-type="float" office:value="1.61679334512806">
                <text:p>1.61679334512806</text:p>
              </table:table-cell>
              <table:table-cell office:value-type="float" office:value="1.61590193793934">
                <text:p>1.61590193793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2927582765154">
                <text:p>1.92927582765154</text:p>
              </table:table-cell>
              <table:table-cell office:value-type="float" office:value="2.17348536420222">
                <text:p>2.17348536420222</text:p>
              </table:table-cell>
              <table:table-cell office:value-type="float" office:value="1.59786389783112">
                <text:p>1.59786389783112</text:p>
              </table:table-cell>
              <table:table-cell office:value-type="float" office:value="1.61130882036991">
                <text:p>1.61130882036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92118112123609">
                <text:p>1.92118112123609</text:p>
              </table:table-cell>
              <table:table-cell office:value-type="float" office:value="2.17003393243625">
                <text:p>2.17003393243625</text:p>
              </table:table-cell>
              <table:table-cell office:value-type="float" office:value="1.62464230382783">
                <text:p>1.62464230382783</text:p>
              </table:table-cell>
              <table:table-cell office:value-type="float" office:value="1.5856882513516">
                <text:p>1.5856882513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8607182830895">
                <text:p>1.8607182830895</text:p>
              </table:table-cell>
              <table:table-cell office:value-type="float" office:value="2.0973345274136">
                <text:p>2.0973345274136</text:p>
              </table:table-cell>
              <table:table-cell office:value-type="float" office:value="1.60727969793322">
                <text:p>1.60727969793322</text:p>
              </table:table-cell>
              <table:table-cell office:value-type="float" office:value="1.59424444311545">
                <text:p>1.59424444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82618939652965">
                <text:p>1.82618939652965</text:p>
              </table:table-cell>
              <table:table-cell office:value-type="float" office:value="2.09233108640583">
                <text:p>2.09233108640583</text:p>
              </table:table-cell>
              <table:table-cell office:value-type="float" office:value="1.61010714451529">
                <text:p>1.61010714451529</text:p>
              </table:table-cell>
              <table:table-cell office:value-type="float" office:value="1.56640074495674">
                <text:p>1.56640074495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87364472846451">
                <text:p>1.87364472846451</text:p>
              </table:table-cell>
              <table:table-cell office:value-type="float" office:value="2.16300662002588">
                <text:p>2.16300662002588</text:p>
              </table:table-cell>
              <table:table-cell office:value-type="float" office:value="1.62721689697755">
                <text:p>1.62721689697755</text:p>
              </table:table-cell>
              <table:table-cell office:value-type="float" office:value="1.5427857564019">
                <text:p>1.5427857564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89126079042897">
                <text:p>1.89126079042897</text:p>
              </table:table-cell>
              <table:table-cell office:value-type="float" office:value="2.09893741888502">
                <text:p>2.09893741888502</text:p>
              </table:table-cell>
              <table:table-cell office:value-type="float" office:value="1.60071142254591">
                <text:p>1.60071142254591</text:p>
              </table:table-cell>
              <table:table-cell office:value-type="float" office:value="1.55828520899741">
                <text:p>1.5582852089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.88905750699235">
                <text:p>1.88905750699235</text:p>
              </table:table-cell>
              <table:table-cell office:value-type="float" office:value="2.13697923450724">
                <text:p>2.13697923450724</text:p>
              </table:table-cell>
              <table:table-cell office:value-type="float" office:value="1.59776878503464">
                <text:p>1.59776878503464</text:p>
              </table:table-cell>
              <table:table-cell office:value-type="float" office:value="1.54436917940328">
                <text:p>1.54436917940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.91566165297236">
                <text:p>1.91566165297236</text:p>
              </table:table-cell>
              <table:table-cell office:value-type="float" office:value="2.07709748539101">
                <text:p>2.07709748539101</text:p>
              </table:table-cell>
              <table:table-cell office:value-type="float" office:value="1.5622368464249">
                <text:p>1.5622368464249</text:p>
              </table:table-cell>
              <table:table-cell office:value-type="float" office:value="1.55646674547841">
                <text:p>1.55646674547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.92372373040386">
                <text:p>1.92372373040386</text:p>
              </table:table-cell>
              <table:table-cell office:value-type="float" office:value="2.11421000822511">
                <text:p>2.11421000822511</text:p>
              </table:table-cell>
              <table:table-cell office:value-type="float" office:value="1.5487837858551">
                <text:p>1.5487837858551</text:p>
              </table:table-cell>
              <table:table-cell office:value-type="float" office:value="1.53434144906101">
                <text:p>1.53434144906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.90502579888238">
                <text:p>1.90502579888238</text:p>
              </table:table-cell>
              <table:table-cell office:value-type="float" office:value="2.15643400514782">
                <text:p>2.15643400514782</text:p>
              </table:table-cell>
              <table:table-cell office:value-type="float" office:value="1.60894396330082">
                <text:p>1.60894396330082</text:p>
              </table:table-cell>
              <table:table-cell office:value-type="float" office:value="1.56345813948936">
                <text:p>1.56345813948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.82816835306324">
                <text:p>1.82816835306324</text:p>
              </table:table-cell>
              <table:table-cell office:value-type="float" office:value="2.21747908336396">
                <text:p>2.21747908336396</text:p>
              </table:table-cell>
              <table:table-cell office:value-type="float" office:value="1.56218502758355">
                <text:p>1.56218502758355</text:p>
              </table:table-cell>
              <table:table-cell office:value-type="float" office:value="1.57618201482052">
                <text:p>1.57618201482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.88910069571926">
                <text:p>1.88910069571926</text:p>
              </table:table-cell>
              <table:table-cell office:value-type="float" office:value="2.13785621784547">
                <text:p>2.13785621784547</text:p>
              </table:table-cell>
              <table:table-cell office:value-type="float" office:value="1.56524523959613">
                <text:p>1.56524523959613</text:p>
              </table:table-cell>
              <table:table-cell office:value-type="float" office:value="1.53828673297282">
                <text:p>1.53828673297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.88961186939556">
                <text:p>1.88961186939556</text:p>
              </table:table-cell>
              <table:table-cell office:value-type="float" office:value="2.17077032984025">
                <text:p>2.17077032984025</text:p>
              </table:table-cell>
              <table:table-cell office:value-type="float" office:value="1.52767879354486">
                <text:p>1.52767879354486</text:p>
              </table:table-cell>
              <table:table-cell office:value-type="float" office:value="1.57438211252932">
                <text:p>1.57438211252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.90167341487168">
                <text:p>1.90167341487168</text:p>
              </table:table-cell>
              <table:table-cell office:value-type="float" office:value="2.15544105919231">
                <text:p>2.15544105919231</text:p>
              </table:table-cell>
              <table:table-cell office:value-type="float" office:value="1.56961943029109">
                <text:p>1.56961943029109</text:p>
              </table:table-cell>
              <table:table-cell office:value-type="float" office:value="1.53663034819564">
                <text:p>1.53663034819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.9206170907895">
                <text:p>1.9206170907895</text:p>
              </table:table-cell>
              <table:table-cell office:value-type="float" office:value="2.17101225038475">
                <text:p>2.17101225038475</text:p>
              </table:table-cell>
              <table:table-cell office:value-type="float" office:value="1.57600634404119">
                <text:p>1.57600634404119</text:p>
              </table:table-cell>
              <table:table-cell office:value-type="float" office:value="1.52803827938786">
                <text:p>1.5280382793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.97722883231274">
                <text:p>1.97722883231274</text:p>
              </table:table-cell>
              <table:table-cell office:value-type="float" office:value="2.17383611024974">
                <text:p>2.17383611024974</text:p>
              </table:table-cell>
              <table:table-cell office:value-type="float" office:value="1.55296167339378">
                <text:p>1.55296167339378</text:p>
              </table:table-cell>
              <table:table-cell office:value-type="float" office:value="1.5554250590018">
                <text:p>1.5554250590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.95149201041143">
                <text:p>1.95149201041143</text:p>
              </table:table-cell>
              <table:table-cell office:value-type="float" office:value="2.16992696400508">
                <text:p>2.16992696400508</text:p>
              </table:table-cell>
              <table:table-cell office:value-type="float" office:value="1.57600634404119">
                <text:p>1.57600634404119</text:p>
              </table:table-cell>
              <table:table-cell office:value-type="float" office:value="1.55790941800783">
                <text:p>1.55790941800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.97412879406042">
                <text:p>1.97412879406042</text:p>
              </table:table-cell>
              <table:table-cell office:value-type="float" office:value="2.20690144789431">
                <text:p>2.20690144789431</text:p>
              </table:table-cell>
              <table:table-cell office:value-type="float" office:value="1.5853803440621">
                <text:p>1.5853803440621</text:p>
              </table:table-cell>
              <table:table-cell office:value-type="float" office:value="1.54530123278421">
                <text:p>1.54530123278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00008439373706">
                <text:p>2.00008439373706</text:p>
              </table:table-cell>
              <table:table-cell office:value-type="float" office:value="2.19328481243848">
                <text:p>2.19328481243848</text:p>
              </table:table-cell>
              <table:table-cell office:value-type="float" office:value="1.59138024069031">
                <text:p>1.59138024069031</text:p>
              </table:table-cell>
              <table:table-cell office:value-type="float" office:value="1.52592561748667">
                <text:p>1.52592561748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01031795978161">
                <text:p>2.01031795978161</text:p>
              </table:table-cell>
              <table:table-cell office:value-type="float" office:value="2.18290632217276">
                <text:p>2.18290632217276</text:p>
              </table:table-cell>
              <table:table-cell office:value-type="float" office:value="1.56827983994059">
                <text:p>1.56827983994059</text:p>
              </table:table-cell>
              <table:table-cell office:value-type="float" office:value="1.54057045638595">
                <text:p>1.54057045638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04674012208324">
                <text:p>2.04674012208324</text:p>
              </table:table-cell>
              <table:table-cell office:value-type="float" office:value="2.21623919038742">
                <text:p>2.21623919038742</text:p>
              </table:table-cell>
              <table:table-cell office:value-type="float" office:value="1.53696677657082">
                <text:p>1.53696677657082</text:p>
              </table:table-cell>
              <table:table-cell office:value-type="float" office:value="1.51452987683384">
                <text:p>1.51452987683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00689065102126">
                <text:p>2.00689065102126</text:p>
              </table:table-cell>
              <table:table-cell office:value-type="float" office:value="2.17133809189719">
                <text:p>2.17133809189719</text:p>
              </table:table-cell>
              <table:table-cell office:value-type="float" office:value="1.52855309944764">
                <text:p>1.52855309944764</text:p>
              </table:table-cell>
              <table:table-cell office:value-type="float" office:value="1.54702442040088">
                <text:p>1.54702442040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03495699885146">
                <text:p>2.03495699885146</text:p>
              </table:table-cell>
              <table:table-cell office:value-type="float" office:value="2.28001930589113">
                <text:p>2.28001930589113</text:p>
              </table:table-cell>
              <table:table-cell office:value-type="float" office:value="1.69506197776505">
                <text:p>1.69506197776505</text:p>
              </table:table-cell>
              <table:table-cell office:value-type="float" office:value="1.52256674529211">
                <text:p>1.52256674529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04896742191661">
                <text:p>2.04896742191661</text:p>
              </table:table-cell>
              <table:table-cell office:value-type="float" office:value="2.02997547346304">
                <text:p>2.02997547346304</text:p>
              </table:table-cell>
              <table:table-cell office:value-type="float" office:value="1.62046048023156">
                <text:p>1.62046048023156</text:p>
              </table:table-cell>
              <table:table-cell office:value-type="float" office:value="1.54715562576495">
                <text:p>1.54715562576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2.07485181706876">
                <text:p>2.07485181706876</text:p>
              </table:table-cell>
              <table:table-cell office:value-type="float" office:value="2.0607915236838">
                <text:p>2.0607915236838</text:p>
              </table:table-cell>
              <table:table-cell office:value-type="float" office:value="1.52641509531467">
                <text:p>1.52641509531467</text:p>
              </table:table-cell>
              <table:table-cell office:value-type="float" office:value="1.52815879600638">
                <text:p>1.52815879600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2.15468001239257">
                <text:p>2.15468001239257</text:p>
              </table:table-cell>
              <table:table-cell office:value-type="float" office:value="2.13976069872926">
                <text:p>2.13976069872926</text:p>
              </table:table-cell>
              <table:table-cell office:value-type="float" office:value="1.57429520384099">
                <text:p>1.57429520384099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.0668995203496">
                <text:p>2.0668995203496</text:p>
              </table:table-cell>
              <table:table-cell office:value-type="float" office:value="2.3016018087457">
                <text:p>2.3016018087457</text:p>
              </table:table-cell>
              <table:table-cell office:value-type="float" office:value="1.54756250871601">
                <text:p>1.54756250871601</text:p>
              </table:table-cell>
              <table:table-cell office:value-type="float" office:value="1.53909107251133">
                <text:p>1.5390910725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2.13836672147522">
                <text:p>2.13836672147522</text:p>
              </table:table-cell>
              <table:table-cell office:value-type="float" office:value="2.28304049692108">
                <text:p>2.28304049692108</text:p>
              </table:table-cell>
              <table:table-cell office:value-type="float" office:value="1.60205904279777">
                <text:p>1.60205904279777</text:p>
              </table:table-cell>
              <table:table-cell office:value-type="float" office:value="1.54693735415652">
                <text:p>1.54693735415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2.06322895370201">
                <text:p>2.06322895370201</text:p>
              </table:table-cell>
              <table:table-cell office:value-type="float" office:value="2.32886181607226">
                <text:p>2.32886181607226</text:p>
              </table:table-cell>
              <table:table-cell office:value-type="float" office:value="1.56095564251353">
                <text:p>1.56095564251353</text:p>
              </table:table-cell>
              <table:table-cell office:value-type="float" office:value="1.51332568693917">
                <text:p>1.51332568693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2.07223452337202">
                <text:p>2.0722345233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579367382014">
                <text:p>1.52579367382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2.09447941904438">
                <text:p>2.0944794190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014383111228">
                <text:p>1.55014383111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51cm" svg:stroke-color="#0000ff" draw:fill-color="#0000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85cm" svg:height="11.092cm" xlink:href=".." xlink:type="simple" chart:class="chart:scatter" chart:style-name="ch1">
        <chart:legend chart:legend-position="end" svg:x="12.811cm" svg:y="4.799cm" style:legend-expansion="high" chart:style-name="ch2"/>
        <chart:plot-area chart:style-name="ch3" table:cell-range-address="Sheet7.M5:Sheet7.M46 Sheet7.P3:Sheet7.P3 Sheet7.R5:Sheet7.R47 Sheet7.T3:Sheet7.T3 Sheet7.V5:Sheet7.V47" chart:data-source-has-labels="row" svg:x="0.393cm" svg:y="0.221cm" svg:width="12.025cm" svg:height="10.65cm">
          <chartooo:coordinate-region svg:x="1.12cm" svg:y="0.42cm" svg:width="11.019cm" svg:height="9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R5:Sheet7.R47" chart:label-cell-address="Sheet7.P3:Sheet7.P3" chart:class="chart:scatter">
            <chart:domain table:cell-range-address="Sheet7.M5:Sheet7.M46"/>
            <chart:data-point chart:repeated="43"/>
          </chart:series>
          <chart:series chart:style-name="ch7" chart:values-cell-range-address="Sheet7.V5:Sheet7.V47" chart:label-cell-address="Sheet7.T3:Sheet7.T3" chart:class="chart:scatte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  <table:table-cell office:value-type="string">
                <text:p>Bottom (+4.8 OV), bs, cooling @ 10C , N2</text:p>
                <draw:g>
                  <svg:desc>Sheet7.T3:Sheet7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M5:Sheet7.M46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7</svg:desc>
                </draw:g>
              </table:table-cell>
              <table:table-cell office:value-type="float" office:value="1.57613071441633">
                <text:p>1.57613071441633</text:p>
                <draw:g>
                  <svg:desc>Sheet7.V5:Sheet7.V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14931786119547">
                <text:p>2.14931786119547</text:p>
              </table:table-cell>
              <table:table-cell office:value-type="float" office:value="1.61338074652181">
                <text:p>1.61338074652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10807335435416">
                <text:p>2.10807335435416</text:p>
              </table:table-cell>
              <table:table-cell office:value-type="float" office:value="1.54879346488585">
                <text:p>1.5487934648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160404558977">
                <text:p>2.160404558977</text:p>
              </table:table-cell>
              <table:table-cell office:value-type="float" office:value="1.55225114950345">
                <text:p>1.55225114950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11397420729253">
                <text:p>2.11397420729253</text:p>
              </table:table-cell>
              <table:table-cell office:value-type="float" office:value="1.53911834091839">
                <text:p>1.53911834091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14031751450928">
                <text:p>2.14031751450928</text:p>
              </table:table-cell>
              <table:table-cell office:value-type="float" office:value="1.58121155542633">
                <text:p>1.5812115554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.11975058414986">
                <text:p>2.11975058414986</text:p>
              </table:table-cell>
              <table:table-cell office:value-type="float" office:value="1.60016939192903">
                <text:p>1.6001693919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.17501292038861">
                <text:p>2.17501292038861</text:p>
              </table:table-cell>
              <table:table-cell office:value-type="float" office:value="1.62357536203465">
                <text:p>1.62357536203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14415560920599">
                <text:p>2.14415560920599</text:p>
              </table:table-cell>
              <table:table-cell office:value-type="float" office:value="1.55497504328527">
                <text:p>1.55497504328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09591726885404">
                <text:p>2.09591726885404</text:p>
              </table:table-cell>
              <table:table-cell office:value-type="float" office:value="1.51075056425216">
                <text:p>1.51075056425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3411453511177">
                <text:p>2.13411453511177</text:p>
              </table:table-cell>
              <table:table-cell office:value-type="float" office:value="1.61679334512806">
                <text:p>1.61679334512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.17348536420222">
                <text:p>2.17348536420222</text:p>
              </table:table-cell>
              <table:table-cell office:value-type="float" office:value="1.59786389783112">
                <text:p>1.59786389783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.17003393243625">
                <text:p>2.17003393243625</text:p>
              </table:table-cell>
              <table:table-cell office:value-type="float" office:value="1.62464230382783">
                <text:p>1.62464230382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.0973345274136">
                <text:p>2.0973345274136</text:p>
              </table:table-cell>
              <table:table-cell office:value-type="float" office:value="1.60727969793322">
                <text:p>1.60727969793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.09233108640583">
                <text:p>2.09233108640583</text:p>
              </table:table-cell>
              <table:table-cell office:value-type="float" office:value="1.61010714451529">
                <text:p>1.61010714451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.16300662002588">
                <text:p>2.16300662002588</text:p>
              </table:table-cell>
              <table:table-cell office:value-type="float" office:value="1.62721689697755">
                <text:p>1.6272168969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.09893741888502">
                <text:p>2.09893741888502</text:p>
              </table:table-cell>
              <table:table-cell office:value-type="float" office:value="1.60071142254591">
                <text:p>1.60071142254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.13697923450724">
                <text:p>2.13697923450724</text:p>
              </table:table-cell>
              <table:table-cell office:value-type="float" office:value="1.59776878503464">
                <text:p>1.59776878503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2.07709748539101">
                <text:p>2.07709748539101</text:p>
              </table:table-cell>
              <table:table-cell office:value-type="float" office:value="1.5622368464249">
                <text:p>1.5622368464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2.11421000822511">
                <text:p>2.11421000822511</text:p>
              </table:table-cell>
              <table:table-cell office:value-type="float" office:value="1.5487837858551">
                <text:p>1.5487837858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.15643400514782">
                <text:p>2.15643400514782</text:p>
              </table:table-cell>
              <table:table-cell office:value-type="float" office:value="1.60894396330082">
                <text:p>1.60894396330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.21747908336396">
                <text:p>2.21747908336396</text:p>
              </table:table-cell>
              <table:table-cell office:value-type="float" office:value="1.56218502758355">
                <text:p>1.56218502758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.13785621784547">
                <text:p>2.13785621784547</text:p>
              </table:table-cell>
              <table:table-cell office:value-type="float" office:value="1.56524523959613">
                <text:p>1.56524523959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.17077032984025">
                <text:p>2.17077032984025</text:p>
              </table:table-cell>
              <table:table-cell office:value-type="float" office:value="1.52767879354486">
                <text:p>1.52767879354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2.15544105919231">
                <text:p>2.15544105919231</text:p>
              </table:table-cell>
              <table:table-cell office:value-type="float" office:value="1.56961943029109">
                <text:p>1.56961943029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17101225038475">
                <text:p>2.17101225038475</text:p>
              </table:table-cell>
              <table:table-cell office:value-type="float" office:value="1.57600634404119">
                <text:p>1.57600634404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.17383611024974">
                <text:p>2.17383611024974</text:p>
              </table:table-cell>
              <table:table-cell office:value-type="float" office:value="1.55296167339378">
                <text:p>1.55296167339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2.16992696400508">
                <text:p>2.16992696400508</text:p>
              </table:table-cell>
              <table:table-cell office:value-type="float" office:value="1.57600634404119">
                <text:p>1.57600634404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.20690144789431">
                <text:p>2.20690144789431</text:p>
              </table:table-cell>
              <table:table-cell office:value-type="float" office:value="1.5853803440621">
                <text:p>1.5853803440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19328481243848">
                <text:p>2.19328481243848</text:p>
              </table:table-cell>
              <table:table-cell office:value-type="float" office:value="1.59138024069031">
                <text:p>1.59138024069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18290632217276">
                <text:p>2.18290632217276</text:p>
              </table:table-cell>
              <table:table-cell office:value-type="float" office:value="1.56827983994059">
                <text:p>1.56827983994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21623919038742">
                <text:p>2.21623919038742</text:p>
              </table:table-cell>
              <table:table-cell office:value-type="float" office:value="1.53696677657082">
                <text:p>1.53696677657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17133809189719">
                <text:p>2.17133809189719</text:p>
              </table:table-cell>
              <table:table-cell office:value-type="float" office:value="1.52855309944764">
                <text:p>1.52855309944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28001930589113">
                <text:p>2.28001930589113</text:p>
              </table:table-cell>
              <table:table-cell office:value-type="float" office:value="1.69506197776505">
                <text:p>1.69506197776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02997547346304">
                <text:p>2.02997547346304</text:p>
              </table:table-cell>
              <table:table-cell office:value-type="float" office:value="1.62046048023156">
                <text:p>1.62046048023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2.0607915236838">
                <text:p>2.0607915236838</text:p>
              </table:table-cell>
              <table:table-cell office:value-type="float" office:value="1.52641509531467">
                <text:p>1.52641509531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2.13976069872926">
                <text:p>2.13976069872926</text:p>
              </table:table-cell>
              <table:table-cell office:value-type="float" office:value="1.57429520384099">
                <text:p>1.57429520384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.3016018087457">
                <text:p>2.3016018087457</text:p>
              </table:table-cell>
              <table:table-cell office:value-type="float" office:value="1.54756250871601">
                <text:p>1.5475625087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2.28304049692108">
                <text:p>2.28304049692108</text:p>
              </table:table-cell>
              <table:table-cell office:value-type="float" office:value="1.60205904279777">
                <text:p>1.60205904279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2.32886181607226">
                <text:p>2.32886181607226</text:p>
              </table:table-cell>
              <table:table-cell office:value-type="float" office:value="1.56095564251353">
                <text:p>1.56095564251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2cm" svg:height="11.615cm" xlink:href=".." xlink:type="simple" chart:class="chart:scatter" chart:style-name="ch1">
        <chart:legend chart:legend-position="end" svg:x="17.577cm" svg:y="5.01cm" style:legend-expansion="high" chart:style-name="ch2"/>
        <chart:plot-area chart:style-name="ch3" table:cell-range-address="Sheet7.M69:Sheet7.M84 Sheet7.O68:Sheet7.O84 Sheet7.P68:Sheet7.P85 Sheet7.P3:Sheet7.P3 Sheet7.R5:Sheet7.R46" chart:data-source-has-labels="row" svg:x="0.477cm" svg:y="0.232cm" svg:width="16.623cm" svg:height="11.151cm">
          <chartooo:coordinate-region svg:x="1.204cm" svg:y="0.431cm" svg:width="15.616cm" svg:height="10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O69:Sheet7.O84" chart:label-cell-address="Sheet7.O68:Sheet7.O68" chart:class="chart:scatter">
            <chart:domain table:cell-range-address="Sheet7.M69:Sheet7.M84"/>
            <chart:data-point chart:repeated="16"/>
          </chart:series>
          <chart:series chart:style-name="ch7" chart:values-cell-range-address="Sheet7.P69:Sheet7.P85" chart:label-cell-address="Sheet7.P68:Sheet7.P68" chart:class="chart:scatter">
            <chart:data-point chart:repeated="17"/>
          </chart:series>
          <chart:series chart:style-name="ch8" chart:values-cell-range-address="Sheet7.R5:Sheet7.R46" chart:label-cell-address="Sheet7.P3:Sheet7.P3" chart:class="chart:scatter">
            <chart:domain table:cell-range-address="Sheet7.A5:Sheet7.A46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p , 10C , test 1</text:p>
                <draw:g>
                  <svg:desc>Sheet7.O68:Sheet7.O68</svg:desc>
                </draw:g>
              </table:table-cell>
              <table:table-cell office:value-type="string">
                <text:p>Top , 10 C , test 2</text:p>
                <draw:g>
                  <svg:desc>Sheet7.P68:Sheet7.P6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M69:Sheet7.M84</svg:desc>
                </draw:g>
              </table:table-cell>
              <table:table-cell office:value-type="float" office:value="1.42658133722709">
                <text:p>1.42658133722709</text:p>
                <draw:g>
                  <svg:desc>Sheet7.O69:Sheet7.O84</svg:desc>
                </draw:g>
              </table:table-cell>
              <table:table-cell office:value-type="float" office:value="1.28556654732802">
                <text:p>1.28556654732802</text:p>
                <draw:g>
                  <svg:desc>Sheet7.P69:Sheet7.P85</svg:desc>
                </draw:g>
              </table:table-cell>
              <table:table-cell office:value-type="float" office:value="0">
                <text:p>0</text:p>
                <draw:g>
                  <svg:desc>Sheet7.A5:Sheet7.A46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47531701944863">
                <text:p>1.47531701944863</text:p>
              </table:table-cell>
              <table:table-cell office:value-type="float" office:value="1.34665779980106">
                <text:p>1.34665779980106</text:p>
              </table:table-cell>
              <table:table-cell office:value-type="float" office:value="3">
                <text:p>3</text:p>
              </table:table-cell>
              <table:table-cell office:value-type="float" office:value="2.14931786119547">
                <text:p>2.14931786119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.63451070153957">
                <text:p>1.63451070153957</text:p>
              </table:table-cell>
              <table:table-cell office:value-type="float" office:value="1.31373722769902">
                <text:p>1.31373722769902</text:p>
              </table:table-cell>
              <table:table-cell office:value-type="float" office:value="6">
                <text:p>6</text:p>
              </table:table-cell>
              <table:table-cell office:value-type="float" office:value="2.10807335435416">
                <text:p>2.10807335435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.51377005855428">
                <text:p>1.51377005855428</text:p>
              </table:table-cell>
              <table:table-cell office:value-type="float" office:value="1.42003093712911">
                <text:p>1.42003093712911</text:p>
              </table:table-cell>
              <table:table-cell office:value-type="float" office:value="9">
                <text:p>9</text:p>
              </table:table-cell>
              <table:table-cell office:value-type="float" office:value="2.160404558977">
                <text:p>2.16040455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.58870937363345">
                <text:p>1.58870937363345</text:p>
              </table:table-cell>
              <table:table-cell office:value-type="float" office:value="1.45631844675447">
                <text:p>1.45631844675447</text:p>
              </table:table-cell>
              <table:table-cell office:value-type="float" office:value="12">
                <text:p>12</text:p>
              </table:table-cell>
              <table:table-cell office:value-type="float" office:value="2.11397420729253">
                <text:p>2.11397420729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.63749936823863">
                <text:p>1.63749936823863</text:p>
              </table:table-cell>
              <table:table-cell office:value-type="float" office:value="1.53465376201403">
                <text:p>1.53465376201403</text:p>
              </table:table-cell>
              <table:table-cell office:value-type="float" office:value="15">
                <text:p>15</text:p>
              </table:table-cell>
              <table:table-cell office:value-type="float" office:value="2.14031751450928">
                <text:p>2.14031751450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.64070855532192">
                <text:p>1.64070855532192</text:p>
              </table:table-cell>
              <table:table-cell office:value-type="float" office:value="1.62958654393732">
                <text:p>1.62958654393732</text:p>
              </table:table-cell>
              <table:table-cell office:value-type="float" office:value="18">
                <text:p>18</text:p>
              </table:table-cell>
              <table:table-cell office:value-type="float" office:value="2.11975058414986">
                <text:p>2.11975058414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1.63485085860668">
                <text:p>1.63485085860668</text:p>
              </table:table-cell>
              <table:table-cell office:value-type="float" office:value="1.72311736416934">
                <text:p>1.72311736416934</text:p>
              </table:table-cell>
              <table:table-cell office:value-type="float" office:value="21">
                <text:p>21</text:p>
              </table:table-cell>
              <table:table-cell office:value-type="float" office:value="2.17501292038861">
                <text:p>2.17501292038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1.69280678243851">
                <text:p>1.69280678243851</text:p>
              </table:table-cell>
              <table:table-cell office:value-type="float" office:value="1.7340667866847">
                <text:p>1.7340667866847</text:p>
              </table:table-cell>
              <table:table-cell office:value-type="float" office:value="24">
                <text:p>24</text:p>
              </table:table-cell>
              <table:table-cell office:value-type="float" office:value="2.14415560920599">
                <text:p>2.1441556092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.76440638238651">
                <text:p>1.76440638238651</text:p>
              </table:table-cell>
              <table:table-cell office:value-type="float" office:value="1.7816301836551">
                <text:p>1.7816301836551</text:p>
              </table:table-cell>
              <table:table-cell office:value-type="float" office:value="27">
                <text:p>27</text:p>
              </table:table-cell>
              <table:table-cell office:value-type="float" office:value="2.09591726885404">
                <text:p>2.09591726885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1.77057581083966">
                <text:p>1.77057581083966</text:p>
              </table:table-cell>
              <table:table-cell office:value-type="float" office:value="1.85162932492108">
                <text:p>1.85162932492108</text:p>
              </table:table-cell>
              <table:table-cell office:value-type="float" office:value="30">
                <text:p>30</text:p>
              </table:table-cell>
              <table:table-cell office:value-type="float" office:value="2.13411453511177">
                <text:p>2.13411453511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.80404656547055">
                <text:p>1.80404656547055</text:p>
              </table:table-cell>
              <table:table-cell office:value-type="float" office:value="1.8889530858139">
                <text:p>1.8889530858139</text:p>
              </table:table-cell>
              <table:table-cell office:value-type="float" office:value="33">
                <text:p>33</text:p>
              </table:table-cell>
              <table:table-cell office:value-type="float" office:value="2.17348536420222">
                <text:p>2.17348536420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.86913319865907">
                <text:p>1.86913319865907</text:p>
              </table:table-cell>
              <table:table-cell office:value-type="float" office:value="1.84661406393295">
                <text:p>1.84661406393295</text:p>
              </table:table-cell>
              <table:table-cell office:value-type="float" office:value="36">
                <text:p>36</text:p>
              </table:table-cell>
              <table:table-cell office:value-type="float" office:value="2.17003393243625">
                <text:p>2.1700339324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.86154372827695">
                <text:p>1.86154372827695</text:p>
              </table:table-cell>
              <table:table-cell office:value-type="float" office:value="1.95551448521214">
                <text:p>1.95551448521214</text:p>
              </table:table-cell>
              <table:table-cell office:value-type="float" office:value="39">
                <text:p>39</text:p>
              </table:table-cell>
              <table:table-cell office:value-type="float" office:value="2.0973345274136">
                <text:p>2.0973345274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">
                <text:p>87</text:p>
              </table:table-cell>
              <table:table-cell office:value-type="float" office:value="1.84899770108297">
                <text:p>1.84899770108297</text:p>
              </table:table-cell>
              <table:table-cell office:value-type="float" office:value="1.91624915479488">
                <text:p>1.91624915479488</text:p>
              </table:table-cell>
              <table:table-cell office:value-type="float" office:value="42">
                <text:p>42</text:p>
              </table:table-cell>
              <table:table-cell office:value-type="float" office:value="2.09233108640583">
                <text:p>2.0923310864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1.63900734850505">
                <text:p>1.63900734850505</text:p>
              </table:table-cell>
              <table:table-cell office:value-type="float" office:value="1.99337190330103">
                <text:p>1.99337190330103</text:p>
              </table:table-cell>
              <table:table-cell office:value-type="float" office:value="45">
                <text:p>45</text:p>
              </table:table-cell>
              <table:table-cell office:value-type="float" office:value="2.16300662002588">
                <text:p>2.16300662002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078497655134">
                <text:p>2.00078497655134</text:p>
              </table:table-cell>
              <table:table-cell office:value-type="float" office:value="48">
                <text:p>48</text:p>
              </table:table-cell>
              <table:table-cell office:value-type="float" office:value="2.09893741888502">
                <text:p>2.09893741888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2.13697923450724">
                <text:p>2.1369792345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2.07709748539101">
                <text:p>2.07709748539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2.11421000822511">
                <text:p>2.11421000822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15643400514782">
                <text:p>2.1564340051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2.21747908336396">
                <text:p>2.21747908336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2.13785621784547">
                <text:p>2.13785621784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2.17077032984025">
                <text:p>2.1707703298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2.15544105919231">
                <text:p>2.15544105919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17101225038475">
                <text:p>2.17101225038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2.17383611024974">
                <text:p>2.17383611024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2.16992696400508">
                <text:p>2.16992696400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2.20690144789431">
                <text:p>2.20690144789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2.19328481243848">
                <text:p>2.19328481243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8290632217276">
                <text:p>2.18290632217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2.21623919038742">
                <text:p>2.2162391903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.17133809189719">
                <text:p>2.17133809189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.28001930589113">
                <text:p>2.28001930589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.02997547346304">
                <text:p>2.0299754734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.0607915236838">
                <text:p>2.0607915236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.13976069872926">
                <text:p>2.13976069872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.3016018087457">
                <text:p>2.3016018087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.28304049692108">
                <text:p>2.28304049692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.32886181607226">
                <text:p>2.32886181607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3.952cm" style:legend-expansion="high" chart:style-name="ch2"/>
        <chart:plot-area chart:style-name="ch3" table:cell-range-address="Sheet8.C5:Sheet8.C32 Sheet8.F3:Sheet8.F3 Sheet8.J5:Sheet8.J33 Sheet8.Q3:Sheet8.Q3 Sheet8.U5:Sheet8.U31" chart:data-source-has-labels="row" svg:x="0.32cm" svg:y="0.18cm" svg:width="10.028cm" svg:height="8.64cm">
          <chartooo:coordinate-region svg:x="1.418cm" svg:y="0.38cm" svg:width="8.6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J5:Sheet8.J33" chart:label-cell-address="Sheet8.F3:Sheet8.F3" chart:class="chart:scatter">
            <chart:domain table:cell-range-address="Sheet8.C5:Sheet8.C32"/>
            <chart:data-point chart:repeated="29"/>
          </chart:series>
          <chart:series chart:style-name="ch7" chart:values-cell-range-address="Sheet8.U5:Sheet8.U31" chart:label-cell-address="Sheet8.Q3:Sheet8.Q3" chart:class="chart:scatter">
            <chart:domain table:cell-range-address="Sheet8.O5:Sheet8.O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run 18, @ -100C </text:p>
                <draw:g>
                  <svg:desc>Sheet8.F3:Sheet8.F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Top (65.5V), run 7 , @ -100C </text:p>
                <draw:g>
                  <svg:desc>Sheet8.Q3:Sheet8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C5:Sheet8.C32</svg:desc>
                </draw:g>
              </table:table-cell>
              <table:table-cell office:value-type="float" office:value="0.0054442">
                <text:p>0.0054442</text:p>
                <draw:g>
                  <svg:desc>Sheet8.J5:Sheet8.J33</svg:desc>
                </draw:g>
              </table:table-cell>
              <table:table-cell office:value-type="float" office:value="0">
                <text:p>0</text:p>
                <draw:g>
                  <svg:desc>Sheet8.O5:Sheet8.O31</svg:desc>
                </draw:g>
              </table:table-cell>
              <table:table-cell office:value-type="float" office:value="0.00730052">
                <text:p>0.00730052</text:p>
                <draw:g>
                  <svg:desc>Sheet8.U5:Sheet8.U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56998">
                <text:p>0.0056998</text:p>
              </table:table-cell>
              <table:table-cell office:value-type="float" office:value="10">
                <text:p>10</text:p>
              </table:table-cell>
              <table:table-cell office:value-type="float" office:value="0.00818714">
                <text:p>0.00818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598441">
                <text:p>0.00598441</text:p>
              </table:table-cell>
              <table:table-cell office:value-type="float" office:value="17">
                <text:p>17</text:p>
              </table:table-cell>
              <table:table-cell office:value-type="float" office:value="0.00801485">
                <text:p>0.00801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616802">
                <text:p>0.00616802</text:p>
              </table:table-cell>
              <table:table-cell office:value-type="float" office:value="24">
                <text:p>24</text:p>
              </table:table-cell>
              <table:table-cell office:value-type="float" office:value="0.00837461">
                <text:p>0.00837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0622514">
                <text:p>0.00622514</text:p>
              </table:table-cell>
              <table:table-cell office:value-type="float" office:value="30">
                <text:p>30</text:p>
              </table:table-cell>
              <table:table-cell office:value-type="float" office:value="0.00852299">
                <text:p>0.00852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00632438">
                <text:p>0.00632438</text:p>
              </table:table-cell>
              <table:table-cell office:value-type="float" office:value="38">
                <text:p>38</text:p>
              </table:table-cell>
              <table:table-cell office:value-type="float" office:value="0.00874071">
                <text:p>0.00874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00651848">
                <text:p>0.00651848</text:p>
              </table:table-cell>
              <table:table-cell office:value-type="float" office:value="45">
                <text:p>45</text:p>
              </table:table-cell>
              <table:table-cell office:value-type="float" office:value="0.00887359">
                <text:p>0.00887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.00673941">
                <text:p>0.00673941</text:p>
              </table:table-cell>
              <table:table-cell office:value-type="float" office:value="52">
                <text:p>52</text:p>
              </table:table-cell>
              <table:table-cell office:value-type="float" office:value="0.00901945">
                <text:p>0.00901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00678928">
                <text:p>0.00678928</text:p>
              </table:table-cell>
              <table:table-cell office:value-type="float" office:value="58">
                <text:p>58</text:p>
              </table:table-cell>
              <table:table-cell office:value-type="float" office:value="0.00915176">
                <text:p>0.00915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00695811">
                <text:p>0.00695811</text:p>
              </table:table-cell>
              <table:table-cell office:value-type="float" office:value="65">
                <text:p>65</text:p>
              </table:table-cell>
              <table:table-cell office:value-type="float" office:value="0.00922858">
                <text:p>0.00922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0704471">
                <text:p>0.00704471</text:p>
              </table:table-cell>
              <table:table-cell office:value-type="float" office:value="72">
                <text:p>72</text:p>
              </table:table-cell>
              <table:table-cell office:value-type="float" office:value="0.00937273">
                <text:p>0.0093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722446">
                <text:p>0.00722446</text:p>
              </table:table-cell>
              <table:table-cell office:value-type="float" office:value="79">
                <text:p>79</text:p>
              </table:table-cell>
              <table:table-cell office:value-type="float" office:value="0.00941864">
                <text:p>0.0094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00737987">
                <text:p>0.00737987</text:p>
              </table:table-cell>
              <table:table-cell office:value-type="float" office:value="86">
                <text:p>86</text:p>
              </table:table-cell>
              <table:table-cell office:value-type="float" office:value="0.00961493">
                <text:p>0.00961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0749387">
                <text:p>0.00749387</text:p>
              </table:table-cell>
              <table:table-cell office:value-type="float" office:value="93">
                <text:p>93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0.00758444">
                <text:p>0.00758444</text:p>
              </table:table-cell>
              <table:table-cell office:value-type="float" office:value="100">
                <text:p>100</text:p>
              </table:table-cell>
              <table:table-cell office:value-type="float" office:value="0.0098264">
                <text:p>0.0098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0.00774047">
                <text:p>0.00774047</text:p>
              </table:table-cell>
              <table:table-cell office:value-type="float" office:value="107">
                <text:p>107</text:p>
              </table:table-cell>
              <table:table-cell office:value-type="float" office:value="0.00994669">
                <text:p>0.00994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00774047">
                <text:p>0.00774047</text:p>
              </table:table-cell>
              <table:table-cell office:value-type="float" office:value="114">
                <text:p>114</text:p>
              </table:table-cell>
              <table:table-cell office:value-type="float" office:value="0.0100431">
                <text:p>0.0100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0.00784823">
                <text:p>0.00784823</text:p>
              </table:table-cell>
              <table:table-cell office:value-type="float" office:value="120">
                <text:p>120</text:p>
              </table:table-cell>
              <table:table-cell office:value-type="float" office:value="0.0101426">
                <text:p>0.0101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0.0079677">
                <text:p>0.0079677</text:p>
              </table:table-cell>
              <table:table-cell office:value-type="float" office:value="127">
                <text:p>127</text:p>
              </table:table-cell>
              <table:table-cell office:value-type="float" office:value="0.0101146">
                <text:p>0.010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0.00799764">
                <text:p>0.00799764</text:p>
              </table:table-cell>
              <table:table-cell office:value-type="float" office:value="134">
                <text:p>134</text:p>
              </table:table-cell>
              <table:table-cell office:value-type="float" office:value="0.0103122">
                <text:p>0.0103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">
                <text:p>78</text:p>
              </table:table-cell>
              <table:table-cell office:value-type="float" office:value="0.00816797">
                <text:p>0.00816797</text:p>
              </table:table-cell>
              <table:table-cell office:value-type="float" office:value="141">
                <text:p>141</text:p>
              </table:table-cell>
              <table:table-cell office:value-type="float" office:value="0.0103815">
                <text:p>0.010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0.00819826">
                <text:p>0.00819826</text:p>
              </table:table-cell>
              <table:table-cell office:value-type="float" office:value="148">
                <text:p>148</text:p>
              </table:table-cell>
              <table:table-cell office:value-type="float" office:value="0.0102147">
                <text:p>0.010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0.00824453">
                <text:p>0.00824453</text:p>
              </table:table-cell>
              <table:table-cell office:value-type="float" office:value="154">
                <text:p>154</text:p>
              </table:table-cell>
              <table:table-cell office:value-type="float" office:value="0.0103201">
                <text:p>0.0103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0.00843498">
                <text:p>0.00843498</text:p>
              </table:table-cell>
              <table:table-cell office:value-type="float" office:value="161">
                <text:p>161</text:p>
              </table:table-cell>
              <table:table-cell office:value-type="float" office:value="0.0104064">
                <text:p>0.0104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0.00848684">
                <text:p>0.00848684</text:p>
              </table:table-cell>
              <table:table-cell office:value-type="float" office:value="168">
                <text:p>168</text:p>
              </table:table-cell>
              <table:table-cell office:value-type="float" office:value="0.0102752">
                <text:p>0.0102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0.00848517">
                <text:p>0.00848517</text:p>
              </table:table-cell>
              <table:table-cell office:value-type="float" office:value="174">
                <text:p>174</text:p>
              </table:table-cell>
              <table:table-cell office:value-type="float" office:value="0.0104881">
                <text:p>0.010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0.0086353">
                <text:p>0.0086353</text:p>
              </table:table-cell>
              <table:table-cell office:value-type="float" office:value="181">
                <text:p>181</text:p>
              </table:table-cell>
              <table:table-cell office:value-type="float" office:value="0.0104704">
                <text:p>0.0104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">
                <text:p>103</text:p>
              </table:table-cell>
              <table:table-cell office:value-type="float" office:value="0.00872162">
                <text:p>0.0087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0880621">
                <text:p>0.0088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5:Sheet3.C41 Sheet3.D2:Sheet3.D2 Sheet3.J5:Sheet3.J41 Sheet3.K2:Sheet3.K2 Sheet3.T5:Sheet3.T41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5:Sheet3.J41" chart:label-cell-address="Sheet3.D2:Sheet3.D2" chart:class="chart:scatter">
            <chart:domain table:cell-range-address="Sheet3.C5:Sheet3.C41"/>
            <chart:data-point chart:repeated="37"/>
          </chart:series>
          <chart:series chart:style-name="ch7" chart:values-cell-range-address="Sheet3.T5:Sheet3.T41" chart:label-cell-address="Sheet3.K2:Sheet3.K2" chart:class="chart:scatter">
            <chart:domain table:cell-range-address="Sheet3.M5:Sheet3.M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2:Sheet3.D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2:Sheet3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5:Sheet3.C41</svg:desc>
                </draw:g>
              </table:table-cell>
              <table:table-cell office:value-type="float" office:value="1">
                <text:p>1</text:p>
                <draw:g>
                  <svg:desc>Sheet3.J5:Sheet3.J41</svg:desc>
                </draw:g>
              </table:table-cell>
              <table:table-cell office:value-type="float" office:value="0">
                <text:p>0</text:p>
                <draw:g>
                  <svg:desc>Sheet3.M5:Sheet3.M41</svg:desc>
                </draw:g>
              </table:table-cell>
              <table:table-cell office:value-type="float" office:value="1">
                <text:p>1</text:p>
                <draw:g>
                  <svg:desc>Sheet3.T5:Sheet3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18.712cm" svg:y="5.2cm" style:legend-expansion="high" chart:style-name="ch2"/>
        <chart:plot-area chart:style-name="ch3" table:cell-range-address="Sheet4.D5:Sheet4.D61 Sheet4.G3:Sheet4.G3 Sheet4.I5:Sheet4.I72 Sheet4.W3:Sheet4.W3 Sheet6.I4:Sheet6.I60 Sheet4.AA3:Sheet4.AA3 Sheet6.M4:Sheet6.M60 Sheet4.K3:Sheet4.K3 Sheet4.M5:Sheet4.M73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5:Sheet4.I72" chart:label-cell-address="Sheet4.G3:Sheet4.G3" chart:class="chart:scatter">
            <chart:domain table:cell-range-address="Sheet4.D5:Sheet4.D61"/>
            <chart:data-point chart:repeated="68"/>
          </chart:series>
          <chart:series chart:style-name="ch7" chart:values-cell-range-address="Sheet6.I4:Sheet6.I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4.AA3:Sheet4.AA3" chart:class="chart:scatter">
            <chart:domain table:cell-range-address="Sheet6.D4:Sheet6.D60"/>
            <chart:data-point chart:repeated="57"/>
          </chart:series>
          <chart:series chart:style-name="ch9" chart:values-cell-range-address="Sheet4.M5:Sheet4.M73" chart:label-cell-address="Sheet4.K3:Sheet4.K3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bs, cooling on</text:p>
                <draw:g>
                  <svg:desc>Sheet4.AA3:Sheet4.AA3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0.916127007694457">
                <text:p>0.916127007694457</text:p>
                <draw:g>
                  <svg:desc>Sheet4.I5:Sheet4.I72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I4:Sheet6.I60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5:Sheet4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5:Sheet4.D61 Sheet4.G3:Sheet4.G3 Sheet4.J5:Sheet4.J61 Sheet4.W3:Sheet4.W3 Sheet4.Z5:Sheet4.Z40 Sheet1.L2:Sheet1.L2 Sheet4.O5:Sheet4.O61 Sheet4.K3:Sheet4.K3" chart:data-source-has-labels="row" svg:x="0.481cm" svg:y="0.215cm" svg:width="15.278cm" svg:height="10.355cm">
          <chartooo:coordinate-region svg:x="1.288cm" svg:y="0.414cm" svg:width="14.19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5:Sheet4.J61" chart:label-cell-address="Sheet4.G3:Sheet4.G3" chart:class="chart:scatter">
            <chart:domain table:cell-range-address="Sheet4.D5:Sheet4.D61"/>
            <chart:data-point chart:repeated="57"/>
          </chart:series>
          <chart:series chart:style-name="ch7" chart:values-cell-range-address="Sheet4.Z5:Sheet4.Z40" chart:label-cell-address="Sheet4.W3:Sheet4.W3" chart:class="chart:scatter">
            <chart:domain table:cell-range-address="Sheet4.T5:Sheet4.T41"/>
            <chart:data-point chart:repeated="37"/>
          </chart:series>
          <chart:series chart:style-name="ch8" chart:values-cell-range-address="Sheet4.O5:Sheet4.O61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5:Sheet4.O61" chart:label-cell-address="Sheet4.K3:Sheet4.K3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1">
                <text:p>1</text:p>
                <draw:g>
                  <svg:desc>Sheet4.J5:Sheet4.J61</svg:desc>
                </draw:g>
              </table:table-cell>
              <table:table-cell office:value-type="float" office:value="0">
                <text:p>0</text:p>
                <draw:g>
                  <svg:desc>Sheet4.T5:Sheet4.T41</svg:desc>
                </draw:g>
              </table:table-cell>
              <table:table-cell office:value-type="float" office:value="1">
                <text:p>1</text:p>
                <draw:g>
                  <svg:desc>Sheet4.Z5:Sheet4.Z4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16">
                <text:p>116</text:p>
              </table:table-cell>
              <table:table-cell office:value-type="float" office:value="1.38105110786702">
                <text:p>1.38105110786702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20">
                <text:p>120</text:p>
              </table:table-cell>
              <table:table-cell office:value-type="float" office:value="1.36236037859931">
                <text:p>1.36236037859931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23">
                <text:p>123</text:p>
              </table:table-cell>
              <table:table-cell office:value-type="float" office:value="1.36988556692916">
                <text:p>1.36988556692916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952cm" style:legend-expansion="high" chart:style-name="ch2"/>
        <chart:plot-area chart:style-name="ch3" table:cell-range-address="Sheet5.C5:Sheet5.C39 Sheet5.G3:Sheet5.G3 Sheet5.I5:Sheet5.I61 Sheet5.K3:Sheet5.K3 Sheet5.M5:Sheet5.M61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5:Sheet5.I61" chart:label-cell-address="Sheet5.G3:Sheet5.G3" chart:class="chart:scatter">
            <chart:domain table:cell-range-address="Sheet5.C5:Sheet5.C39"/>
            <chart:data-point chart:repeated="57"/>
          </chart:series>
          <chart:series chart:style-name="ch7" chart:values-cell-range-address="Sheet5.M5:Sheet5.M61" chart:label-cell-address="Sheet5.K3:Sheet5.K3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bs, no cooling, N2</text:p>
                <draw:g>
                  <svg:desc>Sheet5.G3:Sheet5.G3</svg:desc>
                </draw:g>
              </table:table-cell>
              <table:table-cell office:value-type="string">
                <text:p>Bottom (51.8V)</text:p>
                <draw:g>
                  <svg:desc>Sheet5.K3:Sheet5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5:Sheet5.C39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61</svg:desc>
                </draw:g>
              </table:table-cell>
              <table:table-cell office:value-type="float" office:value="0.242592467588603">
                <text:p>0.242592467588603</text:p>
                <draw:g>
                  <svg:desc>Sheet5.M5:Sheet5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Sheet6.A3:Sheet6.C39 Sheet6.B2:Sheet6.C2" chart:data-source-has-labels="row" svg:x="0.32cm" svg:y="0.232cm" svg:width="13.757cm" svg:height="8.639cm">
          <chartooo:coordinate-region svg:x="1.047cm" svg:y="0.431cm" svg:width="12.7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3:Sheet6.B39" chart:label-cell-address="Sheet6.B2:Sheet6.B2" chart:class="chart:scatter">
            <chart:domain table:cell-range-address="Sheet6.A3:Sheet6.A39"/>
            <chart:data-point chart:repeated="37"/>
          </chart:series>
          <chart:series chart:style-name="ch7" chart:values-cell-range-address="Sheet6.C3:Sheet6.C39" chart:label-cell-address="Sheet6.C2:Sheet6.C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cooling</text:p>
                <draw:g>
                  <svg:desc>Sheet6.B2:Sheet6.B2</svg:desc>
                </draw:g>
              </table:table-cell>
              <table:table-cell office:value-type="string">
                <text:p>cooling</text:p>
                <draw:g>
                  <svg:desc>Sheet6.C2:Sheet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3:Sheet6.A39</svg:desc>
                </draw:g>
              </table:table-cell>
              <table:table-cell office:value-type="float" office:value="0.685613030750089">
                <text:p>0.685613030750089</text:p>
                <draw:g>
                  <svg:desc>Sheet6.B3:Sheet6.B39</svg:desc>
                </draw:g>
              </table:table-cell>
              <table:table-cell office:value-type="float" office:value="2.09739471905225">
                <text:p>2.09739471905225</text:p>
                <draw:g>
                  <svg:desc>Sheet6.C3:Sheet6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17417884981647">
                <text:p>0.717417884981647</text:p>
              </table:table-cell>
              <table:table-cell office:value-type="float" office:value="2.04622603875775">
                <text:p>2.04622603875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75122683551388">
                <text:p>0.75122683551388</text:p>
              </table:table-cell>
              <table:table-cell office:value-type="float" office:value="2.1169284987295">
                <text:p>2.116928498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794528878481342">
                <text:p>0.794528878481342</text:p>
              </table:table-cell>
              <table:table-cell office:value-type="float" office:value="2.08462531039328">
                <text:p>2.08462531039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83716843715342">
                <text:p>0.783716843715342</text:p>
              </table:table-cell>
              <table:table-cell office:value-type="float" office:value="2.07980040214538">
                <text:p>2.0798004021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786420437611884">
                <text:p>0.786420437611884</text:p>
              </table:table-cell>
              <table:table-cell office:value-type="float" office:value="2.07072004334386">
                <text:p>2.07072004334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794187347760311">
                <text:p>0.794187347760311</text:p>
              </table:table-cell>
              <table:table-cell office:value-type="float" office:value="2.05224157748316">
                <text:p>2.05224157748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.807384975310793">
                <text:p>0.807384975310793</text:p>
              </table:table-cell>
              <table:table-cell office:value-type="float" office:value="2.02616880690916">
                <text:p>2.02616880690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789407316548982">
                <text:p>0.789407316548982</text:p>
              </table:table-cell>
              <table:table-cell office:value-type="float" office:value="1.95793337093291">
                <text:p>1.95793337093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74563231930799">
                <text:p>0.74563231930799</text:p>
              </table:table-cell>
              <table:table-cell office:value-type="float" office:value="1.97197394898478">
                <text:p>1.97197394898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787368122837933">
                <text:p>0.787368122837933</text:p>
              </table:table-cell>
              <table:table-cell office:value-type="float" office:value="1.89306268402444">
                <text:p>1.8930626840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767767733910117">
                <text:p>0.767767733910117</text:p>
              </table:table-cell>
              <table:table-cell office:value-type="float" office:value="1.80162874868373">
                <text:p>1.80162874868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0.745487230336543">
                <text:p>0.745487230336543</text:p>
              </table:table-cell>
              <table:table-cell office:value-type="float" office:value="1.82028563228695">
                <text:p>1.82028563228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0.759084227158404">
                <text:p>0.759084227158404</text:p>
              </table:table-cell>
              <table:table-cell office:value-type="float" office:value="1.69401431871911">
                <text:p>1.69401431871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0.782260329779888">
                <text:p>0.782260329779888</text:p>
              </table:table-cell>
              <table:table-cell office:value-type="float" office:value="1.69616017132689">
                <text:p>1.69616017132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0.782607429397855">
                <text:p>0.782607429397855</text:p>
              </table:table-cell>
              <table:table-cell office:value-type="float" office:value="1.66357950060707">
                <text:p>1.66357950060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.76187419462086">
                <text:p>0.76187419462086</text:p>
              </table:table-cell>
              <table:table-cell office:value-type="float" office:value="1.63339713200402">
                <text:p>1.63339713200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0.781665447625015">
                <text:p>0.781665447625015</text:p>
              </table:table-cell>
              <table:table-cell office:value-type="float" office:value="1.56489229559331">
                <text:p>1.5648922955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759307595399714">
                <text:p>0.759307595399714</text:p>
              </table:table-cell>
              <table:table-cell office:value-type="float" office:value="1.5802708850636">
                <text:p>1.5802708850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807106706494152">
                <text:p>0.807106706494152</text:p>
              </table:table-cell>
              <table:table-cell office:value-type="float" office:value="1.49253280001657">
                <text:p>1.49253280001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0.765244015967636">
                <text:p>0.765244015967636</text:p>
              </table:table-cell>
              <table:table-cell office:value-type="float" office:value="1.55386999840662">
                <text:p>1.55386999840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0.76673463071747">
                <text:p>0.76673463071747</text:p>
              </table:table-cell>
              <table:table-cell office:value-type="float" office:value="1.55009596112567">
                <text:p>1.55009596112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0.781467101598606">
                <text:p>0.781467101598606</text:p>
              </table:table-cell>
              <table:table-cell office:value-type="float" office:value="1.52705130703647">
                <text:p>1.5270513070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0.757747100320931">
                <text:p>0.757747100320931</text:p>
              </table:table-cell>
              <table:table-cell office:value-type="float" office:value="1.53648048295991">
                <text:p>1.5364804829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0.760469384673011">
                <text:p>0.760469384673011</text:p>
              </table:table-cell>
              <table:table-cell office:value-type="float" office:value="1.51122146514824">
                <text:p>1.51122146514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0.790596501301923">
                <text:p>0.790596501301923</text:p>
              </table:table-cell>
              <table:table-cell office:value-type="float" office:value="1.46079605457801">
                <text:p>1.46079605457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0.785626207328111">
                <text:p>0.785626207328111</text:p>
              </table:table-cell>
              <table:table-cell office:value-type="float" office:value="1.44261946224168">
                <text:p>1.44261946224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0.8121636810285">
                <text:p>0.8121636810285</text:p>
              </table:table-cell>
              <table:table-cell office:value-type="float" office:value="1.4289121960505">
                <text:p>1.4289121960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810774196234223">
                <text:p>0.810774196234223</text:p>
              </table:table-cell>
              <table:table-cell office:value-type="float" office:value="1.39210722286744">
                <text:p>1.39210722286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0.811439250844851">
                <text:p>0.811439250844851</text:p>
              </table:table-cell>
              <table:table-cell office:value-type="float" office:value="1.40292359742673">
                <text:p>1.40292359742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0.791904089893966">
                <text:p>0.791904089893966</text:p>
              </table:table-cell>
              <table:table-cell office:value-type="float" office:value="1.41917287149516">
                <text:p>1.41917287149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0.821752920497564">
                <text:p>0.821752920497564</text:p>
              </table:table-cell>
              <table:table-cell office:value-type="float" office:value="1.41554346622826">
                <text:p>1.41554346622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0.800997624482758">
                <text:p>0.800997624482758</text:p>
              </table:table-cell>
              <table:table-cell office:value-type="float" office:value="1.36866009414916">
                <text:p>1.36866009414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0.847287554123052">
                <text:p>0.847287554123052</text:p>
              </table:table-cell>
              <table:table-cell office:value-type="float" office:value="1.36512746819173">
                <text:p>1.36512746819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0.807113783283923">
                <text:p>0.807113783283923</text:p>
              </table:table-cell>
              <table:table-cell office:value-type="float" office:value="1.36791129725099">
                <text:p>1.36791129725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0.847173847752658">
                <text:p>0.847173847752658</text:p>
              </table:table-cell>
              <table:table-cell office:value-type="float" office:value="1.31761799216399">
                <text:p>1.31761799216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0.83852206333603">
                <text:p>0.83852206333603</text:p>
              </table:table-cell>
              <table:table-cell office:value-type="float" office:value="1.32669607696979">
                <text:p>1.326696076969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753cm" style:legend-expansion="high" chart:style-name="ch2"/>
        <chart:plot-area chart:style-name="ch3" table:cell-range-address="Sheet5.AD5:Sheet5.AD57 Sheet5.AG3:Sheet5.AG3 Sheet5.AI5:Sheet5.AI57 Sheet5.G3:Sheet5.G3 Sheet5.I5:Sheet5.I41" chart:data-source-has-labels="row" svg:x="0.32cm" svg:y="0.18cm" svg:width="9.28cm" svg:height="8.64cm">
          <chartooo:coordinate-region svg:x="1.047cm" svg:y="0.379cm" svg:width="8.2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I5:Sheet5.AI57" chart:label-cell-address="Sheet5.AG3:Sheet5.AG3" chart:class="chart:scatter">
            <chart:domain table:cell-range-address="Sheet5.AD5:Sheet5.AD57"/>
            <chart:data-point chart:repeated="53"/>
          </chart:series>
          <chart:series chart:style-name="ch7" chart:values-cell-range-address="Sheet5.I5:Sheet5.I41" chart:label-cell-address="Sheet5.G3:Sheet5.G3" chart:class="chart:scatter">
            <chart:domain table:cell-range-address="Sheet5.D5:Sheet5.D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op (65.5V), no bs, test 1, no cooling, RT</text:p>
                <draw:g>
                  <svg:desc>Sheet5.AG3:Sheet5.A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bs, no cooling, N2</text:p>
                <draw:g>
                  <svg:desc>Sheet5.G3:Sheet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D5:Sheet5.AD57</svg:desc>
                </draw:g>
              </table:table-cell>
              <table:table-cell office:value-type="float" office:value="1.70859971499525">
                <text:p>1.70859971499525</text:p>
                <draw:g>
                  <svg:desc>Sheet5.AI5:Sheet5.AI57</svg:desc>
                </draw:g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4021729282204">
                <text:p>1.84021729282204</text:p>
              </table:table-cell>
              <table:table-cell office:value-type="float" office:value="3">
                <text:p>3</text:p>
              </table:table-cell>
              <table:table-cell office:value-type="float" office:value="2.5650563379377">
                <text:p>2.5650563379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92677785097416">
                <text:p>1.92677785097416</text:p>
              </table:table-cell>
              <table:table-cell office:value-type="float" office:value="6">
                <text:p>6</text:p>
              </table:table-cell>
              <table:table-cell office:value-type="float" office:value="2.56484161625581">
                <text:p>2.56484161625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042316723247">
                <text:p>2.042316723247</text:p>
              </table:table-cell>
              <table:table-cell office:value-type="float" office:value="10">
                <text:p>10</text:p>
              </table:table-cell>
              <table:table-cell office:value-type="float" office:value="2.57047513131388">
                <text:p>2.57047513131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3">
                <text:p>13</text:p>
              </table:table-cell>
              <table:table-cell office:value-type="float" office:value="2.57336455438682">
                <text:p>2.57336455438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7">
                <text:p>17</text:p>
              </table:table-cell>
              <table:table-cell office:value-type="float" office:value="2.56451771830516">
                <text:p>2.5645177183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05273613484169">
                <text:p>2.05273613484169</text:p>
              </table:table-cell>
              <table:table-cell office:value-type="float" office:value="21">
                <text:p>21</text:p>
              </table:table-cell>
              <table:table-cell office:value-type="float" office:value="2.58470012224523">
                <text:p>2.5847001222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.05962506387223">
                <text:p>2.05962506387223</text:p>
              </table:table-cell>
              <table:table-cell office:value-type="float" office:value="24">
                <text:p>24</text:p>
              </table:table-cell>
              <table:table-cell office:value-type="float" office:value="2.55098264997983">
                <text:p>2.55098264997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98239926301073">
                <text:p>1.98239926301073</text:p>
              </table:table-cell>
              <table:table-cell office:value-type="float" office:value="28">
                <text:p>28</text:p>
              </table:table-cell>
              <table:table-cell office:value-type="float" office:value="2.51125017649583">
                <text:p>2.51125017649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95716910138285">
                <text:p>1.95716910138285</text:p>
              </table:table-cell>
              <table:table-cell office:value-type="float" office:value="32">
                <text:p>32</text:p>
              </table:table-cell>
              <table:table-cell office:value-type="float" office:value="2.62484478033258">
                <text:p>2.62484478033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.01854362018861">
                <text:p>2.01854362018861</text:p>
              </table:table-cell>
              <table:table-cell office:value-type="float" office:value="35">
                <text:p>35</text:p>
              </table:table-cell>
              <table:table-cell office:value-type="float" office:value="2.56365931213105">
                <text:p>2.5636593121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.0028529114706">
                <text:p>2.0028529114706</text:p>
              </table:table-cell>
              <table:table-cell office:value-type="float" office:value="39">
                <text:p>39</text:p>
              </table:table-cell>
              <table:table-cell office:value-type="float" office:value="2.60867033480347">
                <text:p>2.60867033480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.94120936296281">
                <text:p>1.94120936296281</text:p>
              </table:table-cell>
              <table:table-cell office:value-type="float" office:value="42">
                <text:p>42</text:p>
              </table:table-cell>
              <table:table-cell office:value-type="float" office:value="2.6039471690031">
                <text:p>2.603947169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1.92961232951048">
                <text:p>1.92961232951048</text:p>
              </table:table-cell>
              <table:table-cell office:value-type="float" office:value="46">
                <text:p>46</text:p>
              </table:table-cell>
              <table:table-cell office:value-type="float" office:value="2.54202664272697">
                <text:p>2.5420266427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94961706050385">
                <text:p>1.94961706050385</text:p>
              </table:table-cell>
              <table:table-cell office:value-type="float" office:value="49">
                <text:p>49</text:p>
              </table:table-cell>
              <table:table-cell office:value-type="float" office:value="2.49228675708562">
                <text:p>2.49228675708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.94176784293734">
                <text:p>1.94176784293734</text:p>
              </table:table-cell>
              <table:table-cell office:value-type="float" office:value="52">
                <text:p>52</text:p>
              </table:table-cell>
              <table:table-cell office:value-type="float" office:value="2.48115181379169">
                <text:p>2.48115181379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1.92802521533654">
                <text:p>1.92802521533654</text:p>
              </table:table-cell>
              <table:table-cell office:value-type="float" office:value="56">
                <text:p>56</text:p>
              </table:table-cell>
              <table:table-cell office:value-type="float" office:value="2.53063462307711">
                <text:p>2.53063462307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.95384762507021">
                <text:p>1.95384762507021</text:p>
              </table:table-cell>
              <table:table-cell office:value-type="float" office:value="60">
                <text:p>60</text:p>
              </table:table-cell>
              <table:table-cell office:value-type="float" office:value="2.49959574266294">
                <text:p>2.49959574266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93734825479946">
                <text:p>1.93734825479946</text:p>
              </table:table-cell>
              <table:table-cell office:value-type="float" office:value="63">
                <text:p>63</text:p>
              </table:table-cell>
              <table:table-cell office:value-type="float" office:value="2.55146697667314">
                <text:p>2.55146697667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.97424197701278">
                <text:p>1.97424197701278</text:p>
              </table:table-cell>
              <table:table-cell office:value-type="float" office:value="66">
                <text:p>66</text:p>
              </table:table-cell>
              <table:table-cell office:value-type="float" office:value="2.44607306707726">
                <text:p>2.44607306707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85880141340604">
                <text:p>1.85880141340604</text:p>
              </table:table-cell>
              <table:table-cell office:value-type="float" office:value="70">
                <text:p>70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.86242216279581">
                <text:p>1.86242216279581</text:p>
              </table:table-cell>
              <table:table-cell office:value-type="float" office:value="74">
                <text:p>74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90154941280632">
                <text:p>1.90154941280632</text:p>
              </table:table-cell>
              <table:table-cell office:value-type="float" office:value="77">
                <text:p>77</text:p>
              </table:table-cell>
              <table:table-cell office:value-type="float" office:value="2.43330705658168">
                <text:p>2.4333070565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.86119472072664">
                <text:p>1.86119472072664</text:p>
              </table:table-cell>
              <table:table-cell office:value-type="float" office:value="81">
                <text:p>81</text:p>
              </table:table-cell>
              <table:table-cell office:value-type="float" office:value="2.45622150178914">
                <text:p>2.4562215017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86138421023835">
                <text:p>1.86138421023835</text:p>
              </table:table-cell>
              <table:table-cell office:value-type="float" office:value="84">
                <text:p>84</text:p>
              </table:table-cell>
              <table:table-cell office:value-type="float" office:value="2.44767803642577">
                <text:p>2.44767803642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.86251471691956">
                <text:p>1.86251471691956</text:p>
              </table:table-cell>
              <table:table-cell office:value-type="float" office:value="88">
                <text:p>88</text:p>
              </table:table-cell>
              <table:table-cell office:value-type="float" office:value="2.35583475749316">
                <text:p>2.35583475749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88445586267015">
                <text:p>1.88445586267015</text:p>
              </table:table-cell>
              <table:table-cell office:value-type="float" office:value="92">
                <text:p>92</text:p>
              </table:table-cell>
              <table:table-cell office:value-type="float" office:value="2.39866726070547">
                <text:p>2.39866726070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.88779793145607">
                <text:p>1.88779793145607</text:p>
              </table:table-cell>
              <table:table-cell office:value-type="float" office:value="95">
                <text:p>95</text:p>
              </table:table-cell>
              <table:table-cell office:value-type="float" office:value="2.32440575164038">
                <text:p>2.32440575164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.85327947985226">
                <text:p>1.85327947985226</text:p>
              </table:table-cell>
              <table:table-cell office:value-type="float" office:value="98">
                <text:p>98</text:p>
              </table:table-cell>
              <table:table-cell office:value-type="float" office:value="2.28581458124855">
                <text:p>2.28581458124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.86616327620369">
                <text:p>1.86616327620369</text:p>
              </table:table-cell>
              <table:table-cell office:value-type="float" office:value="102">
                <text:p>102</text:p>
              </table:table-cell>
              <table:table-cell office:value-type="float" office:value="2.29981883950116">
                <text:p>2.29981883950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">
                <text:p>101</text:p>
              </table:table-cell>
              <table:table-cell office:value-type="float" office:value="1.83722719933342">
                <text:p>1.83722719933342</text:p>
              </table:table-cell>
              <table:table-cell office:value-type="float" office:value="106">
                <text:p>106</text:p>
              </table:table-cell>
              <table:table-cell office:value-type="float" office:value="2.32001226257011">
                <text:p>2.32001226257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1.82615637260381">
                <text:p>1.82615637260381</text:p>
              </table:table-cell>
              <table:table-cell office:value-type="float" office:value="109">
                <text:p>109</text:p>
              </table:table-cell>
              <table:table-cell office:value-type="float" office:value="2.22226940367683">
                <text:p>2.222269403676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">
                <text:p>108</text:p>
              </table:table-cell>
              <table:table-cell office:value-type="float" office:value="1.83090272781182">
                <text:p>1.83090272781182</text:p>
              </table:table-cell>
              <table:table-cell office:value-type="float" office:value="112">
                <text:p>112</text:p>
              </table:table-cell>
              <table:table-cell office:value-type="float" office:value="2.28577797467766">
                <text:p>2.28577797467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  <table:table-cell office:value-type="float" office:value="1.87669772945805">
                <text:p>1.87669772945805</text:p>
              </table:table-cell>
              <table:table-cell office:value-type="float" office:value="116">
                <text:p>116</text:p>
              </table:table-cell>
              <table:table-cell office:value-type="float" office:value="2.2149478300793">
                <text:p>2.2149478300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.77537685026696">
                <text:p>1.77537685026696</text:p>
              </table:table-cell>
              <table:table-cell office:value-type="float" office:value="120">
                <text:p>120</text:p>
              </table:table-cell>
              <table:table-cell office:value-type="float" office:value="2.19966117174141">
                <text:p>2.19966117174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.83467855409659">
                <text:p>1.83467855409659</text:p>
              </table:table-cell>
              <table:table-cell office:value-type="float" office:value="124">
                <text:p>124</text:p>
              </table:table-cell>
              <table:table-cell office:value-type="float" office:value="2.16564588125983">
                <text:p>2.16564588125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">
                <text:p>122</text:p>
              </table:table-cell>
              <table:table-cell office:value-type="float" office:value="1.8357729099384">
                <text:p>1.8357729099384</text:p>
              </table:table-cell>
              <table:table-cell office:value-type="float" office:value="128">
                <text:p>128</text:p>
              </table:table-cell>
              <table:table-cell office:value-type="float" office:value="2.18929589358071">
                <text:p>2.18929589358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